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4.71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27367.668902">
            <text:p>27367.668902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27367.668905">
            <text:p>27367.668905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27367.668908">
            <text:p>27367.668908</text:p>
          </table:table-cell>
          <table:table-cell table:number-columns-repeated="4"/>
          <table:table-cell office:value-type="string">
            <text:p>gets new BW pair; d_s at 27367675.904946</text:p>
          </table:table-cell>
        </table:table-row>
        <table:table-row table:style-name="ro1">
          <table:table-cell office:value-type="float" office:value="27367.66891">
            <text:p>27367.668910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27367.668917">
            <text:p>27367.668917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27367.668919">
            <text:p>27367.668919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67.668924">
            <text:p>27367.668924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27367.668926">
            <text:p>27367.668926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67.668928">
            <text:p>27367.668928</text:p>
          </table:table-cell>
          <table:table-cell table:number-columns-repeated="3"/>
          <table:table-cell office:value-type="string">
            <text:p>gets new BW pair; d_s at 27367673.925927</text:p>
          </table:table-cell>
          <table:table-cell/>
        </table:table-row>
        <table:table-row table:style-name="ro1">
          <table:table-cell office:value-type="float" office:value="27367.66893">
            <text:p>27367.668930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27367.668933">
            <text:p>27367.668933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67.668935">
            <text:p>27367.668935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67.668939">
            <text:p>27367.668939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27367.66894">
            <text:p>27367.668940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67.668942">
            <text:p>27367.668942</text:p>
          </table:table-cell>
          <table:table-cell table:number-columns-repeated="2"/>
          <table:table-cell office:value-type="string">
            <text:p>gets new BW pair; d_s at 27367670.940369</text:p>
          </table:table-cell>
          <table:table-cell table:number-columns-repeated="2"/>
        </table:table-row>
        <table:table-row table:style-name="ro1">
          <table:table-cell office:value-type="float" office:value="27367.668944">
            <text:p>27367.668944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27367.668947">
            <text:p>27367.668947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67.66895">
            <text:p>27367.668950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668721">
            <text:p>27370.668721</text:p>
          </table:table-cell>
          <table:table-cell office:value-type="float" office:value="0">
            <text:p>0.000000</text:p>
          </table:table-cell>
          <table:table-cell table:number-columns-repeated="3"/>
          <table:table-cell table:style-name="ce5" office:value-type="string">
            <text:p>select_task_rq_dl</text:p>
          </table:table-cell>
        </table:table-row>
        <table:table-row table:style-name="ro1">
          <table:table-cell office:value-type="float" office:value="27370.668724">
            <text:p>27370.668724</text:p>
          </table:table-cell>
          <table:table-cell table:formula="of:=[.A21]-[.A$20]" office:value-type="float" office:value="0.00000300000101560727">
            <text:p>0.000003</text:p>
          </table:table-cell>
          <table:table-cell table:formula="of:=[.B21]-[.B20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is enqueued</text:p>
          </table:table-cell>
        </table:table-row>
        <table:table-row table:style-name="ro1">
          <table:table-cell office:value-type="float" office:value="27370.668727">
            <text:p>27370.668727</text:p>
          </table:table-cell>
          <table:table-cell table:formula="of:=[.A22]-[.A$20]" office:value-type="float" office:value="0.00000600000203121454">
            <text:p>0.000006</text:p>
          </table:table-cell>
          <table:table-cell table:formula="of:=[.B22]-[.B21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d_s is renewed (r + D) to 27370675.724071; c_s is fully topped up</text:p>
          </table:table-cell>
        </table:table-row>
        <table:table-row table:style-name="ro1">
          <table:table-cell office:value-type="float" office:value="27370.66873">
            <text:p>27370.668730</text:p>
          </table:table-cell>
          <table:table-cell table:formula="of:=[.A23]-[.A$20]" office:value-type="float" office:value="0.0000090000030468218">
            <text:p>0.000009</text:p>
          </table:table-cell>
          <table:table-cell table:formula="of:=[.B23]-[.B22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 table:style-name="ce5"/>
        </table:table-row>
        <table:table-row table:style-name="ro1">
          <table:table-cell office:value-type="float" office:value="27370.668732">
            <text:p>27370.668732</text:p>
          </table:table-cell>
          <table:table-cell table:formula="of:=[.A24]-[.A$20]" office:value-type="float" office:value="0.0000110000000859145">
            <text:p>0.000011</text:p>
          </table:table-cell>
          <table:table-cell table:formula="of:=[.B24]-[.B23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 table:style-name="ce5"/>
        </table:table-row>
        <table:table-row table:style-name="ro1">
          <table:table-cell office:value-type="float" office:value="27370.668735">
            <text:p>27370.668735</text:p>
          </table:table-cell>
          <table:table-cell table:formula="of:=[.A25]-[.A$20]" office:value-type="float" office:value="0.0000140000011015218">
            <text:p>0.000014</text:p>
          </table:table-cell>
          <table:table-cell table:formula="of:=[.B25]-[.B24]" office:value-type="float" office:value="0.00000300000101560727">
            <text:p>0.000003</text:p>
          </table:table-cell>
          <table:table-cell/>
          <table:table-cell office:value-type="string">
            <text:p>d_s is renewed (r + D) to 27370673.732286; c_s is fully topped up</text:p>
          </table:table-cell>
          <table:table-cell table:style-name="ce5"/>
        </table:table-row>
        <table:table-row table:style-name="ro1">
          <table:table-cell office:value-type="float" office:value="27370.668737">
            <text:p>27370.668737</text:p>
          </table:table-cell>
          <table:table-cell table:formula="of:=[.A26]-[.A$20]" office:value-type="float" office:value="0.0000160000017785933">
            <text:p>0.000016</text:p>
          </table:table-cell>
          <table:table-cell table:formula="of:=[.B26]-[.B25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/>
          <table:table-cell table:style-name="ce5"/>
        </table:table-row>
        <table:table-row table:style-name="ro1">
          <table:table-cell office:value-type="float" office:value="27370.668739">
            <text:p>27370.668739</text:p>
          </table:table-cell>
          <table:table-cell table:formula="of:=[.A27]-[.A$20]" office:value-type="float" office:value="0.0000180000024556648">
            <text:p>0.000018</text:p>
          </table:table-cell>
          <table:table-cell table:formula="of:=[.B27]-[.B2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/>
          <table:table-cell table:style-name="ce5"/>
        </table:table-row>
        <table:table-row table:style-name="ro1">
          <table:table-cell office:value-type="float" office:value="27370.668742">
            <text:p>27370.668742</text:p>
          </table:table-cell>
          <table:table-cell table:formula="of:=[.A28]-[.A$20]" office:value-type="float" office:value="0.0000210000034712721">
            <text:p>0.000021</text:p>
          </table:table-cell>
          <table:table-cell table:formula="of:=[.B28]-[.B27]" office:value-type="float" office:value="0.00000300000101560727">
            <text:p>0.000003</text:p>
          </table:table-cell>
          <table:table-cell office:value-type="string">
            <text:p>d_s is renewed (r + D) to 27370670.739264; c_s is fully topped up</text:p>
          </table:table-cell>
          <table:table-cell/>
          <table:table-cell table:style-name="ce5"/>
        </table:table-row>
        <table:table-row table:style-name="ro1">
          <table:table-cell office:value-type="float" office:value="27370.66876">
            <text:p>27370.668760</text:p>
          </table:table-cell>
          <table:table-cell table:formula="of:=[.A29]-[.A$20]" office:value-type="float" office:value="0.0000390000022889581">
            <text:p>0.000039</text:p>
          </table:table-cell>
          <table:table-cell table:formula="of:=[.B29]-[.B28]" office:value-type="float" office:value="0.000017999998817686">
            <text:p>0.000018</text:p>
          </table:table-cell>
          <table:table-cell office:value-type="string">
            <text:p>is pick_next_task_dl-ed by swapper (0)</text:p>
          </table:table-cell>
          <table:table-cell/>
          <table:table-cell table:style-name="ce5"/>
        </table:table-row>
        <table:table-row table:style-name="ro1">
          <table:table-cell office:value-type="float" office:value="27370.66967">
            <text:p>27370.669670</text:p>
          </table:table-cell>
          <table:table-cell table:formula="of:=[.A30]-[.A$20]" office:value-type="float" office:value="0.000949000001128297">
            <text:p>0.000949</text:p>
          </table:table-cell>
          <table:table-cell table:formula="of:=[.B30]-[.B29]" office:value-type="float" office:value="0.000909999998839339">
            <text:p>0.000910</text:p>
          </table:table-cell>
          <table:table-cell office:value-type="string">
            <text:p>is dequeued</text:p>
          </table:table-cell>
          <table:table-cell/>
          <table:table-cell table:style-name="ce5"/>
        </table:table-row>
        <table:table-row table:style-name="ro1">
          <table:table-cell office:value-type="float" office:value="27370.669673">
            <text:p>27370.669673</text:p>
          </table:table-cell>
          <table:table-cell table:formula="of:=[.A31]-[.A$20]" office:value-type="float" office:value="0.000952000002143905">
            <text:p>0.000952</text:p>
          </table:table-cell>
          <table:table-cell table:formula="of:=[.B31]-[.B30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/>
          <table:table-cell table:style-name="ce5"/>
        </table:table-row>
        <table:table-row table:style-name="ro1">
          <table:table-cell office:value-type="float" office:value="27370.669676">
            <text:p>27370.669676</text:p>
          </table:table-cell>
          <table:table-cell table:formula="of:=[.A32]-[.A$20]" office:value-type="float" office:value="0.000955000003159512">
            <text:p>0.000955</text:p>
          </table:table-cell>
          <table:table-cell table:formula="of:=[.B32]-[.B31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 table:style-name="ce5"/>
        </table:table-row>
        <table:table-row table:style-name="ro1">
          <table:table-cell office:value-type="float" office:value="27370.671667">
            <text:p>27370.671667</text:p>
          </table:table-cell>
          <table:table-cell table:formula="of:=[.A33]-[.A$20]" office:value-type="float" office:value="0.00294600000052014">
            <text:p>0.002946</text:p>
          </table:table-cell>
          <table:table-cell table:formula="of:=[.B33]-[.B32]" office:value-type="float" office:value="0.00199099999736063">
            <text:p>0.001991</text:p>
          </table:table-cell>
          <table:table-cell/>
          <table:table-cell office:value-type="string">
            <text:p>is dequeued</text:p>
          </table:table-cell>
          <table:table-cell table:style-name="ce5"/>
        </table:table-row>
        <table:table-row table:style-name="ro1">
          <table:table-cell office:value-type="float" office:value="27370.67167">
            <text:p>27370.671670</text:p>
          </table:table-cell>
          <table:table-cell table:formula="of:=[.A34]-[.A$20]" office:value-type="float" office:value="0.00294900000153575">
            <text:p>0.002949</text:p>
          </table:table-cell>
          <table:table-cell table:formula="of:=[.B34]-[.B33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7370.671674">
            <text:p>27370.671674</text:p>
          </table:table-cell>
          <table:table-cell table:formula="of:=[.A35]-[.A$20]" office:value-type="float" office:value="0.00295300000288989">
            <text:p>0.002953</text:p>
          </table:table-cell>
          <table:table-cell table:formula="of:=[.B35]-[.B34]" office:value-type="float" office:value="0.00000400000135414302">
            <text:p>0.000004</text:p>
          </table:table-cell>
          <table:table-cell table:number-columns-repeated="2"/>
          <table:table-cell table:style-name="ce5" office:value-type="string">
            <text:p>is pick_next_task_dl-ed by Task 2</text:p>
          </table:table-cell>
        </table:table-row>
        <table:table-row table:style-name="ro1">
          <table:table-cell office:value-type="float" office:value="27370.672639">
            <text:p>27370.672639</text:p>
          </table:table-cell>
          <table:table-cell table:formula="of:=[.A36]-[.A$20]" office:value-type="float" office:value="0.00391800000215881">
            <text:p>0.003918</text:p>
          </table:table-cell>
          <table:table-cell table:style-name="ce3" table:formula="of:=[.B36]-[.B35]" office:value-type="float" office:value="0.000964999999268912">
            <text:p>0.000965</text:p>
          </table:table-cell>
          <table:table-cell table:style-name="ce5" office:value-type="string">
            <text:p>select_task_rq_dl</text:p>
          </table:table-cell>
          <table:table-cell table:style-name="ce5" table:number-columns-repeated="2"/>
        </table:table-row>
        <table:table-row table:style-name="ro1">
          <table:table-cell office:value-type="float" office:value="27370.672642">
            <text:p>27370.672642</text:p>
          </table:table-cell>
          <table:table-cell table:formula="of:=[.A37]-[.A$20]" office:value-type="float" office:value="0.00392100000317441">
            <text:p>0.003921</text:p>
          </table:table-cell>
          <table:table-cell table:formula="of:=[.B37]-[.B36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/>
          <table:table-cell table:style-name="ce5"/>
        </table:table-row>
        <table:table-row table:style-name="ro1">
          <table:table-cell office:value-type="float" office:value="27370.672644">
            <text:p>27370.672644</text:p>
          </table:table-cell>
          <table:table-cell table:formula="of:=[.A38]-[.A$20]" office:value-type="float" office:value="0.00392300000021351">
            <text:p>0.003923</text:p>
          </table:table-cell>
          <table:table-cell table:formula="of:=[.B38]-[.B37]" office:value-type="float" office:value="0.0000019999970390927">
            <text:p>0.000002</text:p>
          </table:table-cell>
          <table:table-cell office:value-type="string">
            <text:p>d_s is renewed (r + D) to 27370674.641583; c_s is fully topped up</text:p>
          </table:table-cell>
          <table:table-cell/>
          <table:table-cell table:style-name="ce5"/>
        </table:table-row>
        <table:table-row table:style-name="ro1">
          <table:table-cell office:value-type="float" office:value="27370.672647">
            <text:p>27370.672647</text:p>
          </table:table-cell>
          <table:table-cell table:formula="of:=[.A39]-[.A$20]" office:value-type="float" office:value="0.00392600000122911">
            <text:p>0.003926</text:p>
          </table:table-cell>
          <table:table-cell table:formula="of:=[.B39]-[.B38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/>
          <table:table-cell table:style-name="ce5"/>
        </table:table-row>
        <table:table-row table:style-name="ro1">
          <table:table-cell office:value-type="float" office:value="27370.67265">
            <text:p>27370.672650</text:p>
          </table:table-cell>
          <table:table-cell table:formula="of:=[.A40]-[.A$20]" office:value-type="float" office:value="0.00392900000224472">
            <text:p>0.003929</text:p>
          </table:table-cell>
          <table:table-cell table:formula="of:=[.B40]-[.B39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put_prev_task_dl</text:p>
          </table:table-cell>
        </table:table-row>
        <table:table-row table:style-name="ro1">
          <table:table-cell office:value-type="float" office:value="27370.672654">
            <text:p>27370.672654</text:p>
          </table:table-cell>
          <table:table-cell table:formula="of:=[.A41]-[.A$20]" office:value-type="float" office:value="0.00393300000359886">
            <text:p>0.003933</text:p>
          </table:table-cell>
          <table:table-cell table:formula="of:=[.B41]-[.B40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/>
          <table:table-cell table:style-name="ce5"/>
        </table:table-row>
        <table:table-row table:style-name="ro1">
          <table:table-cell office:value-type="float" office:value="27370.673559">
            <text:p>27370.673559</text:p>
          </table:table-cell>
          <table:table-cell table:formula="of:=[.A42]-[.A$20]" office:value-type="float" office:value="0.00483800000074552">
            <text:p>0.004838</text:p>
          </table:table-cell>
          <table:table-cell table:formula="of:=[.B42]-[.B41]" office:value-type="float" office:value="0.00090499999714666">
            <text:p>0.000905</text:p>
          </table:table-cell>
          <table:table-cell office:value-type="string">
            <text:p>is dequeued</text:p>
          </table:table-cell>
          <table:table-cell/>
          <table:table-cell table:style-name="ce5"/>
        </table:table-row>
        <table:table-row table:style-name="ro1">
          <table:table-cell office:value-type="float" office:value="27370.673561">
            <text:p>27370.673561</text:p>
          </table:table-cell>
          <table:table-cell table:formula="of:=[.A43]-[.A$20]" office:value-type="float" office:value="0.0048400000014226">
            <text:p>0.004840</text:p>
          </table:table-cell>
          <table:table-cell table:formula="of:=[.B43]-[.B4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/>
          <table:table-cell table:style-name="ce5"/>
        </table:table-row>
        <table:table-row table:style-name="ro1">
          <table:table-cell office:value-type="float" office:value="27370.673564">
            <text:p>27370.673564</text:p>
          </table:table-cell>
          <table:table-cell table:formula="of:=[.A44]-[.A$20]" office:value-type="float" office:value="0.0048430000024382">
            <text:p>0.004843</text:p>
          </table:table-cell>
          <table:table-cell table:formula="of:=[.B44]-[.B43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is pick_next_task_dl-ed by Task 1</text:p>
          </table:table-cell>
        </table:table-row>
        <table:table-row table:style-name="ro1">
          <table:table-cell office:value-type="float" office:value="27370.673637">
            <text:p>27370.673637</text:p>
          </table:table-cell>
          <table:table-cell table:formula="of:=[.A45]-[.A$20]" office:value-type="float" office:value="0.00491600000168546">
            <text:p>0.004916</text:p>
          </table:table-cell>
          <table:table-cell table:style-name="ce3" table:formula="of:=[.B45]-[.B44]" office:value-type="float" office:value="0.0000729999992472585">
            <text:p>0.000073</text:p>
          </table:table-cell>
          <table:table-cell table:style-name="ce5"/>
          <table:table-cell table:style-name="ce5" office:value-type="string">
            <text:p>select_task_rq_dl</text:p>
          </table:table-cell>
          <table:table-cell table:style-name="ce5"/>
        </table:table-row>
        <table:table-row table:style-name="ro1">
          <table:table-cell office:value-type="float" office:value="27370.673639">
            <text:p>27370.673639</text:p>
          </table:table-cell>
          <table:table-cell table:formula="of:=[.A46]-[.A$20]" office:value-type="float" office:value="0.00491800000236253">
            <text:p>0.004918</text:p>
          </table:table-cell>
          <table:table-cell table:formula="of:=[.B46]-[.B4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 table:style-name="ce5"/>
        </table:table-row>
        <table:table-row table:style-name="ro1">
          <table:table-cell office:value-type="float" office:value="27370.673643">
            <text:p>27370.673643</text:p>
          </table:table-cell>
          <table:table-cell table:formula="of:=[.A47]-[.A$20]" office:value-type="float" office:value="0.0049220000000787">
            <text:p>0.004922</text:p>
          </table:table-cell>
          <table:table-cell table:formula="of:=[.B47]-[.B46]" office:value-type="float" office:value="0.00000399999771616422">
            <text:p>0.000004</text:p>
          </table:table-cell>
          <table:table-cell/>
          <table:table-cell office:value-type="string">
            <text:p>0.008030 / 0.092973 &lt;= 2.000000 / 5.000000</text:p>
          </table:table-cell>
          <table:table-cell table:style-name="ce5"/>
        </table:table-row>
        <table:table-row table:style-name="ro1">
          <table:table-cell office:value-type="float" office:value="27370.673645">
            <text:p>27370.673645</text:p>
          </table:table-cell>
          <table:table-cell table:formula="of:=[.A48]-[.A$20]" office:value-type="float" office:value="0.00492400000075577">
            <text:p>0.004924</text:p>
          </table:table-cell>
          <table:table-cell table:formula="of:=[.B48]-[.B47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 table:style-name="ce5"/>
        </table:table-row>
        <table:table-row table:style-name="ro1">
          <table:table-cell office:value-type="float" office:value="27370.673646">
            <text:p>27370.673646</text:p>
          </table:table-cell>
          <table:table-cell table:formula="of:=[.A49]-[.A$20]" office:value-type="float" office:value="0.0049250000010943">
            <text:p>0.004925</text:p>
          </table:table-cell>
          <table:table-cell table:formula="of:=[.B49]-[.B48]" office:value-type="float" office:value="0.00000100000033853576">
            <text:p>0.000001</text:p>
          </table:table-cell>
          <table:table-cell/>
          <table:table-cell office:value-type="string">
            <text:p>preempts Task 3</text:p>
          </table:table-cell>
          <table:table-cell table:style-name="ce5"/>
        </table:table-row>
        <table:table-row table:style-name="ro1">
          <table:table-cell office:value-type="float" office:value="27370.67365">
            <text:p>27370.673650</text:p>
          </table:table-cell>
          <table:table-cell table:formula="of:=[.A50]-[.A$20]" office:value-type="float" office:value="0.00492900000244845">
            <text:p>0.004929</text:p>
          </table:table-cell>
          <table:table-cell table:formula="of:=[.B50]-[.B49]" office:value-type="float" office:value="0.00000400000135414302">
            <text:p>0.000004</text:p>
          </table:table-cell>
          <table:table-cell table:number-columns-repeated="2"/>
          <table:table-cell table:style-name="ce5" office:value-type="string">
            <text:p>put_prev_task_dl</text:p>
          </table:table-cell>
        </table:table-row>
        <table:table-row table:style-name="ro1">
          <table:table-cell office:value-type="float" office:value="27370.673653">
            <text:p>27370.673653</text:p>
          </table:table-cell>
          <table:table-cell table:formula="of:=[.A51]-[.A$20]" office:value-type="float" office:value="0.00493200000346405">
            <text:p>0.004932</text:p>
          </table:table-cell>
          <table:table-cell table:formula="of:=[.B51]-[.B50]" office:value-type="float" office:value="0.00000300000101560727">
            <text:p>0.000003</text:p>
          </table:table-cell>
          <table:table-cell/>
          <table:table-cell office:value-type="string">
            <text:p>postpones its deadline to 27370673.732286; c_s is topped up to 0.008030</text:p>
          </table:table-cell>
          <table:table-cell table:style-name="ce5"/>
        </table:table-row>
        <table:table-row table:style-name="ro1">
          <table:table-cell office:value-type="float" office:value="27370.673655">
            <text:p>27370.673655</text:p>
          </table:table-cell>
          <table:table-cell table:formula="of:=[.A52]-[.A$20]" office:value-type="float" office:value="0.00493400000050315">
            <text:p>0.004934</text:p>
          </table:table-cell>
          <table:table-cell table:formula="of:=[.B52]-[.B51]" office:value-type="float" office:value="0.0000019999970390927">
            <text:p>0.000002</text:p>
          </table:table-cell>
          <table:table-cell/>
          <table:table-cell office:value-type="string">
            <text:p>is pick_next_task_dl-ed by Task 3</text:p>
          </table:table-cell>
          <table:table-cell table:style-name="ce5"/>
        </table:table-row>
        <table:table-row table:style-name="ro1">
          <table:table-cell office:value-type="float" office:value="27370.673658">
            <text:p>27370.673658</text:p>
          </table:table-cell>
          <table:table-cell table:formula="of:=[.A53]-[.A$20]" office:value-type="float" office:value="0.00493700000151875">
            <text:p>0.004937</text:p>
          </table:table-cell>
          <table:table-cell table:formula="of:=[.B53]-[.B52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7370.673661">
            <text:p>27370.673661</text:p>
          </table:table-cell>
          <table:table-cell table:formula="of:=[.A54]-[.A$20]" office:value-type="float" office:value="0.00494000000253436">
            <text:p>0.004940</text:p>
          </table:table-cell>
          <table:table-cell table:formula="of:=[.B54]-[.B53]" office:value-type="float" office:value="0.00000300000101560727">
            <text:p>0.000003</text:p>
          </table:table-cell>
          <table:table-cell/>
          <table:table-cell office:value-type="string">
            <text:p>postpones its deadline to 27370673.732286; c_s is topped up to 0.001689</text:p>
          </table:table-cell>
          <table:table-cell table:style-name="ce5"/>
        </table:table-row>
        <table:table-row table:style-name="ro1">
          <table:table-cell office:value-type="float" office:value="27370.673663">
            <text:p>27370.673663</text:p>
          </table:table-cell>
          <table:table-cell table:formula="of:=[.A55]-[.A$20]" office:value-type="float" office:value="0.00494200000321143">
            <text:p>0.004942</text:p>
          </table:table-cell>
          <table:table-cell table:formula="of:=[.B55]-[.B54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 table:style-name="ce5"/>
        </table:table-row>
        <table:table-row table:style-name="ro1">
          <table:table-cell office:value-type="float" office:value="27370.673665">
            <text:p>27370.673665</text:p>
          </table:table-cell>
          <table:table-cell table:formula="of:=[.A56]-[.A$20]" office:value-type="float" office:value="0.00494400000025053">
            <text:p>0.004944</text:p>
          </table:table-cell>
          <table:table-cell table:formula="of:=[.B56]-[.B55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7370.673667">
            <text:p>27370.673667</text:p>
          </table:table-cell>
          <table:table-cell table:formula="of:=[.A57]-[.A$20]" office:value-type="float" office:value="0.0049460000009276">
            <text:p>0.004946</text:p>
          </table:table-cell>
          <table:table-cell table:formula="of:=[.B57]-[.B56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 table:style-name="ce5"/>
        </table:table-row>
        <table:table-row table:style-name="ro1">
          <table:table-cell office:value-type="float" office:value="27370.67367">
            <text:p>27370.673670</text:p>
          </table:table-cell>
          <table:table-cell table:formula="of:=[.A58]-[.A$20]" office:value-type="float" office:value="0.0049490000019432">
            <text:p>0.004949</text:p>
          </table:table-cell>
          <table:table-cell table:formula="of:=[.B58]-[.B57]" office:value-type="float" office:value="0.00000300000101560727">
            <text:p>0.000003</text:p>
          </table:table-cell>
          <table:table-cell/>
          <table:table-cell office:value-type="string">
            <text:p>uses up its c_s; 27370673.665278-27370673.659801=0.005477</text:p>
          </table:table-cell>
          <table:table-cell table:style-name="ce5"/>
        </table:table-row>
        <table:table-row table:style-name="ro1">
          <table:table-cell office:value-type="float" office:value="27370.673677">
            <text:p>27370.673677</text:p>
          </table:table-cell>
          <table:table-cell table:formula="of:=[.A59]-[.A$20]" office:value-type="float" office:value="0.00495600000067498">
            <text:p>0.004956</text:p>
          </table:table-cell>
          <table:table-cell table:formula="of:=[.B59]-[.B58]" office:value-type="float" office:value="0.00000699999873177148">
            <text:p>0.000007</text:p>
          </table:table-cell>
          <table:table-cell table:number-columns-repeated="2"/>
          <table:table-cell table:style-name="ce5" office:value-type="string">
            <text:p>is pick_next_task_dl-ed by Task 2</text:p>
          </table:table-cell>
        </table:table-row>
        <table:table-row table:style-name="ro1">
          <table:table-cell office:value-type="float" office:value="27370.673742">
            <text:p>27370.673742</text:p>
          </table:table-cell>
          <table:table-cell table:formula="of:=[.A60]-[.A$20]" office:value-type="float" office:value="0.00502100000085193">
            <text:p>0.005021</text:p>
          </table:table-cell>
          <table:table-cell table:style-name="ce3" table:formula="of:=[.B60]-[.B59]" office:value-type="float" office:value="0.0000650000001769513">
            <text:p>0.000065</text:p>
          </table:table-cell>
          <table:table-cell table:style-name="ce5"/>
          <table:table-cell table:style-name="ce5" office:value-type="string">
            <text:p>Hard CBS timer goes off</text:p>
          </table:table-cell>
          <table:table-cell table:style-name="ce5"/>
        </table:table-row>
        <table:table-row table:style-name="ro1">
          <table:table-cell office:value-type="float" office:value="27370.673743">
            <text:p>27370.673743</text:p>
          </table:table-cell>
          <table:table-cell table:formula="of:=[.A61]-[.A$20]" office:value-type="float" office:value="0.00502200000119046">
            <text:p>0.005022</text:p>
          </table:table-cell>
          <table:table-cell table:formula="of:=[.B61]-[.B6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 table:style-name="ce5"/>
        </table:table-row>
        <table:table-row table:style-name="ro1">
          <table:table-cell office:value-type="float" office:value="27370.673746">
            <text:p>27370.673746</text:p>
          </table:table-cell>
          <table:table-cell table:formula="of:=[.A62]-[.A$20]" office:value-type="float" office:value="0.00502500000220607">
            <text:p>0.005025</text:p>
          </table:table-cell>
          <table:table-cell table:formula="of:=[.B62]-[.B61]" office:value-type="float" office:value="0.00000300000101560727">
            <text:p>0.000003</text:p>
          </table:table-cell>
          <table:table-cell/>
          <table:table-cell office:value-type="string">
            <text:p>postpones its deadline to 27370678.732286; c_s is topped up to 1.996212</text:p>
          </table:table-cell>
          <table:table-cell table:style-name="ce5"/>
        </table:table-row>
        <table:table-row table:style-name="ro1">
          <table:table-cell office:value-type="float" office:value="27370.67561">
            <text:p>27370.675610</text:p>
          </table:table-cell>
          <table:table-cell table:formula="of:=[.A63]-[.A$20]" office:value-type="float" office:value="0.00688900000022841">
            <text:p>0.006889</text:p>
          </table:table-cell>
          <table:table-cell table:style-name="ce3" table:formula="of:=[.B63]-[.B62]" office:value-type="float" office:value="0.00186399999802234">
            <text:p>0.001864</text:p>
          </table:table-cell>
          <table:table-cell table:style-name="ce5" table:number-columns-repeated="2"/>
          <table:table-cell table:style-name="ce5" office:value-type="string">
            <text:p>postpones its deadline to 27370675.724071; c_s is topped up to 0.000641</text:p>
          </table:table-cell>
        </table:table-row>
        <table:table-row table:style-name="ro1">
          <table:table-cell office:value-type="float" office:value="27370.675614">
            <text:p>27370.675614</text:p>
          </table:table-cell>
          <table:table-cell table:formula="of:=[.A64]-[.A$20]" office:value-type="float" office:value="0.00689300000158255">
            <text:p>0.006893</text:p>
          </table:table-cell>
          <table:table-cell table:formula="of:=[.B64]-[.B63]" office:value-type="float" office:value="0.00000400000135414302">
            <text:p>0.000004</text:p>
          </table:table-cell>
          <table:table-cell table:number-columns-repeated="2"/>
          <table:table-cell table:style-name="ce5" office:value-type="string">
            <text:p>put_prev_task_dl</text:p>
          </table:table-cell>
        </table:table-row>
        <table:table-row table:style-name="ro1">
          <table:table-cell office:value-type="float" office:value="27370.675616">
            <text:p>27370.675616</text:p>
          </table:table-cell>
          <table:table-cell table:formula="of:=[.A65]-[.A$20]" office:value-type="float" office:value="0.00689500000225962">
            <text:p>0.006895</text:p>
          </table:table-cell>
          <table:table-cell table:formula="of:=[.B65]-[.B64]" office:value-type="float" office:value="0.00000200000067707151">
            <text:p>0.000002</text:p>
          </table:table-cell>
          <table:table-cell table:number-columns-repeated="2"/>
          <table:table-cell table:style-name="ce5" office:value-type="string">
            <text:p>rorun</text:p>
          </table:table-cell>
        </table:table-row>
        <table:table-row table:style-name="ro1">
          <table:table-cell office:value-type="float" office:value="27370.675619">
            <text:p>27370.675619</text:p>
          </table:table-cell>
          <table:table-cell table:formula="of:=[.A66]-[.A$20]" office:value-type="float" office:value="0.00689800000327523">
            <text:p>0.006898</text:p>
          </table:table-cell>
          <table:table-cell table:formula="of:=[.B66]-[.B65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uses up its c_s; 27370675.614234-27370675.608572=0.005662</text:p>
          </table:table-cell>
        </table:table-row>
        <table:table-row table:style-name="ro1">
          <table:table-cell office:value-type="float" office:value="27370.675625">
            <text:p>27370.675625</text:p>
          </table:table-cell>
          <table:table-cell table:formula="of:=[.A67]-[.A$20]" office:value-type="float" office:value="0.00690400000166846">
            <text:p>0.006904</text:p>
          </table:table-cell>
          <table:table-cell table:formula="of:=[.B67]-[.B66]" office:value-type="float" office:value="0.00000599999839323573">
            <text:p>0.000006</text:p>
          </table:table-cell>
          <table:table-cell/>
          <table:table-cell office:value-type="string">
            <text:p>is pick_next_task_dl-ed by Task 3</text:p>
          </table:table-cell>
          <table:table-cell table:style-name="ce5"/>
        </table:table-row>
        <table:table-row table:style-name="ro1">
          <table:table-cell office:value-type="float" office:value="27370.675628">
            <text:p>27370.675628</text:p>
          </table:table-cell>
          <table:table-cell table:formula="of:=[.A68]-[.A$20]" office:value-type="float" office:value="0.00690700000268407">
            <text:p>0.006907</text:p>
          </table:table-cell>
          <table:table-cell table:formula="of:=[.B68]-[.B67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7370.675631">
            <text:p>27370.675631</text:p>
          </table:table-cell>
          <table:table-cell table:formula="of:=[.A69]-[.A$20]" office:value-type="float" office:value="0.0069100000000617">
            <text:p>0.006910</text:p>
          </table:table-cell>
          <table:table-cell table:formula="of:=[.B69]-[.B68]" office:value-type="float" office:value="0.00000299999737762846">
            <text:p>0.000003</text:p>
          </table:table-cell>
          <table:table-cell/>
          <table:table-cell office:value-type="string">
            <text:p>is pick_next_task_dl-ed by Task 2</text:p>
          </table:table-cell>
          <table:table-cell table:style-name="ce5"/>
        </table:table-row>
        <table:table-row table:style-name="ro1">
          <table:table-cell office:value-type="float" office:value="27370.675733">
            <text:p>27370.675733</text:p>
          </table:table-cell>
          <table:table-cell table:formula="of:=[.A70]-[.A$20]" office:value-type="float" office:value="0.00701200000185054">
            <text:p>0.007012</text:p>
          </table:table-cell>
          <table:table-cell table:formula="of:=[.B70]-[.B69]" office:value-type="float" office:value="0.000102000001788838">
            <text:p>0.000102</text:p>
          </table:table-cell>
          <table:table-cell table:number-columns-repeated="2"/>
          <table:table-cell table:style-name="ce5" office:value-type="string">
            <text:p>Hard CBS timer goes off</text:p>
          </table:table-cell>
        </table:table-row>
        <table:table-row table:style-name="ro1">
          <table:table-cell office:value-type="float" office:value="27370.675735">
            <text:p>27370.675735</text:p>
          </table:table-cell>
          <table:table-cell table:formula="of:=[.A71]-[.A$20]" office:value-type="float" office:value="0.00701400000252761">
            <text:p>0.007014</text:p>
          </table:table-cell>
          <table:table-cell table:formula="of:=[.B71]-[.B70]" office:value-type="float" office:value="0.00000200000067707151">
            <text:p>0.000002</text:p>
          </table:table-cell>
          <table:table-cell table:number-columns-repeated="2"/>
          <table:table-cell table:style-name="ce5" office:value-type="string">
            <text:p>is enqueued</text:p>
          </table:table-cell>
        </table:table-row>
        <table:table-row table:style-name="ro1">
          <table:table-cell office:value-type="float" office:value="27370.675737">
            <text:p>27370.675737</text:p>
          </table:table-cell>
          <table:table-cell table:formula="of:=[.A72]-[.A$20]" office:value-type="float" office:value="0.00701600000320468">
            <text:p>0.007016</text:p>
          </table:table-cell>
          <table:table-cell table:formula="of:=[.B72]-[.B71]" office:value-type="float" office:value="0.00000200000067707151">
            <text:p>0.000002</text:p>
          </table:table-cell>
          <table:table-cell table:number-columns-repeated="2"/>
          <table:table-cell table:style-name="ce5" office:value-type="string">
            <text:p>postpones its deadline to 27370682.724071; c_s is topped up to 2.994979</text:p>
          </table:table-cell>
        </table:table-row>
        <table:table-row table:style-name="ro1">
          <table:table-cell office:value-type="float" office:value="27370.67664">
            <text:p>27370.676640</text:p>
          </table:table-cell>
          <table:table-cell table:formula="of:=[.A73]-[.A$20]" office:value-type="float" office:value="0.00791900000331225">
            <text:p>0.007919</text:p>
          </table:table-cell>
          <table:table-cell table:formula="of:=[.B73]-[.B72]" office:value-type="float" office:value="0.000903000000107568">
            <text:p>0.000903</text:p>
          </table:table-cell>
          <table:table-cell office:value-type="string">
            <text:p>select_task_rq_dl</text:p>
          </table:table-cell>
          <table:table-cell/>
          <table:table-cell table:style-name="ce5"/>
        </table:table-row>
        <table:table-row table:style-name="ro1">
          <table:table-cell office:value-type="float" office:value="27370.676642">
            <text:p>27370.676642</text:p>
          </table:table-cell>
          <table:table-cell table:formula="of:=[.A74]-[.A$20]" office:value-type="float" office:value="0.00792100000035134">
            <text:p>0.007921</text:p>
          </table:table-cell>
          <table:table-cell table:formula="of:=[.B74]-[.B73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/>
          <table:table-cell table:style-name="ce5"/>
        </table:table-row>
        <table:table-row table:style-name="ro1">
          <table:table-cell office:value-type="float" office:value="27370.676645">
            <text:p>27370.676645</text:p>
          </table:table-cell>
          <table:table-cell table:formula="of:=[.A75]-[.A$20]" office:value-type="float" office:value="0.00792400000136695">
            <text:p>0.007924</text:p>
          </table:table-cell>
          <table:table-cell table:formula="of:=[.B75]-[.B74]" office:value-type="float" office:value="0.00000300000101560727">
            <text:p>0.000003</text:p>
          </table:table-cell>
          <table:table-cell office:value-type="string">
            <text:p>d_s is renewed (r + D) to 27370678.642184; c_s is fully topped up</text:p>
          </table:table-cell>
          <table:table-cell/>
          <table:table-cell table:style-name="ce5"/>
        </table:table-row>
        <table:table-row table:style-name="ro1">
          <table:table-cell office:value-type="float" office:value="27370.676647">
            <text:p>27370.676647</text:p>
          </table:table-cell>
          <table:table-cell table:formula="of:=[.A76]-[.A$20]" office:value-type="float" office:value="0.00792600000204402">
            <text:p>0.007926</text:p>
          </table:table-cell>
          <table:table-cell table:formula="of:=[.B76]-[.B75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/>
          <table:table-cell table:style-name="ce5"/>
        </table:table-row>
        <table:table-row table:style-name="ro1">
          <table:table-cell office:value-type="float" office:value="27370.676652">
            <text:p>27370.676652</text:p>
          </table:table-cell>
          <table:table-cell table:formula="of:=[.A77]-[.A$20]" office:value-type="float" office:value="0.00793100000009872">
            <text:p>0.007931</text:p>
          </table:table-cell>
          <table:table-cell table:formula="of:=[.B77]-[.B76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7370.676656">
            <text:p>27370.676656</text:p>
          </table:table-cell>
          <table:table-cell table:formula="of:=[.A78]-[.A$20]" office:value-type="float" office:value="0.00793500000145286">
            <text:p>0.007935</text:p>
          </table:table-cell>
          <table:table-cell table:formula="of:=[.B78]-[.B77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/>
          <table:table-cell table:style-name="ce5"/>
        </table:table-row>
        <table:table-row table:style-name="ro1">
          <table:table-cell office:value-type="float" office:value="27370.677563">
            <text:p>27370.677563</text:p>
          </table:table-cell>
          <table:table-cell table:formula="of:=[.A79]-[.A$20]" office:value-type="float" office:value="0.00884200000291457">
            <text:p>0.008842</text:p>
          </table:table-cell>
          <table:table-cell table:formula="of:=[.B79]-[.B78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/>
          <table:table-cell table:style-name="ce5"/>
        </table:table-row>
        <table:table-row table:style-name="ro1">
          <table:table-cell office:value-type="float" office:value="27370.677565">
            <text:p>27370.677565</text:p>
          </table:table-cell>
          <table:table-cell table:formula="of:=[.A80]-[.A$20]" office:value-type="float" office:value="0.00884400000359165">
            <text:p>0.008844</text:p>
          </table:table-cell>
          <table:table-cell table:formula="of:=[.B80]-[.B7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/>
          <table:table-cell table:style-name="ce5"/>
        </table:table-row>
        <table:table-row table:style-name="ro1">
          <table:table-cell office:value-type="float" office:value="27370.677569">
            <text:p>27370.677569</text:p>
          </table:table-cell>
          <table:table-cell table:formula="of:=[.A81]-[.A$20]" office:value-type="float" office:value="0.00884800000130781">
            <text:p>0.008848</text:p>
          </table:table-cell>
          <table:table-cell table:formula="of:=[.B81]-[.B80]" office:value-type="float" office:value="0.00000399999771616422">
            <text:p>0.000004</text:p>
          </table:table-cell>
          <table:table-cell/>
          <table:table-cell office:value-type="string">
            <text:p>is pick_next_task_dl-ed by Task 1</text:p>
          </table:table-cell>
          <table:table-cell table:style-name="ce5"/>
        </table:table-row>
        <table:table-row table:style-name="ro1">
          <table:table-cell office:value-type="float" office:value="27370.678503">
            <text:p>27370.678503</text:p>
          </table:table-cell>
          <table:table-cell table:formula="of:=[.A82]-[.A$20]" office:value-type="float" office:value="0.00978200000099605">
            <text:p>0.009782</text:p>
          </table:table-cell>
          <table:table-cell table:formula="of:=[.B82]-[.B81]" office:value-type="float" office:value="0.00093399999968824">
            <text:p>0.000934</text:p>
          </table:table-cell>
          <table:table-cell/>
          <table:table-cell office:value-type="string">
            <text:p>is dequeued</text:p>
          </table:table-cell>
          <table:table-cell table:style-name="ce5"/>
        </table:table-row>
        <table:table-row table:style-name="ro1">
          <table:table-cell office:value-type="float" office:value="27370.678504">
            <text:p>27370.678504</text:p>
          </table:table-cell>
          <table:table-cell table:formula="of:=[.A83]-[.A$20]" office:value-type="float" office:value="0.00978300000133459">
            <text:p>0.009783</text:p>
          </table:table-cell>
          <table:table-cell table:formula="of:=[.B83]-[.B82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7370.678508">
            <text:p>27370.678508</text:p>
          </table:table-cell>
          <table:table-cell table:formula="of:=[.A84]-[.A$20]" office:value-type="float" office:value="0.00978700000268873">
            <text:p>0.009787</text:p>
          </table:table-cell>
          <table:table-cell table:formula="of:=[.B84]-[.B83]" office:value-type="float" office:value="0.00000400000135414302">
            <text:p>0.000004</text:p>
          </table:table-cell>
          <table:table-cell table:number-columns-repeated="2"/>
          <table:table-cell table:style-name="ce5" office:value-type="string">
            <text:p>is pick_next_task_dl-ed by Task 2</text:p>
          </table:table-cell>
        </table:table-row>
        <table:table-row table:style-name="ro1">
          <table:table-cell office:value-type="float" office:value="27370.678511">
            <text:p>27370.678511</text:p>
          </table:table-cell>
          <table:table-cell table:formula="of:=[.A85]-[.A$20]" office:value-type="float" office:value="0.00979000000006636">
            <text:p>0.009790</text:p>
          </table:table-cell>
          <table:table-cell table:formula="of:=[.B85]-[.B84]" office:value-type="float" office:value="0.00000299999737762846">
            <text:p>0.000003</text:p>
          </table:table-cell>
          <table:table-cell table:number-columns-repeated="2"/>
          <table:table-cell table:style-name="ce5" office:value-type="string">
            <text:p>put_prev_task_dl</text:p>
          </table:table-cell>
        </table:table-row>
        <table:table-row table:style-name="ro1">
          <table:table-cell office:value-type="float" office:value="27370.678514">
            <text:p>27370.678514</text:p>
          </table:table-cell>
          <table:table-cell table:formula="of:=[.A86]-[.A$20]" office:value-type="float" office:value="0.00979300000108196">
            <text:p>0.009793</text:p>
          </table:table-cell>
          <table:table-cell table:formula="of:=[.B86]-[.B85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is pick_next_task_dl-ed by Task 3</text:p>
          </table:table-cell>
        </table:table-row>
        <table:table-row table:style-name="ro1">
          <table:table-cell office:value-type="float" office:value="27370.678538">
            <text:p>27370.678538</text:p>
          </table:table-cell>
          <table:table-cell table:formula="of:=[.A87]-[.A$20]" office:value-type="float" office:value="0.00981700000193086">
            <text:p>0.009817</text:p>
          </table:table-cell>
          <table:table-cell table:style-name="ce3" table:formula="of:=[.B87]-[.B86]" office:value-type="float" office:value="0.0000240000008489005">
            <text:p>0.000024</text:p>
          </table:table-cell>
          <table:table-cell table:style-name="ce6" office:value-type="string">
            <text:p>← Task 3 has been running for 2991 us, but still 24 us got spaced so far away.</text:p>
          </table:table-cell>
          <table:table-cell table:style-name="ce5"/>
          <table:table-cell table:style-name="ce5" office:value-type="string">
            <text:p>is dequeued</text:p>
          </table:table-cell>
        </table:table-row>
        <table:table-row table:style-name="ro1">
          <table:table-cell office:value-type="float" office:value="27370.67854">
            <text:p>27370.678540</text:p>
          </table:table-cell>
          <table:table-cell table:formula="of:=[.A88]-[.A$20]" office:value-type="float" office:value="0.00981900000260794">
            <text:p>0.009819</text:p>
          </table:table-cell>
          <table:table-cell table:formula="of:=[.B88]-[.B8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67864">
            <text:p>27370.678640</text:p>
          </table:table-cell>
          <table:table-cell table:formula="of:=[.A89]-[.A$20]" office:value-type="float" office:value="0.00991900000008172">
            <text:p>0.009919</text:p>
          </table:table-cell>
          <table:table-cell table:formula="of:=[.B89]-[.B88]" office:value-type="float" office:value="0.0000999999974737875">
            <text:p>0.00010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678643">
            <text:p>27370.678643</text:p>
          </table:table-cell>
          <table:table-cell table:formula="of:=[.A90]-[.A$20]" office:value-type="float" office:value="0.00992200000109733">
            <text:p>0.009922</text:p>
          </table:table-cell>
          <table:table-cell table:formula="of:=[.B90]-[.B89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78647">
            <text:p>27370.678647</text:p>
          </table:table-cell>
          <table:table-cell table:formula="of:=[.A91]-[.A$20]" office:value-type="float" office:value="0.00992600000245147">
            <text:p>0.009926</text:p>
          </table:table-cell>
          <table:table-cell table:formula="of:=[.B91]-[.B90]" office:value-type="float" office:value="0.00000400000135414302">
            <text:p>0.000004</text:p>
          </table:table-cell>
          <table:table-cell/>
          <table:table-cell office:value-type="string">
            <text:p>0.034040 / 0.089077 &lt;= 2.000000 / 5.000000</text:p>
          </table:table-cell>
          <table:table-cell/>
        </table:table-row>
        <table:table-row table:style-name="ro1">
          <table:table-cell office:value-type="float" office:value="27370.678649">
            <text:p>27370.678649</text:p>
          </table:table-cell>
          <table:table-cell table:formula="of:=[.A92]-[.A$20]" office:value-type="float" office:value="0.00992800000312855">
            <text:p>0.009928</text:p>
          </table:table-cell>
          <table:table-cell table:formula="of:=[.B92]-[.B91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678651">
            <text:p>27370.678651</text:p>
          </table:table-cell>
          <table:table-cell table:formula="of:=[.A93]-[.A$20]" office:value-type="float" office:value="0.00993000000016764">
            <text:p>0.009930</text:p>
          </table:table-cell>
          <table:table-cell table:formula="of:=[.B93]-[.B92]" office:value-type="float" office:value="0.0000019999970390927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678653">
            <text:p>27370.678653</text:p>
          </table:table-cell>
          <table:table-cell table:formula="of:=[.A94]-[.A$20]" office:value-type="float" office:value="0.00993200000084471">
            <text:p>0.009932</text:p>
          </table:table-cell>
          <table:table-cell table:formula="of:=[.B94]-[.B9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678656">
            <text:p>27370.678656</text:p>
          </table:table-cell>
          <table:table-cell table:formula="of:=[.A95]-[.A$20]" office:value-type="float" office:value="0.00993500000186032">
            <text:p>0.009935</text:p>
          </table:table-cell>
          <table:table-cell table:formula="of:=[.B95]-[.B94]" office:value-type="float" office:value="0.00000300000101560727">
            <text:p>0.000003</text:p>
          </table:table-cell>
          <table:table-cell table:number-columns-repeated="2"/>
          <table:table-cell office:value-type="string">
            <text:p>2.965183 / 4.070846 &gt; 3.000000 / 7.000000</text:p>
          </table:table-cell>
        </table:table-row>
        <table:table-row table:style-name="ro1">
          <table:table-cell office:value-type="float" office:value="27370.678659">
            <text:p>27370.678659</text:p>
          </table:table-cell>
          <table:table-cell table:formula="of:=[.A96]-[.A$20]" office:value-type="float" office:value="0.00993800000287592">
            <text:p>0.009938</text:p>
          </table:table-cell>
          <table:table-cell table:formula="of:=[.B96]-[.B95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685.653225; c_s is fully topped up</text:p>
          </table:table-cell>
        </table:table-row>
        <table:table-row table:style-name="ro1">
          <table:table-cell office:value-type="float" office:value="27370.678667">
            <text:p>27370.678667</text:p>
          </table:table-cell>
          <table:table-cell table:formula="of:=[.A97]-[.A$20]" office:value-type="float" office:value="0.00994600000194623">
            <text:p>0.009946</text:p>
          </table:table-cell>
          <table:table-cell table:formula="of:=[.B97]-[.B96]" office:value-type="float" office:value="0.00000799999907030724">
            <text:p>0.000008</text:p>
          </table:table-cell>
          <table:table-cell/>
          <table:table-cell office:value-type="string">
            <text:p>is pick_next_task_dl-ed by Xorg (1024)</text:p>
          </table:table-cell>
          <table:table-cell/>
        </table:table-row>
        <table:table-row table:style-name="ro1">
          <table:table-cell office:value-type="float" office:value="27370.678701">
            <text:p>27370.678701</text:p>
          </table:table-cell>
          <table:table-cell table:formula="of:=[.A98]-[.A$20]" office:value-type="float" office:value="0.00998000000254251">
            <text:p>0.009980</text:p>
          </table:table-cell>
          <table:table-cell table:formula="of:=[.B98]-[.B97]" office:value-type="float" office:value="0.0000340000005962793">
            <text:p>0.00003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678704">
            <text:p>27370.678704</text:p>
          </table:table-cell>
          <table:table-cell table:formula="of:=[.A99]-[.A$20]" office:value-type="float" office:value="0.00998300000355812">
            <text:p>0.009983</text:p>
          </table:table-cell>
          <table:table-cell table:formula="of:=[.B99]-[.B98]" office:value-type="float" office:value="0.00000300000101560727">
            <text:p>0.000003</text:p>
          </table:table-cell>
          <table:table-cell/>
          <table:table-cell office:value-type="string">
            <text:p>uses up its c_s; 27370678.699883-27370678.663199=0.036684</text:p>
          </table:table-cell>
          <table:table-cell/>
        </table:table-row>
        <table:table-row table:style-name="ro1">
          <table:table-cell office:value-type="float" office:value="27370.67871">
            <text:p>27370.678710</text:p>
          </table:table-cell>
          <table:table-cell table:formula="of:=[.A100]-[.A$20]" office:value-type="float" office:value="0.00998900000195135">
            <text:p>0.009989</text:p>
          </table:table-cell>
          <table:table-cell table:formula="of:=[.B100]-[.B99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78713">
            <text:p>27370.678713</text:p>
          </table:table-cell>
          <table:table-cell table:formula="of:=[.A101]-[.A$20]" office:value-type="float" office:value="0.00999200000296696">
            <text:p>0.009992</text:p>
          </table:table-cell>
          <table:table-cell table:formula="of:=[.B101]-[.B100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678741">
            <text:p>27370.678741</text:p>
          </table:table-cell>
          <table:table-cell table:formula="of:=[.A102]-[.A$20]" office:value-type="float" office:value="0.010020000001532">
            <text:p>0.010020</text:p>
          </table:table-cell>
          <table:table-cell table:formula="of:=[.B102]-[.B101]" office:value-type="float" office:value="0.0000279999985650647">
            <text:p>0.00002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678742">
            <text:p>27370.678742</text:p>
          </table:table-cell>
          <table:table-cell table:formula="of:=[.A103]-[.A$20]" office:value-type="float" office:value="0.0100210000018706">
            <text:p>0.010021</text:p>
          </table:table-cell>
          <table:table-cell table:formula="of:=[.B103]-[.B102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78745">
            <text:p>27370.678745</text:p>
          </table:table-cell>
          <table:table-cell table:formula="of:=[.A104]-[.A$20]" office:value-type="float" office:value="0.0100240000028862">
            <text:p>0.010024</text:p>
          </table:table-cell>
          <table:table-cell table:formula="of:=[.B104]-[.B103]" office:value-type="float" office:value="0.00000300000101560727">
            <text:p>0.000003</text:p>
          </table:table-cell>
          <table:table-cell/>
          <table:table-cell office:value-type="string">
            <text:p>postpones its deadline to 27370683.732286; c_s is topped up to 1.997356</text:p>
          </table:table-cell>
          <table:table-cell/>
        </table:table-row>
        <table:table-row table:style-name="ro1">
          <table:table-cell office:value-type="float" office:value="27370.678748">
            <text:p>27370.678748</text:p>
          </table:table-cell>
          <table:table-cell table:formula="of:=[.A105]-[.A$20]" office:value-type="float" office:value="0.0100270000002638">
            <text:p>0.010027</text:p>
          </table:table-cell>
          <table:table-cell table:formula="of:=[.B105]-[.B104]" office:value-type="float" office:value="0.0000029999973776284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678751">
            <text:p>27370.678751</text:p>
          </table:table-cell>
          <table:table-cell table:formula="of:=[.A106]-[.A$20]" office:value-type="float" office:value="0.0100300000012794">
            <text:p>0.010030</text:p>
          </table:table-cell>
          <table:table-cell table:formula="of:=[.B106]-[.B105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678754">
            <text:p>27370.678754</text:p>
          </table:table-cell>
          <table:table-cell table:formula="of:=[.A107]-[.A$20]" office:value-type="float" office:value="0.010033000002295">
            <text:p>0.010033</text:p>
          </table:table-cell>
          <table:table-cell table:formula="of:=[.B107]-[.B106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680639">
            <text:p>27370.680639</text:p>
          </table:table-cell>
          <table:table-cell table:formula="of:=[.A108]-[.A$20]" office:value-type="float" office:value="0.0119180000001506">
            <text:p>0.011918</text:p>
          </table:table-cell>
          <table:table-cell table:formula="of:=[.B108]-[.B107]" office:value-type="float" office:value="0.00188499999785563">
            <text:p>0.0018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680642">
            <text:p>27370.680642</text:p>
          </table:table-cell>
          <table:table-cell table:formula="of:=[.A109]-[.A$20]" office:value-type="float" office:value="0.0119210000011662">
            <text:p>0.011921</text:p>
          </table:table-cell>
          <table:table-cell table:formula="of:=[.B109]-[.B108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680644">
            <text:p>27370.680644</text:p>
          </table:table-cell>
          <table:table-cell table:formula="of:=[.A110]-[.A$20]" office:value-type="float" office:value="0.0119230000018433">
            <text:p>0.011923</text:p>
          </table:table-cell>
          <table:table-cell table:formula="of:=[.B110]-[.B109]" office:value-type="float" office:value="0.00000200000067707151">
            <text:p>0.000002</text:p>
          </table:table-cell>
          <table:table-cell office:value-type="string">
            <text:p>d_s is renewed (r + D) to 27370682.641595; c_s is fully topped up</text:p>
          </table:table-cell>
          <table:table-cell table:number-columns-repeated="2"/>
        </table:table-row>
        <table:table-row table:style-name="ro1">
          <table:table-cell office:value-type="float" office:value="27370.680647">
            <text:p>27370.680647</text:p>
          </table:table-cell>
          <table:table-cell table:formula="of:=[.A111]-[.A$20]" office:value-type="float" office:value="0.0119260000028589">
            <text:p>0.011926</text:p>
          </table:table-cell>
          <table:table-cell table:formula="of:=[.B111]-[.B110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680652">
            <text:p>27370.680652</text:p>
          </table:table-cell>
          <table:table-cell table:formula="of:=[.A112]-[.A$20]" office:value-type="float" office:value="0.0119310000009136">
            <text:p>0.011931</text:p>
          </table:table-cell>
          <table:table-cell table:formula="of:=[.B112]-[.B111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80657">
            <text:p>27370.680657</text:p>
          </table:table-cell>
          <table:table-cell table:formula="of:=[.A113]-[.A$20]" office:value-type="float" office:value="0.0119360000026063">
            <text:p>0.011936</text:p>
          </table:table-cell>
          <table:table-cell table:formula="of:=[.B113]-[.B112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681565">
            <text:p>27370.681565</text:p>
          </table:table-cell>
          <table:table-cell table:formula="of:=[.A114]-[.A$20]" office:value-type="float" office:value="0.0128440000007686">
            <text:p>0.012844</text:p>
          </table:table-cell>
          <table:table-cell table:formula="of:=[.B114]-[.B113]" office:value-type="float" office:value="0.000907999998162268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681566">
            <text:p>27370.681566</text:p>
          </table:table-cell>
          <table:table-cell table:formula="of:=[.A115]-[.A$20]" office:value-type="float" office:value="0.0128450000011071">
            <text:p>0.012845</text:p>
          </table:table-cell>
          <table:table-cell table:formula="of:=[.B115]-[.B114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681571">
            <text:p>27370.681571</text:p>
          </table:table-cell>
          <table:table-cell table:formula="of:=[.A116]-[.A$20]" office:value-type="float" office:value="0.0128500000027998">
            <text:p>0.012850</text:p>
          </table:table-cell>
          <table:table-cell table:formula="of:=[.B116]-[.B115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681633">
            <text:p>27370.681633</text:p>
          </table:table-cell>
          <table:table-cell table:formula="of:=[.A117]-[.A$20]" office:value-type="float" office:value="0.0129120000019611">
            <text:p>0.012912</text:p>
          </table:table-cell>
          <table:table-cell table:formula="of:=[.B117]-[.B116]" office:value-type="float" office:value="0.000061999999161344">
            <text:p>0.0000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681635">
            <text:p>27370.681635</text:p>
          </table:table-cell>
          <table:table-cell table:formula="of:=[.A118]-[.A$20]" office:value-type="float" office:value="0.0129140000026382">
            <text:p>0.012914</text:p>
          </table:table-cell>
          <table:table-cell table:formula="of:=[.B118]-[.B11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81638">
            <text:p>27370.681638</text:p>
          </table:table-cell>
          <table:table-cell table:formula="of:=[.A119]-[.A$20]" office:value-type="float" office:value="0.0129170000000158">
            <text:p>0.012917</text:p>
          </table:table-cell>
          <table:table-cell table:formula="of:=[.B119]-[.B118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683634">
            <text:p>27370.683634</text:p>
          </table:table-cell>
          <table:table-cell table:formula="of:=[.A120]-[.A$20]" office:value-type="float" office:value="0.0149130000027071">
            <text:p>0.014913</text:p>
          </table:table-cell>
          <table:table-cell table:formula="of:=[.B120]-[.B119]" office:value-type="float" office:value="0.00199600000269129">
            <text:p>0.00199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683636">
            <text:p>27370.683636</text:p>
          </table:table-cell>
          <table:table-cell table:formula="of:=[.A121]-[.A$20]" office:value-type="float" office:value="0.0149150000033842">
            <text:p>0.014915</text:p>
          </table:table-cell>
          <table:table-cell table:formula="of:=[.B121]-[.B12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83639">
            <text:p>27370.683639</text:p>
          </table:table-cell>
          <table:table-cell table:formula="of:=[.A122]-[.A$20]" office:value-type="float" office:value="0.0149180000007618">
            <text:p>0.014918</text:p>
          </table:table-cell>
          <table:table-cell table:formula="of:=[.B122]-[.B121]" office:value-type="float" office:value="0.00000299999737762846">
            <text:p>0.000003</text:p>
          </table:table-cell>
          <table:table-cell/>
          <table:table-cell office:value-type="string">
            <text:p>0.033258 / 0.096158 &lt;= 2.000000 / 5.000000</text:p>
          </table:table-cell>
          <table:table-cell/>
        </table:table-row>
        <table:table-row table:style-name="ro1">
          <table:table-cell office:value-type="float" office:value="27370.683641">
            <text:p>27370.683641</text:p>
          </table:table-cell>
          <table:table-cell table:formula="of:=[.A123]-[.A$20]" office:value-type="float" office:value="0.0149200000014389">
            <text:p>0.014920</text:p>
          </table:table-cell>
          <table:table-cell table:formula="of:=[.B123]-[.B122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683643">
            <text:p>27370.683643</text:p>
          </table:table-cell>
          <table:table-cell table:formula="of:=[.A124]-[.A$20]" office:value-type="float" office:value="0.014922000002116">
            <text:p>0.014922</text:p>
          </table:table-cell>
          <table:table-cell table:formula="of:=[.B124]-[.B123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683647">
            <text:p>27370.683647</text:p>
          </table:table-cell>
          <table:table-cell table:formula="of:=[.A125]-[.A$20]" office:value-type="float" office:value="0.0149260000034701">
            <text:p>0.014926</text:p>
          </table:table-cell>
          <table:table-cell table:formula="of:=[.B125]-[.B124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683651">
            <text:p>27370.683651</text:p>
          </table:table-cell>
          <table:table-cell table:formula="of:=[.A126]-[.A$20]" office:value-type="float" office:value="0.0149300000011863">
            <text:p>0.014930</text:p>
          </table:table-cell>
          <table:table-cell table:formula="of:=[.B126]-[.B125]" office:value-type="float" office:value="0.0000039999977161642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683684">
            <text:p>27370.683684</text:p>
          </table:table-cell>
          <table:table-cell table:formula="of:=[.A127]-[.A$20]" office:value-type="float" office:value="0.014963000001444">
            <text:p>0.014963</text:p>
          </table:table-cell>
          <table:table-cell table:formula="of:=[.B127]-[.B126]" office:value-type="float" office:value="0.0000330000002577435">
            <text:p>0.00003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683687">
            <text:p>27370.683687</text:p>
          </table:table-cell>
          <table:table-cell table:formula="of:=[.A128]-[.A$20]" office:value-type="float" office:value="0.0149660000024596">
            <text:p>0.014966</text:p>
          </table:table-cell>
          <table:table-cell table:formula="of:=[.B128]-[.B127]" office:value-type="float" office:value="0.00000300000101560727">
            <text:p>0.000003</text:p>
          </table:table-cell>
          <table:table-cell/>
          <table:table-cell office:value-type="string">
            <text:p>uses up its c_s; 27370683.684197-27370683.648420=0.035777</text:p>
          </table:table-cell>
          <table:table-cell/>
        </table:table-row>
        <table:table-row table:style-name="ro1">
          <table:table-cell office:value-type="float" office:value="27370.683693">
            <text:p>27370.683693</text:p>
          </table:table-cell>
          <table:table-cell table:formula="of:=[.A129]-[.A$20]" office:value-type="float" office:value="0.0149720000008529">
            <text:p>0.014972</text:p>
          </table:table-cell>
          <table:table-cell table:formula="of:=[.B129]-[.B128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83697">
            <text:p>27370.683697</text:p>
          </table:table-cell>
          <table:table-cell table:formula="of:=[.A130]-[.A$20]" office:value-type="float" office:value="0.014976000002207">
            <text:p>0.014976</text:p>
          </table:table-cell>
          <table:table-cell table:formula="of:=[.B130]-[.B129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68374">
            <text:p>27370.683740</text:p>
          </table:table-cell>
          <table:table-cell table:formula="of:=[.A131]-[.A$20]" office:value-type="float" office:value="0.0150190000022121">
            <text:p>0.015019</text:p>
          </table:table-cell>
          <table:table-cell table:formula="of:=[.B131]-[.B130]" office:value-type="float" office:value="0.0000430000000051223">
            <text:p>0.00004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683742">
            <text:p>27370.683742</text:p>
          </table:table-cell>
          <table:table-cell table:formula="of:=[.A132]-[.A$20]" office:value-type="float" office:value="0.0150210000028892">
            <text:p>0.015021</text:p>
          </table:table-cell>
          <table:table-cell table:formula="of:=[.B132]-[.B13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83744">
            <text:p>27370.683744</text:p>
          </table:table-cell>
          <table:table-cell table:formula="of:=[.A133]-[.A$20]" office:value-type="float" office:value="0.0150230000035663">
            <text:p>0.015023</text:p>
          </table:table-cell>
          <table:table-cell table:formula="of:=[.B133]-[.B132]" office:value-type="float" office:value="0.00000200000067707151">
            <text:p>0.000002</text:p>
          </table:table-cell>
          <table:table-cell/>
          <table:table-cell office:value-type="string">
            <text:p>postpones its deadline to 27370688.732286; c_s is topped up to 1.997481</text:p>
          </table:table-cell>
          <table:table-cell/>
        </table:table-row>
        <table:table-row table:style-name="ro1">
          <table:table-cell office:value-type="float" office:value="27370.684615">
            <text:p>27370.684615</text:p>
          </table:table-cell>
          <table:table-cell table:formula="of:=[.A134]-[.A$20]" office:value-type="float" office:value="0.0158940000001166">
            <text:p>0.015894</text:p>
          </table:table-cell>
          <table:table-cell table:formula="of:=[.B134]-[.B133]" office:value-type="float" office:value="0.000870999996550381">
            <text:p>0.00087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684617">
            <text:p>27370.684617</text:p>
          </table:table-cell>
          <table:table-cell table:formula="of:=[.A135]-[.A$20]" office:value-type="float" office:value="0.0158960000007937">
            <text:p>0.015896</text:p>
          </table:table-cell>
          <table:table-cell table:formula="of:=[.B135]-[.B134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68462">
            <text:p>27370.684620</text:p>
          </table:table-cell>
          <table:table-cell table:formula="of:=[.A136]-[.A$20]" office:value-type="float" office:value="0.0158990000018093">
            <text:p>0.015899</text:p>
          </table:table-cell>
          <table:table-cell table:formula="of:=[.B136]-[.B135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684639">
            <text:p>27370.684639</text:p>
          </table:table-cell>
          <table:table-cell table:formula="of:=[.A137]-[.A$20]" office:value-type="float" office:value="0.0159180000009656">
            <text:p>0.015918</text:p>
          </table:table-cell>
          <table:table-cell table:formula="of:=[.B137]-[.B136]" office:value-type="float" office:value="0.0000189999991562217">
            <text:p>0.0000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68464">
            <text:p>27370.684640</text:p>
          </table:table-cell>
          <table:table-cell table:formula="of:=[.A138]-[.A$20]" office:value-type="float" office:value="0.0159190000013041">
            <text:p>0.015919</text:p>
          </table:table-cell>
          <table:table-cell table:formula="of:=[.B138]-[.B137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684643">
            <text:p>27370.684643</text:p>
          </table:table-cell>
          <table:table-cell table:formula="of:=[.A139]-[.A$20]" office:value-type="float" office:value="0.0159220000023197">
            <text:p>0.015922</text:p>
          </table:table-cell>
          <table:table-cell table:formula="of:=[.B139]-[.B138]" office:value-type="float" office:value="0.00000300000101560727">
            <text:p>0.000003</text:p>
          </table:table-cell>
          <table:table-cell office:value-type="string">
            <text:p>d_s is renewed (r + D) to 27370686.640466; c_s is fully topped up</text:p>
          </table:table-cell>
          <table:table-cell table:number-columns-repeated="2"/>
        </table:table-row>
        <table:table-row table:style-name="ro1">
          <table:table-cell office:value-type="float" office:value="27370.684645">
            <text:p>27370.684645</text:p>
          </table:table-cell>
          <table:table-cell table:formula="of:=[.A140]-[.A$20]" office:value-type="float" office:value="0.0159240000029968">
            <text:p>0.015924</text:p>
          </table:table-cell>
          <table:table-cell table:formula="of:=[.B140]-[.B139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68465">
            <text:p>27370.684650</text:p>
          </table:table-cell>
          <table:table-cell table:formula="of:=[.A141]-[.A$20]" office:value-type="float" office:value="0.0159290000010515">
            <text:p>0.015929</text:p>
          </table:table-cell>
          <table:table-cell table:formula="of:=[.B141]-[.B140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84654">
            <text:p>27370.684654</text:p>
          </table:table-cell>
          <table:table-cell table:formula="of:=[.A142]-[.A$20]" office:value-type="float" office:value="0.0159330000024056">
            <text:p>0.015933</text:p>
          </table:table-cell>
          <table:table-cell table:formula="of:=[.B142]-[.B141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68556">
            <text:p>27370.685560</text:p>
          </table:table-cell>
          <table:table-cell table:formula="of:=[.A143]-[.A$20]" office:value-type="float" office:value="0.0168390000035288">
            <text:p>0.016839</text:p>
          </table:table-cell>
          <table:table-cell table:formula="of:=[.B143]-[.B142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685562">
            <text:p>27370.685562</text:p>
          </table:table-cell>
          <table:table-cell table:formula="of:=[.A144]-[.A$20]" office:value-type="float" office:value="0.0168410000005679">
            <text:p>0.016841</text:p>
          </table:table-cell>
          <table:table-cell table:formula="of:=[.B144]-[.B143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685566">
            <text:p>27370.685566</text:p>
          </table:table-cell>
          <table:table-cell table:formula="of:=[.A145]-[.A$20]" office:value-type="float" office:value="0.016845000001922">
            <text:p>0.016845</text:p>
          </table:table-cell>
          <table:table-cell table:formula="of:=[.B145]-[.B144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687429">
            <text:p>27370.687429</text:p>
          </table:table-cell>
          <table:table-cell table:formula="of:=[.A146]-[.A$20]" office:value-type="float" office:value="0.0187080000032438">
            <text:p>0.018708</text:p>
          </table:table-cell>
          <table:table-cell table:formula="of:=[.B146]-[.B145]" office:value-type="float" office:value="0.00186300000132178">
            <text:p>0.00186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687431">
            <text:p>27370.687431</text:p>
          </table:table-cell>
          <table:table-cell table:formula="of:=[.A147]-[.A$20]" office:value-type="float" office:value="0.0187100000002829">
            <text:p>0.018710</text:p>
          </table:table-cell>
          <table:table-cell table:formula="of:=[.B147]-[.B146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88646">
            <text:p>27370.688646</text:p>
          </table:table-cell>
          <table:table-cell table:formula="of:=[.A148]-[.A$20]" office:value-type="float" office:value="0.0199250000005122">
            <text:p>0.019925</text:p>
          </table:table-cell>
          <table:table-cell table:formula="of:=[.B148]-[.B147]" office:value-type="float" office:value="0.00121500000022934">
            <text:p>0.00121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68865">
            <text:p>27370.688650</text:p>
          </table:table-cell>
          <table:table-cell table:formula="of:=[.A149]-[.A$20]" office:value-type="float" office:value="0.0199290000018664">
            <text:p>0.019929</text:p>
          </table:table-cell>
          <table:table-cell table:formula="of:=[.B149]-[.B14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688654">
            <text:p>27370.688654</text:p>
          </table:table-cell>
          <table:table-cell table:formula="of:=[.A150]-[.A$20]" office:value-type="float" office:value="0.0199330000032205">
            <text:p>0.019933</text:p>
          </table:table-cell>
          <table:table-cell table:formula="of:=[.B150]-[.B149]" office:value-type="float" office:value="0.00000400000135414302">
            <text:p>0.000004</text:p>
          </table:table-cell>
          <table:table-cell table:number-columns-repeated="2"/>
          <table:table-cell office:value-type="string">
            <text:p>d_s is renewed (r + D) to 27370695.649888; c_s is fully topped up</text:p>
          </table:table-cell>
        </table:table-row>
        <table:table-row table:style-name="ro1">
          <table:table-cell office:value-type="float" office:value="27370.688658">
            <text:p>27370.688658</text:p>
          </table:table-cell>
          <table:table-cell table:formula="of:=[.A151]-[.A$20]" office:value-type="float" office:value="0.0199370000009367">
            <text:p>0.019937</text:p>
          </table:table-cell>
          <table:table-cell table:formula="of:=[.B151]-[.B150]" office:value-type="float" office:value="0.0000039999977161642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68866">
            <text:p>27370.688660</text:p>
          </table:table-cell>
          <table:table-cell table:formula="of:=[.A152]-[.A$20]" office:value-type="float" office:value="0.0199390000016138">
            <text:p>0.019939</text:p>
          </table:table-cell>
          <table:table-cell table:formula="of:=[.B152]-[.B15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688662">
            <text:p>27370.688662</text:p>
          </table:table-cell>
          <table:table-cell table:formula="of:=[.A153]-[.A$20]" office:value-type="float" office:value="0.0199410000022908">
            <text:p>0.019941</text:p>
          </table:table-cell>
          <table:table-cell table:formula="of:=[.B153]-[.B152]" office:value-type="float" office:value="0.00000200000067707151">
            <text:p>0.000002</text:p>
          </table:table-cell>
          <table:table-cell office:value-type="string">
            <text:p>d_s is renewed (r + D) to 27370690.659766; c_s is fully topped up</text:p>
          </table:table-cell>
          <table:table-cell table:number-columns-repeated="2"/>
        </table:table-row>
        <table:table-row table:style-name="ro1">
          <table:table-cell office:value-type="float" office:value="27370.688665">
            <text:p>27370.688665</text:p>
          </table:table-cell>
          <table:table-cell table:formula="of:=[.A154]-[.A$20]" office:value-type="float" office:value="0.0199440000033064">
            <text:p>0.019944</text:p>
          </table:table-cell>
          <table:table-cell table:formula="of:=[.B154]-[.B153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688667">
            <text:p>27370.688667</text:p>
          </table:table-cell>
          <table:table-cell table:formula="of:=[.A155]-[.A$20]" office:value-type="float" office:value="0.0199460000003455">
            <text:p>0.019946</text:p>
          </table:table-cell>
          <table:table-cell table:formula="of:=[.B155]-[.B154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88671">
            <text:p>27370.688671</text:p>
          </table:table-cell>
          <table:table-cell table:formula="of:=[.A156]-[.A$20]" office:value-type="float" office:value="0.0199500000016997">
            <text:p>0.019950</text:p>
          </table:table-cell>
          <table:table-cell table:formula="of:=[.B156]-[.B155]" office:value-type="float" office:value="0.00000400000135414302">
            <text:p>0.000004</text:p>
          </table:table-cell>
          <table:table-cell/>
          <table:table-cell office:value-type="string">
            <text:p>0.101277 / 0.065188 &gt; 2.000000 / 5.000000</text:p>
          </table:table-cell>
          <table:table-cell/>
        </table:table-row>
        <table:table-row table:style-name="ro1">
          <table:table-cell office:value-type="float" office:value="27370.688673">
            <text:p>27370.688673</text:p>
          </table:table-cell>
          <table:table-cell table:formula="of:=[.A157]-[.A$20]" office:value-type="float" office:value="0.0199520000023767">
            <text:p>0.019952</text:p>
          </table:table-cell>
          <table:table-cell table:formula="of:=[.B157]-[.B156]" office:value-type="float" office:value="0.00000200000067707151">
            <text:p>0.000002</text:p>
          </table:table-cell>
          <table:table-cell/>
          <table:table-cell office:value-type="string">
            <text:p>d_s is renewed (r + D) to 27370693.667098; c_s is fully topped up</text:p>
          </table:table-cell>
          <table:table-cell/>
        </table:table-row>
        <table:table-row table:style-name="ro1">
          <table:table-cell office:value-type="float" office:value="27370.688683">
            <text:p>27370.688683</text:p>
          </table:table-cell>
          <table:table-cell table:formula="of:=[.A158]-[.A$20]" office:value-type="float" office:value="0.0199620000021241">
            <text:p>0.019962</text:p>
          </table:table-cell>
          <table:table-cell table:formula="of:=[.B158]-[.B157]" office:value-type="float" office:value="0.00000999999974737875">
            <text:p>0.000010</text:p>
          </table:table-cell>
          <table:table-cell office:value-type="string">
            <text:p>is pick_next_task_dl-ed by rsyslogd (6774)</text:p>
          </table:table-cell>
          <table:table-cell table:number-columns-repeated="2"/>
        </table:table-row>
        <table:table-row table:style-name="ro1">
          <table:table-cell office:value-type="float" office:value="27370.689598">
            <text:p>27370.689598</text:p>
          </table:table-cell>
          <table:table-cell table:formula="of:=[.A159]-[.A$20]" office:value-type="float" office:value="0.0208770000026561">
            <text:p>0.020877</text:p>
          </table:table-cell>
          <table:table-cell table:formula="of:=[.B159]-[.B158]" office:value-type="float" office:value="0.000915000000532018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689601">
            <text:p>27370.689601</text:p>
          </table:table-cell>
          <table:table-cell table:formula="of:=[.A160]-[.A$20]" office:value-type="float" office:value="0.0208800000000338">
            <text:p>0.020880</text:p>
          </table:table-cell>
          <table:table-cell table:formula="of:=[.B160]-[.B159]" office:value-type="float" office:value="0.0000029999973776284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689606">
            <text:p>27370.689606</text:p>
          </table:table-cell>
          <table:table-cell table:formula="of:=[.A161]-[.A$20]" office:value-type="float" office:value="0.0208850000017264">
            <text:p>0.020885</text:p>
          </table:table-cell>
          <table:table-cell table:formula="of:=[.B161]-[.B160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691514">
            <text:p>27370.691514</text:p>
          </table:table-cell>
          <table:table-cell table:formula="of:=[.A162]-[.A$20]" office:value-type="float" office:value="0.0227930000000924">
            <text:p>0.022793</text:p>
          </table:table-cell>
          <table:table-cell table:formula="of:=[.B162]-[.B161]" office:value-type="float" office:value="0.00190799999836599">
            <text:p>0.0019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691516">
            <text:p>27370.691516</text:p>
          </table:table-cell>
          <table:table-cell table:formula="of:=[.A163]-[.A$20]" office:value-type="float" office:value="0.0227950000007695">
            <text:p>0.022795</text:p>
          </table:table-cell>
          <table:table-cell table:formula="of:=[.B163]-[.B16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91519">
            <text:p>27370.691519</text:p>
          </table:table-cell>
          <table:table-cell table:formula="of:=[.A164]-[.A$20]" office:value-type="float" office:value="0.0227980000017851">
            <text:p>0.022798</text:p>
          </table:table-cell>
          <table:table-cell table:formula="of:=[.B164]-[.B163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69264">
            <text:p>27370.692640</text:p>
          </table:table-cell>
          <table:table-cell table:formula="of:=[.A165]-[.A$20]" office:value-type="float" office:value="0.0239190000029339">
            <text:p>0.023919</text:p>
          </table:table-cell>
          <table:table-cell table:formula="of:=[.B165]-[.B164]" office:value-type="float" office:value="0.00112100000114879">
            <text:p>0.0011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692643">
            <text:p>27370.692643</text:p>
          </table:table-cell>
          <table:table-cell table:formula="of:=[.A166]-[.A$20]" office:value-type="float" office:value="0.0239220000003115">
            <text:p>0.023922</text:p>
          </table:table-cell>
          <table:table-cell table:formula="of:=[.B166]-[.B165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692645">
            <text:p>27370.692645</text:p>
          </table:table-cell>
          <table:table-cell table:formula="of:=[.A167]-[.A$20]" office:value-type="float" office:value="0.0239240000009886">
            <text:p>0.023924</text:p>
          </table:table-cell>
          <table:table-cell table:formula="of:=[.B167]-[.B166]" office:value-type="float" office:value="0.00000200000067707151">
            <text:p>0.000002</text:p>
          </table:table-cell>
          <table:table-cell office:value-type="string">
            <text:p>d_s is renewed (r + D) to 27370694.642899; c_s is fully topped up</text:p>
          </table:table-cell>
          <table:table-cell table:number-columns-repeated="2"/>
        </table:table-row>
        <table:table-row table:style-name="ro1">
          <table:table-cell office:value-type="float" office:value="27370.692648">
            <text:p>27370.692648</text:p>
          </table:table-cell>
          <table:table-cell table:formula="of:=[.A168]-[.A$20]" office:value-type="float" office:value="0.0239270000020042">
            <text:p>0.023927</text:p>
          </table:table-cell>
          <table:table-cell table:formula="of:=[.B168]-[.B167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692651">
            <text:p>27370.692651</text:p>
          </table:table-cell>
          <table:table-cell table:formula="of:=[.A169]-[.A$20]" office:value-type="float" office:value="0.0239300000030198">
            <text:p>0.023930</text:p>
          </table:table-cell>
          <table:table-cell table:formula="of:=[.B169]-[.B16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692655">
            <text:p>27370.692655</text:p>
          </table:table-cell>
          <table:table-cell table:formula="of:=[.A170]-[.A$20]" office:value-type="float" office:value="0.023934000000736">
            <text:p>0.023934</text:p>
          </table:table-cell>
          <table:table-cell table:formula="of:=[.B170]-[.B169]" office:value-type="float" office:value="0.0000039999977161642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69356">
            <text:p>27370.693560</text:p>
          </table:table-cell>
          <table:table-cell table:formula="of:=[.A171]-[.A$20]" office:value-type="float" office:value="0.0248390000015206">
            <text:p>0.024839</text:p>
          </table:table-cell>
          <table:table-cell table:formula="of:=[.B171]-[.B170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693562">
            <text:p>27370.693562</text:p>
          </table:table-cell>
          <table:table-cell table:formula="of:=[.A172]-[.A$20]" office:value-type="float" office:value="0.0248410000021977">
            <text:p>0.024841</text:p>
          </table:table-cell>
          <table:table-cell table:formula="of:=[.B172]-[.B17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693565">
            <text:p>27370.693565</text:p>
          </table:table-cell>
          <table:table-cell table:formula="of:=[.A173]-[.A$20]" office:value-type="float" office:value="0.0248440000032133">
            <text:p>0.024844</text:p>
          </table:table-cell>
          <table:table-cell table:formula="of:=[.B173]-[.B17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693637">
            <text:p>27370.693637</text:p>
          </table:table-cell>
          <table:table-cell table:formula="of:=[.A174]-[.A$20]" office:value-type="float" office:value="0.024916000002122">
            <text:p>0.024916</text:p>
          </table:table-cell>
          <table:table-cell table:formula="of:=[.B174]-[.B173]" office:value-type="float" office:value="0.0000719999989087228">
            <text:p>0.00007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693639">
            <text:p>27370.693639</text:p>
          </table:table-cell>
          <table:table-cell table:formula="of:=[.A175]-[.A$20]" office:value-type="float" office:value="0.0249180000027991">
            <text:p>0.024918</text:p>
          </table:table-cell>
          <table:table-cell table:formula="of:=[.B175]-[.B17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93642">
            <text:p>27370.693642</text:p>
          </table:table-cell>
          <table:table-cell table:formula="of:=[.A176]-[.A$20]" office:value-type="float" office:value="0.0249210000001767">
            <text:p>0.024921</text:p>
          </table:table-cell>
          <table:table-cell table:formula="of:=[.B176]-[.B175]" office:value-type="float" office:value="0.00000299999737762846">
            <text:p>0.000003</text:p>
          </table:table-cell>
          <table:table-cell/>
          <table:table-cell office:value-type="string">
            <text:p>0.089259 / 0.028037 &gt; 2.000000 / 5.000000</text:p>
          </table:table-cell>
          <table:table-cell/>
        </table:table-row>
        <table:table-row table:style-name="ro1">
          <table:table-cell office:value-type="float" office:value="27370.693644">
            <text:p>27370.693644</text:p>
          </table:table-cell>
          <table:table-cell table:formula="of:=[.A177]-[.A$20]" office:value-type="float" office:value="0.0249230000008538">
            <text:p>0.024923</text:p>
          </table:table-cell>
          <table:table-cell table:formula="of:=[.B177]-[.B176]" office:value-type="float" office:value="0.00000200000067707151">
            <text:p>0.000002</text:p>
          </table:table-cell>
          <table:table-cell/>
          <table:table-cell office:value-type="string">
            <text:p>d_s is renewed (r + D) to 27370698.639061; c_s is fully topped up</text:p>
          </table:table-cell>
          <table:table-cell/>
        </table:table-row>
        <table:table-row table:style-name="ro1">
          <table:table-cell office:value-type="float" office:value="27370.695395">
            <text:p>27370.695395</text:p>
          </table:table-cell>
          <table:table-cell table:formula="of:=[.A178]-[.A$20]" office:value-type="float" office:value="0.0266740000006394">
            <text:p>0.026674</text:p>
          </table:table-cell>
          <table:table-cell table:formula="of:=[.B178]-[.B177]" office:value-type="float" office:value="0.00175099999978556">
            <text:p>0.00175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695396">
            <text:p>27370.695396</text:p>
          </table:table-cell>
          <table:table-cell table:formula="of:=[.A179]-[.A$20]" office:value-type="float" office:value="0.0266750000009779">
            <text:p>0.026675</text:p>
          </table:table-cell>
          <table:table-cell table:formula="of:=[.B179]-[.B178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6954">
            <text:p>27370.695400</text:p>
          </table:table-cell>
          <table:table-cell table:formula="of:=[.A180]-[.A$20]" office:value-type="float" office:value="0.026679000002332">
            <text:p>0.026679</text:p>
          </table:table-cell>
          <table:table-cell table:formula="of:=[.B180]-[.B179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696641">
            <text:p>27370.696641</text:p>
          </table:table-cell>
          <table:table-cell table:formula="of:=[.A181]-[.A$20]" office:value-type="float" office:value="0.0279200000004494">
            <text:p>0.027920</text:p>
          </table:table-cell>
          <table:table-cell table:formula="of:=[.B181]-[.B180]" office:value-type="float" office:value="0.00124099999811733">
            <text:p>0.00124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696644">
            <text:p>27370.696644</text:p>
          </table:table-cell>
          <table:table-cell table:formula="of:=[.A182]-[.A$20]" office:value-type="float" office:value="0.027923000001465">
            <text:p>0.027923</text:p>
          </table:table-cell>
          <table:table-cell table:formula="of:=[.B182]-[.B181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696646">
            <text:p>27370.696646</text:p>
          </table:table-cell>
          <table:table-cell table:formula="of:=[.A183]-[.A$20]" office:value-type="float" office:value="0.027925000002142">
            <text:p>0.027925</text:p>
          </table:table-cell>
          <table:table-cell table:formula="of:=[.B183]-[.B182]" office:value-type="float" office:value="0.00000200000067707151">
            <text:p>0.000002</text:p>
          </table:table-cell>
          <table:table-cell office:value-type="string">
            <text:p>d_s is renewed (r + D) to 27370698.643758; c_s is fully topped up</text:p>
          </table:table-cell>
          <table:table-cell table:number-columns-repeated="2"/>
        </table:table-row>
        <table:table-row table:style-name="ro1">
          <table:table-cell office:value-type="float" office:value="27370.697394">
            <text:p>27370.697394</text:p>
          </table:table-cell>
          <table:table-cell table:formula="of:=[.A184]-[.A$20]" office:value-type="float" office:value="0.0286730000007083">
            <text:p>0.028673</text:p>
          </table:table-cell>
          <table:table-cell table:formula="of:=[.B184]-[.B183]" office:value-type="float" office:value="0.000747999998566229">
            <text:p>0.0007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697396">
            <text:p>27370.697396</text:p>
          </table:table-cell>
          <table:table-cell table:formula="of:=[.A185]-[.A$20]" office:value-type="float" office:value="0.0286750000013853">
            <text:p>0.028675</text:p>
          </table:table-cell>
          <table:table-cell table:formula="of:=[.B185]-[.B18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697401">
            <text:p>27370.697401</text:p>
          </table:table-cell>
          <table:table-cell table:formula="of:=[.A186]-[.A$20]" office:value-type="float" office:value="0.028680000003078">
            <text:p>0.028680</text:p>
          </table:table-cell>
          <table:table-cell table:formula="of:=[.B186]-[.B185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698307">
            <text:p>27370.698307</text:p>
          </table:table-cell>
          <table:table-cell table:formula="of:=[.A187]-[.A$20]" office:value-type="float" office:value="0.0295860000005632">
            <text:p>0.029586</text:p>
          </table:table-cell>
          <table:table-cell table:formula="of:=[.B187]-[.B186]" office:value-type="float" office:value="0.000905999997485196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698308">
            <text:p>27370.698308</text:p>
          </table:table-cell>
          <table:table-cell table:formula="of:=[.A188]-[.A$20]" office:value-type="float" office:value="0.0295870000009018">
            <text:p>0.029587</text:p>
          </table:table-cell>
          <table:table-cell table:formula="of:=[.B188]-[.B187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698639">
            <text:p>27370.698639</text:p>
          </table:table-cell>
          <table:table-cell table:formula="of:=[.A189]-[.A$20]" office:value-type="float" office:value="0.0299180000001797">
            <text:p>0.029918</text:p>
          </table:table-cell>
          <table:table-cell table:formula="of:=[.B189]-[.B188]" office:value-type="float" office:value="0.000330999999277992">
            <text:p>0.00033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698641">
            <text:p>27370.698641</text:p>
          </table:table-cell>
          <table:table-cell table:formula="of:=[.A190]-[.A$20]" office:value-type="float" office:value="0.0299200000008568">
            <text:p>0.029920</text:p>
          </table:table-cell>
          <table:table-cell table:formula="of:=[.B190]-[.B18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698644">
            <text:p>27370.698644</text:p>
          </table:table-cell>
          <table:table-cell table:formula="of:=[.A191]-[.A$20]" office:value-type="float" office:value="0.0299230000018724">
            <text:p>0.029923</text:p>
          </table:table-cell>
          <table:table-cell table:formula="of:=[.B191]-[.B190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705.641186; c_s is fully topped up</text:p>
          </table:table-cell>
        </table:table-row>
        <table:table-row table:style-name="ro1">
          <table:table-cell office:value-type="float" office:value="27370.698646">
            <text:p>27370.698646</text:p>
          </table:table-cell>
          <table:table-cell table:formula="of:=[.A192]-[.A$20]" office:value-type="float" office:value="0.0299250000025495">
            <text:p>0.029925</text:p>
          </table:table-cell>
          <table:table-cell table:formula="of:=[.B192]-[.B191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698648">
            <text:p>27370.698648</text:p>
          </table:table-cell>
          <table:table-cell table:formula="of:=[.A193]-[.A$20]" office:value-type="float" office:value="0.0299270000032266">
            <text:p>0.029927</text:p>
          </table:table-cell>
          <table:table-cell table:formula="of:=[.B193]-[.B19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69865">
            <text:p>27370.698650</text:p>
          </table:table-cell>
          <table:table-cell table:formula="of:=[.A194]-[.A$20]" office:value-type="float" office:value="0.0299290000002657">
            <text:p>0.029929</text:p>
          </table:table-cell>
          <table:table-cell table:formula="of:=[.B194]-[.B193]" office:value-type="float" office:value="0.0000019999970390927">
            <text:p>0.000002</text:p>
          </table:table-cell>
          <table:table-cell/>
          <table:table-cell office:value-type="string">
            <text:p>d_s is renewed (r + D) to 27370703.648254; c_s is fully topped up</text:p>
          </table:table-cell>
          <table:table-cell/>
        </table:table-row>
        <table:table-row table:style-name="ro1">
          <table:table-cell office:value-type="float" office:value="27370.698658">
            <text:p>27370.698658</text:p>
          </table:table-cell>
          <table:table-cell table:formula="of:=[.A195]-[.A$20]" office:value-type="float" office:value="0.0299370000029739">
            <text:p>0.029937</text:p>
          </table:table-cell>
          <table:table-cell table:formula="of:=[.B195]-[.B194]" office:value-type="float" office:value="0.00000800000270828605">
            <text:p>0.000008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700591">
            <text:p>27370.700591</text:p>
          </table:table-cell>
          <table:table-cell table:formula="of:=[.A196]-[.A$20]" office:value-type="float" office:value="0.0318700000025274">
            <text:p>0.031870</text:p>
          </table:table-cell>
          <table:table-cell table:formula="of:=[.B196]-[.B195]" office:value-type="float" office:value="0.00193299999955343">
            <text:p>0.001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00593">
            <text:p>27370.700593</text:p>
          </table:table-cell>
          <table:table-cell table:formula="of:=[.A197]-[.A$20]" office:value-type="float" office:value="0.0318720000032044">
            <text:p>0.031872</text:p>
          </table:table-cell>
          <table:table-cell table:formula="of:=[.B197]-[.B19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00597">
            <text:p>27370.700597</text:p>
          </table:table-cell>
          <table:table-cell table:formula="of:=[.A198]-[.A$20]" office:value-type="float" office:value="0.0318760000009206">
            <text:p>0.031876</text:p>
          </table:table-cell>
          <table:table-cell table:formula="of:=[.B198]-[.B197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00639">
            <text:p>27370.700639</text:p>
          </table:table-cell>
          <table:table-cell table:formula="of:=[.A199]-[.A$20]" office:value-type="float" office:value="0.0319180000005872">
            <text:p>0.031918</text:p>
          </table:table-cell>
          <table:table-cell table:formula="of:=[.B199]-[.B198]" office:value-type="float" office:value="0.0000419999996665865">
            <text:p>0.0000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00641">
            <text:p>27370.700641</text:p>
          </table:table-cell>
          <table:table-cell table:formula="of:=[.A200]-[.A$20]" office:value-type="float" office:value="0.0319200000012643">
            <text:p>0.031920</text:p>
          </table:table-cell>
          <table:table-cell table:formula="of:=[.B200]-[.B19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00644">
            <text:p>27370.700644</text:p>
          </table:table-cell>
          <table:table-cell table:formula="of:=[.A201]-[.A$20]" office:value-type="float" office:value="0.0319230000022799">
            <text:p>0.031923</text:p>
          </table:table-cell>
          <table:table-cell table:formula="of:=[.B201]-[.B200]" office:value-type="float" office:value="0.00000300000101560727">
            <text:p>0.000003</text:p>
          </table:table-cell>
          <table:table-cell office:value-type="string">
            <text:p>d_s is renewed (r + D) to 27370702.641116; c_s is fully topped up</text:p>
          </table:table-cell>
          <table:table-cell table:number-columns-repeated="2"/>
        </table:table-row>
        <table:table-row table:style-name="ro1">
          <table:table-cell office:value-type="float" office:value="27370.700646">
            <text:p>27370.700646</text:p>
          </table:table-cell>
          <table:table-cell table:formula="of:=[.A202]-[.A$20]" office:value-type="float" office:value="0.0319250000029569">
            <text:p>0.031925</text:p>
          </table:table-cell>
          <table:table-cell table:formula="of:=[.B202]-[.B201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00651">
            <text:p>27370.700651</text:p>
          </table:table-cell>
          <table:table-cell table:formula="of:=[.A203]-[.A$20]" office:value-type="float" office:value="0.0319300000010116">
            <text:p>0.031930</text:p>
          </table:table-cell>
          <table:table-cell table:formula="of:=[.B203]-[.B202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00655">
            <text:p>27370.700655</text:p>
          </table:table-cell>
          <table:table-cell table:formula="of:=[.A204]-[.A$20]" office:value-type="float" office:value="0.0319340000023658">
            <text:p>0.031934</text:p>
          </table:table-cell>
          <table:table-cell table:formula="of:=[.B204]-[.B203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01561">
            <text:p>27370.701561</text:p>
          </table:table-cell>
          <table:table-cell table:formula="of:=[.A205]-[.A$20]" office:value-type="float" office:value="0.032840000003489">
            <text:p>0.032840</text:p>
          </table:table-cell>
          <table:table-cell table:formula="of:=[.B205]-[.B204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01562">
            <text:p>27370.701562</text:p>
          </table:table-cell>
          <table:table-cell table:formula="of:=[.A206]-[.A$20]" office:value-type="float" office:value="0.0328410000001895">
            <text:p>0.032841</text:p>
          </table:table-cell>
          <table:table-cell table:formula="of:=[.B206]-[.B205]" office:value-type="float" office:value="0.000000999996700556949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01566">
            <text:p>27370.701566</text:p>
          </table:table-cell>
          <table:table-cell table:formula="of:=[.A207]-[.A$20]" office:value-type="float" office:value="0.0328450000015437">
            <text:p>0.032845</text:p>
          </table:table-cell>
          <table:table-cell table:formula="of:=[.B207]-[.B206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03635">
            <text:p>27370.703635</text:p>
          </table:table-cell>
          <table:table-cell table:formula="of:=[.A208]-[.A$20]" office:value-type="float" office:value="0.0349140000034822">
            <text:p>0.034914</text:p>
          </table:table-cell>
          <table:table-cell table:formula="of:=[.B208]-[.B207]" office:value-type="float" office:value="0.00206900000193855">
            <text:p>0.00206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03637">
            <text:p>27370.703637</text:p>
          </table:table-cell>
          <table:table-cell table:formula="of:=[.A209]-[.A$20]" office:value-type="float" office:value="0.0349160000005213">
            <text:p>0.034916</text:p>
          </table:table-cell>
          <table:table-cell table:formula="of:=[.B209]-[.B208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0364">
            <text:p>27370.703640</text:p>
          </table:table-cell>
          <table:table-cell table:formula="of:=[.A210]-[.A$20]" office:value-type="float" office:value="0.0349190000015369">
            <text:p>0.034919</text:p>
          </table:table-cell>
          <table:table-cell table:formula="of:=[.B210]-[.B209]" office:value-type="float" office:value="0.00000300000101560727">
            <text:p>0.000003</text:p>
          </table:table-cell>
          <table:table-cell/>
          <table:table-cell office:value-type="string">
            <text:p>0.065169 / 0.011452 &gt; 2.000000 / 5.000000</text:p>
          </table:table-cell>
          <table:table-cell/>
        </table:table-row>
        <table:table-row table:style-name="ro1">
          <table:table-cell office:value-type="float" office:value="27370.703643">
            <text:p>27370.703643</text:p>
          </table:table-cell>
          <table:table-cell table:formula="of:=[.A211]-[.A$20]" office:value-type="float" office:value="0.0349220000025525">
            <text:p>0.034922</text:p>
          </table:table-cell>
          <table:table-cell table:formula="of:=[.B211]-[.B210]" office:value-type="float" office:value="0.00000300000101560727">
            <text:p>0.000003</text:p>
          </table:table-cell>
          <table:table-cell/>
          <table:table-cell office:value-type="string">
            <text:p>d_s is renewed (r + D) to 27370708.636802; c_s is fully topped up</text:p>
          </table:table-cell>
          <table:table-cell/>
        </table:table-row>
        <table:table-row table:style-name="ro1">
          <table:table-cell office:value-type="float" office:value="27370.704515">
            <text:p>27370.704515</text:p>
          </table:table-cell>
          <table:table-cell table:formula="of:=[.A212]-[.A$20]" office:value-type="float" office:value="0.0357940000030794">
            <text:p>0.035794</text:p>
          </table:table-cell>
          <table:table-cell table:formula="of:=[.B212]-[.B211]" office:value-type="float" office:value="0.000872000000526896">
            <text:p>0.00087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704518">
            <text:p>27370.704518</text:p>
          </table:table-cell>
          <table:table-cell table:formula="of:=[.A213]-[.A$20]" office:value-type="float" office:value="0.035797000000457">
            <text:p>0.035797</text:p>
          </table:table-cell>
          <table:table-cell table:formula="of:=[.B213]-[.B212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7370704.512730-27370704.012571=0.500159</text:p>
          </table:table-cell>
        </table:table-row>
        <table:table-row table:style-name="ro1">
          <table:table-cell office:value-type="float" office:value="27370.704524">
            <text:p>27370.704524</text:p>
          </table:table-cell>
          <table:table-cell table:formula="of:=[.A214]-[.A$20]" office:value-type="float" office:value="0.0358030000024883">
            <text:p>0.035803</text:p>
          </table:table-cell>
          <table:table-cell table:formula="of:=[.B214]-[.B213]" office:value-type="float" office:value="0.00000600000203121454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04528">
            <text:p>27370.704528</text:p>
          </table:table-cell>
          <table:table-cell table:formula="of:=[.A215]-[.A$20]" office:value-type="float" office:value="0.0358070000002044">
            <text:p>0.035807</text:p>
          </table:table-cell>
          <table:table-cell table:formula="of:=[.B215]-[.B214]" office:value-type="float" office:value="0.0000039999977161642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04639">
            <text:p>27370.704639</text:p>
          </table:table-cell>
          <table:table-cell table:formula="of:=[.A216]-[.A$20]" office:value-type="float" office:value="0.0359180000014021">
            <text:p>0.035918</text:p>
          </table:table-cell>
          <table:table-cell table:formula="of:=[.B216]-[.B215]" office:value-type="float" office:value="0.000111000001197681">
            <text:p>0.0001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04641">
            <text:p>27370.704641</text:p>
          </table:table-cell>
          <table:table-cell table:formula="of:=[.A217]-[.A$20]" office:value-type="float" office:value="0.0359200000020792">
            <text:p>0.035920</text:p>
          </table:table-cell>
          <table:table-cell table:formula="of:=[.B217]-[.B21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04643">
            <text:p>27370.704643</text:p>
          </table:table-cell>
          <table:table-cell table:formula="of:=[.A218]-[.A$20]" office:value-type="float" office:value="0.0359220000027562">
            <text:p>0.035922</text:p>
          </table:table-cell>
          <table:table-cell table:formula="of:=[.B218]-[.B217]" office:value-type="float" office:value="0.00000200000067707151">
            <text:p>0.000002</text:p>
          </table:table-cell>
          <table:table-cell office:value-type="string">
            <text:p>d_s is renewed (r + D) to 27370706.641205; c_s is fully topped up</text:p>
          </table:table-cell>
          <table:table-cell table:number-columns-repeated="2"/>
        </table:table-row>
        <table:table-row table:style-name="ro1">
          <table:table-cell office:value-type="float" office:value="27370.704646">
            <text:p>27370.704646</text:p>
          </table:table-cell>
          <table:table-cell table:formula="of:=[.A219]-[.A$20]" office:value-type="float" office:value="0.0359250000001339">
            <text:p>0.035925</text:p>
          </table:table-cell>
          <table:table-cell table:formula="of:=[.B219]-[.B218]" office:value-type="float" office:value="0.0000029999973776284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04649">
            <text:p>27370.704649</text:p>
          </table:table-cell>
          <table:table-cell table:formula="of:=[.A220]-[.A$20]" office:value-type="float" office:value="0.0359280000011495">
            <text:p>0.035928</text:p>
          </table:table-cell>
          <table:table-cell table:formula="of:=[.B220]-[.B219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04653">
            <text:p>27370.704653</text:p>
          </table:table-cell>
          <table:table-cell table:formula="of:=[.A221]-[.A$20]" office:value-type="float" office:value="0.0359320000025036">
            <text:p>0.035932</text:p>
          </table:table-cell>
          <table:table-cell table:formula="of:=[.B221]-[.B220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05558">
            <text:p>27370.705558</text:p>
          </table:table-cell>
          <table:table-cell table:formula="of:=[.A222]-[.A$20]" office:value-type="float" office:value="0.0368370000032883">
            <text:p>0.036837</text:p>
          </table:table-cell>
          <table:table-cell table:formula="of:=[.B222]-[.B221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0556">
            <text:p>27370.705560</text:p>
          </table:table-cell>
          <table:table-cell table:formula="of:=[.A223]-[.A$20]" office:value-type="float" office:value="0.0368390000003274">
            <text:p>0.036839</text:p>
          </table:table-cell>
          <table:table-cell table:formula="of:=[.B223]-[.B222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05564">
            <text:p>27370.705564</text:p>
          </table:table-cell>
          <table:table-cell table:formula="of:=[.A224]-[.A$20]" office:value-type="float" office:value="0.0368430000016815">
            <text:p>0.036843</text:p>
          </table:table-cell>
          <table:table-cell table:formula="of:=[.B224]-[.B223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0565">
            <text:p>27370.705650</text:p>
          </table:table-cell>
          <table:table-cell table:formula="of:=[.A225]-[.A$20]" office:value-type="float" office:value="0.0369290000016917">
            <text:p>0.036929</text:p>
          </table:table-cell>
          <table:table-cell table:formula="of:=[.B225]-[.B224]" office:value-type="float" office:value="0.0000860000000102446">
            <text:p>0.00008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705652">
            <text:p>27370.705652</text:p>
          </table:table-cell>
          <table:table-cell table:formula="of:=[.A226]-[.A$20]" office:value-type="float" office:value="0.0369310000023688">
            <text:p>0.036931</text:p>
          </table:table-cell>
          <table:table-cell table:formula="of:=[.B226]-[.B22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05654">
            <text:p>27370.705654</text:p>
          </table:table-cell>
          <table:table-cell table:formula="of:=[.A227]-[.A$20]" office:value-type="float" office:value="0.0369330000030459">
            <text:p>0.036933</text:p>
          </table:table-cell>
          <table:table-cell table:formula="of:=[.B227]-[.B226]" office:value-type="float" office:value="0.00000200000067707151">
            <text:p>0.000002</text:p>
          </table:table-cell>
          <table:table-cell table:number-columns-repeated="2"/>
          <table:table-cell office:value-type="string">
            <text:p>postpones its deadline to 27370712.641186; c_s is topped up to 2.995654</text:p>
          </table:table-cell>
        </table:table-row>
        <table:table-row table:style-name="ro1">
          <table:table-cell office:value-type="float" office:value="27370.707375">
            <text:p>27370.707375</text:p>
          </table:table-cell>
          <table:table-cell table:formula="of:=[.A228]-[.A$20]" office:value-type="float" office:value="0.0386540000035893">
            <text:p>0.038654</text:p>
          </table:table-cell>
          <table:table-cell table:formula="of:=[.B228]-[.B227]" office:value-type="float" office:value="0.00172100000054343">
            <text:p>0.0017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07377">
            <text:p>27370.707377</text:p>
          </table:table-cell>
          <table:table-cell table:formula="of:=[.A229]-[.A$20]" office:value-type="float" office:value="0.0386560000006284">
            <text:p>0.038656</text:p>
          </table:table-cell>
          <table:table-cell table:formula="of:=[.B229]-[.B228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07381">
            <text:p>27370.707381</text:p>
          </table:table-cell>
          <table:table-cell table:formula="of:=[.A230]-[.A$20]" office:value-type="float" office:value="0.0386600000019826">
            <text:p>0.038660</text:p>
          </table:table-cell>
          <table:table-cell table:formula="of:=[.B230]-[.B229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07395">
            <text:p>27370.707395</text:p>
          </table:table-cell>
          <table:table-cell table:formula="of:=[.A231]-[.A$20]" office:value-type="float" office:value="0.0386740000030841">
            <text:p>0.038674</text:p>
          </table:table-cell>
          <table:table-cell table:formula="of:=[.B231]-[.B230]" office:value-type="float" office:value="0.0000140000011015218">
            <text:p>0.0000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07397">
            <text:p>27370.707397</text:p>
          </table:table-cell>
          <table:table-cell table:formula="of:=[.A232]-[.A$20]" office:value-type="float" office:value="0.0386760000001232">
            <text:p>0.038676</text:p>
          </table:table-cell>
          <table:table-cell table:formula="of:=[.B232]-[.B231]" office:value-type="float" office:value="0.0000019999970390927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08642">
            <text:p>27370.708642</text:p>
          </table:table-cell>
          <table:table-cell table:formula="of:=[.A233]-[.A$20]" office:value-type="float" office:value="0.0399210000032326">
            <text:p>0.039921</text:p>
          </table:table-cell>
          <table:table-cell table:formula="of:=[.B233]-[.B232]" office:value-type="float" office:value="0.00124500000310945">
            <text:p>0.0012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08645">
            <text:p>27370.708645</text:p>
          </table:table-cell>
          <table:table-cell table:formula="of:=[.A234]-[.A$20]" office:value-type="float" office:value="0.0399240000006102">
            <text:p>0.039924</text:p>
          </table:table-cell>
          <table:table-cell table:formula="of:=[.B234]-[.B233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08648">
            <text:p>27370.708648</text:p>
          </table:table-cell>
          <table:table-cell table:formula="of:=[.A235]-[.A$20]" office:value-type="float" office:value="0.0399270000016259">
            <text:p>0.039927</text:p>
          </table:table-cell>
          <table:table-cell table:formula="of:=[.B235]-[.B234]" office:value-type="float" office:value="0.00000300000101560727">
            <text:p>0.000003</text:p>
          </table:table-cell>
          <table:table-cell office:value-type="string">
            <text:p>d_s is renewed (r + D) to 27370710.645122; c_s is fully topped up</text:p>
          </table:table-cell>
          <table:table-cell table:number-columns-repeated="2"/>
        </table:table-row>
        <table:table-row table:style-name="ro1">
          <table:table-cell office:value-type="float" office:value="27370.708651">
            <text:p>27370.708651</text:p>
          </table:table-cell>
          <table:table-cell table:formula="of:=[.A236]-[.A$20]" office:value-type="float" office:value="0.0399300000026415">
            <text:p>0.039930</text:p>
          </table:table-cell>
          <table:table-cell table:formula="of:=[.B236]-[.B23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08652">
            <text:p>27370.708652</text:p>
          </table:table-cell>
          <table:table-cell table:formula="of:=[.A237]-[.A$20]" office:value-type="float" office:value="0.03993100000298">
            <text:p>0.039931</text:p>
          </table:table-cell>
          <table:table-cell table:formula="of:=[.B237]-[.B236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08655">
            <text:p>27370.708655</text:p>
          </table:table-cell>
          <table:table-cell table:formula="of:=[.A238]-[.A$20]" office:value-type="float" office:value="0.0399340000003576">
            <text:p>0.039934</text:p>
          </table:table-cell>
          <table:table-cell table:formula="of:=[.B238]-[.B237]" office:value-type="float" office:value="0.00000299999737762846">
            <text:p>0.000003</text:p>
          </table:table-cell>
          <table:table-cell/>
          <table:table-cell office:value-type="string">
            <text:p>d_s is renewed (r + D) to 27370713.652466; c_s is fully topped up</text:p>
          </table:table-cell>
          <table:table-cell/>
        </table:table-row>
        <table:table-row table:style-name="ro1">
          <table:table-cell office:value-type="float" office:value="27370.708657">
            <text:p>27370.708657</text:p>
          </table:table-cell>
          <table:table-cell table:formula="of:=[.A239]-[.A$20]" office:value-type="float" office:value="0.0399360000010347">
            <text:p>0.039936</text:p>
          </table:table-cell>
          <table:table-cell table:formula="of:=[.B239]-[.B238]" office:value-type="float" office:value="0.0000020000006770715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08659">
            <text:p>27370.708659</text:p>
          </table:table-cell>
          <table:table-cell table:formula="of:=[.A240]-[.A$20]" office:value-type="float" office:value="0.0399380000017118">
            <text:p>0.039938</text:p>
          </table:table-cell>
          <table:table-cell table:formula="of:=[.B240]-[.B23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08662">
            <text:p>27370.708662</text:p>
          </table:table-cell>
          <table:table-cell table:formula="of:=[.A241]-[.A$20]" office:value-type="float" office:value="0.0399410000027274">
            <text:p>0.039941</text:p>
          </table:table-cell>
          <table:table-cell table:formula="of:=[.B241]-[.B240]" office:value-type="float" office:value="0.00000300000101560727">
            <text:p>0.000003</text:p>
          </table:table-cell>
          <table:table-cell table:number-columns-repeated="2"/>
          <table:table-cell office:value-type="string">
            <text:p>2.979333 / 3.982301 &gt; 3.000000 / 7.000000</text:p>
          </table:table-cell>
        </table:table-row>
        <table:table-row table:style-name="ro1">
          <table:table-cell office:value-type="float" office:value="27370.708665">
            <text:p>27370.708665</text:p>
          </table:table-cell>
          <table:table-cell table:formula="of:=[.A242]-[.A$20]" office:value-type="float" office:value="0.039944000000105">
            <text:p>0.039944</text:p>
          </table:table-cell>
          <table:table-cell table:formula="of:=[.B242]-[.B241]" office:value-type="float" office:value="0.00000299999737762846">
            <text:p>0.000003</text:p>
          </table:table-cell>
          <table:table-cell table:number-columns-repeated="2"/>
          <table:table-cell office:value-type="string">
            <text:p>d_s is renewed (r + D) to 27370715.658885; c_s is fully topped up</text:p>
          </table:table-cell>
        </table:table-row>
        <table:table-row table:style-name="ro1">
          <table:table-cell office:value-type="float" office:value="27370.708673">
            <text:p>27370.708673</text:p>
          </table:table-cell>
          <table:table-cell table:formula="of:=[.A243]-[.A$20]" office:value-type="float" office:value="0.0399520000028133">
            <text:p>0.039952</text:p>
          </table:table-cell>
          <table:table-cell table:formula="of:=[.B243]-[.B242]" office:value-type="float" office:value="0.00000800000270828605">
            <text:p>0.000008</text:p>
          </table:table-cell>
          <table:table-cell office:value-type="string">
            <text:p>is pick_next_task_dl-ed by rsyslogd (6774)</text:p>
          </table:table-cell>
          <table:table-cell table:number-columns-repeated="2"/>
        </table:table-row>
        <table:table-row table:style-name="ro1">
          <table:table-cell office:value-type="float" office:value="27370.709588">
            <text:p>27370.709588</text:p>
          </table:table-cell>
          <table:table-cell table:formula="of:=[.A244]-[.A$20]" office:value-type="float" office:value="0.0408670000033453">
            <text:p>0.040867</text:p>
          </table:table-cell>
          <table:table-cell table:formula="of:=[.B244]-[.B243]" office:value-type="float" office:value="0.000915000000532018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0959">
            <text:p>27370.709590</text:p>
          </table:table-cell>
          <table:table-cell table:formula="of:=[.A245]-[.A$20]" office:value-type="float" office:value="0.0408690000003844">
            <text:p>0.040869</text:p>
          </table:table-cell>
          <table:table-cell table:formula="of:=[.B245]-[.B244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09595">
            <text:p>27370.709595</text:p>
          </table:table-cell>
          <table:table-cell table:formula="of:=[.A246]-[.A$20]" office:value-type="float" office:value="0.0408740000020771">
            <text:p>0.040874</text:p>
          </table:table-cell>
          <table:table-cell table:formula="of:=[.B246]-[.B245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11503">
            <text:p>27370.711503</text:p>
          </table:table-cell>
          <table:table-cell table:formula="of:=[.A247]-[.A$20]" office:value-type="float" office:value="0.0427820000004431">
            <text:p>0.042782</text:p>
          </table:table-cell>
          <table:table-cell table:formula="of:=[.B247]-[.B246]" office:value-type="float" office:value="0.00190799999836599">
            <text:p>0.0019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11505">
            <text:p>27370.711505</text:p>
          </table:table-cell>
          <table:table-cell table:formula="of:=[.A248]-[.A$20]" office:value-type="float" office:value="0.0427840000011202">
            <text:p>0.042784</text:p>
          </table:table-cell>
          <table:table-cell table:formula="of:=[.B248]-[.B24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11508">
            <text:p>27370.711508</text:p>
          </table:table-cell>
          <table:table-cell table:formula="of:=[.A249]-[.A$20]" office:value-type="float" office:value="0.0427870000021358">
            <text:p>0.042787</text:p>
          </table:table-cell>
          <table:table-cell table:formula="of:=[.B249]-[.B248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12641">
            <text:p>27370.712641</text:p>
          </table:table-cell>
          <table:table-cell table:formula="of:=[.A250]-[.A$20]" office:value-type="float" office:value="0.043920000000071">
            <text:p>0.043920</text:p>
          </table:table-cell>
          <table:table-cell table:formula="of:=[.B250]-[.B249]" office:value-type="float" office:value="0.00113299999793526">
            <text:p>0.0011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12644">
            <text:p>27370.712644</text:p>
          </table:table-cell>
          <table:table-cell table:formula="of:=[.A251]-[.A$20]" office:value-type="float" office:value="0.0439230000010866">
            <text:p>0.043923</text:p>
          </table:table-cell>
          <table:table-cell table:formula="of:=[.B251]-[.B250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12647">
            <text:p>27370.712647</text:p>
          </table:table-cell>
          <table:table-cell table:formula="of:=[.A252]-[.A$20]" office:value-type="float" office:value="0.0439260000021022">
            <text:p>0.043926</text:p>
          </table:table-cell>
          <table:table-cell table:formula="of:=[.B252]-[.B251]" office:value-type="float" office:value="0.00000300000101560727">
            <text:p>0.000003</text:p>
          </table:table-cell>
          <table:table-cell office:value-type="string">
            <text:p>d_s is renewed (r + D) to 27370714.643959; c_s is fully topped up</text:p>
          </table:table-cell>
          <table:table-cell table:number-columns-repeated="2"/>
        </table:table-row>
        <table:table-row table:style-name="ro1">
          <table:table-cell office:value-type="float" office:value="27370.71265">
            <text:p>27370.712650</text:p>
          </table:table-cell>
          <table:table-cell table:formula="of:=[.A253]-[.A$20]" office:value-type="float" office:value="0.0439290000031178">
            <text:p>0.043929</text:p>
          </table:table-cell>
          <table:table-cell table:formula="of:=[.B253]-[.B252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12654">
            <text:p>27370.712654</text:p>
          </table:table-cell>
          <table:table-cell table:formula="of:=[.A254]-[.A$20]" office:value-type="float" office:value="0.043933000000834">
            <text:p>0.043933</text:p>
          </table:table-cell>
          <table:table-cell table:formula="of:=[.B254]-[.B253]" office:value-type="float" office:value="0.0000039999977161642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12657">
            <text:p>27370.712657</text:p>
          </table:table-cell>
          <table:table-cell table:formula="of:=[.A255]-[.A$20]" office:value-type="float" office:value="0.0439360000018496">
            <text:p>0.043936</text:p>
          </table:table-cell>
          <table:table-cell table:formula="of:=[.B255]-[.B254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13564">
            <text:p>27370.713564</text:p>
          </table:table-cell>
          <table:table-cell table:formula="of:=[.A256]-[.A$20]" office:value-type="float" office:value="0.0448430000033113">
            <text:p>0.044843</text:p>
          </table:table-cell>
          <table:table-cell table:formula="of:=[.B256]-[.B255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13565">
            <text:p>27370.713565</text:p>
          </table:table-cell>
          <table:table-cell table:formula="of:=[.A257]-[.A$20]" office:value-type="float" office:value="0.0448440000000119">
            <text:p>0.044844</text:p>
          </table:table-cell>
          <table:table-cell table:formula="of:=[.B257]-[.B256]" office:value-type="float" office:value="0.000000999996700556949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13569">
            <text:p>27370.713569</text:p>
          </table:table-cell>
          <table:table-cell table:formula="of:=[.A258]-[.A$20]" office:value-type="float" office:value="0.044848000001366">
            <text:p>0.044848</text:p>
          </table:table-cell>
          <table:table-cell table:formula="of:=[.B258]-[.B257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13637">
            <text:p>27370.713637</text:p>
          </table:table-cell>
          <table:table-cell table:formula="of:=[.A259]-[.A$20]" office:value-type="float" office:value="0.0449160000025586">
            <text:p>0.044916</text:p>
          </table:table-cell>
          <table:table-cell table:formula="of:=[.B259]-[.B258]" office:value-type="float" office:value="0.0000680000011925586">
            <text:p>0.000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13639">
            <text:p>27370.713639</text:p>
          </table:table-cell>
          <table:table-cell table:formula="of:=[.A260]-[.A$20]" office:value-type="float" office:value="0.0449180000032357">
            <text:p>0.044918</text:p>
          </table:table-cell>
          <table:table-cell table:formula="of:=[.B260]-[.B25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13642">
            <text:p>27370.713642</text:p>
          </table:table-cell>
          <table:table-cell table:formula="of:=[.A261]-[.A$20]" office:value-type="float" office:value="0.0449210000006133">
            <text:p>0.044921</text:p>
          </table:table-cell>
          <table:table-cell table:formula="of:=[.B261]-[.B260]" office:value-type="float" office:value="0.00000299999737762846">
            <text:p>0.000003</text:p>
          </table:table-cell>
          <table:table-cell/>
          <table:table-cell office:value-type="string">
            <text:p>0.088922 / 0.013041 &gt; 2.000000 / 5.000000</text:p>
          </table:table-cell>
          <table:table-cell/>
        </table:table-row>
        <table:table-row table:style-name="ro1">
          <table:table-cell office:value-type="float" office:value="27370.713645">
            <text:p>27370.713645</text:p>
          </table:table-cell>
          <table:table-cell table:formula="of:=[.A262]-[.A$20]" office:value-type="float" office:value="0.0449240000016289">
            <text:p>0.044924</text:p>
          </table:table-cell>
          <table:table-cell table:formula="of:=[.B262]-[.B261]" office:value-type="float" office:value="0.00000300000101560727">
            <text:p>0.000003</text:p>
          </table:table-cell>
          <table:table-cell/>
          <table:table-cell office:value-type="string">
            <text:p>d_s is renewed (r + D) to 27370718.639425; c_s is fully topped up</text:p>
          </table:table-cell>
          <table:table-cell/>
        </table:table-row>
        <table:table-row table:style-name="ro1">
          <table:table-cell office:value-type="float" office:value="27370.715421">
            <text:p>27370.715421</text:p>
          </table:table-cell>
          <table:table-cell table:formula="of:=[.A263]-[.A$20]" office:value-type="float" office:value="0.0467000000026019">
            <text:p>0.046700</text:p>
          </table:table-cell>
          <table:table-cell table:formula="of:=[.B263]-[.B262]" office:value-type="float" office:value="0.001776000000973">
            <text:p>0.001776</text:p>
          </table:table-cell>
          <table:table-cell table:number-columns-repeated="2"/>
          <table:table-cell office:value-type="string">
            <text:p>postpones its deadline to 27370715.658885; c_s is topped up to 0.000562</text:p>
          </table:table-cell>
        </table:table-row>
        <table:table-row table:style-name="ro1">
          <table:table-cell office:value-type="float" office:value="27370.715425">
            <text:p>27370.715425</text:p>
          </table:table-cell>
          <table:table-cell table:formula="of:=[.A264]-[.A$20]" office:value-type="float" office:value="0.046704000000318">
            <text:p>0.046704</text:p>
          </table:table-cell>
          <table:table-cell table:formula="of:=[.B264]-[.B263]" office:value-type="float" office:value="0.0000039999977161642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15427">
            <text:p>27370.715427</text:p>
          </table:table-cell>
          <table:table-cell table:formula="of:=[.A265]-[.A$20]" office:value-type="float" office:value="0.0467060000009951">
            <text:p>0.046706</text:p>
          </table:table-cell>
          <table:table-cell table:formula="of:=[.B265]-[.B264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71543">
            <text:p>27370.715430</text:p>
          </table:table-cell>
          <table:table-cell table:formula="of:=[.A266]-[.A$20]" office:value-type="float" office:value="0.0467090000020107">
            <text:p>0.046709</text:p>
          </table:table-cell>
          <table:table-cell table:formula="of:=[.B266]-[.B265]" office:value-type="float" office:value="0.00000300000101560727">
            <text:p>0.000003</text:p>
          </table:table-cell>
          <table:table-cell table:number-columns-repeated="2"/>
          <table:table-cell office:value-type="string">
            <text:p>uses up its c_s; 27370715.424772-27370715.419716=0.005056</text:p>
          </table:table-cell>
        </table:table-row>
        <table:table-row table:style-name="ro1">
          <table:table-cell office:value-type="float" office:value="27370.715436">
            <text:p>27370.715436</text:p>
          </table:table-cell>
          <table:table-cell table:formula="of:=[.A267]-[.A$20]" office:value-type="float" office:value="0.046715000000404">
            <text:p>0.046715</text:p>
          </table:table-cell>
          <table:table-cell table:formula="of:=[.B267]-[.B266]" office:value-type="float" office:value="0.00000599999839323573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15668">
            <text:p>27370.715668</text:p>
          </table:table-cell>
          <table:table-cell table:formula="of:=[.A268]-[.A$20]" office:value-type="float" office:value="0.0469470000025467">
            <text:p>0.046947</text:p>
          </table:table-cell>
          <table:table-cell table:formula="of:=[.B268]-[.B267]" office:value-type="float" office:value="0.00023200000214274">
            <text:p>0.00023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71567">
            <text:p>27370.715670</text:p>
          </table:table-cell>
          <table:table-cell table:formula="of:=[.A269]-[.A$20]" office:value-type="float" office:value="0.0469490000032238">
            <text:p>0.046949</text:p>
          </table:table-cell>
          <table:table-cell table:formula="of:=[.B269]-[.B26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15672">
            <text:p>27370.715672</text:p>
          </table:table-cell>
          <table:table-cell table:formula="of:=[.A270]-[.A$20]" office:value-type="float" office:value="0.0469510000002629">
            <text:p>0.046951</text:p>
          </table:table-cell>
          <table:table-cell table:formula="of:=[.B270]-[.B269]" office:value-type="float" office:value="0.0000019999970390927">
            <text:p>0.000002</text:p>
          </table:table-cell>
          <table:table-cell table:number-columns-repeated="2"/>
          <table:table-cell office:value-type="string">
            <text:p>postpones its deadline to 27370722.658885; c_s is topped up to 2.995506</text:p>
          </table:table-cell>
        </table:table-row>
        <table:table-row table:style-name="ro1">
          <table:table-cell office:value-type="float" office:value="27370.716639">
            <text:p>27370.716639</text:p>
          </table:table-cell>
          <table:table-cell table:formula="of:=[.A271]-[.A$20]" office:value-type="float" office:value="0.0479180000002089">
            <text:p>0.047918</text:p>
          </table:table-cell>
          <table:table-cell table:formula="of:=[.B271]-[.B270]" office:value-type="float" office:value="0.000966999999945983">
            <text:p>0.0009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16641">
            <text:p>27370.716641</text:p>
          </table:table-cell>
          <table:table-cell table:formula="of:=[.A272]-[.A$20]" office:value-type="float" office:value="0.0479200000008859">
            <text:p>0.047920</text:p>
          </table:table-cell>
          <table:table-cell table:formula="of:=[.B272]-[.B27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16643">
            <text:p>27370.716643</text:p>
          </table:table-cell>
          <table:table-cell table:formula="of:=[.A273]-[.A$20]" office:value-type="float" office:value="0.047922000001563">
            <text:p>0.047922</text:p>
          </table:table-cell>
          <table:table-cell table:formula="of:=[.B273]-[.B272]" office:value-type="float" office:value="0.00000200000067707151">
            <text:p>0.000002</text:p>
          </table:table-cell>
          <table:table-cell office:value-type="string">
            <text:p>d_s is renewed (r + D) to 27370718.640664; c_s is fully topped up</text:p>
          </table:table-cell>
          <table:table-cell table:number-columns-repeated="2"/>
        </table:table-row>
        <table:table-row table:style-name="ro1">
          <table:table-cell office:value-type="float" office:value="27370.717379">
            <text:p>27370.717379</text:p>
          </table:table-cell>
          <table:table-cell table:formula="of:=[.A274]-[.A$20]" office:value-type="float" office:value="0.0486580000033428">
            <text:p>0.048658</text:p>
          </table:table-cell>
          <table:table-cell table:formula="of:=[.B274]-[.B273]" office:value-type="float" office:value="0.000736000001779757">
            <text:p>0.0007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17381">
            <text:p>27370.717381</text:p>
          </table:table-cell>
          <table:table-cell table:formula="of:=[.A275]-[.A$20]" office:value-type="float" office:value="0.0486600000003818">
            <text:p>0.048660</text:p>
          </table:table-cell>
          <table:table-cell table:formula="of:=[.B275]-[.B274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17386">
            <text:p>27370.717386</text:p>
          </table:table-cell>
          <table:table-cell table:formula="of:=[.A276]-[.A$20]" office:value-type="float" office:value="0.0486650000020745">
            <text:p>0.048665</text:p>
          </table:table-cell>
          <table:table-cell table:formula="of:=[.B276]-[.B275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18291">
            <text:p>27370.718291</text:p>
          </table:table-cell>
          <table:table-cell table:formula="of:=[.A277]-[.A$20]" office:value-type="float" office:value="0.0495700000028592">
            <text:p>0.049570</text:p>
          </table:table-cell>
          <table:table-cell table:formula="of:=[.B277]-[.B276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18292">
            <text:p>27370.718292</text:p>
          </table:table-cell>
          <table:table-cell table:formula="of:=[.A278]-[.A$20]" office:value-type="float" office:value="0.0495710000031977">
            <text:p>0.049571</text:p>
          </table:table-cell>
          <table:table-cell table:formula="of:=[.B278]-[.B277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18296">
            <text:p>27370.718296</text:p>
          </table:table-cell>
          <table:table-cell table:formula="of:=[.A279]-[.A$20]" office:value-type="float" office:value="0.0495750000009139">
            <text:p>0.049575</text:p>
          </table:table-cell>
          <table:table-cell table:formula="of:=[.B279]-[.B278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18298">
            <text:p>27370.718298</text:p>
          </table:table-cell>
          <table:table-cell table:formula="of:=[.A280]-[.A$20]" office:value-type="float" office:value="0.0495770000015909">
            <text:p>0.049577</text:p>
          </table:table-cell>
          <table:table-cell table:formula="of:=[.B280]-[.B27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18302">
            <text:p>27370.718302</text:p>
          </table:table-cell>
          <table:table-cell table:formula="of:=[.A281]-[.A$20]" office:value-type="float" office:value="0.0495810000029451">
            <text:p>0.049581</text:p>
          </table:table-cell>
          <table:table-cell table:formula="of:=[.B281]-[.B280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7370.718318">
            <text:p>27370.718318</text:p>
          </table:table-cell>
          <table:table-cell table:formula="of:=[.A282]-[.A$20]" office:value-type="float" office:value="0.0495970000010857">
            <text:p>0.049597</text:p>
          </table:table-cell>
          <table:table-cell table:formula="of:=[.B282]-[.B281]" office:value-type="float" office:value="0.0000159999981406145">
            <text:p>0.00001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1832">
            <text:p>27370.718320</text:p>
          </table:table-cell>
          <table:table-cell table:formula="of:=[.A283]-[.A$20]" office:value-type="float" office:value="0.0495990000017628">
            <text:p>0.049599</text:p>
          </table:table-cell>
          <table:table-cell table:formula="of:=[.B283]-[.B282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18637">
            <text:p>27370.718637</text:p>
          </table:table-cell>
          <table:table-cell table:formula="of:=[.A284]-[.A$20]" office:value-type="float" office:value="0.0499160000035772">
            <text:p>0.049916</text:p>
          </table:table-cell>
          <table:table-cell table:formula="of:=[.B284]-[.B283]" office:value-type="float" office:value="0.000317000001814449">
            <text:p>0.00031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1864">
            <text:p>27370.718640</text:p>
          </table:table-cell>
          <table:table-cell table:formula="of:=[.A285]-[.A$20]" office:value-type="float" office:value="0.0499190000009548">
            <text:p>0.049919</text:p>
          </table:table-cell>
          <table:table-cell table:formula="of:=[.B285]-[.B284]" office:value-type="float" office:value="0.00000299999737762846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18642">
            <text:p>27370.718642</text:p>
          </table:table-cell>
          <table:table-cell table:formula="of:=[.A286]-[.A$20]" office:value-type="float" office:value="0.0499210000016319">
            <text:p>0.049921</text:p>
          </table:table-cell>
          <table:table-cell table:formula="of:=[.B286]-[.B285]" office:value-type="float" office:value="0.00000200000067707151">
            <text:p>0.000002</text:p>
          </table:table-cell>
          <table:table-cell/>
          <table:table-cell office:value-type="string">
            <text:p>d_s is renewed (r + D) to 27370723.640049; c_s is fully topped up</text:p>
          </table:table-cell>
          <table:table-cell/>
        </table:table-row>
        <table:table-row table:style-name="ro1">
          <table:table-cell office:value-type="float" office:value="27370.718645">
            <text:p>27370.718645</text:p>
          </table:table-cell>
          <table:table-cell table:formula="of:=[.A287]-[.A$20]" office:value-type="float" office:value="0.0499240000026475">
            <text:p>0.049924</text:p>
          </table:table-cell>
          <table:table-cell table:formula="of:=[.B287]-[.B286]" office:value-type="float" office:value="0.0000030000010156072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18647">
            <text:p>27370.718647</text:p>
          </table:table-cell>
          <table:table-cell table:formula="of:=[.A288]-[.A$20]" office:value-type="float" office:value="0.0499260000033246">
            <text:p>0.049926</text:p>
          </table:table-cell>
          <table:table-cell table:formula="of:=[.B288]-[.B28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1865">
            <text:p>27370.718650</text:p>
          </table:table-cell>
          <table:table-cell table:formula="of:=[.A289]-[.A$20]" office:value-type="float" office:value="0.0499290000007022">
            <text:p>0.049929</text:p>
          </table:table-cell>
          <table:table-cell table:formula="of:=[.B289]-[.B288]" office:value-type="float" office:value="0.00000299999737762846">
            <text:p>0.000003</text:p>
          </table:table-cell>
          <table:table-cell table:number-columns-repeated="2"/>
          <table:table-cell office:value-type="string">
            <text:p>2.973354 / 4.011906 &gt; 3.000000 / 7.000000</text:p>
          </table:table-cell>
        </table:table-row>
        <table:table-row table:style-name="ro1">
          <table:table-cell office:value-type="float" office:value="27370.718652">
            <text:p>27370.718652</text:p>
          </table:table-cell>
          <table:table-cell table:formula="of:=[.A290]-[.A$20]" office:value-type="float" office:value="0.0499310000013793">
            <text:p>0.049931</text:p>
          </table:table-cell>
          <table:table-cell table:formula="of:=[.B290]-[.B289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725.646979; c_s is fully topped up</text:p>
          </table:table-cell>
        </table:table-row>
        <table:table-row table:style-name="ro1">
          <table:table-cell office:value-type="float" office:value="27370.71866">
            <text:p>27370.718660</text:p>
          </table:table-cell>
          <table:table-cell table:formula="of:=[.A291]-[.A$20]" office:value-type="float" office:value="0.0499390000004496">
            <text:p>0.049939</text:p>
          </table:table-cell>
          <table:table-cell table:formula="of:=[.B291]-[.B290]" office:value-type="float" office:value="0.00000799999907030724">
            <text:p>0.000008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720639">
            <text:p>27370.720639</text:p>
          </table:table-cell>
          <table:table-cell table:formula="of:=[.A292]-[.A$20]" office:value-type="float" office:value="0.0519180000010238">
            <text:p>0.051918</text:p>
          </table:table-cell>
          <table:table-cell table:formula="of:=[.B292]-[.B291]" office:value-type="float" office:value="0.00197900000057416">
            <text:p>0.0019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20642">
            <text:p>27370.720642</text:p>
          </table:table-cell>
          <table:table-cell table:formula="of:=[.A293]-[.A$20]" office:value-type="float" office:value="0.0519210000020394">
            <text:p>0.051921</text:p>
          </table:table-cell>
          <table:table-cell table:formula="of:=[.B293]-[.B292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20647">
            <text:p>27370.720647</text:p>
          </table:table-cell>
          <table:table-cell table:formula="of:=[.A294]-[.A$20]" office:value-type="float" office:value="0.0519260000000941">
            <text:p>0.051926</text:p>
          </table:table-cell>
          <table:table-cell table:formula="of:=[.B294]-[.B293]" office:value-type="float" office:value="0.00000499999805469997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20653">
            <text:p>27370.720653</text:p>
          </table:table-cell>
          <table:table-cell table:formula="of:=[.A295]-[.A$20]" office:value-type="float" office:value="0.0519320000021253">
            <text:p>0.051932</text:p>
          </table:table-cell>
          <table:table-cell table:formula="of:=[.B295]-[.B294]" office:value-type="float" office:value="0.00000600000203121454">
            <text:p>0.0000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20654">
            <text:p>27370.720654</text:p>
          </table:table-cell>
          <table:table-cell table:formula="of:=[.A296]-[.A$20]" office:value-type="float" office:value="0.0519330000024638">
            <text:p>0.051933</text:p>
          </table:table-cell>
          <table:table-cell table:formula="of:=[.B296]-[.B295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20657">
            <text:p>27370.720657</text:p>
          </table:table-cell>
          <table:table-cell table:formula="of:=[.A297]-[.A$20]" office:value-type="float" office:value="0.0519360000034794">
            <text:p>0.051936</text:p>
          </table:table-cell>
          <table:table-cell table:formula="of:=[.B297]-[.B296]" office:value-type="float" office:value="0.00000300000101560727">
            <text:p>0.000003</text:p>
          </table:table-cell>
          <table:table-cell office:value-type="string">
            <text:p>d_s is renewed (r + D) to 27370722.654351; c_s is fully topped up</text:p>
          </table:table-cell>
          <table:table-cell table:number-columns-repeated="2"/>
        </table:table-row>
        <table:table-row table:style-name="ro1">
          <table:table-cell office:value-type="float" office:value="27370.72066">
            <text:p>27370.720660</text:p>
          </table:table-cell>
          <table:table-cell table:formula="of:=[.A298]-[.A$20]" office:value-type="float" office:value="0.0519390000008571">
            <text:p>0.051939</text:p>
          </table:table-cell>
          <table:table-cell table:formula="of:=[.B298]-[.B297]" office:value-type="float" office:value="0.0000029999973776284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20663">
            <text:p>27370.720663</text:p>
          </table:table-cell>
          <table:table-cell table:formula="of:=[.A299]-[.A$20]" office:value-type="float" office:value="0.0519420000018727">
            <text:p>0.051942</text:p>
          </table:table-cell>
          <table:table-cell table:formula="of:=[.B299]-[.B29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20668">
            <text:p>27370.720668</text:p>
          </table:table-cell>
          <table:table-cell table:formula="of:=[.A300]-[.A$20]" office:value-type="float" office:value="0.0519470000035653">
            <text:p>0.051947</text:p>
          </table:table-cell>
          <table:table-cell table:formula="of:=[.B300]-[.B299]" office:value-type="float" office:value="0.0000050000016926787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21575">
            <text:p>27370.721575</text:p>
          </table:table-cell>
          <table:table-cell table:formula="of:=[.A301]-[.A$20]" office:value-type="float" office:value="0.0528540000013891">
            <text:p>0.052854</text:p>
          </table:table-cell>
          <table:table-cell table:formula="of:=[.B301]-[.B300]" office:value-type="float" office:value="0.000906999997823732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21577">
            <text:p>27370.721577</text:p>
          </table:table-cell>
          <table:table-cell table:formula="of:=[.A302]-[.A$20]" office:value-type="float" office:value="0.0528560000020661">
            <text:p>0.052856</text:p>
          </table:table-cell>
          <table:table-cell table:formula="of:=[.B302]-[.B30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2158">
            <text:p>27370.721580</text:p>
          </table:table-cell>
          <table:table-cell table:formula="of:=[.A303]-[.A$20]" office:value-type="float" office:value="0.0528590000030817">
            <text:p>0.052859</text:p>
          </table:table-cell>
          <table:table-cell table:formula="of:=[.B303]-[.B30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23634">
            <text:p>27370.723634</text:p>
          </table:table-cell>
          <table:table-cell table:formula="of:=[.A304]-[.A$20]" office:value-type="float" office:value="0.0549130000035802">
            <text:p>0.054913</text:p>
          </table:table-cell>
          <table:table-cell table:formula="of:=[.B304]-[.B303]" office:value-type="float" office:value="0.00205400000049849">
            <text:p>0.00205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23636">
            <text:p>27370.723636</text:p>
          </table:table-cell>
          <table:table-cell table:formula="of:=[.A305]-[.A$20]" office:value-type="float" office:value="0.0549150000006193">
            <text:p>0.054915</text:p>
          </table:table-cell>
          <table:table-cell table:formula="of:=[.B305]-[.B304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23639">
            <text:p>27370.723639</text:p>
          </table:table-cell>
          <table:table-cell table:formula="of:=[.A306]-[.A$20]" office:value-type="float" office:value="0.0549180000016349">
            <text:p>0.054918</text:p>
          </table:table-cell>
          <table:table-cell table:formula="of:=[.B306]-[.B305]" office:value-type="float" office:value="0.00000300000101560727">
            <text:p>0.000003</text:p>
          </table:table-cell>
          <table:table-cell/>
          <table:table-cell office:value-type="string">
            <text:p>0.020040 / 0.004190 &gt; 2.000000 / 5.000000</text:p>
          </table:table-cell>
          <table:table-cell/>
        </table:table-row>
        <table:table-row table:style-name="ro1">
          <table:table-cell office:value-type="float" office:value="27370.723641">
            <text:p>27370.723641</text:p>
          </table:table-cell>
          <table:table-cell table:formula="of:=[.A307]-[.A$20]" office:value-type="float" office:value="0.054920000002312">
            <text:p>0.054920</text:p>
          </table:table-cell>
          <table:table-cell table:formula="of:=[.B307]-[.B306]" office:value-type="float" office:value="0.00000200000067707151">
            <text:p>0.000002</text:p>
          </table:table-cell>
          <table:table-cell/>
          <table:table-cell office:value-type="string">
            <text:p>d_s is renewed (r + D) to 27370728.635859; c_s is fully topped up</text:p>
          </table:table-cell>
          <table:table-cell/>
        </table:table-row>
        <table:table-row table:style-name="ro1">
          <table:table-cell office:value-type="float" office:value="27370.724521">
            <text:p>27370.724521</text:p>
          </table:table-cell>
          <table:table-cell table:formula="of:=[.A308]-[.A$20]" office:value-type="float" office:value="0.0558000000019092">
            <text:p>0.055800</text:p>
          </table:table-cell>
          <table:table-cell table:formula="of:=[.B308]-[.B307]" office:value-type="float" office:value="0.000879999999597203">
            <text:p>0.00088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24523">
            <text:p>27370.724523</text:p>
          </table:table-cell>
          <table:table-cell table:formula="of:=[.A309]-[.A$20]" office:value-type="float" office:value="0.0558020000025863">
            <text:p>0.055802</text:p>
          </table:table-cell>
          <table:table-cell table:formula="of:=[.B309]-[.B30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24526">
            <text:p>27370.724526</text:p>
          </table:table-cell>
          <table:table-cell table:formula="of:=[.A310]-[.A$20]" office:value-type="float" office:value="0.0558050000036019">
            <text:p>0.055805</text:p>
          </table:table-cell>
          <table:table-cell table:formula="of:=[.B310]-[.B309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24639">
            <text:p>27370.724639</text:p>
          </table:table-cell>
          <table:table-cell table:formula="of:=[.A311]-[.A$20]" office:value-type="float" office:value="0.0559180000018387">
            <text:p>0.055918</text:p>
          </table:table-cell>
          <table:table-cell table:formula="of:=[.B311]-[.B310]" office:value-type="float" office:value="0.000112999998236774">
            <text:p>0.00011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24641">
            <text:p>27370.724641</text:p>
          </table:table-cell>
          <table:table-cell table:formula="of:=[.A312]-[.A$20]" office:value-type="float" office:value="0.0559200000025157">
            <text:p>0.055920</text:p>
          </table:table-cell>
          <table:table-cell table:formula="of:=[.B312]-[.B31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24643">
            <text:p>27370.724643</text:p>
          </table:table-cell>
          <table:table-cell table:formula="of:=[.A313]-[.A$20]" office:value-type="float" office:value="0.0559220000031928">
            <text:p>0.055922</text:p>
          </table:table-cell>
          <table:table-cell table:formula="of:=[.B313]-[.B312]" office:value-type="float" office:value="0.00000200000067707151">
            <text:p>0.000002</text:p>
          </table:table-cell>
          <table:table-cell office:value-type="string">
            <text:p>d_s is renewed (r + D) to 27370726.641036; c_s is fully topped up</text:p>
          </table:table-cell>
          <table:table-cell table:number-columns-repeated="2"/>
        </table:table-row>
        <table:table-row table:style-name="ro1">
          <table:table-cell office:value-type="float" office:value="27370.724646">
            <text:p>27370.724646</text:p>
          </table:table-cell>
          <table:table-cell table:formula="of:=[.A314]-[.A$20]" office:value-type="float" office:value="0.0559250000005704">
            <text:p>0.055925</text:p>
          </table:table-cell>
          <table:table-cell table:formula="of:=[.B314]-[.B313]" office:value-type="float" office:value="0.0000029999973776284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2465">
            <text:p>27370.724650</text:p>
          </table:table-cell>
          <table:table-cell table:formula="of:=[.A315]-[.A$20]" office:value-type="float" office:value="0.0559290000019246">
            <text:p>0.055929</text:p>
          </table:table-cell>
          <table:table-cell table:formula="of:=[.B315]-[.B314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24655">
            <text:p>27370.724655</text:p>
          </table:table-cell>
          <table:table-cell table:formula="of:=[.A316]-[.A$20]" office:value-type="float" office:value="0.0559340000036173">
            <text:p>0.055934</text:p>
          </table:table-cell>
          <table:table-cell table:formula="of:=[.B316]-[.B315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25562">
            <text:p>27370.725562</text:p>
          </table:table-cell>
          <table:table-cell table:formula="of:=[.A317]-[.A$20]" office:value-type="float" office:value="0.056841000001441">
            <text:p>0.056841</text:p>
          </table:table-cell>
          <table:table-cell table:formula="of:=[.B317]-[.B316]" office:value-type="float" office:value="0.000906999997823732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25564">
            <text:p>27370.725564</text:p>
          </table:table-cell>
          <table:table-cell table:formula="of:=[.A318]-[.A$20]" office:value-type="float" office:value="0.0568430000021181">
            <text:p>0.056843</text:p>
          </table:table-cell>
          <table:table-cell table:formula="of:=[.B318]-[.B31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25568">
            <text:p>27370.725568</text:p>
          </table:table-cell>
          <table:table-cell table:formula="of:=[.A319]-[.A$20]" office:value-type="float" office:value="0.0568470000034722">
            <text:p>0.056847</text:p>
          </table:table-cell>
          <table:table-cell table:formula="of:=[.B319]-[.B318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27366">
            <text:p>27370.727366</text:p>
          </table:table-cell>
          <table:table-cell table:formula="of:=[.A320]-[.A$20]" office:value-type="float" office:value="0.0586450000009791">
            <text:p>0.058645</text:p>
          </table:table-cell>
          <table:table-cell table:formula="of:=[.B320]-[.B319]" office:value-type="float" office:value="0.00179799999750685">
            <text:p>0.00179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27368">
            <text:p>27370.727368</text:p>
          </table:table-cell>
          <table:table-cell table:formula="of:=[.A321]-[.A$20]" office:value-type="float" office:value="0.0586470000016561">
            <text:p>0.058647</text:p>
          </table:table-cell>
          <table:table-cell table:formula="of:=[.B321]-[.B32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28643">
            <text:p>27370.728643</text:p>
          </table:table-cell>
          <table:table-cell table:formula="of:=[.A322]-[.A$20]" office:value-type="float" office:value="0.0599220000003697">
            <text:p>0.059922</text:p>
          </table:table-cell>
          <table:table-cell table:formula="of:=[.B322]-[.B321]" office:value-type="float" office:value="0.00127499999871361">
            <text:p>0.00127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28647">
            <text:p>27370.728647</text:p>
          </table:table-cell>
          <table:table-cell table:formula="of:=[.A323]-[.A$20]" office:value-type="float" office:value="0.0599260000017239">
            <text:p>0.059926</text:p>
          </table:table-cell>
          <table:table-cell table:formula="of:=[.B323]-[.B322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28649">
            <text:p>27370.728649</text:p>
          </table:table-cell>
          <table:table-cell table:formula="of:=[.A324]-[.A$20]" office:value-type="float" office:value="0.059928000002401">
            <text:p>0.059928</text:p>
          </table:table-cell>
          <table:table-cell table:formula="of:=[.B324]-[.B323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735.646451; c_s is fully topped up</text:p>
          </table:table-cell>
        </table:table-row>
        <table:table-row table:style-name="ro1">
          <table:table-cell office:value-type="float" office:value="27370.728653">
            <text:p>27370.728653</text:p>
          </table:table-cell>
          <table:table-cell table:formula="of:=[.A325]-[.A$20]" office:value-type="float" office:value="0.0599320000001171">
            <text:p>0.059932</text:p>
          </table:table-cell>
          <table:table-cell table:formula="of:=[.B325]-[.B324]" office:value-type="float" office:value="0.0000039999977161642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28654">
            <text:p>27370.728654</text:p>
          </table:table-cell>
          <table:table-cell table:formula="of:=[.A326]-[.A$20]" office:value-type="float" office:value="0.0599330000004557">
            <text:p>0.059933</text:p>
          </table:table-cell>
          <table:table-cell table:formula="of:=[.B326]-[.B325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28657">
            <text:p>27370.728657</text:p>
          </table:table-cell>
          <table:table-cell table:formula="of:=[.A327]-[.A$20]" office:value-type="float" office:value="0.0599360000014713">
            <text:p>0.059936</text:p>
          </table:table-cell>
          <table:table-cell table:formula="of:=[.B327]-[.B326]" office:value-type="float" office:value="0.00000300000101560727">
            <text:p>0.000003</text:p>
          </table:table-cell>
          <table:table-cell office:value-type="string">
            <text:p>d_s is renewed (r + D) to 27370730.654456; c_s is fully topped up</text:p>
          </table:table-cell>
          <table:table-cell table:number-columns-repeated="2"/>
        </table:table-row>
        <table:table-row table:style-name="ro1">
          <table:table-cell office:value-type="float" office:value="27370.728659">
            <text:p>27370.728659</text:p>
          </table:table-cell>
          <table:table-cell table:formula="of:=[.A328]-[.A$20]" office:value-type="float" office:value="0.0599380000021483">
            <text:p>0.059938</text:p>
          </table:table-cell>
          <table:table-cell table:formula="of:=[.B328]-[.B327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28661">
            <text:p>27370.728661</text:p>
          </table:table-cell>
          <table:table-cell table:formula="of:=[.A329]-[.A$20]" office:value-type="float" office:value="0.0599400000028254">
            <text:p>0.059940</text:p>
          </table:table-cell>
          <table:table-cell table:formula="of:=[.B329]-[.B32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28663">
            <text:p>27370.728663</text:p>
          </table:table-cell>
          <table:table-cell table:formula="of:=[.A330]-[.A$20]" office:value-type="float" office:value="0.0599420000035025">
            <text:p>0.059942</text:p>
          </table:table-cell>
          <table:table-cell table:formula="of:=[.B330]-[.B329]" office:value-type="float" office:value="0.00000200000067707151">
            <text:p>0.000002</text:p>
          </table:table-cell>
          <table:table-cell/>
          <table:table-cell office:value-type="string">
            <text:p>d_s is renewed (r + D) to 27370733.661217; c_s is fully topped up</text:p>
          </table:table-cell>
          <table:table-cell/>
        </table:table-row>
        <table:table-row table:style-name="ro1">
          <table:table-cell office:value-type="float" office:value="27370.728671">
            <text:p>27370.728671</text:p>
          </table:table-cell>
          <table:table-cell table:formula="of:=[.A331]-[.A$20]" office:value-type="float" office:value="0.0599500000025728">
            <text:p>0.059950</text:p>
          </table:table-cell>
          <table:table-cell table:formula="of:=[.B331]-[.B330]" office:value-type="float" office:value="0.00000799999907030724">
            <text:p>0.000008</text:p>
          </table:table-cell>
          <table:table-cell office:value-type="string">
            <text:p>is pick_next_task_dl-ed by rsyslogd (6774)</text:p>
          </table:table-cell>
          <table:table-cell table:number-columns-repeated="2"/>
        </table:table-row>
        <table:table-row table:style-name="ro1">
          <table:table-cell office:value-type="float" office:value="27370.729582">
            <text:p>27370.729582</text:p>
          </table:table-cell>
          <table:table-cell table:formula="of:=[.A332]-[.A$20]" office:value-type="float" office:value="0.0608610000017507">
            <text:p>0.060861</text:p>
          </table:table-cell>
          <table:table-cell table:formula="of:=[.B332]-[.B331]" office:value-type="float" office:value="0.00091099999917787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29584">
            <text:p>27370.729584</text:p>
          </table:table-cell>
          <table:table-cell table:formula="of:=[.A333]-[.A$20]" office:value-type="float" office:value="0.0608630000024277">
            <text:p>0.060863</text:p>
          </table:table-cell>
          <table:table-cell table:formula="of:=[.B333]-[.B33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29589">
            <text:p>27370.729589</text:p>
          </table:table-cell>
          <table:table-cell table:formula="of:=[.A334]-[.A$20]" office:value-type="float" office:value="0.0608680000004824">
            <text:p>0.060868</text:p>
          </table:table-cell>
          <table:table-cell table:formula="of:=[.B334]-[.B333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315">
            <text:p>27370.731500</text:p>
          </table:table-cell>
          <table:table-cell table:formula="of:=[.A335]-[.A$20]" office:value-type="float" office:value="0.062779000003502">
            <text:p>0.062779</text:p>
          </table:table-cell>
          <table:table-cell table:formula="of:=[.B335]-[.B334]" office:value-type="float" office:value="0.00191100000301958">
            <text:p>0.0019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31502">
            <text:p>27370.731502</text:p>
          </table:table-cell>
          <table:table-cell table:formula="of:=[.A336]-[.A$20]" office:value-type="float" office:value="0.0627810000005411">
            <text:p>0.062781</text:p>
          </table:table-cell>
          <table:table-cell table:formula="of:=[.B336]-[.B335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31505">
            <text:p>27370.731505</text:p>
          </table:table-cell>
          <table:table-cell table:formula="of:=[.A337]-[.A$20]" office:value-type="float" office:value="0.0627840000015567">
            <text:p>0.062784</text:p>
          </table:table-cell>
          <table:table-cell table:formula="of:=[.B337]-[.B33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3264">
            <text:p>27370.732640</text:p>
          </table:table-cell>
          <table:table-cell table:formula="of:=[.A338]-[.A$20]" office:value-type="float" office:value="0.063919000000169">
            <text:p>0.063919</text:p>
          </table:table-cell>
          <table:table-cell table:formula="of:=[.B338]-[.B337]" office:value-type="float" office:value="0.00113499999861233">
            <text:p>0.00113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32642">
            <text:p>27370.732642</text:p>
          </table:table-cell>
          <table:table-cell table:formula="of:=[.A339]-[.A$20]" office:value-type="float" office:value="0.0639210000008461">
            <text:p>0.063921</text:p>
          </table:table-cell>
          <table:table-cell table:formula="of:=[.B339]-[.B33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32644">
            <text:p>27370.732644</text:p>
          </table:table-cell>
          <table:table-cell table:formula="of:=[.A340]-[.A$20]" office:value-type="float" office:value="0.0639230000015232">
            <text:p>0.063923</text:p>
          </table:table-cell>
          <table:table-cell table:formula="of:=[.B340]-[.B339]" office:value-type="float" office:value="0.00000200000067707151">
            <text:p>0.000002</text:p>
          </table:table-cell>
          <table:table-cell office:value-type="string">
            <text:p>d_s is renewed (r + D) to 27370734.642017; c_s is fully topped up</text:p>
          </table:table-cell>
          <table:table-cell table:number-columns-repeated="2"/>
        </table:table-row>
        <table:table-row table:style-name="ro1">
          <table:table-cell office:value-type="float" office:value="27370.732647">
            <text:p>27370.732647</text:p>
          </table:table-cell>
          <table:table-cell table:formula="of:=[.A341]-[.A$20]" office:value-type="float" office:value="0.0639260000025388">
            <text:p>0.063926</text:p>
          </table:table-cell>
          <table:table-cell table:formula="of:=[.B341]-[.B340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3265">
            <text:p>27370.732650</text:p>
          </table:table-cell>
          <table:table-cell table:formula="of:=[.A342]-[.A$20]" office:value-type="float" office:value="0.0639290000035544">
            <text:p>0.063929</text:p>
          </table:table-cell>
          <table:table-cell table:formula="of:=[.B342]-[.B34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32654">
            <text:p>27370.732654</text:p>
          </table:table-cell>
          <table:table-cell table:formula="of:=[.A343]-[.A$20]" office:value-type="float" office:value="0.0639330000012706">
            <text:p>0.063933</text:p>
          </table:table-cell>
          <table:table-cell table:formula="of:=[.B343]-[.B342]" office:value-type="float" office:value="0.0000039999977161642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33558">
            <text:p>27370.733558</text:p>
          </table:table-cell>
          <table:table-cell table:formula="of:=[.A344]-[.A$20]" office:value-type="float" office:value="0.0648370000017167">
            <text:p>0.064837</text:p>
          </table:table-cell>
          <table:table-cell table:formula="of:=[.B344]-[.B343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3356">
            <text:p>27370.733560</text:p>
          </table:table-cell>
          <table:table-cell table:formula="of:=[.A345]-[.A$20]" office:value-type="float" office:value="0.0648390000023937">
            <text:p>0.064839</text:p>
          </table:table-cell>
          <table:table-cell table:formula="of:=[.B345]-[.B344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33563">
            <text:p>27370.733563</text:p>
          </table:table-cell>
          <table:table-cell table:formula="of:=[.A346]-[.A$20]" office:value-type="float" office:value="0.0648420000034093">
            <text:p>0.064842</text:p>
          </table:table-cell>
          <table:table-cell table:formula="of:=[.B346]-[.B34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33637">
            <text:p>27370.733637</text:p>
          </table:table-cell>
          <table:table-cell table:formula="of:=[.A347]-[.A$20]" office:value-type="float" office:value="0.0649160000029951">
            <text:p>0.064916</text:p>
          </table:table-cell>
          <table:table-cell table:formula="of:=[.B347]-[.B346]" office:value-type="float" office:value="0.0000739999995857943">
            <text:p>0.00007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33639">
            <text:p>27370.733639</text:p>
          </table:table-cell>
          <table:table-cell table:formula="of:=[.A348]-[.A$20]" office:value-type="float" office:value="0.0649180000000342">
            <text:p>0.064918</text:p>
          </table:table-cell>
          <table:table-cell table:formula="of:=[.B348]-[.B347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33642">
            <text:p>27370.733642</text:p>
          </table:table-cell>
          <table:table-cell table:formula="of:=[.A349]-[.A$20]" office:value-type="float" office:value="0.0649210000010498">
            <text:p>0.064921</text:p>
          </table:table-cell>
          <table:table-cell table:formula="of:=[.B349]-[.B348]" office:value-type="float" office:value="0.00000300000101560727">
            <text:p>0.000003</text:p>
          </table:table-cell>
          <table:table-cell/>
          <table:table-cell office:value-type="string">
            <text:p>0.086502 / 0.022198 &gt; 2.000000 / 5.000000</text:p>
          </table:table-cell>
          <table:table-cell/>
        </table:table-row>
        <table:table-row table:style-name="ro1">
          <table:table-cell office:value-type="float" office:value="27370.733645">
            <text:p>27370.733645</text:p>
          </table:table-cell>
          <table:table-cell table:formula="of:=[.A350]-[.A$20]" office:value-type="float" office:value="0.0649240000020654">
            <text:p>0.064924</text:p>
          </table:table-cell>
          <table:table-cell table:formula="of:=[.B350]-[.B349]" office:value-type="float" office:value="0.00000300000101560727">
            <text:p>0.000003</text:p>
          </table:table-cell>
          <table:table-cell/>
          <table:table-cell office:value-type="string">
            <text:p>d_s is renewed (r + D) to 27370738.639019; c_s is fully topped up</text:p>
          </table:table-cell>
          <table:table-cell/>
        </table:table-row>
        <table:table-row table:style-name="ro1">
          <table:table-cell office:value-type="float" office:value="27370.735381">
            <text:p>27370.735381</text:p>
          </table:table-cell>
          <table:table-cell table:formula="of:=[.A351]-[.A$20]" office:value-type="float" office:value="0.0666600000004109">
            <text:p>0.066660</text:p>
          </table:table-cell>
          <table:table-cell table:formula="of:=[.B351]-[.B350]" office:value-type="float" office:value="0.00173599999834551">
            <text:p>0.00173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35383">
            <text:p>27370.735383</text:p>
          </table:table-cell>
          <table:table-cell table:formula="of:=[.A352]-[.A$20]" office:value-type="float" office:value="0.066662000001088">
            <text:p>0.066662</text:p>
          </table:table-cell>
          <table:table-cell table:formula="of:=[.B352]-[.B351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35387">
            <text:p>27370.735387</text:p>
          </table:table-cell>
          <table:table-cell table:formula="of:=[.A353]-[.A$20]" office:value-type="float" office:value="0.0666660000024422">
            <text:p>0.066666</text:p>
          </table:table-cell>
          <table:table-cell table:formula="of:=[.B353]-[.B352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3664">
            <text:p>27370.736640</text:p>
          </table:table-cell>
          <table:table-cell table:formula="of:=[.A354]-[.A$20]" office:value-type="float" office:value="0.0679190000009839">
            <text:p>0.067919</text:p>
          </table:table-cell>
          <table:table-cell table:formula="of:=[.B354]-[.B353]" office:value-type="float" office:value="0.00125299999854178">
            <text:p>0.00125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36643">
            <text:p>27370.736643</text:p>
          </table:table-cell>
          <table:table-cell table:formula="of:=[.A355]-[.A$20]" office:value-type="float" office:value="0.0679220000019996">
            <text:p>0.067922</text:p>
          </table:table-cell>
          <table:table-cell table:formula="of:=[.B355]-[.B354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36645">
            <text:p>27370.736645</text:p>
          </table:table-cell>
          <table:table-cell table:formula="of:=[.A356]-[.A$20]" office:value-type="float" office:value="0.0679240000026766">
            <text:p>0.067924</text:p>
          </table:table-cell>
          <table:table-cell table:formula="of:=[.B356]-[.B355]" office:value-type="float" office:value="0.00000200000067707151">
            <text:p>0.000002</text:p>
          </table:table-cell>
          <table:table-cell office:value-type="string">
            <text:p>d_s is renewed (r + D) to 27370738.642912; c_s is fully topped up</text:p>
          </table:table-cell>
          <table:table-cell table:number-columns-repeated="2"/>
        </table:table-row>
        <table:table-row table:style-name="ro1">
          <table:table-cell office:value-type="float" office:value="27370.737379">
            <text:p>27370.737379</text:p>
          </table:table-cell>
          <table:table-cell table:formula="of:=[.A357]-[.A$20]" office:value-type="float" office:value="0.0686580000001413">
            <text:p>0.068658</text:p>
          </table:table-cell>
          <table:table-cell table:formula="of:=[.B357]-[.B356]" office:value-type="float" office:value="0.000733999997464707">
            <text:p>0.0007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37381">
            <text:p>27370.737381</text:p>
          </table:table-cell>
          <table:table-cell table:formula="of:=[.A358]-[.A$20]" office:value-type="float" office:value="0.0686600000008184">
            <text:p>0.068660</text:p>
          </table:table-cell>
          <table:table-cell table:formula="of:=[.B358]-[.B35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37386">
            <text:p>27370.737386</text:p>
          </table:table-cell>
          <table:table-cell table:formula="of:=[.A359]-[.A$20]" office:value-type="float" office:value="0.0686650000025111">
            <text:p>0.068665</text:p>
          </table:table-cell>
          <table:table-cell table:formula="of:=[.B359]-[.B358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38292">
            <text:p>27370.738292</text:p>
          </table:table-cell>
          <table:table-cell table:formula="of:=[.A360]-[.A$20]" office:value-type="float" office:value="0.0695709999999963">
            <text:p>0.069571</text:p>
          </table:table-cell>
          <table:table-cell table:formula="of:=[.B360]-[.B359]" office:value-type="float" office:value="0.000905999997485196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38293">
            <text:p>27370.738293</text:p>
          </table:table-cell>
          <table:table-cell table:formula="of:=[.A361]-[.A$20]" office:value-type="float" office:value="0.0695720000003348">
            <text:p>0.069572</text:p>
          </table:table-cell>
          <table:table-cell table:formula="of:=[.B361]-[.B360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38639">
            <text:p>27370.738639</text:p>
          </table:table-cell>
          <table:table-cell table:formula="of:=[.A362]-[.A$20]" office:value-type="float" office:value="0.0699180000010529">
            <text:p>0.069918</text:p>
          </table:table-cell>
          <table:table-cell table:formula="of:=[.B362]-[.B361]" office:value-type="float" office:value="0.00034600000071805">
            <text:p>0.0003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38641">
            <text:p>27370.738641</text:p>
          </table:table-cell>
          <table:table-cell table:formula="of:=[.A363]-[.A$20]" office:value-type="float" office:value="0.0699200000017299">
            <text:p>0.069920</text:p>
          </table:table-cell>
          <table:table-cell table:formula="of:=[.B363]-[.B36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38644">
            <text:p>27370.738644</text:p>
          </table:table-cell>
          <table:table-cell table:formula="of:=[.A364]-[.A$20]" office:value-type="float" office:value="0.0699230000027455">
            <text:p>0.069923</text:p>
          </table:table-cell>
          <table:table-cell table:formula="of:=[.B364]-[.B363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745.641222; c_s is fully topped up</text:p>
          </table:table-cell>
        </table:table-row>
        <table:table-row table:style-name="ro1">
          <table:table-cell office:value-type="float" office:value="27370.738647">
            <text:p>27370.738647</text:p>
          </table:table-cell>
          <table:table-cell table:formula="of:=[.A365]-[.A$20]" office:value-type="float" office:value="0.0699260000001232">
            <text:p>0.069926</text:p>
          </table:table-cell>
          <table:table-cell table:formula="of:=[.B365]-[.B364]" office:value-type="float" office:value="0.0000029999973776284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38648">
            <text:p>27370.738648</text:p>
          </table:table-cell>
          <table:table-cell table:formula="of:=[.A366]-[.A$20]" office:value-type="float" office:value="0.0699270000004617">
            <text:p>0.069927</text:p>
          </table:table-cell>
          <table:table-cell table:formula="of:=[.B366]-[.B36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38651">
            <text:p>27370.738651</text:p>
          </table:table-cell>
          <table:table-cell table:formula="of:=[.A367]-[.A$20]" office:value-type="float" office:value="0.0699300000014773">
            <text:p>0.069930</text:p>
          </table:table-cell>
          <table:table-cell table:formula="of:=[.B367]-[.B366]" office:value-type="float" office:value="0.00000300000101560727">
            <text:p>0.000003</text:p>
          </table:table-cell>
          <table:table-cell/>
          <table:table-cell office:value-type="string">
            <text:p>d_s is renewed (r + D) to 27370743.648524; c_s is fully topped up</text:p>
          </table:table-cell>
          <table:table-cell/>
        </table:table-row>
        <table:table-row table:style-name="ro1">
          <table:table-cell office:value-type="float" office:value="27370.738657">
            <text:p>27370.738657</text:p>
          </table:table-cell>
          <table:table-cell table:formula="of:=[.A368]-[.A$20]" office:value-type="float" office:value="0.0699360000035085">
            <text:p>0.069936</text:p>
          </table:table-cell>
          <table:table-cell table:formula="of:=[.B368]-[.B367]" office:value-type="float" office:value="0.00000600000203121454">
            <text:p>0.000006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740587">
            <text:p>27370.740587</text:p>
          </table:table-cell>
          <table:table-cell table:formula="of:=[.A369]-[.A$20]" office:value-type="float" office:value="0.0718660000020464">
            <text:p>0.071866</text:p>
          </table:table-cell>
          <table:table-cell table:formula="of:=[.B369]-[.B368]" office:value-type="float" office:value="0.00192999999853782">
            <text:p>0.0019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40588">
            <text:p>27370.740588</text:p>
          </table:table-cell>
          <table:table-cell table:formula="of:=[.A370]-[.A$20]" office:value-type="float" office:value="0.0718670000023849">
            <text:p>0.071867</text:p>
          </table:table-cell>
          <table:table-cell table:formula="of:=[.B370]-[.B369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40592">
            <text:p>27370.740592</text:p>
          </table:table-cell>
          <table:table-cell table:formula="of:=[.A371]-[.A$20]" office:value-type="float" office:value="0.0718710000001011">
            <text:p>0.071871</text:p>
          </table:table-cell>
          <table:table-cell table:formula="of:=[.B371]-[.B370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40639">
            <text:p>27370.740639</text:p>
          </table:table-cell>
          <table:table-cell table:formula="of:=[.A372]-[.A$20]" office:value-type="float" office:value="0.0719180000014603">
            <text:p>0.071918</text:p>
          </table:table-cell>
          <table:table-cell table:formula="of:=[.B372]-[.B371]" office:value-type="float" office:value="0.0000470000013592653">
            <text:p>0.0000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40641">
            <text:p>27370.740641</text:p>
          </table:table-cell>
          <table:table-cell table:formula="of:=[.A373]-[.A$20]" office:value-type="float" office:value="0.0719200000021374">
            <text:p>0.071920</text:p>
          </table:table-cell>
          <table:table-cell table:formula="of:=[.B373]-[.B372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40643">
            <text:p>27370.740643</text:p>
          </table:table-cell>
          <table:table-cell table:formula="of:=[.A374]-[.A$20]" office:value-type="float" office:value="0.0719220000028145">
            <text:p>0.071922</text:p>
          </table:table-cell>
          <table:table-cell table:formula="of:=[.B374]-[.B373]" office:value-type="float" office:value="0.00000200000067707151">
            <text:p>0.000002</text:p>
          </table:table-cell>
          <table:table-cell office:value-type="string">
            <text:p>d_s is renewed (r + D) to 27370742.640989; c_s is fully topped up</text:p>
          </table:table-cell>
          <table:table-cell table:number-columns-repeated="2"/>
        </table:table-row>
        <table:table-row table:style-name="ro1">
          <table:table-cell office:value-type="float" office:value="27370.740645">
            <text:p>27370.740645</text:p>
          </table:table-cell>
          <table:table-cell table:formula="of:=[.A375]-[.A$20]" office:value-type="float" office:value="0.0719240000034915">
            <text:p>0.071924</text:p>
          </table:table-cell>
          <table:table-cell table:formula="of:=[.B375]-[.B374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4065">
            <text:p>27370.740650</text:p>
          </table:table-cell>
          <table:table-cell table:formula="of:=[.A376]-[.A$20]" office:value-type="float" office:value="0.0719290000015462">
            <text:p>0.071929</text:p>
          </table:table-cell>
          <table:table-cell table:formula="of:=[.B376]-[.B375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40654">
            <text:p>27370.740654</text:p>
          </table:table-cell>
          <table:table-cell table:formula="of:=[.A377]-[.A$20]" office:value-type="float" office:value="0.0719330000029004">
            <text:p>0.071933</text:p>
          </table:table-cell>
          <table:table-cell table:formula="of:=[.B377]-[.B376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41563">
            <text:p>27370.741563</text:p>
          </table:table-cell>
          <table:table-cell table:formula="of:=[.A378]-[.A$20]" office:value-type="float" office:value="0.0728420000014012">
            <text:p>0.072842</text:p>
          </table:table-cell>
          <table:table-cell table:formula="of:=[.B378]-[.B377]" office:value-type="float" office:value="0.00090899999850080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41565">
            <text:p>27370.741565</text:p>
          </table:table-cell>
          <table:table-cell table:formula="of:=[.A379]-[.A$20]" office:value-type="float" office:value="0.0728440000020782">
            <text:p>0.072844</text:p>
          </table:table-cell>
          <table:table-cell table:formula="of:=[.B379]-[.B37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41569">
            <text:p>27370.741569</text:p>
          </table:table-cell>
          <table:table-cell table:formula="of:=[.A380]-[.A$20]" office:value-type="float" office:value="0.0728480000034324">
            <text:p>0.072848</text:p>
          </table:table-cell>
          <table:table-cell table:formula="of:=[.B380]-[.B379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43635">
            <text:p>27370.743635</text:p>
          </table:table-cell>
          <table:table-cell table:formula="of:=[.A381]-[.A$20]" office:value-type="float" office:value="0.0749140000007174">
            <text:p>0.074914</text:p>
          </table:table-cell>
          <table:table-cell table:formula="of:=[.B381]-[.B380]" office:value-type="float" office:value="0.00206599999728496">
            <text:p>0.00206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43638">
            <text:p>27370.743638</text:p>
          </table:table-cell>
          <table:table-cell table:formula="of:=[.A382]-[.A$20]" office:value-type="float" office:value="0.074917000001733">
            <text:p>0.074917</text:p>
          </table:table-cell>
          <table:table-cell table:formula="of:=[.B382]-[.B381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43641">
            <text:p>27370.743641</text:p>
          </table:table-cell>
          <table:table-cell table:formula="of:=[.A383]-[.A$20]" office:value-type="float" office:value="0.0749200000027486">
            <text:p>0.074920</text:p>
          </table:table-cell>
          <table:table-cell table:formula="of:=[.B383]-[.B382]" office:value-type="float" office:value="0.00000300000101560727">
            <text:p>0.000003</text:p>
          </table:table-cell>
          <table:table-cell/>
          <table:table-cell office:value-type="string">
            <text:p>0.068551 / 0.010744 &gt; 2.000000 / 5.000000</text:p>
          </table:table-cell>
          <table:table-cell/>
        </table:table-row>
        <table:table-row table:style-name="ro1">
          <table:table-cell office:value-type="float" office:value="27370.743644">
            <text:p>27370.743644</text:p>
          </table:table-cell>
          <table:table-cell table:formula="of:=[.A384]-[.A$20]" office:value-type="float" office:value="0.0749230000001262">
            <text:p>0.074923</text:p>
          </table:table-cell>
          <table:table-cell table:formula="of:=[.B384]-[.B383]" office:value-type="float" office:value="0.00000299999737762846">
            <text:p>0.000003</text:p>
          </table:table-cell>
          <table:table-cell/>
          <table:table-cell office:value-type="string">
            <text:p>d_s is renewed (r + D) to 27370748.637780; c_s is fully topped up</text:p>
          </table:table-cell>
          <table:table-cell/>
        </table:table-row>
        <table:table-row table:style-name="ro1">
          <table:table-cell office:value-type="float" office:value="27370.744513">
            <text:p>27370.744513</text:p>
          </table:table-cell>
          <table:table-cell table:formula="of:=[.A385]-[.A$20]" office:value-type="float" office:value="0.0757920000032755">
            <text:p>0.075792</text:p>
          </table:table-cell>
          <table:table-cell table:formula="of:=[.B385]-[.B384]" office:value-type="float" office:value="0.000869000003149267">
            <text:p>0.00086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744516">
            <text:p>27370.744516</text:p>
          </table:table-cell>
          <table:table-cell table:formula="of:=[.A386]-[.A$20]" office:value-type="float" office:value="0.0757950000006531">
            <text:p>0.075795</text:p>
          </table:table-cell>
          <table:table-cell table:formula="of:=[.B386]-[.B385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7370744.511755-27370744.011759=0.499996</text:p>
          </table:table-cell>
        </table:table-row>
        <table:table-row table:style-name="ro1">
          <table:table-cell office:value-type="float" office:value="27370.744521">
            <text:p>27370.744521</text:p>
          </table:table-cell>
          <table:table-cell table:formula="of:=[.A387]-[.A$20]" office:value-type="float" office:value="0.0758000000023458">
            <text:p>0.075800</text:p>
          </table:table-cell>
          <table:table-cell table:formula="of:=[.B387]-[.B386]" office:value-type="float" office:value="0.0000050000016926787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44525">
            <text:p>27370.744525</text:p>
          </table:table-cell>
          <table:table-cell table:formula="of:=[.A388]-[.A$20]" office:value-type="float" office:value="0.0758040000000619">
            <text:p>0.075804</text:p>
          </table:table-cell>
          <table:table-cell table:formula="of:=[.B388]-[.B387]" office:value-type="float" office:value="0.0000039999977161642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44639">
            <text:p>27370.744639</text:p>
          </table:table-cell>
          <table:table-cell table:formula="of:=[.A389]-[.A$20]" office:value-type="float" office:value="0.0759180000022752">
            <text:p>0.075918</text:p>
          </table:table-cell>
          <table:table-cell table:formula="of:=[.B389]-[.B388]" office:value-type="float" office:value="0.000114000002213288">
            <text:p>0.00011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44641">
            <text:p>27370.744641</text:p>
          </table:table-cell>
          <table:table-cell table:formula="of:=[.A390]-[.A$20]" office:value-type="float" office:value="0.0759200000029523">
            <text:p>0.075920</text:p>
          </table:table-cell>
          <table:table-cell table:formula="of:=[.B390]-[.B38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44643">
            <text:p>27370.744643</text:p>
          </table:table-cell>
          <table:table-cell table:formula="of:=[.A391]-[.A$20]" office:value-type="float" office:value="0.0759220000036294">
            <text:p>0.075922</text:p>
          </table:table-cell>
          <table:table-cell table:formula="of:=[.B391]-[.B390]" office:value-type="float" office:value="0.00000200000067707151">
            <text:p>0.000002</text:p>
          </table:table-cell>
          <table:table-cell office:value-type="string">
            <text:p>d_s is renewed (r + D) to 27370746.641232; c_s is fully topped up</text:p>
          </table:table-cell>
          <table:table-cell table:number-columns-repeated="2"/>
        </table:table-row>
        <table:table-row table:style-name="ro1">
          <table:table-cell office:value-type="float" office:value="27370.744646">
            <text:p>27370.744646</text:p>
          </table:table-cell>
          <table:table-cell table:formula="of:=[.A392]-[.A$20]" office:value-type="float" office:value="0.075925000001007">
            <text:p>0.075925</text:p>
          </table:table-cell>
          <table:table-cell table:formula="of:=[.B392]-[.B391]" office:value-type="float" office:value="0.0000029999973776284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44649">
            <text:p>27370.744649</text:p>
          </table:table-cell>
          <table:table-cell table:formula="of:=[.A393]-[.A$20]" office:value-type="float" office:value="0.0759280000020226">
            <text:p>0.075928</text:p>
          </table:table-cell>
          <table:table-cell table:formula="of:=[.B393]-[.B392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44653">
            <text:p>27370.744653</text:p>
          </table:table-cell>
          <table:table-cell table:formula="of:=[.A394]-[.A$20]" office:value-type="float" office:value="0.0759320000033767">
            <text:p>0.075932</text:p>
          </table:table-cell>
          <table:table-cell table:formula="of:=[.B394]-[.B393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45558">
            <text:p>27370.745558</text:p>
          </table:table-cell>
          <table:table-cell table:formula="of:=[.A395]-[.A$20]" office:value-type="float" office:value="0.0768370000005234">
            <text:p>0.076837</text:p>
          </table:table-cell>
          <table:table-cell table:formula="of:=[.B395]-[.B394]" office:value-type="float" office:value="0.00090499999714666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4556">
            <text:p>27370.745560</text:p>
          </table:table-cell>
          <table:table-cell table:formula="of:=[.A396]-[.A$20]" office:value-type="float" office:value="0.0768390000012005">
            <text:p>0.076839</text:p>
          </table:table-cell>
          <table:table-cell table:formula="of:=[.B396]-[.B39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45563">
            <text:p>27370.745563</text:p>
          </table:table-cell>
          <table:table-cell table:formula="of:=[.A397]-[.A$20]" office:value-type="float" office:value="0.0768420000022161">
            <text:p>0.076842</text:p>
          </table:table-cell>
          <table:table-cell table:formula="of:=[.B397]-[.B396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45648">
            <text:p>27370.745648</text:p>
          </table:table-cell>
          <table:table-cell table:formula="of:=[.A398]-[.A$20]" office:value-type="float" office:value="0.0769270000018878">
            <text:p>0.076927</text:p>
          </table:table-cell>
          <table:table-cell table:formula="of:=[.B398]-[.B397]" office:value-type="float" office:value="0.0000849999996717088">
            <text:p>0.00008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74565">
            <text:p>27370.745650</text:p>
          </table:table-cell>
          <table:table-cell table:formula="of:=[.A399]-[.A$20]" office:value-type="float" office:value="0.0769290000025649">
            <text:p>0.076929</text:p>
          </table:table-cell>
          <table:table-cell table:formula="of:=[.B399]-[.B39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45653">
            <text:p>27370.745653</text:p>
          </table:table-cell>
          <table:table-cell table:formula="of:=[.A400]-[.A$20]" office:value-type="float" office:value="0.0769320000035805">
            <text:p>0.076932</text:p>
          </table:table-cell>
          <table:table-cell table:formula="of:=[.B400]-[.B399]" office:value-type="float" office:value="0.00000300000101560727">
            <text:p>0.000003</text:p>
          </table:table-cell>
          <table:table-cell table:number-columns-repeated="2"/>
          <table:table-cell office:value-type="string">
            <text:p>postpones its deadline to 27370752.641222; c_s is topped up to 2.995445</text:p>
          </table:table-cell>
        </table:table-row>
        <table:table-row table:style-name="ro1">
          <table:table-cell office:value-type="float" office:value="27370.747371">
            <text:p>27370.747371</text:p>
          </table:table-cell>
          <table:table-cell table:formula="of:=[.A401]-[.A$20]" office:value-type="float" office:value="0.0786500000031083">
            <text:p>0.078650</text:p>
          </table:table-cell>
          <table:table-cell table:formula="of:=[.B401]-[.B400]" office:value-type="float" office:value="0.00171799999952782">
            <text:p>0.00171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47372">
            <text:p>27370.747372</text:p>
          </table:table-cell>
          <table:table-cell table:formula="of:=[.A402]-[.A$20]" office:value-type="float" office:value="0.0786510000034468">
            <text:p>0.078651</text:p>
          </table:table-cell>
          <table:table-cell table:formula="of:=[.B402]-[.B401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47376">
            <text:p>27370.747376</text:p>
          </table:table-cell>
          <table:table-cell table:formula="of:=[.A403]-[.A$20]" office:value-type="float" office:value="0.078655000001163">
            <text:p>0.078655</text:p>
          </table:table-cell>
          <table:table-cell table:formula="of:=[.B403]-[.B402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47385">
            <text:p>27370.747385</text:p>
          </table:table-cell>
          <table:table-cell table:formula="of:=[.A404]-[.A$20]" office:value-type="float" office:value="0.0786640000005718">
            <text:p>0.078664</text:p>
          </table:table-cell>
          <table:table-cell table:formula="of:=[.B404]-[.B403]" office:value-type="float" office:value="0.000008999999408843">
            <text:p>0.0000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47386">
            <text:p>27370.747386</text:p>
          </table:table-cell>
          <table:table-cell table:formula="of:=[.A405]-[.A$20]" office:value-type="float" office:value="0.0786650000009104">
            <text:p>0.078665</text:p>
          </table:table-cell>
          <table:table-cell table:formula="of:=[.B405]-[.B404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48642">
            <text:p>27370.748642</text:p>
          </table:table-cell>
          <table:table-cell table:formula="of:=[.A406]-[.A$20]" office:value-type="float" office:value="0.0799210000004678">
            <text:p>0.079921</text:p>
          </table:table-cell>
          <table:table-cell table:formula="of:=[.B406]-[.B405]" office:value-type="float" office:value="0.00125599999955739">
            <text:p>0.00125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48644">
            <text:p>27370.748644</text:p>
          </table:table-cell>
          <table:table-cell table:formula="of:=[.A407]-[.A$20]" office:value-type="float" office:value="0.0799230000011448">
            <text:p>0.079923</text:p>
          </table:table-cell>
          <table:table-cell table:formula="of:=[.B407]-[.B40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48647">
            <text:p>27370.748647</text:p>
          </table:table-cell>
          <table:table-cell table:formula="of:=[.A408]-[.A$20]" office:value-type="float" office:value="0.0799260000021604">
            <text:p>0.079926</text:p>
          </table:table-cell>
          <table:table-cell table:formula="of:=[.B408]-[.B407]" office:value-type="float" office:value="0.00000300000101560727">
            <text:p>0.000003</text:p>
          </table:table-cell>
          <table:table-cell office:value-type="string">
            <text:p>d_s is renewed (r + D) to 27370750.644413; c_s is fully topped up</text:p>
          </table:table-cell>
          <table:table-cell table:number-columns-repeated="2"/>
        </table:table-row>
        <table:table-row table:style-name="ro1">
          <table:table-cell office:value-type="float" office:value="27370.74865">
            <text:p>27370.748650</text:p>
          </table:table-cell>
          <table:table-cell table:formula="of:=[.A409]-[.A$20]" office:value-type="float" office:value="0.079929000003176">
            <text:p>0.079929</text:p>
          </table:table-cell>
          <table:table-cell table:formula="of:=[.B409]-[.B408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48652">
            <text:p>27370.748652</text:p>
          </table:table-cell>
          <table:table-cell table:formula="of:=[.A410]-[.A$20]" office:value-type="float" office:value="0.0799310000002151">
            <text:p>0.079931</text:p>
          </table:table-cell>
          <table:table-cell table:formula="of:=[.B410]-[.B409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48654">
            <text:p>27370.748654</text:p>
          </table:table-cell>
          <table:table-cell table:formula="of:=[.A411]-[.A$20]" office:value-type="float" office:value="0.0799330000008922">
            <text:p>0.079933</text:p>
          </table:table-cell>
          <table:table-cell table:formula="of:=[.B411]-[.B410]" office:value-type="float" office:value="0.00000200000067707151">
            <text:p>0.000002</text:p>
          </table:table-cell>
          <table:table-cell/>
          <table:table-cell office:value-type="string">
            <text:p>d_s is renewed (r + D) to 27370753.652268; c_s is fully topped up</text:p>
          </table:table-cell>
          <table:table-cell/>
        </table:table-row>
        <table:table-row table:style-name="ro1">
          <table:table-cell office:value-type="float" office:value="27370.748657">
            <text:p>27370.748657</text:p>
          </table:table-cell>
          <table:table-cell table:formula="of:=[.A412]-[.A$20]" office:value-type="float" office:value="0.0799360000019078">
            <text:p>0.079936</text:p>
          </table:table-cell>
          <table:table-cell table:formula="of:=[.B412]-[.B411]" office:value-type="float" office:value="0.0000030000010156072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48659">
            <text:p>27370.748659</text:p>
          </table:table-cell>
          <table:table-cell table:formula="of:=[.A413]-[.A$20]" office:value-type="float" office:value="0.0799380000025849">
            <text:p>0.079938</text:p>
          </table:table-cell>
          <table:table-cell table:formula="of:=[.B413]-[.B41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48662">
            <text:p>27370.748662</text:p>
          </table:table-cell>
          <table:table-cell table:formula="of:=[.A414]-[.A$20]" office:value-type="float" office:value="0.0799410000036005">
            <text:p>0.079941</text:p>
          </table:table-cell>
          <table:table-cell table:formula="of:=[.B414]-[.B413]" office:value-type="float" office:value="0.00000300000101560727">
            <text:p>0.000003</text:p>
          </table:table-cell>
          <table:table-cell table:number-columns-repeated="2"/>
          <table:table-cell office:value-type="string">
            <text:p>2.985003 / 3.982253 &gt; 3.000000 / 7.000000</text:p>
          </table:table-cell>
        </table:table-row>
        <table:table-row table:style-name="ro1">
          <table:table-cell office:value-type="float" office:value="27370.748665">
            <text:p>27370.748665</text:p>
          </table:table-cell>
          <table:table-cell table:formula="of:=[.A415]-[.A$20]" office:value-type="float" office:value="0.0799440000009781">
            <text:p>0.079944</text:p>
          </table:table-cell>
          <table:table-cell table:formula="of:=[.B415]-[.B414]" office:value-type="float" office:value="0.00000299999737762846">
            <text:p>0.000003</text:p>
          </table:table-cell>
          <table:table-cell table:number-columns-repeated="2"/>
          <table:table-cell office:value-type="string">
            <text:p>d_s is renewed (r + D) to 27370755.658969; c_s is fully topped up</text:p>
          </table:table-cell>
        </table:table-row>
        <table:table-row table:style-name="ro1">
          <table:table-cell office:value-type="float" office:value="27370.748672">
            <text:p>27370.748672</text:p>
          </table:table-cell>
          <table:table-cell table:formula="of:=[.A416]-[.A$20]" office:value-type="float" office:value="0.0799510000033479">
            <text:p>0.079951</text:p>
          </table:table-cell>
          <table:table-cell table:formula="of:=[.B416]-[.B415]" office:value-type="float" office:value="0.00000700000236975029">
            <text:p>0.000007</text:p>
          </table:table-cell>
          <table:table-cell office:value-type="string">
            <text:p>is pick_next_task_dl-ed by rsyslogd (6774)</text:p>
          </table:table-cell>
          <table:table-cell table:number-columns-repeated="2"/>
        </table:table-row>
        <table:table-row table:style-name="ro1">
          <table:table-cell office:value-type="float" office:value="27370.749585">
            <text:p>27370.749585</text:p>
          </table:table-cell>
          <table:table-cell table:formula="of:=[.A417]-[.A$20]" office:value-type="float" office:value="0.0808640000032028">
            <text:p>0.080864</text:p>
          </table:table-cell>
          <table:table-cell table:formula="of:=[.B417]-[.B416]" office:value-type="float" office:value="0.000912999999854947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49587">
            <text:p>27370.749587</text:p>
          </table:table-cell>
          <table:table-cell table:formula="of:=[.A418]-[.A$20]" office:value-type="float" office:value="0.0808660000002419">
            <text:p>0.080866</text:p>
          </table:table-cell>
          <table:table-cell table:formula="of:=[.B418]-[.B417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49591">
            <text:p>27370.749591</text:p>
          </table:table-cell>
          <table:table-cell table:formula="of:=[.A419]-[.A$20]" office:value-type="float" office:value="0.0808700000015961">
            <text:p>0.080870</text:p>
          </table:table-cell>
          <table:table-cell table:formula="of:=[.B419]-[.B418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51498">
            <text:p>27370.751498</text:p>
          </table:table-cell>
          <table:table-cell table:formula="of:=[.A420]-[.A$20]" office:value-type="float" office:value="0.0827770000032615">
            <text:p>0.082777</text:p>
          </table:table-cell>
          <table:table-cell table:formula="of:=[.B420]-[.B419]" office:value-type="float" office:value="0.00190700000166544">
            <text:p>0.00190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515">
            <text:p>27370.751500</text:p>
          </table:table-cell>
          <table:table-cell table:formula="of:=[.A421]-[.A$20]" office:value-type="float" office:value="0.0827790000003006">
            <text:p>0.082779</text:p>
          </table:table-cell>
          <table:table-cell table:formula="of:=[.B421]-[.B420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51503">
            <text:p>27370.751503</text:p>
          </table:table-cell>
          <table:table-cell table:formula="of:=[.A422]-[.A$20]" office:value-type="float" office:value="0.0827820000013162">
            <text:p>0.082782</text:p>
          </table:table-cell>
          <table:table-cell table:formula="of:=[.B422]-[.B42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52641">
            <text:p>27370.752641</text:p>
          </table:table-cell>
          <table:table-cell table:formula="of:=[.A423]-[.A$20]" office:value-type="float" office:value="0.0839200000009441">
            <text:p>0.083920</text:p>
          </table:table-cell>
          <table:table-cell table:formula="of:=[.B423]-[.B422]" office:value-type="float" office:value="0.00113799999962794">
            <text:p>0.0011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52644">
            <text:p>27370.752644</text:p>
          </table:table-cell>
          <table:table-cell table:formula="of:=[.A424]-[.A$20]" office:value-type="float" office:value="0.0839230000019597">
            <text:p>0.083923</text:p>
          </table:table-cell>
          <table:table-cell table:formula="of:=[.B424]-[.B423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52647">
            <text:p>27370.752647</text:p>
          </table:table-cell>
          <table:table-cell table:formula="of:=[.A425]-[.A$20]" office:value-type="float" office:value="0.0839260000029753">
            <text:p>0.083926</text:p>
          </table:table-cell>
          <table:table-cell table:formula="of:=[.B425]-[.B424]" office:value-type="float" office:value="0.00000300000101560727">
            <text:p>0.000003</text:p>
          </table:table-cell>
          <table:table-cell office:value-type="string">
            <text:p>d_s is renewed (r + D) to 27370754.643989; c_s is fully topped up</text:p>
          </table:table-cell>
          <table:table-cell table:number-columns-repeated="2"/>
        </table:table-row>
        <table:table-row table:style-name="ro1">
          <table:table-cell office:value-type="float" office:value="27370.75265">
            <text:p>27370.752650</text:p>
          </table:table-cell>
          <table:table-cell table:formula="of:=[.A426]-[.A$20]" office:value-type="float" office:value="0.083929000000353">
            <text:p>0.083929</text:p>
          </table:table-cell>
          <table:table-cell table:formula="of:=[.B426]-[.B425]" office:value-type="float" office:value="0.0000029999973776284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52654">
            <text:p>27370.752654</text:p>
          </table:table-cell>
          <table:table-cell table:formula="of:=[.A427]-[.A$20]" office:value-type="float" office:value="0.0839330000017071">
            <text:p>0.083933</text:p>
          </table:table-cell>
          <table:table-cell table:formula="of:=[.B427]-[.B426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52658">
            <text:p>27370.752658</text:p>
          </table:table-cell>
          <table:table-cell table:formula="of:=[.A428]-[.A$20]" office:value-type="float" office:value="0.0839370000030613">
            <text:p>0.083937</text:p>
          </table:table-cell>
          <table:table-cell table:formula="of:=[.B428]-[.B427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53565">
            <text:p>27370.753565</text:p>
          </table:table-cell>
          <table:table-cell table:formula="of:=[.A429]-[.A$20]" office:value-type="float" office:value="0.084844000000885">
            <text:p>0.084844</text:p>
          </table:table-cell>
          <table:table-cell table:formula="of:=[.B429]-[.B428]" office:value-type="float" office:value="0.000906999997823732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53567">
            <text:p>27370.753567</text:p>
          </table:table-cell>
          <table:table-cell table:formula="of:=[.A430]-[.A$20]" office:value-type="float" office:value="0.0848460000015621">
            <text:p>0.084846</text:p>
          </table:table-cell>
          <table:table-cell table:formula="of:=[.B430]-[.B42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5357">
            <text:p>27370.753570</text:p>
          </table:table-cell>
          <table:table-cell table:formula="of:=[.A431]-[.A$20]" office:value-type="float" office:value="0.0848490000025777">
            <text:p>0.084849</text:p>
          </table:table-cell>
          <table:table-cell table:formula="of:=[.B431]-[.B430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53638">
            <text:p>27370.753638</text:p>
          </table:table-cell>
          <table:table-cell table:formula="of:=[.A432]-[.A$20]" office:value-type="float" office:value="0.0849170000001323">
            <text:p>0.084917</text:p>
          </table:table-cell>
          <table:table-cell table:formula="of:=[.B432]-[.B431]" office:value-type="float" office:value="0.0000679999975545797">
            <text:p>0.000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53639">
            <text:p>27370.753639</text:p>
          </table:table-cell>
          <table:table-cell table:formula="of:=[.A433]-[.A$20]" office:value-type="float" office:value="0.0849180000004708">
            <text:p>0.084918</text:p>
          </table:table-cell>
          <table:table-cell table:formula="of:=[.B433]-[.B432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53643">
            <text:p>27370.753643</text:p>
          </table:table-cell>
          <table:table-cell table:formula="of:=[.A434]-[.A$20]" office:value-type="float" office:value="0.0849220000018249">
            <text:p>0.084922</text:p>
          </table:table-cell>
          <table:table-cell table:formula="of:=[.B434]-[.B433]" office:value-type="float" office:value="0.00000400000135414302">
            <text:p>0.000004</text:p>
          </table:table-cell>
          <table:table-cell/>
          <table:table-cell office:value-type="string">
            <text:p>0.090459 / 0.012789 &gt; 2.000000 / 5.000000</text:p>
          </table:table-cell>
          <table:table-cell/>
        </table:table-row>
        <table:table-row table:style-name="ro1">
          <table:table-cell office:value-type="float" office:value="27370.753645">
            <text:p>27370.753645</text:p>
          </table:table-cell>
          <table:table-cell table:formula="of:=[.A435]-[.A$20]" office:value-type="float" office:value="0.084924000002502">
            <text:p>0.084924</text:p>
          </table:table-cell>
          <table:table-cell table:formula="of:=[.B435]-[.B434]" office:value-type="float" office:value="0.00000200000067707151">
            <text:p>0.000002</text:p>
          </table:table-cell>
          <table:table-cell/>
          <table:table-cell office:value-type="string">
            <text:p>d_s is renewed (r + D) to 27370758.639479; c_s is fully topped up</text:p>
          </table:table-cell>
          <table:table-cell/>
        </table:table-row>
        <table:table-row table:style-name="ro1">
          <table:table-cell office:value-type="float" office:value="27370.755417">
            <text:p>27370.755417</text:p>
          </table:table-cell>
          <table:table-cell table:formula="of:=[.A436]-[.A$20]" office:value-type="float" office:value="0.0866960000021209">
            <text:p>0.086696</text:p>
          </table:table-cell>
          <table:table-cell table:formula="of:=[.B436]-[.B435]" office:value-type="float" office:value="0.00177199999961886">
            <text:p>0.001772</text:p>
          </table:table-cell>
          <table:table-cell table:number-columns-repeated="2"/>
          <table:table-cell office:value-type="string">
            <text:p>postpones its deadline to 27370755.658969; c_s is topped up to 0.000322</text:p>
          </table:table-cell>
        </table:table-row>
        <table:table-row table:style-name="ro1">
          <table:table-cell office:value-type="float" office:value="27370.755421">
            <text:p>27370.755421</text:p>
          </table:table-cell>
          <table:table-cell table:formula="of:=[.A437]-[.A$20]" office:value-type="float" office:value="0.086700000003475">
            <text:p>0.086700</text:p>
          </table:table-cell>
          <table:table-cell table:formula="of:=[.B437]-[.B436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55423">
            <text:p>27370.755423</text:p>
          </table:table-cell>
          <table:table-cell table:formula="of:=[.A438]-[.A$20]" office:value-type="float" office:value="0.0867020000005141">
            <text:p>0.086702</text:p>
          </table:table-cell>
          <table:table-cell table:formula="of:=[.B438]-[.B437]" office:value-type="float" office:value="0.0000019999970390927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755426">
            <text:p>27370.755426</text:p>
          </table:table-cell>
          <table:table-cell table:formula="of:=[.A439]-[.A$20]" office:value-type="float" office:value="0.0867050000015297">
            <text:p>0.086705</text:p>
          </table:table-cell>
          <table:table-cell table:formula="of:=[.B439]-[.B438]" office:value-type="float" office:value="0.00000300000101560727">
            <text:p>0.000003</text:p>
          </table:table-cell>
          <table:table-cell table:number-columns-repeated="2"/>
          <table:table-cell office:value-type="string">
            <text:p>uses up its c_s; 27370755.421175-27370755.415981=0.005194</text:p>
          </table:table-cell>
        </table:table-row>
        <table:table-row table:style-name="ro1">
          <table:table-cell office:value-type="float" office:value="27370.755433">
            <text:p>27370.755433</text:p>
          </table:table-cell>
          <table:table-cell table:formula="of:=[.A440]-[.A$20]" office:value-type="float" office:value="0.0867120000002615">
            <text:p>0.086712</text:p>
          </table:table-cell>
          <table:table-cell table:formula="of:=[.B440]-[.B439]" office:value-type="float" office:value="0.00000699999873177148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55668">
            <text:p>27370.755668</text:p>
          </table:table-cell>
          <table:table-cell table:formula="of:=[.A441]-[.A$20]" office:value-type="float" office:value="0.0869470000034198">
            <text:p>0.086947</text:p>
          </table:table-cell>
          <table:table-cell table:formula="of:=[.B441]-[.B440]" office:value-type="float" office:value="0.000235000003158348">
            <text:p>0.00023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75567">
            <text:p>27370.755670</text:p>
          </table:table-cell>
          <table:table-cell table:formula="of:=[.A442]-[.A$20]" office:value-type="float" office:value="0.0869490000004589">
            <text:p>0.086949</text:p>
          </table:table-cell>
          <table:table-cell table:formula="of:=[.B442]-[.B441]" office:value-type="float" office:value="0.0000019999970390927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55672">
            <text:p>27370.755672</text:p>
          </table:table-cell>
          <table:table-cell table:formula="of:=[.A443]-[.A$20]" office:value-type="float" office:value="0.086951000001136">
            <text:p>0.086951</text:p>
          </table:table-cell>
          <table:table-cell table:formula="of:=[.B443]-[.B442]" office:value-type="float" office:value="0.00000200000067707151">
            <text:p>0.000002</text:p>
          </table:table-cell>
          <table:table-cell table:number-columns-repeated="2"/>
          <table:table-cell office:value-type="string">
            <text:p>postpones its deadline to 27370762.658969; c_s is topped up to 2.995128</text:p>
          </table:table-cell>
        </table:table-row>
        <table:table-row table:style-name="ro1">
          <table:table-cell office:value-type="float" office:value="27370.756639">
            <text:p>27370.756639</text:p>
          </table:table-cell>
          <table:table-cell table:formula="of:=[.A444]-[.A$20]" office:value-type="float" office:value="0.087918000001082">
            <text:p>0.087918</text:p>
          </table:table-cell>
          <table:table-cell table:formula="of:=[.B444]-[.B443]" office:value-type="float" office:value="0.000966999999945983">
            <text:p>0.0009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56641">
            <text:p>27370.756641</text:p>
          </table:table-cell>
          <table:table-cell table:formula="of:=[.A445]-[.A$20]" office:value-type="float" office:value="0.087920000001759">
            <text:p>0.087920</text:p>
          </table:table-cell>
          <table:table-cell table:formula="of:=[.B445]-[.B44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56643">
            <text:p>27370.756643</text:p>
          </table:table-cell>
          <table:table-cell table:formula="of:=[.A446]-[.A$20]" office:value-type="float" office:value="0.0879220000024361">
            <text:p>0.087922</text:p>
          </table:table-cell>
          <table:table-cell table:formula="of:=[.B446]-[.B445]" office:value-type="float" office:value="0.00000200000067707151">
            <text:p>0.000002</text:p>
          </table:table-cell>
          <table:table-cell office:value-type="string">
            <text:p>d_s is renewed (r + D) to 27370758.640856; c_s is fully topped up</text:p>
          </table:table-cell>
          <table:table-cell table:number-columns-repeated="2"/>
        </table:table-row>
        <table:table-row table:style-name="ro1">
          <table:table-cell office:value-type="float" office:value="27370.757377">
            <text:p>27370.757377</text:p>
          </table:table-cell>
          <table:table-cell table:formula="of:=[.A447]-[.A$20]" office:value-type="float" office:value="0.0886560000035388">
            <text:p>0.088656</text:p>
          </table:table-cell>
          <table:table-cell table:formula="of:=[.B447]-[.B446]" office:value-type="float" office:value="0.000734000001102686">
            <text:p>0.0007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57379">
            <text:p>27370.757379</text:p>
          </table:table-cell>
          <table:table-cell table:formula="of:=[.A448]-[.A$20]" office:value-type="float" office:value="0.0886580000005779">
            <text:p>0.088658</text:p>
          </table:table-cell>
          <table:table-cell table:formula="of:=[.B448]-[.B447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57383">
            <text:p>27370.757383</text:p>
          </table:table-cell>
          <table:table-cell table:formula="of:=[.A449]-[.A$20]" office:value-type="float" office:value="0.088662000001932">
            <text:p>0.088662</text:p>
          </table:table-cell>
          <table:table-cell table:formula="of:=[.B449]-[.B448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58288">
            <text:p>27370.758288</text:p>
          </table:table-cell>
          <table:table-cell table:formula="of:=[.A450]-[.A$20]" office:value-type="float" office:value="0.0895670000027167">
            <text:p>0.089567</text:p>
          </table:table-cell>
          <table:table-cell table:formula="of:=[.B450]-[.B449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5829">
            <text:p>27370.758290</text:p>
          </table:table-cell>
          <table:table-cell table:formula="of:=[.A451]-[.A$20]" office:value-type="float" office:value="0.0895690000033937">
            <text:p>0.089569</text:p>
          </table:table-cell>
          <table:table-cell table:formula="of:=[.B451]-[.B45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58294">
            <text:p>27370.758294</text:p>
          </table:table-cell>
          <table:table-cell table:formula="of:=[.A452]-[.A$20]" office:value-type="float" office:value="0.0895730000011099">
            <text:p>0.089573</text:p>
          </table:table-cell>
          <table:table-cell table:formula="of:=[.B452]-[.B451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58296">
            <text:p>27370.758296</text:p>
          </table:table-cell>
          <table:table-cell table:formula="of:=[.A453]-[.A$20]" office:value-type="float" office:value="0.089575000001787">
            <text:p>0.089575</text:p>
          </table:table-cell>
          <table:table-cell table:formula="of:=[.B453]-[.B452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583">
            <text:p>27370.758300</text:p>
          </table:table-cell>
          <table:table-cell table:formula="of:=[.A454]-[.A$20]" office:value-type="float" office:value="0.0895790000031411">
            <text:p>0.089579</text:p>
          </table:table-cell>
          <table:table-cell table:formula="of:=[.B454]-[.B453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7370.758316">
            <text:p>27370.758316</text:p>
          </table:table-cell>
          <table:table-cell table:formula="of:=[.A455]-[.A$20]" office:value-type="float" office:value="0.0895950000012817">
            <text:p>0.089595</text:p>
          </table:table-cell>
          <table:table-cell table:formula="of:=[.B455]-[.B454]" office:value-type="float" office:value="0.0000159999981406145">
            <text:p>0.00001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58317">
            <text:p>27370.758317</text:p>
          </table:table-cell>
          <table:table-cell table:formula="of:=[.A456]-[.A$20]" office:value-type="float" office:value="0.0895960000016203">
            <text:p>0.089596</text:p>
          </table:table-cell>
          <table:table-cell table:formula="of:=[.B456]-[.B455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58638">
            <text:p>27370.758638</text:p>
          </table:table-cell>
          <table:table-cell table:formula="of:=[.A457]-[.A$20]" office:value-type="float" office:value="0.0899170000011509">
            <text:p>0.089917</text:p>
          </table:table-cell>
          <table:table-cell table:formula="of:=[.B457]-[.B456]" office:value-type="float" office:value="0.000320999999530613">
            <text:p>0.00032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58641">
            <text:p>27370.758641</text:p>
          </table:table-cell>
          <table:table-cell table:formula="of:=[.A458]-[.A$20]" office:value-type="float" office:value="0.0899200000021665">
            <text:p>0.089920</text:p>
          </table:table-cell>
          <table:table-cell table:formula="of:=[.B458]-[.B457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58644">
            <text:p>27370.758644</text:p>
          </table:table-cell>
          <table:table-cell table:formula="of:=[.A459]-[.A$20]" office:value-type="float" office:value="0.0899230000031821">
            <text:p>0.089923</text:p>
          </table:table-cell>
          <table:table-cell table:formula="of:=[.B459]-[.B458]" office:value-type="float" office:value="0.00000300000101560727">
            <text:p>0.000003</text:p>
          </table:table-cell>
          <table:table-cell/>
          <table:table-cell office:value-type="string">
            <text:p>d_s is renewed (r + D) to 27370763.640920; c_s is fully topped up</text:p>
          </table:table-cell>
          <table:table-cell/>
        </table:table-row>
        <table:table-row table:style-name="ro1">
          <table:table-cell office:value-type="float" office:value="27370.758647">
            <text:p>27370.758647</text:p>
          </table:table-cell>
          <table:table-cell table:formula="of:=[.A460]-[.A$20]" office:value-type="float" office:value="0.0899260000005597">
            <text:p>0.089926</text:p>
          </table:table-cell>
          <table:table-cell table:formula="of:=[.B460]-[.B459]" office:value-type="float" office:value="0.00000299999737762846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58648">
            <text:p>27370.758648</text:p>
          </table:table-cell>
          <table:table-cell table:formula="of:=[.A461]-[.A$20]" office:value-type="float" office:value="0.0899270000008983">
            <text:p>0.089927</text:p>
          </table:table-cell>
          <table:table-cell table:formula="of:=[.B461]-[.B460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58652">
            <text:p>27370.758652</text:p>
          </table:table-cell>
          <table:table-cell table:formula="of:=[.A462]-[.A$20]" office:value-type="float" office:value="0.0899310000022524">
            <text:p>0.089931</text:p>
          </table:table-cell>
          <table:table-cell table:formula="of:=[.B462]-[.B461]" office:value-type="float" office:value="0.00000400000135414302">
            <text:p>0.000004</text:p>
          </table:table-cell>
          <table:table-cell table:number-columns-repeated="2"/>
          <table:table-cell office:value-type="string">
            <text:p>2.973306 / 4.010411 &gt; 3.000000 / 7.000000</text:p>
          </table:table-cell>
        </table:table-row>
        <table:table-row table:style-name="ro1">
          <table:table-cell office:value-type="float" office:value="27370.758654">
            <text:p>27370.758654</text:p>
          </table:table-cell>
          <table:table-cell table:formula="of:=[.A463]-[.A$20]" office:value-type="float" office:value="0.0899330000029295">
            <text:p>0.089933</text:p>
          </table:table-cell>
          <table:table-cell table:formula="of:=[.B463]-[.B462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765.648558; c_s is fully topped up</text:p>
          </table:table-cell>
        </table:table-row>
        <table:table-row table:style-name="ro1">
          <table:table-cell office:value-type="float" office:value="27370.758661">
            <text:p>27370.758661</text:p>
          </table:table-cell>
          <table:table-cell table:formula="of:=[.A464]-[.A$20]" office:value-type="float" office:value="0.0899400000016612">
            <text:p>0.089940</text:p>
          </table:table-cell>
          <table:table-cell table:formula="of:=[.B464]-[.B463]" office:value-type="float" office:value="0.00000699999873177148">
            <text:p>0.000007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760641">
            <text:p>27370.760641</text:p>
          </table:table-cell>
          <table:table-cell table:formula="of:=[.A465]-[.A$20]" office:value-type="float" office:value="0.0919200000025739">
            <text:p>0.091920</text:p>
          </table:table-cell>
          <table:table-cell table:formula="of:=[.B465]-[.B464]" office:value-type="float" office:value="0.0019800000009127">
            <text:p>0.00198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60643">
            <text:p>27370.760643</text:p>
          </table:table-cell>
          <table:table-cell table:formula="of:=[.A466]-[.A$20]" office:value-type="float" office:value="0.091922000003251">
            <text:p>0.091922</text:p>
          </table:table-cell>
          <table:table-cell table:formula="of:=[.B466]-[.B46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60646">
            <text:p>27370.760646</text:p>
          </table:table-cell>
          <table:table-cell table:formula="of:=[.A467]-[.A$20]" office:value-type="float" office:value="0.0919250000006286">
            <text:p>0.091925</text:p>
          </table:table-cell>
          <table:table-cell table:formula="of:=[.B467]-[.B466]" office:value-type="float" office:value="0.00000299999737762846">
            <text:p>0.000003</text:p>
          </table:table-cell>
          <table:table-cell office:value-type="string">
            <text:p>d_s is renewed (r + D) to 27370762.643270; c_s is fully topped up</text:p>
          </table:table-cell>
          <table:table-cell table:number-columns-repeated="2"/>
        </table:table-row>
        <table:table-row table:style-name="ro1">
          <table:table-cell office:value-type="float" office:value="27370.760648">
            <text:p>27370.760648</text:p>
          </table:table-cell>
          <table:table-cell table:formula="of:=[.A468]-[.A$20]" office:value-type="float" office:value="0.0919270000013057">
            <text:p>0.091927</text:p>
          </table:table-cell>
          <table:table-cell table:formula="of:=[.B468]-[.B467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60653">
            <text:p>27370.760653</text:p>
          </table:table-cell>
          <table:table-cell table:formula="of:=[.A469]-[.A$20]" office:value-type="float" office:value="0.0919320000029984">
            <text:p>0.091932</text:p>
          </table:table-cell>
          <table:table-cell table:formula="of:=[.B469]-[.B468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0658">
            <text:p>27370.760658</text:p>
          </table:table-cell>
          <table:table-cell table:formula="of:=[.A470]-[.A$20]" office:value-type="float" office:value="0.0919370000010531">
            <text:p>0.091937</text:p>
          </table:table-cell>
          <table:table-cell table:formula="of:=[.B470]-[.B469]" office:value-type="float" office:value="0.00000499999805469997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61565">
            <text:p>27370.761565</text:p>
          </table:table-cell>
          <table:table-cell table:formula="of:=[.A471]-[.A$20]" office:value-type="float" office:value="0.0928440000025148">
            <text:p>0.092844</text:p>
          </table:table-cell>
          <table:table-cell table:formula="of:=[.B471]-[.B470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61567">
            <text:p>27370.761567</text:p>
          </table:table-cell>
          <table:table-cell table:formula="of:=[.A472]-[.A$20]" office:value-type="float" office:value="0.0928460000031919">
            <text:p>0.092846</text:p>
          </table:table-cell>
          <table:table-cell table:formula="of:=[.B472]-[.B47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6157">
            <text:p>27370.761570</text:p>
          </table:table-cell>
          <table:table-cell table:formula="of:=[.A473]-[.A$20]" office:value-type="float" office:value="0.0928490000005695">
            <text:p>0.092849</text:p>
          </table:table-cell>
          <table:table-cell table:formula="of:=[.B473]-[.B472]" office:value-type="float" office:value="0.00000299999737762846">
            <text:p>0.000003</text:p>
          </table:table-cell>
          <table:table-cell/>
          <table:table-cell office:value-type="string">
            <text:p>postpones its deadline to 27370763.640920; c_s is topped up to 0.006087</text:p>
          </table:table-cell>
          <table:table-cell/>
        </table:table-row>
        <table:table-row table:style-name="ro1">
          <table:table-cell office:value-type="float" office:value="27370.761572">
            <text:p>27370.761572</text:p>
          </table:table-cell>
          <table:table-cell table:formula="of:=[.A474]-[.A$20]" office:value-type="float" office:value="0.0928510000012466">
            <text:p>0.092851</text:p>
          </table:table-cell>
          <table:table-cell table:formula="of:=[.B474]-[.B473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61575">
            <text:p>27370.761575</text:p>
          </table:table-cell>
          <table:table-cell table:formula="of:=[.A475]-[.A$20]" office:value-type="float" office:value="0.0928540000022622">
            <text:p>0.092854</text:p>
          </table:table-cell>
          <table:table-cell table:formula="of:=[.B475]-[.B474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1577">
            <text:p>27370.761577</text:p>
          </table:table-cell>
          <table:table-cell table:formula="of:=[.A476]-[.A$20]" office:value-type="float" office:value="0.0928560000029393">
            <text:p>0.092856</text:p>
          </table:table-cell>
          <table:table-cell table:formula="of:=[.B476]-[.B475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61579">
            <text:p>27370.761579</text:p>
          </table:table-cell>
          <table:table-cell table:formula="of:=[.A477]-[.A$20]" office:value-type="float" office:value="0.0928580000036163">
            <text:p>0.092858</text:p>
          </table:table-cell>
          <table:table-cell table:formula="of:=[.B477]-[.B476]" office:value-type="float" office:value="0.00000200000067707151">
            <text:p>0.000002</text:p>
          </table:table-cell>
          <table:table-cell/>
          <table:table-cell office:value-type="string">
            <text:p>uses up its c_s; 27370761.574585-27370761.568334=0.006251</text:p>
          </table:table-cell>
          <table:table-cell/>
        </table:table-row>
        <table:table-row table:style-name="ro1">
          <table:table-cell office:value-type="float" office:value="27370.761585">
            <text:p>27370.761585</text:p>
          </table:table-cell>
          <table:table-cell table:formula="of:=[.A478]-[.A$20]" office:value-type="float" office:value="0.0928640000020096">
            <text:p>0.092864</text:p>
          </table:table-cell>
          <table:table-cell table:formula="of:=[.B478]-[.B477]" office:value-type="float" office:value="0.00000599999839323573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63647">
            <text:p>27370.763647</text:p>
          </table:table-cell>
          <table:table-cell table:formula="of:=[.A479]-[.A$20]" office:value-type="float" office:value="0.0949260000015784">
            <text:p>0.094926</text:p>
          </table:table-cell>
          <table:table-cell table:formula="of:=[.B479]-[.B478]" office:value-type="float" office:value="0.0020619999995688">
            <text:p>0.0020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63649">
            <text:p>27370.763649</text:p>
          </table:table-cell>
          <table:table-cell table:formula="of:=[.A480]-[.A$20]" office:value-type="float" office:value="0.0949280000022554">
            <text:p>0.094928</text:p>
          </table:table-cell>
          <table:table-cell table:formula="of:=[.B480]-[.B47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63652">
            <text:p>27370.763652</text:p>
          </table:table-cell>
          <table:table-cell table:formula="of:=[.A481]-[.A$20]" office:value-type="float" office:value="0.094931000003271">
            <text:p>0.094931</text:p>
          </table:table-cell>
          <table:table-cell table:formula="of:=[.B481]-[.B480]" office:value-type="float" office:value="0.00000300000101560727">
            <text:p>0.000003</text:p>
          </table:table-cell>
          <table:table-cell/>
          <table:table-cell office:value-type="string">
            <text:p>postpones its deadline to 27370768.640920; c_s is topped up to 1.999836</text:p>
          </table:table-cell>
          <table:table-cell/>
        </table:table-row>
        <table:table-row table:style-name="ro1">
          <table:table-cell office:value-type="float" office:value="27370.764571">
            <text:p>27370.764571</text:p>
          </table:table-cell>
          <table:table-cell table:formula="of:=[.A482]-[.A$20]" office:value-type="float" office:value="0.0958500000015192">
            <text:p>0.095850</text:p>
          </table:table-cell>
          <table:table-cell table:formula="of:=[.B482]-[.B481]" office:value-type="float" office:value="0.000918999998248182">
            <text:p>0.00091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64573">
            <text:p>27370.764573</text:p>
          </table:table-cell>
          <table:table-cell table:formula="of:=[.A483]-[.A$20]" office:value-type="float" office:value="0.0958520000021963">
            <text:p>0.095852</text:p>
          </table:table-cell>
          <table:table-cell table:formula="of:=[.B483]-[.B482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64576">
            <text:p>27370.764576</text:p>
          </table:table-cell>
          <table:table-cell table:formula="of:=[.A484]-[.A$20]" office:value-type="float" office:value="0.0958550000032119">
            <text:p>0.095855</text:p>
          </table:table-cell>
          <table:table-cell table:formula="of:=[.B484]-[.B483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64579">
            <text:p>27370.764579</text:p>
          </table:table-cell>
          <table:table-cell table:formula="of:=[.A485]-[.A$20]" office:value-type="float" office:value="0.0958580000005895">
            <text:p>0.095858</text:p>
          </table:table-cell>
          <table:table-cell table:formula="of:=[.B485]-[.B484]" office:value-type="float" office:value="0.0000029999973776284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4583">
            <text:p>27370.764583</text:p>
          </table:table-cell>
          <table:table-cell table:formula="of:=[.A486]-[.A$20]" office:value-type="float" office:value="0.0958620000019437">
            <text:p>0.095862</text:p>
          </table:table-cell>
          <table:table-cell table:formula="of:=[.B486]-[.B485]" office:value-type="float" office:value="0.0000040000013541430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7370.764589">
            <text:p>27370.764589</text:p>
          </table:table-cell>
          <table:table-cell table:formula="of:=[.A487]-[.A$20]" office:value-type="float" office:value="0.0958680000003369">
            <text:p>0.095868</text:p>
          </table:table-cell>
          <table:table-cell table:formula="of:=[.B487]-[.B486]" office:value-type="float" office:value="0.00000599999839323573">
            <text:p>0.0000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64591">
            <text:p>27370.764591</text:p>
          </table:table-cell>
          <table:table-cell table:formula="of:=[.A488]-[.A$20]" office:value-type="float" office:value="0.095870000001014">
            <text:p>0.095870</text:p>
          </table:table-cell>
          <table:table-cell table:formula="of:=[.B488]-[.B48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4597">
            <text:p>27370.764597</text:p>
          </table:table-cell>
          <table:table-cell table:formula="of:=[.A489]-[.A$20]" office:value-type="float" office:value="0.0958760000030452">
            <text:p>0.095876</text:p>
          </table:table-cell>
          <table:table-cell table:formula="of:=[.B489]-[.B488]" office:value-type="float" office:value="0.00000600000203121454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64599">
            <text:p>27370.764599</text:p>
          </table:table-cell>
          <table:table-cell table:formula="of:=[.A490]-[.A$20]" office:value-type="float" office:value="0.0958780000000843">
            <text:p>0.095878</text:p>
          </table:table-cell>
          <table:table-cell table:formula="of:=[.B490]-[.B489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64602">
            <text:p>27370.764602</text:p>
          </table:table-cell>
          <table:table-cell table:formula="of:=[.A491]-[.A$20]" office:value-type="float" office:value="0.0958810000010999">
            <text:p>0.095881</text:p>
          </table:table-cell>
          <table:table-cell table:formula="of:=[.B491]-[.B490]" office:value-type="float" office:value="0.00000300000101560727">
            <text:p>0.000003</text:p>
          </table:table-cell>
          <table:table-cell/>
          <table:table-cell office:value-type="string">
            <text:p>1.987220 / 4.041960 &gt; 2.000000 / 5.000000</text:p>
          </table:table-cell>
          <table:table-cell/>
        </table:table-row>
        <table:table-row table:style-name="ro1">
          <table:table-cell office:value-type="float" office:value="27370.764605">
            <text:p>27370.764605</text:p>
          </table:table-cell>
          <table:table-cell table:formula="of:=[.A492]-[.A$20]" office:value-type="float" office:value="0.0958840000021155">
            <text:p>0.095884</text:p>
          </table:table-cell>
          <table:table-cell table:formula="of:=[.B492]-[.B491]" office:value-type="float" office:value="0.00000300000101560727">
            <text:p>0.000003</text:p>
          </table:table-cell>
          <table:table-cell/>
          <table:table-cell office:value-type="string">
            <text:p>d_s is renewed (r + D) to 27370769.598960; c_s is fully topped up</text:p>
          </table:table-cell>
          <table:table-cell/>
        </table:table-row>
        <table:table-row table:style-name="ro1">
          <table:table-cell office:value-type="float" office:value="27370.764611">
            <text:p>27370.764611</text:p>
          </table:table-cell>
          <table:table-cell table:formula="of:=[.A493]-[.A$20]" office:value-type="float" office:value="0.0958900000005087">
            <text:p>0.095890</text:p>
          </table:table-cell>
          <table:table-cell table:formula="of:=[.B493]-[.B492]" office:value-type="float" office:value="0.00000599999839323573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7370.764639">
            <text:p>27370.764639</text:p>
          </table:table-cell>
          <table:table-cell table:formula="of:=[.A494]-[.A$20]" office:value-type="float" office:value="0.0959180000027118">
            <text:p>0.095918</text:p>
          </table:table-cell>
          <table:table-cell table:formula="of:=[.B494]-[.B493]" office:value-type="float" office:value="0.0000280000022030435">
            <text:p>0.0000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64641">
            <text:p>27370.764641</text:p>
          </table:table-cell>
          <table:table-cell table:formula="of:=[.A495]-[.A$20]" office:value-type="float" office:value="0.0959200000033889">
            <text:p>0.095920</text:p>
          </table:table-cell>
          <table:table-cell table:formula="of:=[.B495]-[.B49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64643">
            <text:p>27370.764643</text:p>
          </table:table-cell>
          <table:table-cell table:formula="of:=[.A496]-[.A$20]" office:value-type="float" office:value="0.0959220000004279">
            <text:p>0.095922</text:p>
          </table:table-cell>
          <table:table-cell table:formula="of:=[.B496]-[.B495]" office:value-type="float" office:value="0.0000019999970390927">
            <text:p>0.000002</text:p>
          </table:table-cell>
          <table:table-cell office:value-type="string">
            <text:p>d_s is renewed (r + D) to 27370766.640910; c_s is fully topped up</text:p>
          </table:table-cell>
          <table:table-cell table:number-columns-repeated="2"/>
        </table:table-row>
        <table:table-row table:style-name="ro1">
          <table:table-cell office:value-type="float" office:value="27370.764645">
            <text:p>27370.764645</text:p>
          </table:table-cell>
          <table:table-cell table:formula="of:=[.A497]-[.A$20]" office:value-type="float" office:value="0.095924000001105">
            <text:p>0.095924</text:p>
          </table:table-cell>
          <table:table-cell table:formula="of:=[.B497]-[.B496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6465">
            <text:p>27370.764650</text:p>
          </table:table-cell>
          <table:table-cell table:formula="of:=[.A498]-[.A$20]" office:value-type="float" office:value="0.0959290000027977">
            <text:p>0.095929</text:p>
          </table:table-cell>
          <table:table-cell table:formula="of:=[.B498]-[.B497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4655">
            <text:p>27370.764655</text:p>
          </table:table-cell>
          <table:table-cell table:formula="of:=[.A499]-[.A$20]" office:value-type="float" office:value="0.0959340000008524">
            <text:p>0.095934</text:p>
          </table:table-cell>
          <table:table-cell table:formula="of:=[.B499]-[.B498]" office:value-type="float" office:value="0.00000499999805469997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6556">
            <text:p>27370.765560</text:p>
          </table:table-cell>
          <table:table-cell table:formula="of:=[.A500]-[.A$20]" office:value-type="float" office:value="0.096839000001637">
            <text:p>0.096839</text:p>
          </table:table-cell>
          <table:table-cell table:formula="of:=[.B500]-[.B499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65562">
            <text:p>27370.765562</text:p>
          </table:table-cell>
          <table:table-cell table:formula="of:=[.A501]-[.A$20]" office:value-type="float" office:value="0.0968410000023141">
            <text:p>0.096841</text:p>
          </table:table-cell>
          <table:table-cell table:formula="of:=[.B501]-[.B50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65565">
            <text:p>27370.765565</text:p>
          </table:table-cell>
          <table:table-cell table:formula="of:=[.A502]-[.A$20]" office:value-type="float" office:value="0.0968440000033297">
            <text:p>0.096844</text:p>
          </table:table-cell>
          <table:table-cell table:formula="of:=[.B502]-[.B501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67454">
            <text:p>27370.767454</text:p>
          </table:table-cell>
          <table:table-cell table:formula="of:=[.A503]-[.A$20]" office:value-type="float" office:value="0.0987330000025395">
            <text:p>0.098733</text:p>
          </table:table-cell>
          <table:table-cell table:formula="of:=[.B503]-[.B502]" office:value-type="float" office:value="0.00188899999920977">
            <text:p>0.00188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67455">
            <text:p>27370.767455</text:p>
          </table:table-cell>
          <table:table-cell table:formula="of:=[.A504]-[.A$20]" office:value-type="float" office:value="0.098734000002878">
            <text:p>0.098734</text:p>
          </table:table-cell>
          <table:table-cell table:formula="of:=[.B504]-[.B503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8654">
            <text:p>27370.768654</text:p>
          </table:table-cell>
          <table:table-cell table:formula="of:=[.A505]-[.A$20]" office:value-type="float" office:value="0.0999330000013288">
            <text:p>0.099933</text:p>
          </table:table-cell>
          <table:table-cell table:formula="of:=[.B505]-[.B504]" office:value-type="float" office:value="0.00119899999845075">
            <text:p>0.0011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68657">
            <text:p>27370.768657</text:p>
          </table:table-cell>
          <table:table-cell table:formula="of:=[.A506]-[.A$20]" office:value-type="float" office:value="0.0999360000023444">
            <text:p>0.099936</text:p>
          </table:table-cell>
          <table:table-cell table:formula="of:=[.B506]-[.B50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6866">
            <text:p>27370.768660</text:p>
          </table:table-cell>
          <table:table-cell table:formula="of:=[.A507]-[.A$20]" office:value-type="float" office:value="0.09993900000336">
            <text:p>0.099939</text:p>
          </table:table-cell>
          <table:table-cell table:formula="of:=[.B507]-[.B506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775.657281; c_s is fully topped up</text:p>
          </table:table-cell>
        </table:table-row>
        <table:table-row table:style-name="ro1">
          <table:table-cell office:value-type="float" office:value="27370.768663">
            <text:p>27370.768663</text:p>
          </table:table-cell>
          <table:table-cell table:formula="of:=[.A508]-[.A$20]" office:value-type="float" office:value="0.0999420000007376">
            <text:p>0.099942</text:p>
          </table:table-cell>
          <table:table-cell table:formula="of:=[.B508]-[.B507]" office:value-type="float" office:value="0.0000029999973776284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68665">
            <text:p>27370.768665</text:p>
          </table:table-cell>
          <table:table-cell table:formula="of:=[.A509]-[.A$20]" office:value-type="float" office:value="0.0999440000014147">
            <text:p>0.099944</text:p>
          </table:table-cell>
          <table:table-cell table:formula="of:=[.B509]-[.B50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68667">
            <text:p>27370.768667</text:p>
          </table:table-cell>
          <table:table-cell table:formula="of:=[.A510]-[.A$20]" office:value-type="float" office:value="0.0999460000020918">
            <text:p>0.099946</text:p>
          </table:table-cell>
          <table:table-cell table:formula="of:=[.B510]-[.B509]" office:value-type="float" office:value="0.00000200000067707151">
            <text:p>0.000002</text:p>
          </table:table-cell>
          <table:table-cell office:value-type="string">
            <text:p>d_s is renewed (r + D) to 27370770.665261; c_s is fully topped up</text:p>
          </table:table-cell>
          <table:table-cell table:number-columns-repeated="2"/>
        </table:table-row>
        <table:table-row table:style-name="ro1">
          <table:table-cell office:value-type="float" office:value="27370.76867">
            <text:p>27370.768670</text:p>
          </table:table-cell>
          <table:table-cell table:formula="of:=[.A511]-[.A$20]" office:value-type="float" office:value="0.0999490000031074">
            <text:p>0.099949</text:p>
          </table:table-cell>
          <table:table-cell table:formula="of:=[.B511]-[.B510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68672">
            <text:p>27370.768672</text:p>
          </table:table-cell>
          <table:table-cell table:formula="of:=[.A512]-[.A$20]" office:value-type="float" office:value="0.0999510000001465">
            <text:p>0.099951</text:p>
          </table:table-cell>
          <table:table-cell table:formula="of:=[.B512]-[.B511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68675">
            <text:p>27370.768675</text:p>
          </table:table-cell>
          <table:table-cell table:formula="of:=[.A513]-[.A$20]" office:value-type="float" office:value="0.0999540000011621">
            <text:p>0.099954</text:p>
          </table:table-cell>
          <table:table-cell table:formula="of:=[.B513]-[.B512]" office:value-type="float" office:value="0.00000300000101560727">
            <text:p>0.000003</text:p>
          </table:table-cell>
          <table:table-cell/>
          <table:table-cell office:value-type="string">
            <text:p>0.069418 / 0.927117 &lt;= 2.000000 / 5.000000</text:p>
          </table:table-cell>
          <table:table-cell/>
        </table:table-row>
        <table:table-row table:style-name="ro1">
          <table:table-cell office:value-type="float" office:value="27370.768677">
            <text:p>27370.768677</text:p>
          </table:table-cell>
          <table:table-cell table:formula="of:=[.A514]-[.A$20]" office:value-type="float" office:value="0.0999560000018391">
            <text:p>0.099956</text:p>
          </table:table-cell>
          <table:table-cell table:formula="of:=[.B514]-[.B513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768692">
            <text:p>27370.768692</text:p>
          </table:table-cell>
          <table:table-cell table:formula="of:=[.A515]-[.A$20]" office:value-type="float" office:value="0.0999710000032792">
            <text:p>0.099971</text:p>
          </table:table-cell>
          <table:table-cell table:formula="of:=[.B515]-[.B514]" office:value-type="float" office:value="0.0000150000014400575">
            <text:p>0.00001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7370.768762">
            <text:p>27370.768762</text:p>
          </table:table-cell>
          <table:table-cell table:formula="of:=[.A516]-[.A$20]" office:value-type="float" office:value="0.100041000001511">
            <text:p>0.100041</text:p>
          </table:table-cell>
          <table:table-cell table:formula="of:=[.B516]-[.B515]" office:value-type="float" office:value="0.0000699999982316513">
            <text:p>0.00007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68765">
            <text:p>27370.768765</text:p>
          </table:table-cell>
          <table:table-cell table:formula="of:=[.A517]-[.A$20]" office:value-type="float" office:value="0.100044000002526">
            <text:p>0.100044</text:p>
          </table:table-cell>
          <table:table-cell table:formula="of:=[.B517]-[.B516]" office:value-type="float" office:value="0.00000300000101560727">
            <text:p>0.000003</text:p>
          </table:table-cell>
          <table:table-cell/>
          <table:table-cell office:value-type="string">
            <text:p>uses up its c_s; 27370768.760715-27370768.688771=0.071944</text:p>
          </table:table-cell>
          <table:table-cell/>
        </table:table-row>
        <table:table-row table:style-name="ro1">
          <table:table-cell office:value-type="float" office:value="27370.768771">
            <text:p>27370.768771</text:p>
          </table:table-cell>
          <table:table-cell table:formula="of:=[.A518]-[.A$20]" office:value-type="float" office:value="0.10005000000092">
            <text:p>0.100050</text:p>
          </table:table-cell>
          <table:table-cell table:formula="of:=[.B518]-[.B517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68775">
            <text:p>27370.768775</text:p>
          </table:table-cell>
          <table:table-cell table:formula="of:=[.A519]-[.A$20]" office:value-type="float" office:value="0.100054000002274">
            <text:p>0.100054</text:p>
          </table:table-cell>
          <table:table-cell table:formula="of:=[.B519]-[.B518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69607">
            <text:p>27370.769607</text:p>
          </table:table-cell>
          <table:table-cell table:formula="of:=[.A520]-[.A$20]" office:value-type="float" office:value="0.100886000000173">
            <text:p>0.100886</text:p>
          </table:table-cell>
          <table:table-cell table:formula="of:=[.B520]-[.B519]" office:value-type="float" office:value="0.000831999997899402">
            <text:p>0.00083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69608">
            <text:p>27370.769608</text:p>
          </table:table-cell>
          <table:table-cell table:formula="of:=[.A521]-[.A$20]" office:value-type="float" office:value="0.100887000000512">
            <text:p>0.100887</text:p>
          </table:table-cell>
          <table:table-cell table:formula="of:=[.B521]-[.B52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69611">
            <text:p>27370.769611</text:p>
          </table:table-cell>
          <table:table-cell table:formula="of:=[.A522]-[.A$20]" office:value-type="float" office:value="0.100890000001527">
            <text:p>0.100890</text:p>
          </table:table-cell>
          <table:table-cell table:formula="of:=[.B522]-[.B521]" office:value-type="float" office:value="0.00000300000101560727">
            <text:p>0.000003</text:p>
          </table:table-cell>
          <table:table-cell/>
          <table:table-cell office:value-type="string">
            <text:p>postpones its deadline to 27370774.598960; c_s is topped up to 1.997474</text:p>
          </table:table-cell>
          <table:table-cell/>
        </table:table-row>
        <table:table-row table:style-name="ro1">
          <table:table-cell office:value-type="float" office:value="27370.769693">
            <text:p>27370.769693</text:p>
          </table:table-cell>
          <table:table-cell table:formula="of:=[.A523]-[.A$20]" office:value-type="float" office:value="0.100972000000183">
            <text:p>0.100972</text:p>
          </table:table-cell>
          <table:table-cell table:formula="of:=[.B523]-[.B522]" office:value-type="float" office:value="0.0000819999986561015">
            <text:p>0.00008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69694">
            <text:p>27370.769694</text:p>
          </table:table-cell>
          <table:table-cell table:formula="of:=[.A524]-[.A$20]" office:value-type="float" office:value="0.100973000000522">
            <text:p>0.100973</text:p>
          </table:table-cell>
          <table:table-cell table:formula="of:=[.B524]-[.B52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69699">
            <text:p>27370.769699</text:p>
          </table:table-cell>
          <table:table-cell table:formula="of:=[.A525]-[.A$20]" office:value-type="float" office:value="0.100978000002215">
            <text:p>0.100978</text:p>
          </table:table-cell>
          <table:table-cell table:formula="of:=[.B525]-[.B524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71545">
            <text:p>27370.771545</text:p>
          </table:table-cell>
          <table:table-cell table:formula="of:=[.A526]-[.A$20]" office:value-type="float" office:value="0.102824000001419">
            <text:p>0.102824</text:p>
          </table:table-cell>
          <table:table-cell table:formula="of:=[.B526]-[.B525]" office:value-type="float" office:value="0.00184599999920465">
            <text:p>0.0018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71547">
            <text:p>27370.771547</text:p>
          </table:table-cell>
          <table:table-cell table:formula="of:=[.A527]-[.A$20]" office:value-type="float" office:value="0.102826000002096">
            <text:p>0.102826</text:p>
          </table:table-cell>
          <table:table-cell table:formula="of:=[.B527]-[.B52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7155">
            <text:p>27370.771550</text:p>
          </table:table-cell>
          <table:table-cell table:formula="of:=[.A528]-[.A$20]" office:value-type="float" office:value="0.102829000003112">
            <text:p>0.102829</text:p>
          </table:table-cell>
          <table:table-cell table:formula="of:=[.B528]-[.B52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7264">
            <text:p>27370.772640</text:p>
          </table:table-cell>
          <table:table-cell table:formula="of:=[.A529]-[.A$20]" office:value-type="float" office:value="0.103919000001042">
            <text:p>0.103919</text:p>
          </table:table-cell>
          <table:table-cell table:formula="of:=[.B529]-[.B528]" office:value-type="float" office:value="0.00108999999793014">
            <text:p>0.0010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72642">
            <text:p>27370.772642</text:p>
          </table:table-cell>
          <table:table-cell table:formula="of:=[.A530]-[.A$20]" office:value-type="float" office:value="0.103921000001719">
            <text:p>0.103921</text:p>
          </table:table-cell>
          <table:table-cell table:formula="of:=[.B530]-[.B52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72645">
            <text:p>27370.772645</text:p>
          </table:table-cell>
          <table:table-cell table:formula="of:=[.A531]-[.A$20]" office:value-type="float" office:value="0.103924000002735">
            <text:p>0.103924</text:p>
          </table:table-cell>
          <table:table-cell table:formula="of:=[.B531]-[.B530]" office:value-type="float" office:value="0.00000300000101560727">
            <text:p>0.000003</text:p>
          </table:table-cell>
          <table:table-cell office:value-type="string">
            <text:p>d_s is renewed (r + D) to 27370774.642459; c_s is fully topped up</text:p>
          </table:table-cell>
          <table:table-cell table:number-columns-repeated="2"/>
        </table:table-row>
        <table:table-row table:style-name="ro1">
          <table:table-cell office:value-type="float" office:value="27370.772647">
            <text:p>27370.772647</text:p>
          </table:table-cell>
          <table:table-cell table:formula="of:=[.A532]-[.A$20]" office:value-type="float" office:value="0.103926000003412">
            <text:p>0.103926</text:p>
          </table:table-cell>
          <table:table-cell table:formula="of:=[.B532]-[.B531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72651">
            <text:p>27370.772651</text:p>
          </table:table-cell>
          <table:table-cell table:formula="of:=[.A533]-[.A$20]" office:value-type="float" office:value="0.103930000001128">
            <text:p>0.103930</text:p>
          </table:table-cell>
          <table:table-cell table:formula="of:=[.B533]-[.B532]" office:value-type="float" office:value="0.0000039999977161642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72654">
            <text:p>27370.772654</text:p>
          </table:table-cell>
          <table:table-cell table:formula="of:=[.A534]-[.A$20]" office:value-type="float" office:value="0.103933000002144">
            <text:p>0.103933</text:p>
          </table:table-cell>
          <table:table-cell table:formula="of:=[.B534]-[.B533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73561">
            <text:p>27370.773561</text:p>
          </table:table-cell>
          <table:table-cell table:formula="of:=[.A535]-[.A$20]" office:value-type="float" office:value="0.104840000003605">
            <text:p>0.104840</text:p>
          </table:table-cell>
          <table:table-cell table:formula="of:=[.B535]-[.B534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73563">
            <text:p>27370.773563</text:p>
          </table:table-cell>
          <table:table-cell table:formula="of:=[.A536]-[.A$20]" office:value-type="float" office:value="0.104842000000644">
            <text:p>0.104842</text:p>
          </table:table-cell>
          <table:table-cell table:formula="of:=[.B536]-[.B535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73567">
            <text:p>27370.773567</text:p>
          </table:table-cell>
          <table:table-cell table:formula="of:=[.A537]-[.A$20]" office:value-type="float" office:value="0.104846000001999">
            <text:p>0.104846</text:p>
          </table:table-cell>
          <table:table-cell table:formula="of:=[.B537]-[.B536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73637">
            <text:p>27370.773637</text:p>
          </table:table-cell>
          <table:table-cell table:formula="of:=[.A538]-[.A$20]" office:value-type="float" office:value="0.10491600000023">
            <text:p>0.104916</text:p>
          </table:table-cell>
          <table:table-cell table:formula="of:=[.B538]-[.B537]" office:value-type="float" office:value="0.0000699999982316513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73639">
            <text:p>27370.773639</text:p>
          </table:table-cell>
          <table:table-cell table:formula="of:=[.A539]-[.A$20]" office:value-type="float" office:value="0.104918000000907">
            <text:p>0.104918</text:p>
          </table:table-cell>
          <table:table-cell table:formula="of:=[.B539]-[.B53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73642">
            <text:p>27370.773642</text:p>
          </table:table-cell>
          <table:table-cell table:formula="of:=[.A540]-[.A$20]" office:value-type="float" office:value="0.104921000001923">
            <text:p>0.104921</text:p>
          </table:table-cell>
          <table:table-cell table:formula="of:=[.B540]-[.B539]" office:value-type="float" office:value="0.00000300000101560727">
            <text:p>0.000003</text:p>
          </table:table-cell>
          <table:table-cell/>
          <table:table-cell office:value-type="string">
            <text:p>0.148265 / 0.959733 &lt;= 2.000000 / 5.000000</text:p>
          </table:table-cell>
          <table:table-cell/>
        </table:table-row>
        <table:table-row table:style-name="ro1">
          <table:table-cell office:value-type="float" office:value="27370.773644">
            <text:p>27370.773644</text:p>
          </table:table-cell>
          <table:table-cell table:formula="of:=[.A541]-[.A$20]" office:value-type="float" office:value="0.1049230000026">
            <text:p>0.104923</text:p>
          </table:table-cell>
          <table:table-cell table:formula="of:=[.B541]-[.B540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773646">
            <text:p>27370.773646</text:p>
          </table:table-cell>
          <table:table-cell table:formula="of:=[.A542]-[.A$20]" office:value-type="float" office:value="0.104925000003277">
            <text:p>0.104925</text:p>
          </table:table-cell>
          <table:table-cell table:formula="of:=[.B542]-[.B541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773651">
            <text:p>27370.773651</text:p>
          </table:table-cell>
          <table:table-cell table:formula="of:=[.A543]-[.A$20]" office:value-type="float" office:value="0.104930000001332">
            <text:p>0.104930</text:p>
          </table:table-cell>
          <table:table-cell table:formula="of:=[.B543]-[.B542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73656">
            <text:p>27370.773656</text:p>
          </table:table-cell>
          <table:table-cell table:formula="of:=[.A544]-[.A$20]" office:value-type="float" office:value="0.104935000003024">
            <text:p>0.104935</text:p>
          </table:table-cell>
          <table:table-cell table:formula="of:=[.B544]-[.B543]" office:value-type="float" office:value="0.0000050000016926787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73804">
            <text:p>27370.773804</text:p>
          </table:table-cell>
          <table:table-cell table:formula="of:=[.A545]-[.A$20]" office:value-type="float" office:value="0.105083000002196">
            <text:p>0.105083</text:p>
          </table:table-cell>
          <table:table-cell table:formula="of:=[.B545]-[.B544]" office:value-type="float" office:value="0.000147999999171589">
            <text:p>0.00014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73807">
            <text:p>27370.773807</text:p>
          </table:table-cell>
          <table:table-cell table:formula="of:=[.A546]-[.A$20]" office:value-type="float" office:value="0.105086000003212">
            <text:p>0.105086</text:p>
          </table:table-cell>
          <table:table-cell table:formula="of:=[.B546]-[.B545]" office:value-type="float" office:value="0.00000300000101560727">
            <text:p>0.000003</text:p>
          </table:table-cell>
          <table:table-cell/>
          <table:table-cell office:value-type="string">
            <text:p>uses up its c_s; 27370773.803989-27370773.653291=0.150698</text:p>
          </table:table-cell>
          <table:table-cell/>
        </table:table-row>
        <table:table-row table:style-name="ro1">
          <table:table-cell office:value-type="float" office:value="27370.773814">
            <text:p>27370.773814</text:p>
          </table:table-cell>
          <table:table-cell table:formula="of:=[.A547]-[.A$20]" office:value-type="float" office:value="0.105093000001943">
            <text:p>0.105093</text:p>
          </table:table-cell>
          <table:table-cell table:formula="of:=[.B547]-[.B546]" office:value-type="float" office:value="0.00000699999873177148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73817">
            <text:p>27370.773817</text:p>
          </table:table-cell>
          <table:table-cell table:formula="of:=[.A548]-[.A$20]" office:value-type="float" office:value="0.105096000002959">
            <text:p>0.105096</text:p>
          </table:table-cell>
          <table:table-cell table:formula="of:=[.B548]-[.B54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74605">
            <text:p>27370.774605</text:p>
          </table:table-cell>
          <table:table-cell table:formula="of:=[.A549]-[.A$20]" office:value-type="float" office:value="0.105884000000515">
            <text:p>0.105884</text:p>
          </table:table-cell>
          <table:table-cell table:formula="of:=[.B549]-[.B548]" office:value-type="float" office:value="0.000787999997555744">
            <text:p>0.00078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74607">
            <text:p>27370.774607</text:p>
          </table:table-cell>
          <table:table-cell table:formula="of:=[.A550]-[.A$20]" office:value-type="float" office:value="0.105886000001192">
            <text:p>0.105886</text:p>
          </table:table-cell>
          <table:table-cell table:formula="of:=[.B550]-[.B54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7461">
            <text:p>27370.774610</text:p>
          </table:table-cell>
          <table:table-cell table:formula="of:=[.A551]-[.A$20]" office:value-type="float" office:value="0.105889000002207">
            <text:p>0.105889</text:p>
          </table:table-cell>
          <table:table-cell table:formula="of:=[.B551]-[.B550]" office:value-type="float" office:value="0.00000300000101560727">
            <text:p>0.000003</text:p>
          </table:table-cell>
          <table:table-cell/>
          <table:table-cell office:value-type="string">
            <text:p>postpones its deadline to 27370779.598960; c_s is topped up to 1.997567</text:p>
          </table:table-cell>
          <table:table-cell/>
        </table:table-row>
        <table:table-row table:style-name="ro1">
          <table:table-cell office:value-type="float" office:value="27370.775629">
            <text:p>27370.775629</text:p>
          </table:table-cell>
          <table:table-cell table:formula="of:=[.A552]-[.A$20]" office:value-type="float" office:value="0.106908000001567">
            <text:p>0.106908</text:p>
          </table:table-cell>
          <table:table-cell table:formula="of:=[.B552]-[.B551]" office:value-type="float" office:value="0.00101899999935995">
            <text:p>0.001019</text:p>
          </table:table-cell>
          <table:table-cell table:number-columns-repeated="2"/>
          <table:table-cell office:value-type="string">
            <text:p>postpones its deadline to 27370775.657281; c_s is topped up to 0.000626</text:p>
          </table:table-cell>
        </table:table-row>
        <table:table-row table:style-name="ro1">
          <table:table-cell office:value-type="float" office:value="27370.775633">
            <text:p>27370.775633</text:p>
          </table:table-cell>
          <table:table-cell table:formula="of:=[.A553]-[.A$20]" office:value-type="float" office:value="0.106912000002922">
            <text:p>0.106912</text:p>
          </table:table-cell>
          <table:table-cell table:formula="of:=[.B553]-[.B552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75635">
            <text:p>27370.775635</text:p>
          </table:table-cell>
          <table:table-cell table:formula="of:=[.A554]-[.A$20]" office:value-type="float" office:value="0.106914000003599">
            <text:p>0.106914</text:p>
          </table:table-cell>
          <table:table-cell table:formula="of:=[.B554]-[.B553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775638">
            <text:p>27370.775638</text:p>
          </table:table-cell>
          <table:table-cell table:formula="of:=[.A555]-[.A$20]" office:value-type="float" office:value="0.106917000000976">
            <text:p>0.106917</text:p>
          </table:table-cell>
          <table:table-cell table:formula="of:=[.B555]-[.B554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7370775.633257-27370775.626141=0.007116</text:p>
          </table:table-cell>
        </table:table-row>
        <table:table-row table:style-name="ro1">
          <table:table-cell office:value-type="float" office:value="27370.775646">
            <text:p>27370.775646</text:p>
          </table:table-cell>
          <table:table-cell table:formula="of:=[.A556]-[.A$20]" office:value-type="float" office:value="0.106925000000047">
            <text:p>0.106925</text:p>
          </table:table-cell>
          <table:table-cell table:formula="of:=[.B556]-[.B555]" office:value-type="float" office:value="0.0000079999990703072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75667">
            <text:p>27370.775667</text:p>
          </table:table-cell>
          <table:table-cell table:formula="of:=[.A557]-[.A$20]" office:value-type="float" office:value="0.106946000003518">
            <text:p>0.106946</text:p>
          </table:table-cell>
          <table:table-cell table:formula="of:=[.B557]-[.B556]" office:value-type="float" office:value="0.0000210000034712721">
            <text:p>0.00002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775669">
            <text:p>27370.775669</text:p>
          </table:table-cell>
          <table:table-cell table:formula="of:=[.A558]-[.A$20]" office:value-type="float" office:value="0.106948000000557">
            <text:p>0.106948</text:p>
          </table:table-cell>
          <table:table-cell table:formula="of:=[.B558]-[.B557]" office:value-type="float" office:value="0.0000019999970390927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75671">
            <text:p>27370.775671</text:p>
          </table:table-cell>
          <table:table-cell table:formula="of:=[.A559]-[.A$20]" office:value-type="float" office:value="0.106950000001234">
            <text:p>0.106950</text:p>
          </table:table-cell>
          <table:table-cell table:formula="of:=[.B559]-[.B558]" office:value-type="float" office:value="0.00000200000067707151">
            <text:p>0.000002</text:p>
          </table:table-cell>
          <table:table-cell table:number-columns-repeated="2"/>
          <table:table-cell office:value-type="string">
            <text:p>postpones its deadline to 27370782.657281; c_s is topped up to 2.993510</text:p>
          </table:table-cell>
        </table:table-row>
        <table:table-row table:style-name="ro1">
          <table:table-cell office:value-type="float" office:value="27370.776639">
            <text:p>27370.776639</text:p>
          </table:table-cell>
          <table:table-cell table:formula="of:=[.A560]-[.A$20]" office:value-type="float" office:value="0.107918000001519">
            <text:p>0.107918</text:p>
          </table:table-cell>
          <table:table-cell table:formula="of:=[.B560]-[.B559]" office:value-type="float" office:value="0.000968000000284519">
            <text:p>0.0009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76641">
            <text:p>27370.776641</text:p>
          </table:table-cell>
          <table:table-cell table:formula="of:=[.A561]-[.A$20]" office:value-type="float" office:value="0.107920000002196">
            <text:p>0.107920</text:p>
          </table:table-cell>
          <table:table-cell table:formula="of:=[.B561]-[.B56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76643">
            <text:p>27370.776643</text:p>
          </table:table-cell>
          <table:table-cell table:formula="of:=[.A562]-[.A$20]" office:value-type="float" office:value="0.107922000002873">
            <text:p>0.107922</text:p>
          </table:table-cell>
          <table:table-cell table:formula="of:=[.B562]-[.B561]" office:value-type="float" office:value="0.00000200000067707151">
            <text:p>0.000002</text:p>
          </table:table-cell>
          <table:table-cell office:value-type="string">
            <text:p>d_s is renewed (r + D) to 27370778.641084; c_s is fully topped up</text:p>
          </table:table-cell>
          <table:table-cell table:number-columns-repeated="2"/>
        </table:table-row>
        <table:table-row table:style-name="ro1">
          <table:table-cell office:value-type="float" office:value="27370.776646">
            <text:p>27370.776646</text:p>
          </table:table-cell>
          <table:table-cell table:formula="of:=[.A563]-[.A$20]" office:value-type="float" office:value="0.10792500000025">
            <text:p>0.107925</text:p>
          </table:table-cell>
          <table:table-cell table:formula="of:=[.B563]-[.B562]" office:value-type="float" office:value="0.0000029999973776284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7665">
            <text:p>27370.776650</text:p>
          </table:table-cell>
          <table:table-cell table:formula="of:=[.A564]-[.A$20]" office:value-type="float" office:value="0.107929000001604">
            <text:p>0.107929</text:p>
          </table:table-cell>
          <table:table-cell table:formula="of:=[.B564]-[.B563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76654">
            <text:p>27370.776654</text:p>
          </table:table-cell>
          <table:table-cell table:formula="of:=[.A565]-[.A$20]" office:value-type="float" office:value="0.107933000002959">
            <text:p>0.107933</text:p>
          </table:table-cell>
          <table:table-cell table:formula="of:=[.B565]-[.B564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77564">
            <text:p>27370.777564</text:p>
          </table:table-cell>
          <table:table-cell table:formula="of:=[.A566]-[.A$20]" office:value-type="float" office:value="0.108843000001798">
            <text:p>0.108843</text:p>
          </table:table-cell>
          <table:table-cell table:formula="of:=[.B566]-[.B565]" office:value-type="float" office:value="0.000909999998839339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77566">
            <text:p>27370.777566</text:p>
          </table:table-cell>
          <table:table-cell table:formula="of:=[.A567]-[.A$20]" office:value-type="float" office:value="0.108845000002475">
            <text:p>0.108845</text:p>
          </table:table-cell>
          <table:table-cell table:formula="of:=[.B567]-[.B56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77572">
            <text:p>27370.777572</text:p>
          </table:table-cell>
          <table:table-cell table:formula="of:=[.A568]-[.A$20]" office:value-type="float" office:value="0.108851000000868">
            <text:p>0.108851</text:p>
          </table:table-cell>
          <table:table-cell table:formula="of:=[.B568]-[.B567]" office:value-type="float" office:value="0.00000599999839323573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78381">
            <text:p>27370.778381</text:p>
          </table:table-cell>
          <table:table-cell table:formula="of:=[.A569]-[.A$20]" office:value-type="float" office:value="0.109660000001895">
            <text:p>0.109660</text:p>
          </table:table-cell>
          <table:table-cell table:formula="of:=[.B569]-[.B568]" office:value-type="float" office:value="0.000809000001027016">
            <text:p>0.0008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78384">
            <text:p>27370.778384</text:p>
          </table:table-cell>
          <table:table-cell table:formula="of:=[.A570]-[.A$20]" office:value-type="float" office:value="0.109663000002911">
            <text:p>0.109663</text:p>
          </table:table-cell>
          <table:table-cell table:formula="of:=[.B570]-[.B569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78387">
            <text:p>27370.778387</text:p>
          </table:table-cell>
          <table:table-cell table:formula="of:=[.A571]-[.A$20]" office:value-type="float" office:value="0.109666000000288">
            <text:p>0.109666</text:p>
          </table:table-cell>
          <table:table-cell table:formula="of:=[.B571]-[.B570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78391">
            <text:p>27370.778391</text:p>
          </table:table-cell>
          <table:table-cell table:formula="of:=[.A572]-[.A$20]" office:value-type="float" office:value="0.109670000001643">
            <text:p>0.109670</text:p>
          </table:table-cell>
          <table:table-cell table:formula="of:=[.B572]-[.B571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78394">
            <text:p>27370.778394</text:p>
          </table:table-cell>
          <table:table-cell table:formula="of:=[.A573]-[.A$20]" office:value-type="float" office:value="0.109673000002658">
            <text:p>0.109673</text:p>
          </table:table-cell>
          <table:table-cell table:formula="of:=[.B573]-[.B57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7370.778428">
            <text:p>27370.778428</text:p>
          </table:table-cell>
          <table:table-cell table:formula="of:=[.A574]-[.A$20]" office:value-type="float" office:value="0.109707000003255">
            <text:p>0.109707</text:p>
          </table:table-cell>
          <table:table-cell table:formula="of:=[.B574]-[.B573]" office:value-type="float" office:value="0.0000340000005962793">
            <text:p>0.00003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78429">
            <text:p>27370.778429</text:p>
          </table:table-cell>
          <table:table-cell table:formula="of:=[.A575]-[.A$20]" office:value-type="float" office:value="0.109708000003593">
            <text:p>0.109708</text:p>
          </table:table-cell>
          <table:table-cell table:formula="of:=[.B575]-[.B574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7864">
            <text:p>27370.778640</text:p>
          </table:table-cell>
          <table:table-cell table:formula="of:=[.A576]-[.A$20]" office:value-type="float" office:value="0.109919000002265">
            <text:p>0.109919</text:p>
          </table:table-cell>
          <table:table-cell table:formula="of:=[.B576]-[.B575]" office:value-type="float" office:value="0.000210999998671468">
            <text:p>0.00021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78643">
            <text:p>27370.778643</text:p>
          </table:table-cell>
          <table:table-cell table:formula="of:=[.A577]-[.A$20]" office:value-type="float" office:value="0.10992200000328">
            <text:p>0.109922</text:p>
          </table:table-cell>
          <table:table-cell table:formula="of:=[.B577]-[.B576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78647">
            <text:p>27370.778647</text:p>
          </table:table-cell>
          <table:table-cell table:formula="of:=[.A578]-[.A$20]" office:value-type="float" office:value="0.109926000000996">
            <text:p>0.109926</text:p>
          </table:table-cell>
          <table:table-cell table:formula="of:=[.B578]-[.B577]" office:value-type="float" office:value="0.00000399999771616422">
            <text:p>0.000004</text:p>
          </table:table-cell>
          <table:table-cell/>
          <table:table-cell office:value-type="string">
            <text:p>0.178630 / 0.955842 &lt;= 2.000000 / 5.000000</text:p>
          </table:table-cell>
          <table:table-cell/>
        </table:table-row>
        <table:table-row table:style-name="ro1">
          <table:table-cell office:value-type="float" office:value="27370.778649">
            <text:p>27370.778649</text:p>
          </table:table-cell>
          <table:table-cell table:formula="of:=[.A579]-[.A$20]" office:value-type="float" office:value="0.109928000001673">
            <text:p>0.109928</text:p>
          </table:table-cell>
          <table:table-cell table:formula="of:=[.B579]-[.B578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778651">
            <text:p>27370.778651</text:p>
          </table:table-cell>
          <table:table-cell table:formula="of:=[.A580]-[.A$20]" office:value-type="float" office:value="0.10993000000235">
            <text:p>0.109930</text:p>
          </table:table-cell>
          <table:table-cell table:formula="of:=[.B580]-[.B579]" office:value-type="float" office:value="0.0000020000006770715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78653">
            <text:p>27370.778653</text:p>
          </table:table-cell>
          <table:table-cell table:formula="of:=[.A581]-[.A$20]" office:value-type="float" office:value="0.109932000003028">
            <text:p>0.109932</text:p>
          </table:table-cell>
          <table:table-cell table:formula="of:=[.B581]-[.B58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78656">
            <text:p>27370.778656</text:p>
          </table:table-cell>
          <table:table-cell table:formula="of:=[.A582]-[.A$20]" office:value-type="float" office:value="0.109935000000405">
            <text:p>0.109935</text:p>
          </table:table-cell>
          <table:table-cell table:formula="of:=[.B582]-[.B581]" office:value-type="float" office:value="0.00000299999737762846">
            <text:p>0.000003</text:p>
          </table:table-cell>
          <table:table-cell table:number-columns-repeated="2"/>
          <table:table-cell office:value-type="string">
            <text:p>2.953331 / 4.004069 &gt; 3.000000 / 7.000000</text:p>
          </table:table-cell>
        </table:table-row>
        <table:table-row table:style-name="ro1">
          <table:table-cell office:value-type="float" office:value="27370.778659">
            <text:p>27370.778659</text:p>
          </table:table-cell>
          <table:table-cell table:formula="of:=[.A583]-[.A$20]" office:value-type="float" office:value="0.109938000001421">
            <text:p>0.109938</text:p>
          </table:table-cell>
          <table:table-cell table:formula="of:=[.B583]-[.B582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785.653212; c_s is fully topped up</text:p>
          </table:table-cell>
        </table:table-row>
        <table:table-row table:style-name="ro1">
          <table:table-cell office:value-type="float" office:value="27370.778667">
            <text:p>27370.778667</text:p>
          </table:table-cell>
          <table:table-cell table:formula="of:=[.A584]-[.A$20]" office:value-type="float" office:value="0.109946000000491">
            <text:p>0.109946</text:p>
          </table:table-cell>
          <table:table-cell table:formula="of:=[.B584]-[.B583]" office:value-type="float" office:value="0.00000799999907030724">
            <text:p>0.000008</text:p>
          </table:table-cell>
          <table:table-cell/>
          <table:table-cell office:value-type="string">
            <text:p>is pick_next_task_dl-ed by Xorg (1024)</text:p>
          </table:table-cell>
          <table:table-cell/>
        </table:table-row>
        <table:table-row table:style-name="ro1">
          <table:table-cell office:value-type="float" office:value="27370.778846">
            <text:p>27370.778846</text:p>
          </table:table-cell>
          <table:table-cell table:formula="of:=[.A585]-[.A$20]" office:value-type="float" office:value="0.110125000002881">
            <text:p>0.110125</text:p>
          </table:table-cell>
          <table:table-cell table:formula="of:=[.B585]-[.B584]" office:value-type="float" office:value="0.000179000002390239">
            <text:p>0.00017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78849">
            <text:p>27370.778849</text:p>
          </table:table-cell>
          <table:table-cell table:formula="of:=[.A586]-[.A$20]" office:value-type="float" office:value="0.110128000000259">
            <text:p>0.110128</text:p>
          </table:table-cell>
          <table:table-cell table:formula="of:=[.B586]-[.B585]" office:value-type="float" office:value="0.00000299999737762846">
            <text:p>0.000003</text:p>
          </table:table-cell>
          <table:table-cell/>
          <table:table-cell office:value-type="string">
            <text:p>uses up its c_s; 27370778.844996-27370778.664039=0.180957</text:p>
          </table:table-cell>
          <table:table-cell/>
        </table:table-row>
        <table:table-row table:style-name="ro1">
          <table:table-cell office:value-type="float" office:value="27370.778855">
            <text:p>27370.778855</text:p>
          </table:table-cell>
          <table:table-cell table:formula="of:=[.A587]-[.A$20]" office:value-type="float" office:value="0.11013400000229">
            <text:p>0.110134</text:p>
          </table:table-cell>
          <table:table-cell table:formula="of:=[.B587]-[.B586]" office:value-type="float" office:value="0.00000600000203121454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78859">
            <text:p>27370.778859</text:p>
          </table:table-cell>
          <table:table-cell table:formula="of:=[.A588]-[.A$20]" office:value-type="float" office:value="0.110138000000006">
            <text:p>0.110138</text:p>
          </table:table-cell>
          <table:table-cell table:formula="of:=[.B588]-[.B587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79606">
            <text:p>27370.779606</text:p>
          </table:table-cell>
          <table:table-cell table:formula="of:=[.A589]-[.A$20]" office:value-type="float" office:value="0.110885000001872">
            <text:p>0.110885</text:p>
          </table:table-cell>
          <table:table-cell table:formula="of:=[.B589]-[.B588]" office:value-type="float" office:value="0.000747000001865672">
            <text:p>0.00074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79608">
            <text:p>27370.779608</text:p>
          </table:table-cell>
          <table:table-cell table:formula="of:=[.A590]-[.A$20]" office:value-type="float" office:value="0.110887000002549">
            <text:p>0.110887</text:p>
          </table:table-cell>
          <table:table-cell table:formula="of:=[.B590]-[.B58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79611">
            <text:p>27370.779611</text:p>
          </table:table-cell>
          <table:table-cell table:formula="of:=[.A591]-[.A$20]" office:value-type="float" office:value="0.110890000003565">
            <text:p>0.110890</text:p>
          </table:table-cell>
          <table:table-cell table:formula="of:=[.B591]-[.B590]" office:value-type="float" office:value="0.00000300000101560727">
            <text:p>0.000003</text:p>
          </table:table-cell>
          <table:table-cell/>
          <table:table-cell office:value-type="string">
            <text:p>postpones its deadline to 27370784.598960; c_s is topped up to 1.997673</text:p>
          </table:table-cell>
          <table:table-cell/>
        </table:table-row>
        <table:table-row table:style-name="ro1">
          <table:table-cell office:value-type="float" office:value="27370.779613">
            <text:p>27370.779613</text:p>
          </table:table-cell>
          <table:table-cell table:formula="of:=[.A592]-[.A$20]" office:value-type="float" office:value="0.110892000000604">
            <text:p>0.110892</text:p>
          </table:table-cell>
          <table:table-cell table:formula="of:=[.B592]-[.B591]" office:value-type="float" office:value="0.0000019999970390927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779617">
            <text:p>27370.779617</text:p>
          </table:table-cell>
          <table:table-cell table:formula="of:=[.A593]-[.A$20]" office:value-type="float" office:value="0.110896000001958">
            <text:p>0.110896</text:p>
          </table:table-cell>
          <table:table-cell table:formula="of:=[.B593]-[.B592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7962">
            <text:p>27370.779620</text:p>
          </table:table-cell>
          <table:table-cell table:formula="of:=[.A594]-[.A$20]" office:value-type="float" office:value="0.110899000002973">
            <text:p>0.110899</text:p>
          </table:table-cell>
          <table:table-cell table:formula="of:=[.B594]-[.B593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80639">
            <text:p>27370.780639</text:p>
          </table:table-cell>
          <table:table-cell table:formula="of:=[.A595]-[.A$20]" office:value-type="float" office:value="0.111918000002333">
            <text:p>0.111918</text:p>
          </table:table-cell>
          <table:table-cell table:formula="of:=[.B595]-[.B594]" office:value-type="float" office:value="0.00101899999935995">
            <text:p>0.0010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80642">
            <text:p>27370.780642</text:p>
          </table:table-cell>
          <table:table-cell table:formula="of:=[.A596]-[.A$20]" office:value-type="float" office:value="0.111921000003349">
            <text:p>0.111921</text:p>
          </table:table-cell>
          <table:table-cell table:formula="of:=[.B596]-[.B595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80644">
            <text:p>27370.780644</text:p>
          </table:table-cell>
          <table:table-cell table:formula="of:=[.A597]-[.A$20]" office:value-type="float" office:value="0.111923000000388">
            <text:p>0.111923</text:p>
          </table:table-cell>
          <table:table-cell table:formula="of:=[.B597]-[.B596]" office:value-type="float" office:value="0.0000019999970390927">
            <text:p>0.000002</text:p>
          </table:table-cell>
          <table:table-cell office:value-type="string">
            <text:p>d_s is renewed (r + D) to 27370782.641569; c_s is fully topped up</text:p>
          </table:table-cell>
          <table:table-cell table:number-columns-repeated="2"/>
        </table:table-row>
        <table:table-row table:style-name="ro1">
          <table:table-cell office:value-type="float" office:value="27370.780646">
            <text:p>27370.780646</text:p>
          </table:table-cell>
          <table:table-cell table:formula="of:=[.A598]-[.A$20]" office:value-type="float" office:value="0.111925000001065">
            <text:p>0.111925</text:p>
          </table:table-cell>
          <table:table-cell table:formula="of:=[.B598]-[.B597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80651">
            <text:p>27370.780651</text:p>
          </table:table-cell>
          <table:table-cell table:formula="of:=[.A599]-[.A$20]" office:value-type="float" office:value="0.111930000002758">
            <text:p>0.111930</text:p>
          </table:table-cell>
          <table:table-cell table:formula="of:=[.B599]-[.B598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80656">
            <text:p>27370.780656</text:p>
          </table:table-cell>
          <table:table-cell table:formula="of:=[.A600]-[.A$20]" office:value-type="float" office:value="0.111935000000813">
            <text:p>0.111935</text:p>
          </table:table-cell>
          <table:table-cell table:formula="of:=[.B600]-[.B599]" office:value-type="float" office:value="0.00000499999805469997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81564">
            <text:p>27370.781564</text:p>
          </table:table-cell>
          <table:table-cell table:formula="of:=[.A601]-[.A$20]" office:value-type="float" office:value="0.112843000002613">
            <text:p>0.112843</text:p>
          </table:table-cell>
          <table:table-cell table:formula="of:=[.B601]-[.B600]" office:value-type="float" office:value="0.00090800000180024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81566">
            <text:p>27370.781566</text:p>
          </table:table-cell>
          <table:table-cell table:formula="of:=[.A602]-[.A$20]" office:value-type="float" office:value="0.11284500000329">
            <text:p>0.112845</text:p>
          </table:table-cell>
          <table:table-cell table:formula="of:=[.B602]-[.B60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81571">
            <text:p>27370.781571</text:p>
          </table:table-cell>
          <table:table-cell table:formula="of:=[.A603]-[.A$20]" office:value-type="float" office:value="0.112850000001345">
            <text:p>0.112850</text:p>
          </table:table-cell>
          <table:table-cell table:formula="of:=[.B603]-[.B602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82318">
            <text:p>27370.782318</text:p>
          </table:table-cell>
          <table:table-cell table:formula="of:=[.A604]-[.A$20]" office:value-type="float" office:value="0.11359700000321">
            <text:p>0.113597</text:p>
          </table:table-cell>
          <table:table-cell table:formula="of:=[.B604]-[.B603]" office:value-type="float" office:value="0.000747000001865672">
            <text:p>0.0007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82319">
            <text:p>27370.782319</text:p>
          </table:table-cell>
          <table:table-cell table:formula="of:=[.A605]-[.A$20]" office:value-type="float" office:value="0.113598000003549">
            <text:p>0.113598</text:p>
          </table:table-cell>
          <table:table-cell table:formula="of:=[.B605]-[.B604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82323">
            <text:p>27370.782323</text:p>
          </table:table-cell>
          <table:table-cell table:formula="of:=[.A606]-[.A$20]" office:value-type="float" office:value="0.113602000001265">
            <text:p>0.113602</text:p>
          </table:table-cell>
          <table:table-cell table:formula="of:=[.B606]-[.B605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83635">
            <text:p>27370.783635</text:p>
          </table:table-cell>
          <table:table-cell table:formula="of:=[.A607]-[.A$20]" office:value-type="float" office:value="0.11491400000159">
            <text:p>0.114914</text:p>
          </table:table-cell>
          <table:table-cell table:formula="of:=[.B607]-[.B606]" office:value-type="float" office:value="0.0013120000003255">
            <text:p>0.00131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83638">
            <text:p>27370.783638</text:p>
          </table:table-cell>
          <table:table-cell table:formula="of:=[.A608]-[.A$20]" office:value-type="float" office:value="0.114917000002606">
            <text:p>0.114917</text:p>
          </table:table-cell>
          <table:table-cell table:formula="of:=[.B608]-[.B607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83641">
            <text:p>27370.783641</text:p>
          </table:table-cell>
          <table:table-cell table:formula="of:=[.A609]-[.A$20]" office:value-type="float" office:value="0.114920000003622">
            <text:p>0.114920</text:p>
          </table:table-cell>
          <table:table-cell table:formula="of:=[.B609]-[.B608]" office:value-type="float" office:value="0.00000300000101560727">
            <text:p>0.000003</text:p>
          </table:table-cell>
          <table:table-cell/>
          <table:table-cell office:value-type="string">
            <text:p>0.215297 / 0.961519 &lt;= 2.000000 / 5.000000</text:p>
          </table:table-cell>
          <table:table-cell/>
        </table:table-row>
        <table:table-row table:style-name="ro1">
          <table:table-cell office:value-type="float" office:value="27370.783643">
            <text:p>27370.783643</text:p>
          </table:table-cell>
          <table:table-cell table:formula="of:=[.A610]-[.A$20]" office:value-type="float" office:value="0.114922000000661">
            <text:p>0.114922</text:p>
          </table:table-cell>
          <table:table-cell table:formula="of:=[.B610]-[.B609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783645">
            <text:p>27370.783645</text:p>
          </table:table-cell>
          <table:table-cell table:formula="of:=[.A611]-[.A$20]" office:value-type="float" office:value="0.114924000001338">
            <text:p>0.114924</text:p>
          </table:table-cell>
          <table:table-cell table:formula="of:=[.B611]-[.B610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78365">
            <text:p>27370.783650</text:p>
          </table:table-cell>
          <table:table-cell table:formula="of:=[.A612]-[.A$20]" office:value-type="float" office:value="0.114929000003031">
            <text:p>0.114929</text:p>
          </table:table-cell>
          <table:table-cell table:formula="of:=[.B612]-[.B611]" office:value-type="float" office:value="0.0000050000016926787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83655">
            <text:p>27370.783655</text:p>
          </table:table-cell>
          <table:table-cell table:formula="of:=[.A613]-[.A$20]" office:value-type="float" office:value="0.114934000001085">
            <text:p>0.114934</text:p>
          </table:table-cell>
          <table:table-cell table:formula="of:=[.B613]-[.B612]" office:value-type="float" office:value="0.0000049999980546999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8387">
            <text:p>27370.783870</text:p>
          </table:table-cell>
          <table:table-cell table:formula="of:=[.A614]-[.A$20]" office:value-type="float" office:value="0.115149000001111">
            <text:p>0.115149</text:p>
          </table:table-cell>
          <table:table-cell table:formula="of:=[.B614]-[.B613]" office:value-type="float" office:value="0.000215000000025611">
            <text:p>0.00021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83873">
            <text:p>27370.783873</text:p>
          </table:table-cell>
          <table:table-cell table:formula="of:=[.A615]-[.A$20]" office:value-type="float" office:value="0.115152000002126">
            <text:p>0.115152</text:p>
          </table:table-cell>
          <table:table-cell table:formula="of:=[.B615]-[.B614]" office:value-type="float" office:value="0.00000300000101560727">
            <text:p>0.000003</text:p>
          </table:table-cell>
          <table:table-cell/>
          <table:table-cell office:value-type="string">
            <text:p>uses up its c_s; 27370783.869475-27370783.651690=0.217785</text:p>
          </table:table-cell>
          <table:table-cell/>
        </table:table-row>
        <table:table-row table:style-name="ro1">
          <table:table-cell office:value-type="float" office:value="27370.783879">
            <text:p>27370.783879</text:p>
          </table:table-cell>
          <table:table-cell table:formula="of:=[.A616]-[.A$20]" office:value-type="float" office:value="0.11515800000052">
            <text:p>0.115158</text:p>
          </table:table-cell>
          <table:table-cell table:formula="of:=[.B616]-[.B615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83882">
            <text:p>27370.783882</text:p>
          </table:table-cell>
          <table:table-cell table:formula="of:=[.A617]-[.A$20]" office:value-type="float" office:value="0.115161000001535">
            <text:p>0.115161</text:p>
          </table:table-cell>
          <table:table-cell table:formula="of:=[.B617]-[.B61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84614">
            <text:p>27370.784614</text:p>
          </table:table-cell>
          <table:table-cell table:formula="of:=[.A618]-[.A$20]" office:value-type="float" office:value="0.115893000001961">
            <text:p>0.115893</text:p>
          </table:table-cell>
          <table:table-cell table:formula="of:=[.B618]-[.B617]" office:value-type="float" office:value="0.000732000000425614">
            <text:p>0.00073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84616">
            <text:p>27370.784616</text:p>
          </table:table-cell>
          <table:table-cell table:formula="of:=[.A619]-[.A$20]" office:value-type="float" office:value="0.115895000002638">
            <text:p>0.115895</text:p>
          </table:table-cell>
          <table:table-cell table:formula="of:=[.B619]-[.B61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8462">
            <text:p>27370.784620</text:p>
          </table:table-cell>
          <table:table-cell table:formula="of:=[.A620]-[.A$20]" office:value-type="float" office:value="0.115899000000354">
            <text:p>0.115899</text:p>
          </table:table-cell>
          <table:table-cell table:formula="of:=[.B620]-[.B619]" office:value-type="float" office:value="0.00000399999771616422">
            <text:p>0.000004</text:p>
          </table:table-cell>
          <table:table-cell/>
          <table:table-cell office:value-type="string">
            <text:p>postpones its deadline to 27370789.598960; c_s is topped up to 1.997512</text:p>
          </table:table-cell>
          <table:table-cell/>
        </table:table-row>
        <table:table-row table:style-name="ro1">
          <table:table-cell office:value-type="float" office:value="27370.784639">
            <text:p>27370.784639</text:p>
          </table:table-cell>
          <table:table-cell table:formula="of:=[.A621]-[.A$20]" office:value-type="float" office:value="0.115918000003148">
            <text:p>0.115918</text:p>
          </table:table-cell>
          <table:table-cell table:formula="of:=[.B621]-[.B620]" office:value-type="float" office:value="0.0000190000027942006">
            <text:p>0.0000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84641">
            <text:p>27370.784641</text:p>
          </table:table-cell>
          <table:table-cell table:formula="of:=[.A622]-[.A$20]" office:value-type="float" office:value="0.115920000000187">
            <text:p>0.115920</text:p>
          </table:table-cell>
          <table:table-cell table:formula="of:=[.B622]-[.B621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84644">
            <text:p>27370.784644</text:p>
          </table:table-cell>
          <table:table-cell table:formula="of:=[.A623]-[.A$20]" office:value-type="float" office:value="0.115923000001203">
            <text:p>0.115923</text:p>
          </table:table-cell>
          <table:table-cell table:formula="of:=[.B623]-[.B622]" office:value-type="float" office:value="0.00000300000101560727">
            <text:p>0.000003</text:p>
          </table:table-cell>
          <table:table-cell office:value-type="string">
            <text:p>d_s is renewed (r + D) to 27370786.641375; c_s is fully topped up</text:p>
          </table:table-cell>
          <table:table-cell table:number-columns-repeated="2"/>
        </table:table-row>
        <table:table-row table:style-name="ro1">
          <table:table-cell office:value-type="float" office:value="27370.7848">
            <text:p>27370.784800</text:p>
          </table:table-cell>
          <table:table-cell table:formula="of:=[.A624]-[.A$20]" office:value-type="float" office:value="0.116079000003083">
            <text:p>0.116079</text:p>
          </table:table-cell>
          <table:table-cell table:formula="of:=[.B624]-[.B623]" office:value-type="float" office:value="0.000156000001879875">
            <text:p>0.000156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784803">
            <text:p>27370.784803</text:p>
          </table:table-cell>
          <table:table-cell table:formula="of:=[.A625]-[.A$20]" office:value-type="float" office:value="0.116082000000461">
            <text:p>0.116082</text:p>
          </table:table-cell>
          <table:table-cell table:formula="of:=[.B625]-[.B624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7370784.799940-27370784.012219=0.787721</text:p>
          </table:table-cell>
        </table:table-row>
        <table:table-row table:style-name="ro1">
          <table:table-cell office:value-type="float" office:value="27370.784809">
            <text:p>27370.784809</text:p>
          </table:table-cell>
          <table:table-cell table:formula="of:=[.A626]-[.A$20]" office:value-type="float" office:value="0.116088000002492">
            <text:p>0.116088</text:p>
          </table:table-cell>
          <table:table-cell table:formula="of:=[.B626]-[.B625]" office:value-type="float" office:value="0.00000600000203121454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84813">
            <text:p>27370.784813</text:p>
          </table:table-cell>
          <table:table-cell table:formula="of:=[.A627]-[.A$20]" office:value-type="float" office:value="0.116092000000208">
            <text:p>0.116092</text:p>
          </table:table-cell>
          <table:table-cell table:formula="of:=[.B627]-[.B626]" office:value-type="float" office:value="0.0000039999977161642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85659">
            <text:p>27370.785659</text:p>
          </table:table-cell>
          <table:table-cell table:formula="of:=[.A628]-[.A$20]" office:value-type="float" office:value="0.116938000002847">
            <text:p>0.116938</text:p>
          </table:table-cell>
          <table:table-cell table:formula="of:=[.B628]-[.B627]" office:value-type="float" office:value="0.000846000002638903">
            <text:p>0.00084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785661">
            <text:p>27370.785661</text:p>
          </table:table-cell>
          <table:table-cell table:formula="of:=[.A629]-[.A$20]" office:value-type="float" office:value="0.116940000003524">
            <text:p>0.116940</text:p>
          </table:table-cell>
          <table:table-cell table:formula="of:=[.B629]-[.B62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85664">
            <text:p>27370.785664</text:p>
          </table:table-cell>
          <table:table-cell table:formula="of:=[.A630]-[.A$20]" office:value-type="float" office:value="0.116943000000902">
            <text:p>0.116943</text:p>
          </table:table-cell>
          <table:table-cell table:formula="of:=[.B630]-[.B629]" office:value-type="float" office:value="0.00000299999737762846">
            <text:p>0.000003</text:p>
          </table:table-cell>
          <table:table-cell table:number-columns-repeated="2"/>
          <table:table-cell office:value-type="string">
            <text:p>postpones its deadline to 27370792.653212; c_s is topped up to 2.992223</text:p>
          </table:table-cell>
        </table:table-row>
        <table:table-row table:style-name="ro1">
          <table:table-cell office:value-type="float" office:value="27370.785731">
            <text:p>27370.785731</text:p>
          </table:table-cell>
          <table:table-cell table:formula="of:=[.A631]-[.A$20]" office:value-type="float" office:value="0.117010000001756">
            <text:p>0.117010</text:p>
          </table:table-cell>
          <table:table-cell table:formula="of:=[.B631]-[.B630]" office:value-type="float" office:value="0.0000670000008540228">
            <text:p>0.00006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85733">
            <text:p>27370.785733</text:p>
          </table:table-cell>
          <table:table-cell table:formula="of:=[.A632]-[.A$20]" office:value-type="float" office:value="0.117012000002433">
            <text:p>0.117012</text:p>
          </table:table-cell>
          <table:table-cell table:formula="of:=[.B632]-[.B63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85737">
            <text:p>27370.785737</text:p>
          </table:table-cell>
          <table:table-cell table:formula="of:=[.A633]-[.A$20]" office:value-type="float" office:value="0.117016000000149">
            <text:p>0.117016</text:p>
          </table:table-cell>
          <table:table-cell table:formula="of:=[.B633]-[.B632]" office:value-type="float" office:value="0.0000039999977161642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87437">
            <text:p>27370.787437</text:p>
          </table:table-cell>
          <table:table-cell table:formula="of:=[.A634]-[.A$20]" office:value-type="float" office:value="0.118716000000859">
            <text:p>0.118716</text:p>
          </table:table-cell>
          <table:table-cell table:formula="of:=[.B634]-[.B633]" office:value-type="float" office:value="0.00170000000071013">
            <text:p>0.0017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87439">
            <text:p>27370.787439</text:p>
          </table:table-cell>
          <table:table-cell table:formula="of:=[.A635]-[.A$20]" office:value-type="float" office:value="0.118718000001536">
            <text:p>0.118718</text:p>
          </table:table-cell>
          <table:table-cell table:formula="of:=[.B635]-[.B63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87443">
            <text:p>27370.787443</text:p>
          </table:table-cell>
          <table:table-cell table:formula="of:=[.A636]-[.A$20]" office:value-type="float" office:value="0.11872200000289">
            <text:p>0.118722</text:p>
          </table:table-cell>
          <table:table-cell table:formula="of:=[.B636]-[.B635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87483">
            <text:p>27370.787483</text:p>
          </table:table-cell>
          <table:table-cell table:formula="of:=[.A637]-[.A$20]" office:value-type="float" office:value="0.11876200000188">
            <text:p>0.118762</text:p>
          </table:table-cell>
          <table:table-cell table:formula="of:=[.B637]-[.B636]" office:value-type="float" office:value="0.000039999998989515">
            <text:p>0.00004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87484">
            <text:p>27370.787484</text:p>
          </table:table-cell>
          <table:table-cell table:formula="of:=[.A638]-[.A$20]" office:value-type="float" office:value="0.118763000002218">
            <text:p>0.118763</text:p>
          </table:table-cell>
          <table:table-cell table:formula="of:=[.B638]-[.B637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88645">
            <text:p>27370.788645</text:p>
          </table:table-cell>
          <table:table-cell table:formula="of:=[.A639]-[.A$20]" office:value-type="float" office:value="0.119924000002356">
            <text:p>0.119924</text:p>
          </table:table-cell>
          <table:table-cell table:formula="of:=[.B639]-[.B638]" office:value-type="float" office:value="0.0011610000001383">
            <text:p>0.0011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88648">
            <text:p>27370.788648</text:p>
          </table:table-cell>
          <table:table-cell table:formula="of:=[.A640]-[.A$20]" office:value-type="float" office:value="0.119927000003372">
            <text:p>0.119927</text:p>
          </table:table-cell>
          <table:table-cell table:formula="of:=[.B640]-[.B639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88651">
            <text:p>27370.788651</text:p>
          </table:table-cell>
          <table:table-cell table:formula="of:=[.A641]-[.A$20]" office:value-type="float" office:value="0.11993000000075">
            <text:p>0.119930</text:p>
          </table:table-cell>
          <table:table-cell table:formula="of:=[.B641]-[.B640]" office:value-type="float" office:value="0.00000299999737762846">
            <text:p>0.000003</text:p>
          </table:table-cell>
          <table:table-cell office:value-type="string">
            <text:p>d_s is renewed (r + D) to 27370790.647947; c_s is fully topped up</text:p>
          </table:table-cell>
          <table:table-cell table:number-columns-repeated="2"/>
        </table:table-row>
        <table:table-row table:style-name="ro1">
          <table:table-cell office:value-type="float" office:value="27370.788654">
            <text:p>27370.788654</text:p>
          </table:table-cell>
          <table:table-cell table:formula="of:=[.A642]-[.A$20]" office:value-type="float" office:value="0.119933000001765">
            <text:p>0.119933</text:p>
          </table:table-cell>
          <table:table-cell table:formula="of:=[.B642]-[.B641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88656">
            <text:p>27370.788656</text:p>
          </table:table-cell>
          <table:table-cell table:formula="of:=[.A643]-[.A$20]" office:value-type="float" office:value="0.119935000002442">
            <text:p>0.119935</text:p>
          </table:table-cell>
          <table:table-cell table:formula="of:=[.B643]-[.B64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88659">
            <text:p>27370.788659</text:p>
          </table:table-cell>
          <table:table-cell table:formula="of:=[.A644]-[.A$20]" office:value-type="float" office:value="0.119938000003458">
            <text:p>0.119938</text:p>
          </table:table-cell>
          <table:table-cell table:formula="of:=[.B644]-[.B643]" office:value-type="float" office:value="0.00000300000101560727">
            <text:p>0.000003</text:p>
          </table:table-cell>
          <table:table-cell/>
          <table:table-cell office:value-type="string">
            <text:p>0.295080 / 0.942774 &lt;= 2.000000 / 5.000000</text:p>
          </table:table-cell>
          <table:table-cell/>
        </table:table-row>
        <table:table-row table:style-name="ro1">
          <table:table-cell office:value-type="float" office:value="27370.788661">
            <text:p>27370.788661</text:p>
          </table:table-cell>
          <table:table-cell table:formula="of:=[.A645]-[.A$20]" office:value-type="float" office:value="0.119940000000497">
            <text:p>0.119940</text:p>
          </table:table-cell>
          <table:table-cell table:formula="of:=[.B645]-[.B644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788664">
            <text:p>27370.788664</text:p>
          </table:table-cell>
          <table:table-cell table:formula="of:=[.A646]-[.A$20]" office:value-type="float" office:value="0.119943000001513">
            <text:p>0.119943</text:p>
          </table:table-cell>
          <table:table-cell table:formula="of:=[.B646]-[.B645]" office:value-type="float" office:value="0.0000030000010156072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88666">
            <text:p>27370.788666</text:p>
          </table:table-cell>
          <table:table-cell table:formula="of:=[.A647]-[.A$20]" office:value-type="float" office:value="0.11994500000219">
            <text:p>0.119945</text:p>
          </table:table-cell>
          <table:table-cell table:formula="of:=[.B647]-[.B64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88668">
            <text:p>27370.788668</text:p>
          </table:table-cell>
          <table:table-cell table:formula="of:=[.A648]-[.A$20]" office:value-type="float" office:value="0.119947000002867">
            <text:p>0.119947</text:p>
          </table:table-cell>
          <table:table-cell table:formula="of:=[.B648]-[.B647]" office:value-type="float" office:value="0.00000200000067707151">
            <text:p>0.000002</text:p>
          </table:table-cell>
          <table:table-cell table:number-columns-repeated="2"/>
          <table:table-cell office:value-type="string">
            <text:p>2.950267 / 3.987520 &gt; 3.000000 / 7.000000</text:p>
          </table:table-cell>
        </table:table-row>
        <table:table-row table:style-name="ro1">
          <table:table-cell office:value-type="float" office:value="27370.788671">
            <text:p>27370.788671</text:p>
          </table:table-cell>
          <table:table-cell table:formula="of:=[.A649]-[.A$20]" office:value-type="float" office:value="0.119950000000244">
            <text:p>0.119950</text:p>
          </table:table-cell>
          <table:table-cell table:formula="of:=[.B649]-[.B648]" office:value-type="float" office:value="0.00000299999737762846">
            <text:p>0.000003</text:p>
          </table:table-cell>
          <table:table-cell table:number-columns-repeated="2"/>
          <table:table-cell office:value-type="string">
            <text:p>d_s is renewed (r + D) to 27370795.665692; c_s is fully topped up</text:p>
          </table:table-cell>
        </table:table-row>
        <table:table-row table:style-name="ro1">
          <table:table-cell office:value-type="float" office:value="27370.788682">
            <text:p>27370.788682</text:p>
          </table:table-cell>
          <table:table-cell table:formula="of:=[.A650]-[.A$20]" office:value-type="float" office:value="0.11996100000033">
            <text:p>0.119961</text:p>
          </table:table-cell>
          <table:table-cell table:formula="of:=[.B650]-[.B649]" office:value-type="float" office:value="0.0000110000000859145">
            <text:p>0.000011</text:p>
          </table:table-cell>
          <table:table-cell/>
          <table:table-cell office:value-type="string">
            <text:p>is pick_next_task_dl-ed by Xorg (1024)</text:p>
          </table:table-cell>
          <table:table-cell/>
        </table:table-row>
        <table:table-row table:style-name="ro1">
          <table:table-cell office:value-type="float" office:value="27370.788977">
            <text:p>27370.788977</text:p>
          </table:table-cell>
          <table:table-cell table:formula="of:=[.A651]-[.A$20]" office:value-type="float" office:value="0.120256000001973">
            <text:p>0.120256</text:p>
          </table:table-cell>
          <table:table-cell table:formula="of:=[.B651]-[.B650]" office:value-type="float" office:value="0.00029500000164262">
            <text:p>0.00029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88979">
            <text:p>27370.788979</text:p>
          </table:table-cell>
          <table:table-cell table:formula="of:=[.A652]-[.A$20]" office:value-type="float" office:value="0.12025800000265">
            <text:p>0.120258</text:p>
          </table:table-cell>
          <table:table-cell table:formula="of:=[.B652]-[.B651]" office:value-type="float" office:value="0.00000200000067707151">
            <text:p>0.000002</text:p>
          </table:table-cell>
          <table:table-cell/>
          <table:table-cell office:value-type="string">
            <text:p>uses up its c_s; 27370788.975550-27370788.678224=0.297326</text:p>
          </table:table-cell>
          <table:table-cell/>
        </table:table-row>
        <table:table-row table:style-name="ro1">
          <table:table-cell office:value-type="float" office:value="27370.788986">
            <text:p>27370.788986</text:p>
          </table:table-cell>
          <table:table-cell table:formula="of:=[.A653]-[.A$20]" office:value-type="float" office:value="0.120265000001382">
            <text:p>0.120265</text:p>
          </table:table-cell>
          <table:table-cell table:formula="of:=[.B653]-[.B652]" office:value-type="float" office:value="0.00000699999873177148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8899">
            <text:p>27370.788990</text:p>
          </table:table-cell>
          <table:table-cell table:formula="of:=[.A654]-[.A$20]" office:value-type="float" office:value="0.120269000002736">
            <text:p>0.120269</text:p>
          </table:table-cell>
          <table:table-cell table:formula="of:=[.B654]-[.B653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89607">
            <text:p>27370.789607</text:p>
          </table:table-cell>
          <table:table-cell table:formula="of:=[.A655]-[.A$20]" office:value-type="float" office:value="0.12088600000061">
            <text:p>0.120886</text:p>
          </table:table-cell>
          <table:table-cell table:formula="of:=[.B655]-[.B654]" office:value-type="float" office:value="0.000616999997873791">
            <text:p>0.00061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89608">
            <text:p>27370.789608</text:p>
          </table:table-cell>
          <table:table-cell table:formula="of:=[.A656]-[.A$20]" office:value-type="float" office:value="0.120887000000948">
            <text:p>0.120887</text:p>
          </table:table-cell>
          <table:table-cell table:formula="of:=[.B656]-[.B65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89611">
            <text:p>27370.789611</text:p>
          </table:table-cell>
          <table:table-cell table:formula="of:=[.A657]-[.A$20]" office:value-type="float" office:value="0.120890000001964">
            <text:p>0.120890</text:p>
          </table:table-cell>
          <table:table-cell table:formula="of:=[.B657]-[.B656]" office:value-type="float" office:value="0.00000300000101560727">
            <text:p>0.000003</text:p>
          </table:table-cell>
          <table:table-cell/>
          <table:table-cell office:value-type="string">
            <text:p>postpones its deadline to 27370794.598960; c_s is topped up to 1.997754</text:p>
          </table:table-cell>
          <table:table-cell/>
        </table:table-row>
        <table:table-row table:style-name="ro1">
          <table:table-cell office:value-type="float" office:value="27370.789907">
            <text:p>27370.789907</text:p>
          </table:table-cell>
          <table:table-cell table:formula="of:=[.A658]-[.A$20]" office:value-type="float" office:value="0.121186000000307">
            <text:p>0.121186</text:p>
          </table:table-cell>
          <table:table-cell table:formula="of:=[.B658]-[.B657]" office:value-type="float" office:value="0.000295999998343177">
            <text:p>0.00029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89909">
            <text:p>27370.789909</text:p>
          </table:table-cell>
          <table:table-cell table:formula="of:=[.A659]-[.A$20]" office:value-type="float" office:value="0.121188000000984">
            <text:p>0.121188</text:p>
          </table:table-cell>
          <table:table-cell table:formula="of:=[.B659]-[.B65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89914">
            <text:p>27370.789914</text:p>
          </table:table-cell>
          <table:table-cell table:formula="of:=[.A660]-[.A$20]" office:value-type="float" office:value="0.121193000002677">
            <text:p>0.121193</text:p>
          </table:table-cell>
          <table:table-cell table:formula="of:=[.B660]-[.B659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91534">
            <text:p>27370.791534</text:p>
          </table:table-cell>
          <table:table-cell table:formula="of:=[.A661]-[.A$20]" office:value-type="float" office:value="0.12281300000177">
            <text:p>0.122813</text:p>
          </table:table-cell>
          <table:table-cell table:formula="of:=[.B661]-[.B660]" office:value-type="float" office:value="0.00161999999909312">
            <text:p>0.00162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91536">
            <text:p>27370.791536</text:p>
          </table:table-cell>
          <table:table-cell table:formula="of:=[.A662]-[.A$20]" office:value-type="float" office:value="0.122815000002447">
            <text:p>0.122815</text:p>
          </table:table-cell>
          <table:table-cell table:formula="of:=[.B662]-[.B66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91539">
            <text:p>27370.791539</text:p>
          </table:table-cell>
          <table:table-cell table:formula="of:=[.A663]-[.A$20]" office:value-type="float" office:value="0.122818000003463">
            <text:p>0.122818</text:p>
          </table:table-cell>
          <table:table-cell table:formula="of:=[.B663]-[.B66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92639">
            <text:p>27370.792639</text:p>
          </table:table-cell>
          <table:table-cell table:formula="of:=[.A664]-[.A$20]" office:value-type="float" office:value="0.12391800000114">
            <text:p>0.123918</text:p>
          </table:table-cell>
          <table:table-cell table:formula="of:=[.B664]-[.B663]" office:value-type="float" office:value="0.00109999999767751">
            <text:p>0.0011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92642">
            <text:p>27370.792642</text:p>
          </table:table-cell>
          <table:table-cell table:formula="of:=[.A665]-[.A$20]" office:value-type="float" office:value="0.123921000002156">
            <text:p>0.123921</text:p>
          </table:table-cell>
          <table:table-cell table:formula="of:=[.B665]-[.B664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92644">
            <text:p>27370.792644</text:p>
          </table:table-cell>
          <table:table-cell table:formula="of:=[.A666]-[.A$20]" office:value-type="float" office:value="0.123923000002833">
            <text:p>0.123923</text:p>
          </table:table-cell>
          <table:table-cell table:formula="of:=[.B666]-[.B665]" office:value-type="float" office:value="0.00000200000067707151">
            <text:p>0.000002</text:p>
          </table:table-cell>
          <table:table-cell office:value-type="string">
            <text:p>d_s is renewed (r + D) to 27370794.641789; c_s is fully topped up</text:p>
          </table:table-cell>
          <table:table-cell table:number-columns-repeated="2"/>
        </table:table-row>
        <table:table-row table:style-name="ro1">
          <table:table-cell office:value-type="float" office:value="27370.792647">
            <text:p>27370.792647</text:p>
          </table:table-cell>
          <table:table-cell table:formula="of:=[.A667]-[.A$20]" office:value-type="float" office:value="0.12392600000021">
            <text:p>0.123926</text:p>
          </table:table-cell>
          <table:table-cell table:formula="of:=[.B667]-[.B666]" office:value-type="float" office:value="0.0000029999973776284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79265">
            <text:p>27370.792650</text:p>
          </table:table-cell>
          <table:table-cell table:formula="of:=[.A668]-[.A$20]" office:value-type="float" office:value="0.123929000001226">
            <text:p>0.123929</text:p>
          </table:table-cell>
          <table:table-cell table:formula="of:=[.B668]-[.B66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92654">
            <text:p>27370.792654</text:p>
          </table:table-cell>
          <table:table-cell table:formula="of:=[.A669]-[.A$20]" office:value-type="float" office:value="0.12393300000258">
            <text:p>0.123933</text:p>
          </table:table-cell>
          <table:table-cell table:formula="of:=[.B669]-[.B668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793559">
            <text:p>27370.793559</text:p>
          </table:table-cell>
          <table:table-cell table:formula="of:=[.A670]-[.A$20]" office:value-type="float" office:value="0.124838000003365">
            <text:p>0.124838</text:p>
          </table:table-cell>
          <table:table-cell table:formula="of:=[.B670]-[.B669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93561">
            <text:p>27370.793561</text:p>
          </table:table-cell>
          <table:table-cell table:formula="of:=[.A671]-[.A$20]" office:value-type="float" office:value="0.124840000000404">
            <text:p>0.124840</text:p>
          </table:table-cell>
          <table:table-cell table:formula="of:=[.B671]-[.B670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93564">
            <text:p>27370.793564</text:p>
          </table:table-cell>
          <table:table-cell table:formula="of:=[.A672]-[.A$20]" office:value-type="float" office:value="0.12484300000142">
            <text:p>0.124843</text:p>
          </table:table-cell>
          <table:table-cell table:formula="of:=[.B672]-[.B67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793637">
            <text:p>27370.793637</text:p>
          </table:table-cell>
          <table:table-cell table:formula="of:=[.A673]-[.A$20]" office:value-type="float" office:value="0.124916000000667">
            <text:p>0.124916</text:p>
          </table:table-cell>
          <table:table-cell table:formula="of:=[.B673]-[.B672]" office:value-type="float" office:value="0.0000729999992472585">
            <text:p>0.0000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93639">
            <text:p>27370.793639</text:p>
          </table:table-cell>
          <table:table-cell table:formula="of:=[.A674]-[.A$20]" office:value-type="float" office:value="0.124918000001344">
            <text:p>0.124918</text:p>
          </table:table-cell>
          <table:table-cell table:formula="of:=[.B674]-[.B67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93642">
            <text:p>27370.793642</text:p>
          </table:table-cell>
          <table:table-cell table:formula="of:=[.A675]-[.A$20]" office:value-type="float" office:value="0.12492100000236">
            <text:p>0.124921</text:p>
          </table:table-cell>
          <table:table-cell table:formula="of:=[.B675]-[.B674]" office:value-type="float" office:value="0.00000300000101560727">
            <text:p>0.000003</text:p>
          </table:table-cell>
          <table:table-cell/>
          <table:table-cell office:value-type="string">
            <text:p>0.374418 / 0.959874 &lt;= 2.000000 / 5.000000</text:p>
          </table:table-cell>
          <table:table-cell/>
        </table:table-row>
        <table:table-row table:style-name="ro1">
          <table:table-cell office:value-type="float" office:value="27370.793644">
            <text:p>27370.793644</text:p>
          </table:table-cell>
          <table:table-cell table:formula="of:=[.A676]-[.A$20]" office:value-type="float" office:value="0.124923000003037">
            <text:p>0.124923</text:p>
          </table:table-cell>
          <table:table-cell table:formula="of:=[.B676]-[.B675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793646">
            <text:p>27370.793646</text:p>
          </table:table-cell>
          <table:table-cell table:formula="of:=[.A677]-[.A$20]" office:value-type="float" office:value="0.124925000000076">
            <text:p>0.124925</text:p>
          </table:table-cell>
          <table:table-cell table:formula="of:=[.B677]-[.B676]" office:value-type="float" office:value="0.0000019999970390927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793651">
            <text:p>27370.793651</text:p>
          </table:table-cell>
          <table:table-cell table:formula="of:=[.A678]-[.A$20]" office:value-type="float" office:value="0.124930000001768">
            <text:p>0.124930</text:p>
          </table:table-cell>
          <table:table-cell table:formula="of:=[.B678]-[.B677]" office:value-type="float" office:value="0.0000050000016926787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93655">
            <text:p>27370.793655</text:p>
          </table:table-cell>
          <table:table-cell table:formula="of:=[.A679]-[.A$20]" office:value-type="float" office:value="0.124934000003123">
            <text:p>0.124934</text:p>
          </table:table-cell>
          <table:table-cell table:formula="of:=[.B679]-[.B678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94029">
            <text:p>27370.794029</text:p>
          </table:table-cell>
          <table:table-cell table:formula="of:=[.A680]-[.A$20]" office:value-type="float" office:value="0.125308000002406">
            <text:p>0.125308</text:p>
          </table:table-cell>
          <table:table-cell table:formula="of:=[.B680]-[.B679]" office:value-type="float" office:value="0.000373999999283114">
            <text:p>0.00037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794032">
            <text:p>27370.794032</text:p>
          </table:table-cell>
          <table:table-cell table:formula="of:=[.A681]-[.A$20]" office:value-type="float" office:value="0.125311000003421">
            <text:p>0.125311</text:p>
          </table:table-cell>
          <table:table-cell table:formula="of:=[.B681]-[.B680]" office:value-type="float" office:value="0.00000300000101560727">
            <text:p>0.000003</text:p>
          </table:table-cell>
          <table:table-cell/>
          <table:table-cell office:value-type="string">
            <text:p>uses up its c_s; 27370794.028677-27370793.652363=0.376314</text:p>
          </table:table-cell>
          <table:table-cell/>
        </table:table-row>
        <table:table-row table:style-name="ro1">
          <table:table-cell office:value-type="float" office:value="27370.794038">
            <text:p>27370.794038</text:p>
          </table:table-cell>
          <table:table-cell table:formula="of:=[.A682]-[.A$20]" office:value-type="float" office:value="0.125317000001814">
            <text:p>0.125317</text:p>
          </table:table-cell>
          <table:table-cell table:formula="of:=[.B682]-[.B681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94042">
            <text:p>27370.794042</text:p>
          </table:table-cell>
          <table:table-cell table:formula="of:=[.A683]-[.A$20]" office:value-type="float" office:value="0.125321000003169">
            <text:p>0.125321</text:p>
          </table:table-cell>
          <table:table-cell table:formula="of:=[.B683]-[.B682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94606">
            <text:p>27370.794606</text:p>
          </table:table-cell>
          <table:table-cell table:formula="of:=[.A684]-[.A$20]" office:value-type="float" office:value="0.12588500000129">
            <text:p>0.125885</text:p>
          </table:table-cell>
          <table:table-cell table:formula="of:=[.B684]-[.B683]" office:value-type="float" office:value="0.00056399999812129">
            <text:p>0.00056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794608">
            <text:p>27370.794608</text:p>
          </table:table-cell>
          <table:table-cell table:formula="of:=[.A685]-[.A$20]" office:value-type="float" office:value="0.125887000001967">
            <text:p>0.125887</text:p>
          </table:table-cell>
          <table:table-cell table:formula="of:=[.B685]-[.B68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9461">
            <text:p>27370.794610</text:p>
          </table:table-cell>
          <table:table-cell table:formula="of:=[.A686]-[.A$20]" office:value-type="float" office:value="0.125889000002644">
            <text:p>0.125889</text:p>
          </table:table-cell>
          <table:table-cell table:formula="of:=[.B686]-[.B685]" office:value-type="float" office:value="0.00000200000067707151">
            <text:p>0.000002</text:p>
          </table:table-cell>
          <table:table-cell/>
          <table:table-cell office:value-type="string">
            <text:p>postpones its deadline to 27370799.598960; c_s is topped up to 1.998104</text:p>
          </table:table-cell>
          <table:table-cell/>
        </table:table-row>
        <table:table-row table:style-name="ro1">
          <table:table-cell office:value-type="float" office:value="27370.795839">
            <text:p>27370.795839</text:p>
          </table:table-cell>
          <table:table-cell table:formula="of:=[.A687]-[.A$20]" office:value-type="float" office:value="0.127118000000337">
            <text:p>0.127118</text:p>
          </table:table-cell>
          <table:table-cell table:formula="of:=[.B687]-[.B686]" office:value-type="float" office:value="0.00122899999769288">
            <text:p>0.001229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27370.795842">
            <text:p>27370.795842</text:p>
          </table:table-cell>
          <table:table-cell table:formula="of:=[.A688]-[.A$20]" office:value-type="float" office:value="0.127121000001353">
            <text:p>0.127121</text:p>
          </table:table-cell>
          <table:table-cell table:formula="of:=[.B688]-[.B687]" office:value-type="float" office:value="0.00000300000101560727">
            <text:p>0.000003</text:p>
          </table:table-cell>
          <table:table-cell table:number-columns-repeated="2"/>
          <table:table-cell office:value-type="string">
            <text:p>uses up its c_s; 27370795.838723-27370794.039942=1.798781</text:p>
          </table:table-cell>
        </table:table-row>
        <table:table-row table:style-name="ro1">
          <table:table-cell office:value-type="float" office:value="27370.795846">
            <text:p>27370.795846</text:p>
          </table:table-cell>
          <table:table-cell table:formula="of:=[.A689]-[.A$20]" office:value-type="float" office:value="0.127125000002707">
            <text:p>0.127125</text:p>
          </table:table-cell>
          <table:table-cell table:formula="of:=[.B689]-[.B68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95848">
            <text:p>27370.795848</text:p>
          </table:table-cell>
          <table:table-cell table:formula="of:=[.A690]-[.A$20]" office:value-type="float" office:value="0.127127000003384">
            <text:p>0.127127</text:p>
          </table:table-cell>
          <table:table-cell table:formula="of:=[.B690]-[.B689]" office:value-type="float" office:value="0.00000200000067707151">
            <text:p>0.000002</text:p>
          </table:table-cell>
          <table:table-cell table:number-columns-repeated="2"/>
          <table:table-cell office:value-type="string">
            <text:p>postpones its deadline to 27370802.665692; c_s is topped up to 2.826969</text:p>
          </table:table-cell>
        </table:table-row>
        <table:table-row table:style-name="ro1">
          <table:table-cell office:value-type="float" office:value="27370.795854">
            <text:p>27370.795854</text:p>
          </table:table-cell>
          <table:table-cell table:formula="of:=[.A691]-[.A$20]" office:value-type="float" office:value="0.127133000001777">
            <text:p>0.127133</text:p>
          </table:table-cell>
          <table:table-cell table:formula="of:=[.B691]-[.B690]" office:value-type="float" office:value="0.0000059999983932357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95857">
            <text:p>27370.795857</text:p>
          </table:table-cell>
          <table:table-cell table:formula="of:=[.A692]-[.A$20]" office:value-type="float" office:value="0.127136000002793">
            <text:p>0.127136</text:p>
          </table:table-cell>
          <table:table-cell table:formula="of:=[.B692]-[.B691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79664">
            <text:p>27370.796640</text:p>
          </table:table-cell>
          <table:table-cell table:formula="of:=[.A693]-[.A$20]" office:value-type="float" office:value="0.127919000002294">
            <text:p>0.127919</text:p>
          </table:table-cell>
          <table:table-cell table:formula="of:=[.B693]-[.B692]" office:value-type="float" office:value="0.000782999999501044">
            <text:p>0.0007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796642">
            <text:p>27370.796642</text:p>
          </table:table-cell>
          <table:table-cell table:formula="of:=[.A694]-[.A$20]" office:value-type="float" office:value="0.127921000002971">
            <text:p>0.127921</text:p>
          </table:table-cell>
          <table:table-cell table:formula="of:=[.B694]-[.B69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796645">
            <text:p>27370.796645</text:p>
          </table:table-cell>
          <table:table-cell table:formula="of:=[.A695]-[.A$20]" office:value-type="float" office:value="0.127924000000348">
            <text:p>0.127924</text:p>
          </table:table-cell>
          <table:table-cell table:formula="of:=[.B695]-[.B694]" office:value-type="float" office:value="0.00000299999737762846">
            <text:p>0.000003</text:p>
          </table:table-cell>
          <table:table-cell office:value-type="string">
            <text:p>d_s is renewed (r + D) to 27370798.642197; c_s is fully topped up</text:p>
          </table:table-cell>
          <table:table-cell table:number-columns-repeated="2"/>
        </table:table-row>
        <table:table-row table:style-name="ro1">
          <table:table-cell office:value-type="float" office:value="27370.796647">
            <text:p>27370.796647</text:p>
          </table:table-cell>
          <table:table-cell table:formula="of:=[.A696]-[.A$20]" office:value-type="float" office:value="0.127926000001025">
            <text:p>0.127926</text:p>
          </table:table-cell>
          <table:table-cell table:formula="of:=[.B696]-[.B695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796652">
            <text:p>27370.796652</text:p>
          </table:table-cell>
          <table:table-cell table:formula="of:=[.A697]-[.A$20]" office:value-type="float" office:value="0.127931000002718">
            <text:p>0.127931</text:p>
          </table:table-cell>
          <table:table-cell table:formula="of:=[.B697]-[.B696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96657">
            <text:p>27370.796657</text:p>
          </table:table-cell>
          <table:table-cell table:formula="of:=[.A698]-[.A$20]" office:value-type="float" office:value="0.127936000000773">
            <text:p>0.127936</text:p>
          </table:table-cell>
          <table:table-cell table:formula="of:=[.B698]-[.B697]" office:value-type="float" office:value="0.00000499999805469997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797564">
            <text:p>27370.797564</text:p>
          </table:table-cell>
          <table:table-cell table:formula="of:=[.A699]-[.A$20]" office:value-type="float" office:value="0.128843000002234">
            <text:p>0.128843</text:p>
          </table:table-cell>
          <table:table-cell table:formula="of:=[.B699]-[.B698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797566">
            <text:p>27370.797566</text:p>
          </table:table-cell>
          <table:table-cell table:formula="of:=[.A700]-[.A$20]" office:value-type="float" office:value="0.128845000002912">
            <text:p>0.128845</text:p>
          </table:table-cell>
          <table:table-cell table:formula="of:=[.B700]-[.B69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797571">
            <text:p>27370.797571</text:p>
          </table:table-cell>
          <table:table-cell table:formula="of:=[.A701]-[.A$20]" office:value-type="float" office:value="0.128850000000966">
            <text:p>0.128850</text:p>
          </table:table-cell>
          <table:table-cell table:formula="of:=[.B701]-[.B700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798351">
            <text:p>27370.798351</text:p>
          </table:table-cell>
          <table:table-cell table:formula="of:=[.A702]-[.A$20]" office:value-type="float" office:value="0.12963000000309">
            <text:p>0.129630</text:p>
          </table:table-cell>
          <table:table-cell table:formula="of:=[.B702]-[.B701]" office:value-type="float" office:value="0.000780000002123416">
            <text:p>0.00078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798353">
            <text:p>27370.798353</text:p>
          </table:table-cell>
          <table:table-cell table:formula="of:=[.A703]-[.A$20]" office:value-type="float" office:value="0.129632000000129">
            <text:p>0.129632</text:p>
          </table:table-cell>
          <table:table-cell table:formula="of:=[.B703]-[.B702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798357">
            <text:p>27370.798357</text:p>
          </table:table-cell>
          <table:table-cell table:formula="of:=[.A704]-[.A$20]" office:value-type="float" office:value="0.129636000001483">
            <text:p>0.129636</text:p>
          </table:table-cell>
          <table:table-cell table:formula="of:=[.B704]-[.B703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798386">
            <text:p>27370.798386</text:p>
          </table:table-cell>
          <table:table-cell table:formula="of:=[.A705]-[.A$20]" office:value-type="float" office:value="0.129665000000387">
            <text:p>0.129665</text:p>
          </table:table-cell>
          <table:table-cell table:formula="of:=[.B705]-[.B704]" office:value-type="float" office:value="0.0000289999989036005">
            <text:p>0.00002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798388">
            <text:p>27370.798388</text:p>
          </table:table-cell>
          <table:table-cell table:formula="of:=[.A706]-[.A$20]" office:value-type="float" office:value="0.129667000001064">
            <text:p>0.129667</text:p>
          </table:table-cell>
          <table:table-cell table:formula="of:=[.B706]-[.B705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798641">
            <text:p>27370.798641</text:p>
          </table:table-cell>
          <table:table-cell table:formula="of:=[.A707]-[.A$20]" office:value-type="float" office:value="0.12992000000304">
            <text:p>0.129920</text:p>
          </table:table-cell>
          <table:table-cell table:formula="of:=[.B707]-[.B706]" office:value-type="float" office:value="0.000253000001976034">
            <text:p>0.00025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798645">
            <text:p>27370.798645</text:p>
          </table:table-cell>
          <table:table-cell table:formula="of:=[.A708]-[.A$20]" office:value-type="float" office:value="0.129924000000756">
            <text:p>0.129924</text:p>
          </table:table-cell>
          <table:table-cell table:formula="of:=[.B708]-[.B707]" office:value-type="float" office:value="0.00000399999771616422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798649">
            <text:p>27370.798649</text:p>
          </table:table-cell>
          <table:table-cell table:formula="of:=[.A709]-[.A$20]" office:value-type="float" office:value="0.12992800000211">
            <text:p>0.129928</text:p>
          </table:table-cell>
          <table:table-cell table:formula="of:=[.B709]-[.B708]" office:value-type="float" office:value="0.00000400000135414302">
            <text:p>0.000004</text:p>
          </table:table-cell>
          <table:table-cell/>
          <table:table-cell office:value-type="string">
            <text:p>0.418025 / 0.954609 &gt; 2.000000 / 5.000000</text:p>
          </table:table-cell>
          <table:table-cell/>
        </table:table-row>
        <table:table-row table:style-name="ro1">
          <table:table-cell office:value-type="float" office:value="27370.798651">
            <text:p>27370.798651</text:p>
          </table:table-cell>
          <table:table-cell table:formula="of:=[.A710]-[.A$20]" office:value-type="float" office:value="0.129930000002787">
            <text:p>0.129930</text:p>
          </table:table-cell>
          <table:table-cell table:formula="of:=[.B710]-[.B709]" office:value-type="float" office:value="0.00000200000067707151">
            <text:p>0.000002</text:p>
          </table:table-cell>
          <table:table-cell/>
          <table:table-cell office:value-type="string">
            <text:p>d_s is renewed (r + D) to 27370803.644351; c_s is fully topped up</text:p>
          </table:table-cell>
          <table:table-cell/>
        </table:table-row>
        <table:table-row table:style-name="ro1">
          <table:table-cell office:value-type="float" office:value="27370.798655">
            <text:p>27370.798655</text:p>
          </table:table-cell>
          <table:table-cell table:formula="of:=[.A711]-[.A$20]" office:value-type="float" office:value="0.129934000000503">
            <text:p>0.129934</text:p>
          </table:table-cell>
          <table:table-cell table:formula="of:=[.B711]-[.B710]" office:value-type="float" office:value="0.0000039999977161642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798656">
            <text:p>27370.798656</text:p>
          </table:table-cell>
          <table:table-cell table:formula="of:=[.A712]-[.A$20]" office:value-type="float" office:value="0.129935000000842">
            <text:p>0.129935</text:p>
          </table:table-cell>
          <table:table-cell table:formula="of:=[.B712]-[.B711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798659">
            <text:p>27370.798659</text:p>
          </table:table-cell>
          <table:table-cell table:formula="of:=[.A713]-[.A$20]" office:value-type="float" office:value="0.129938000001857">
            <text:p>0.129938</text:p>
          </table:table-cell>
          <table:table-cell table:formula="of:=[.B713]-[.B712]" office:value-type="float" office:value="0.00000300000101560727">
            <text:p>0.000003</text:p>
          </table:table-cell>
          <table:table-cell table:number-columns-repeated="2"/>
          <table:table-cell office:value-type="string">
            <text:p>2.780780 / 4.009121 &gt; 3.000000 / 7.000000</text:p>
          </table:table-cell>
        </table:table-row>
        <table:table-row table:style-name="ro1">
          <table:table-cell office:value-type="float" office:value="27370.798662">
            <text:p>27370.798662</text:p>
          </table:table-cell>
          <table:table-cell table:formula="of:=[.A714]-[.A$20]" office:value-type="float" office:value="0.129941000002873">
            <text:p>0.129941</text:p>
          </table:table-cell>
          <table:table-cell table:formula="of:=[.B714]-[.B713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805.656571; c_s is fully topped up</text:p>
          </table:table-cell>
        </table:table-row>
        <table:table-row table:style-name="ro1">
          <table:table-cell office:value-type="float" office:value="27370.798671">
            <text:p>27370.798671</text:p>
          </table:table-cell>
          <table:table-cell table:formula="of:=[.A715]-[.A$20]" office:value-type="float" office:value="0.129950000002282">
            <text:p>0.129950</text:p>
          </table:table-cell>
          <table:table-cell table:formula="of:=[.B715]-[.B714]" office:value-type="float" office:value="0.000008999999408843">
            <text:p>0.000009</text:p>
          </table:table-cell>
          <table:table-cell/>
          <table:table-cell office:value-type="string">
            <text:p>is pick_next_task_dl-ed by Xorg (1024)</text:p>
          </table:table-cell>
          <table:table-cell/>
        </table:table-row>
        <table:table-row table:style-name="ro1">
          <table:table-cell office:value-type="float" office:value="27370.80064">
            <text:p>27370.800640</text:p>
          </table:table-cell>
          <table:table-cell table:formula="of:=[.A716]-[.A$20]" office:value-type="float" office:value="0.131919000003109">
            <text:p>0.131919</text:p>
          </table:table-cell>
          <table:table-cell table:formula="of:=[.B716]-[.B715]" office:value-type="float" office:value="0.00196900000082678">
            <text:p>0.00196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00643">
            <text:p>27370.800643</text:p>
          </table:table-cell>
          <table:table-cell table:formula="of:=[.A717]-[.A$20]" office:value-type="float" office:value="0.131922000000486">
            <text:p>0.131922</text:p>
          </table:table-cell>
          <table:table-cell table:formula="of:=[.B717]-[.B716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00645">
            <text:p>27370.800645</text:p>
          </table:table-cell>
          <table:table-cell table:formula="of:=[.A718]-[.A$20]" office:value-type="float" office:value="0.131924000001163">
            <text:p>0.131924</text:p>
          </table:table-cell>
          <table:table-cell table:formula="of:=[.B718]-[.B717]" office:value-type="float" office:value="0.00000200000067707151">
            <text:p>0.000002</text:p>
          </table:table-cell>
          <table:table-cell office:value-type="string">
            <text:p>d_s is renewed (r + D) to 27370802.642709; c_s is fully topped up</text:p>
          </table:table-cell>
          <table:table-cell table:number-columns-repeated="2"/>
        </table:table-row>
        <table:table-row table:style-name="ro1">
          <table:table-cell office:value-type="float" office:value="27370.800648">
            <text:p>27370.800648</text:p>
          </table:table-cell>
          <table:table-cell table:formula="of:=[.A719]-[.A$20]" office:value-type="float" office:value="0.131927000002179">
            <text:p>0.131927</text:p>
          </table:table-cell>
          <table:table-cell table:formula="of:=[.B719]-[.B718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00653">
            <text:p>27370.800653</text:p>
          </table:table-cell>
          <table:table-cell table:formula="of:=[.A720]-[.A$20]" office:value-type="float" office:value="0.131932000000234">
            <text:p>0.131932</text:p>
          </table:table-cell>
          <table:table-cell table:formula="of:=[.B720]-[.B719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00658">
            <text:p>27370.800658</text:p>
          </table:table-cell>
          <table:table-cell table:formula="of:=[.A721]-[.A$20]" office:value-type="float" office:value="0.131937000001926">
            <text:p>0.131937</text:p>
          </table:table-cell>
          <table:table-cell table:formula="of:=[.B721]-[.B720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01568">
            <text:p>27370.801568</text:p>
          </table:table-cell>
          <table:table-cell table:formula="of:=[.A722]-[.A$20]" office:value-type="float" office:value="0.132847000000766">
            <text:p>0.132847</text:p>
          </table:table-cell>
          <table:table-cell table:formula="of:=[.B722]-[.B721]" office:value-type="float" office:value="0.000909999998839339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01569">
            <text:p>27370.801569</text:p>
          </table:table-cell>
          <table:table-cell table:formula="of:=[.A723]-[.A$20]" office:value-type="float" office:value="0.132848000001104">
            <text:p>0.132848</text:p>
          </table:table-cell>
          <table:table-cell table:formula="of:=[.B723]-[.B722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01574">
            <text:p>27370.801574</text:p>
          </table:table-cell>
          <table:table-cell table:formula="of:=[.A724]-[.A$20]" office:value-type="float" office:value="0.132853000002797">
            <text:p>0.132853</text:p>
          </table:table-cell>
          <table:table-cell table:formula="of:=[.B724]-[.B723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01591">
            <text:p>27370.801591</text:p>
          </table:table-cell>
          <table:table-cell table:formula="of:=[.A725]-[.A$20]" office:value-type="float" office:value="0.132870000001276">
            <text:p>0.132870</text:p>
          </table:table-cell>
          <table:table-cell table:formula="of:=[.B725]-[.B724]" office:value-type="float" office:value="0.0000169999984791502">
            <text:p>0.00001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01593">
            <text:p>27370.801593</text:p>
          </table:table-cell>
          <table:table-cell table:formula="of:=[.A726]-[.A$20]" office:value-type="float" office:value="0.132872000001953">
            <text:p>0.132872</text:p>
          </table:table-cell>
          <table:table-cell table:formula="of:=[.B726]-[.B725]" office:value-type="float" office:value="0.00000200000067707151">
            <text:p>0.000002</text:p>
          </table:table-cell>
          <table:table-cell/>
          <table:table-cell office:value-type="string">
            <text:p>uses up its c_s; 27370801.590190-27370801.571004=0.019186</text:p>
          </table:table-cell>
          <table:table-cell/>
        </table:table-row>
        <table:table-row table:style-name="ro1">
          <table:table-cell office:value-type="float" office:value="27370.8016">
            <text:p>27370.801600</text:p>
          </table:table-cell>
          <table:table-cell table:formula="of:=[.A727]-[.A$20]" office:value-type="float" office:value="0.132879000000685">
            <text:p>0.132879</text:p>
          </table:table-cell>
          <table:table-cell table:formula="of:=[.B727]-[.B726]" office:value-type="float" office:value="0.00000699999873177148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01603">
            <text:p>27370.801603</text:p>
          </table:table-cell>
          <table:table-cell table:formula="of:=[.A728]-[.A$20]" office:value-type="float" office:value="0.1328820000017">
            <text:p>0.132882</text:p>
          </table:table-cell>
          <table:table-cell table:formula="of:=[.B728]-[.B72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03649">
            <text:p>27370.803649</text:p>
          </table:table-cell>
          <table:table-cell table:formula="of:=[.A729]-[.A$20]" office:value-type="float" office:value="0.134928000003129">
            <text:p>0.134928</text:p>
          </table:table-cell>
          <table:table-cell table:formula="of:=[.B729]-[.B728]" office:value-type="float" office:value="0.00204600000142818">
            <text:p>0.00204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03651">
            <text:p>27370.803651</text:p>
          </table:table-cell>
          <table:table-cell table:formula="of:=[.A730]-[.A$20]" office:value-type="float" office:value="0.134930000000168">
            <text:p>0.134930</text:p>
          </table:table-cell>
          <table:table-cell table:formula="of:=[.B730]-[.B729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03654">
            <text:p>27370.803654</text:p>
          </table:table-cell>
          <table:table-cell table:formula="of:=[.A731]-[.A$20]" office:value-type="float" office:value="0.134933000001183">
            <text:p>0.134933</text:p>
          </table:table-cell>
          <table:table-cell table:formula="of:=[.B731]-[.B730]" office:value-type="float" office:value="0.00000300000101560727">
            <text:p>0.000003</text:p>
          </table:table-cell>
          <table:table-cell/>
          <table:table-cell office:value-type="string">
            <text:p>postpones its deadline to 27370808.644351; c_s is topped up to 1.997305</text:p>
          </table:table-cell>
          <table:table-cell/>
        </table:table-row>
        <table:table-row table:style-name="ro1">
          <table:table-cell office:value-type="float" office:value="27370.804539">
            <text:p>27370.804539</text:p>
          </table:table-cell>
          <table:table-cell table:formula="of:=[.A732]-[.A$20]" office:value-type="float" office:value="0.135818000002473">
            <text:p>0.135818</text:p>
          </table:table-cell>
          <table:table-cell table:formula="of:=[.B732]-[.B731]" office:value-type="float" office:value="0.000885000001289882">
            <text:p>0.00088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04541">
            <text:p>27370.804541</text:p>
          </table:table-cell>
          <table:table-cell table:formula="of:=[.A733]-[.A$20]" office:value-type="float" office:value="0.13582000000315">
            <text:p>0.135820</text:p>
          </table:table-cell>
          <table:table-cell table:formula="of:=[.B733]-[.B732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04544">
            <text:p>27370.804544</text:p>
          </table:table-cell>
          <table:table-cell table:formula="of:=[.A734]-[.A$20]" office:value-type="float" office:value="0.135823000000528">
            <text:p>0.135823</text:p>
          </table:table-cell>
          <table:table-cell table:formula="of:=[.B734]-[.B733]" office:value-type="float" office:value="0.00000299999737762846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04564">
            <text:p>27370.804564</text:p>
          </table:table-cell>
          <table:table-cell table:formula="of:=[.A735]-[.A$20]" office:value-type="float" office:value="0.135843000000023">
            <text:p>0.135843</text:p>
          </table:table-cell>
          <table:table-cell table:formula="of:=[.B735]-[.B734]" office:value-type="float" office:value="0.0000199999994947575">
            <text:p>0.00002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04565">
            <text:p>27370.804565</text:p>
          </table:table-cell>
          <table:table-cell table:formula="of:=[.A736]-[.A$20]" office:value-type="float" office:value="0.135844000000361">
            <text:p>0.135844</text:p>
          </table:table-cell>
          <table:table-cell table:formula="of:=[.B736]-[.B735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04571">
            <text:p>27370.804571</text:p>
          </table:table-cell>
          <table:table-cell table:formula="of:=[.A737]-[.A$20]" office:value-type="float" office:value="0.135850000002392">
            <text:p>0.135850</text:p>
          </table:table-cell>
          <table:table-cell table:formula="of:=[.B737]-[.B736]" office:value-type="float" office:value="0.00000600000203121454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04573">
            <text:p>27370.804573</text:p>
          </table:table-cell>
          <table:table-cell table:formula="of:=[.A738]-[.A$20]" office:value-type="float" office:value="0.135852000003069">
            <text:p>0.135852</text:p>
          </table:table-cell>
          <table:table-cell table:formula="of:=[.B738]-[.B73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04576">
            <text:p>27370.804576</text:p>
          </table:table-cell>
          <table:table-cell table:formula="of:=[.A739]-[.A$20]" office:value-type="float" office:value="0.135855000000447">
            <text:p>0.135855</text:p>
          </table:table-cell>
          <table:table-cell table:formula="of:=[.B739]-[.B738]" office:value-type="float" office:value="0.00000299999737762846">
            <text:p>0.000003</text:p>
          </table:table-cell>
          <table:table-cell/>
          <table:table-cell office:value-type="string">
            <text:p>1.976300 / 4.071357 &gt; 2.000000 / 5.000000</text:p>
          </table:table-cell>
          <table:table-cell/>
        </table:table-row>
        <table:table-row table:style-name="ro1">
          <table:table-cell office:value-type="float" office:value="27370.804579">
            <text:p>27370.804579</text:p>
          </table:table-cell>
          <table:table-cell table:formula="of:=[.A740]-[.A$20]" office:value-type="float" office:value="0.135858000001463">
            <text:p>0.135858</text:p>
          </table:table-cell>
          <table:table-cell table:formula="of:=[.B740]-[.B739]" office:value-type="float" office:value="0.00000300000101560727">
            <text:p>0.000003</text:p>
          </table:table-cell>
          <table:table-cell/>
          <table:table-cell office:value-type="string">
            <text:p>d_s is renewed (r + D) to 27370809.572994; c_s is fully topped up</text:p>
          </table:table-cell>
          <table:table-cell/>
        </table:table-row>
        <table:table-row table:style-name="ro1">
          <table:table-cell office:value-type="float" office:value="27370.804585">
            <text:p>27370.804585</text:p>
          </table:table-cell>
          <table:table-cell table:formula="of:=[.A741]-[.A$20]" office:value-type="float" office:value="0.135864000003494">
            <text:p>0.135864</text:p>
          </table:table-cell>
          <table:table-cell table:formula="of:=[.B741]-[.B740]" office:value-type="float" office:value="0.00000600000203121454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7370.804639">
            <text:p>27370.804639</text:p>
          </table:table-cell>
          <table:table-cell table:formula="of:=[.A742]-[.A$20]" office:value-type="float" office:value="0.135918000003585">
            <text:p>0.135918</text:p>
          </table:table-cell>
          <table:table-cell table:formula="of:=[.B742]-[.B741]" office:value-type="float" office:value="0.0000540000000910368">
            <text:p>0.0000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0464">
            <text:p>27370.804640</text:p>
          </table:table-cell>
          <table:table-cell table:formula="of:=[.A743]-[.A$20]" office:value-type="float" office:value="0.135919000000285">
            <text:p>0.135919</text:p>
          </table:table-cell>
          <table:table-cell table:formula="of:=[.B743]-[.B742]" office:value-type="float" office:value="0.000000999996700556949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04643">
            <text:p>27370.804643</text:p>
          </table:table-cell>
          <table:table-cell table:formula="of:=[.A744]-[.A$20]" office:value-type="float" office:value="0.135922000001301">
            <text:p>0.135922</text:p>
          </table:table-cell>
          <table:table-cell table:formula="of:=[.B744]-[.B743]" office:value-type="float" office:value="0.00000300000101560727">
            <text:p>0.000003</text:p>
          </table:table-cell>
          <table:table-cell office:value-type="string">
            <text:p>d_s is renewed (r + D) to 27370806.640555; c_s is fully topped up</text:p>
          </table:table-cell>
          <table:table-cell table:number-columns-repeated="2"/>
        </table:table-row>
        <table:table-row table:style-name="ro1">
          <table:table-cell office:value-type="float" office:value="27370.804645">
            <text:p>27370.804645</text:p>
          </table:table-cell>
          <table:table-cell table:formula="of:=[.A745]-[.A$20]" office:value-type="float" office:value="0.135924000001978">
            <text:p>0.135924</text:p>
          </table:table-cell>
          <table:table-cell table:formula="of:=[.B745]-[.B744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0465">
            <text:p>27370.804650</text:p>
          </table:table-cell>
          <table:table-cell table:formula="of:=[.A746]-[.A$20]" office:value-type="float" office:value="0.135929000000033">
            <text:p>0.135929</text:p>
          </table:table-cell>
          <table:table-cell table:formula="of:=[.B746]-[.B745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04654">
            <text:p>27370.804654</text:p>
          </table:table-cell>
          <table:table-cell table:formula="of:=[.A747]-[.A$20]" office:value-type="float" office:value="0.135933000001387">
            <text:p>0.135933</text:p>
          </table:table-cell>
          <table:table-cell table:formula="of:=[.B747]-[.B746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05561">
            <text:p>27370.805561</text:p>
          </table:table-cell>
          <table:table-cell table:formula="of:=[.A748]-[.A$20]" office:value-type="float" office:value="0.136840000002849">
            <text:p>0.136840</text:p>
          </table:table-cell>
          <table:table-cell table:formula="of:=[.B748]-[.B747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05563">
            <text:p>27370.805563</text:p>
          </table:table-cell>
          <table:table-cell table:formula="of:=[.A749]-[.A$20]" office:value-type="float" office:value="0.136842000003526">
            <text:p>0.136842</text:p>
          </table:table-cell>
          <table:table-cell table:formula="of:=[.B749]-[.B74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05568">
            <text:p>27370.805568</text:p>
          </table:table-cell>
          <table:table-cell table:formula="of:=[.A750]-[.A$20]" office:value-type="float" office:value="0.13684700000158">
            <text:p>0.136847</text:p>
          </table:table-cell>
          <table:table-cell table:formula="of:=[.B750]-[.B749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07425">
            <text:p>27370.807425</text:p>
          </table:table-cell>
          <table:table-cell table:formula="of:=[.A751]-[.A$20]" office:value-type="float" office:value="0.138704000000871">
            <text:p>0.138704</text:p>
          </table:table-cell>
          <table:table-cell table:formula="of:=[.B751]-[.B750]" office:value-type="float" office:value="0.00185699999929057">
            <text:p>0.0018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07427">
            <text:p>27370.807427</text:p>
          </table:table-cell>
          <table:table-cell table:formula="of:=[.A752]-[.A$20]" office:value-type="float" office:value="0.138706000001548">
            <text:p>0.138706</text:p>
          </table:table-cell>
          <table:table-cell table:formula="of:=[.B752]-[.B75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08645">
            <text:p>27370.808645</text:p>
          </table:table-cell>
          <table:table-cell table:formula="of:=[.A753]-[.A$20]" office:value-type="float" office:value="0.139924000002793">
            <text:p>0.139924</text:p>
          </table:table-cell>
          <table:table-cell table:formula="of:=[.B753]-[.B752]" office:value-type="float" office:value="0.00121800000124495">
            <text:p>0.00121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08649">
            <text:p>27370.808649</text:p>
          </table:table-cell>
          <table:table-cell table:formula="of:=[.A754]-[.A$20]" office:value-type="float" office:value="0.139928000000509">
            <text:p>0.139928</text:p>
          </table:table-cell>
          <table:table-cell table:formula="of:=[.B754]-[.B753]" office:value-type="float" office:value="0.0000039999977161642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08652">
            <text:p>27370.808652</text:p>
          </table:table-cell>
          <table:table-cell table:formula="of:=[.A755]-[.A$20]" office:value-type="float" office:value="0.139931000001525">
            <text:p>0.139931</text:p>
          </table:table-cell>
          <table:table-cell table:formula="of:=[.B755]-[.B754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815.648763; c_s is fully topped up</text:p>
          </table:table-cell>
        </table:table-row>
        <table:table-row table:style-name="ro1">
          <table:table-cell office:value-type="float" office:value="27370.808655">
            <text:p>27370.808655</text:p>
          </table:table-cell>
          <table:table-cell table:formula="of:=[.A756]-[.A$20]" office:value-type="float" office:value="0.13993400000254">
            <text:p>0.139934</text:p>
          </table:table-cell>
          <table:table-cell table:formula="of:=[.B756]-[.B755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08657">
            <text:p>27370.808657</text:p>
          </table:table-cell>
          <table:table-cell table:formula="of:=[.A757]-[.A$20]" office:value-type="float" office:value="0.139936000003217">
            <text:p>0.139936</text:p>
          </table:table-cell>
          <table:table-cell table:formula="of:=[.B757]-[.B75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0866">
            <text:p>27370.808660</text:p>
          </table:table-cell>
          <table:table-cell table:formula="of:=[.A758]-[.A$20]" office:value-type="float" office:value="0.139939000000595">
            <text:p>0.139939</text:p>
          </table:table-cell>
          <table:table-cell table:formula="of:=[.B758]-[.B757]" office:value-type="float" office:value="0.00000299999737762846">
            <text:p>0.000003</text:p>
          </table:table-cell>
          <table:table-cell office:value-type="string">
            <text:p>d_s is renewed (r + D) to 27370810.657380; c_s is fully topped up</text:p>
          </table:table-cell>
          <table:table-cell table:number-columns-repeated="2"/>
        </table:table-row>
        <table:table-row table:style-name="ro1">
          <table:table-cell office:value-type="float" office:value="27370.808662">
            <text:p>27370.808662</text:p>
          </table:table-cell>
          <table:table-cell table:formula="of:=[.A759]-[.A$20]" office:value-type="float" office:value="0.139941000001272">
            <text:p>0.139941</text:p>
          </table:table-cell>
          <table:table-cell table:formula="of:=[.B759]-[.B758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08664">
            <text:p>27370.808664</text:p>
          </table:table-cell>
          <table:table-cell table:formula="of:=[.A760]-[.A$20]" office:value-type="float" office:value="0.139943000001949">
            <text:p>0.139943</text:p>
          </table:table-cell>
          <table:table-cell table:formula="of:=[.B760]-[.B75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08668">
            <text:p>27370.808668</text:p>
          </table:table-cell>
          <table:table-cell table:formula="of:=[.A761]-[.A$20]" office:value-type="float" office:value="0.139947000003303">
            <text:p>0.139947</text:p>
          </table:table-cell>
          <table:table-cell table:formula="of:=[.B761]-[.B760]" office:value-type="float" office:value="0.00000400000135414302">
            <text:p>0.000004</text:p>
          </table:table-cell>
          <table:table-cell/>
          <table:table-cell office:value-type="string">
            <text:p>0.073321 / 0.908637 &lt;= 2.000000 / 5.000000</text:p>
          </table:table-cell>
          <table:table-cell/>
        </table:table-row>
        <table:table-row table:style-name="ro1">
          <table:table-cell office:value-type="float" office:value="27370.808669">
            <text:p>27370.808669</text:p>
          </table:table-cell>
          <table:table-cell table:formula="of:=[.A762]-[.A$20]" office:value-type="float" office:value="0.139948000000004">
            <text:p>0.139948</text:p>
          </table:table-cell>
          <table:table-cell table:formula="of:=[.B762]-[.B761]" office:value-type="float" office:value="0.000000999996700556949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08679">
            <text:p>27370.808679</text:p>
          </table:table-cell>
          <table:table-cell table:formula="of:=[.A763]-[.A$20]" office:value-type="float" office:value="0.139958000003389">
            <text:p>0.139958</text:p>
          </table:table-cell>
          <table:table-cell table:formula="of:=[.B763]-[.B762]" office:value-type="float" office:value="0.0000100000033853576">
            <text:p>0.000010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808752">
            <text:p>27370.808752</text:p>
          </table:table-cell>
          <table:table-cell table:formula="of:=[.A764]-[.A$20]" office:value-type="float" office:value="0.140031000002637">
            <text:p>0.140031</text:p>
          </table:table-cell>
          <table:table-cell table:formula="of:=[.B764]-[.B763]" office:value-type="float" office:value="0.0000729999992472585">
            <text:p>0.00007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08755">
            <text:p>27370.808755</text:p>
          </table:table-cell>
          <table:table-cell table:formula="of:=[.A765]-[.A$20]" office:value-type="float" office:value="0.140034000000014">
            <text:p>0.140034</text:p>
          </table:table-cell>
          <table:table-cell table:formula="of:=[.B765]-[.B764]" office:value-type="float" office:value="0.00000299999737762846">
            <text:p>0.000003</text:p>
          </table:table-cell>
          <table:table-cell/>
          <table:table-cell office:value-type="string">
            <text:p>uses up its c_s; 27370808.750654-27370808.674722=0.075932</text:p>
          </table:table-cell>
          <table:table-cell/>
        </table:table-row>
        <table:table-row table:style-name="ro1">
          <table:table-cell office:value-type="float" office:value="27370.808762">
            <text:p>27370.808762</text:p>
          </table:table-cell>
          <table:table-cell table:formula="of:=[.A766]-[.A$20]" office:value-type="float" office:value="0.140041000002384">
            <text:p>0.140041</text:p>
          </table:table-cell>
          <table:table-cell table:formula="of:=[.B766]-[.B765]" office:value-type="float" office:value="0.00000700000236975029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08766">
            <text:p>27370.808766</text:p>
          </table:table-cell>
          <table:table-cell table:formula="of:=[.A767]-[.A$20]" office:value-type="float" office:value="0.1400450000001">
            <text:p>0.140045</text:p>
          </table:table-cell>
          <table:table-cell table:formula="of:=[.B767]-[.B766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09581">
            <text:p>27370.809581</text:p>
          </table:table-cell>
          <table:table-cell table:formula="of:=[.A768]-[.A$20]" office:value-type="float" office:value="0.140860000003158">
            <text:p>0.140860</text:p>
          </table:table-cell>
          <table:table-cell table:formula="of:=[.B768]-[.B767]" office:value-type="float" office:value="0.000815000003058231">
            <text:p>0.00081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09582">
            <text:p>27370.809582</text:p>
          </table:table-cell>
          <table:table-cell table:formula="of:=[.A769]-[.A$20]" office:value-type="float" office:value="0.140861000003497">
            <text:p>0.140861</text:p>
          </table:table-cell>
          <table:table-cell table:formula="of:=[.B769]-[.B768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09585">
            <text:p>27370.809585</text:p>
          </table:table-cell>
          <table:table-cell table:formula="of:=[.A770]-[.A$20]" office:value-type="float" office:value="0.140864000000875">
            <text:p>0.140864</text:p>
          </table:table-cell>
          <table:table-cell table:formula="of:=[.B770]-[.B769]" office:value-type="float" office:value="0.00000299999737762846">
            <text:p>0.000003</text:p>
          </table:table-cell>
          <table:table-cell/>
          <table:table-cell office:value-type="string">
            <text:p>postpones its deadline to 27370814.572994; c_s is topped up to 1.997389</text:p>
          </table:table-cell>
          <table:table-cell/>
        </table:table-row>
        <table:table-row table:style-name="ro1">
          <table:table-cell office:value-type="float" office:value="27370.809684">
            <text:p>27370.809684</text:p>
          </table:table-cell>
          <table:table-cell table:formula="of:=[.A771]-[.A$20]" office:value-type="float" office:value="0.140963000001648">
            <text:p>0.140963</text:p>
          </table:table-cell>
          <table:table-cell table:formula="of:=[.B771]-[.B770]" office:value-type="float" office:value="0.0000990000007732306">
            <text:p>0.00009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09685">
            <text:p>27370.809685</text:p>
          </table:table-cell>
          <table:table-cell table:formula="of:=[.A772]-[.A$20]" office:value-type="float" office:value="0.140964000001986">
            <text:p>0.140964</text:p>
          </table:table-cell>
          <table:table-cell table:formula="of:=[.B772]-[.B771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0969">
            <text:p>27370.809690</text:p>
          </table:table-cell>
          <table:table-cell table:formula="of:=[.A773]-[.A$20]" office:value-type="float" office:value="0.140969000000041">
            <text:p>0.140969</text:p>
          </table:table-cell>
          <table:table-cell table:formula="of:=[.B773]-[.B772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11537">
            <text:p>27370.811537</text:p>
          </table:table-cell>
          <table:table-cell table:formula="of:=[.A774]-[.A$20]" office:value-type="float" office:value="0.142816000003222">
            <text:p>0.142816</text:p>
          </table:table-cell>
          <table:table-cell table:formula="of:=[.B774]-[.B773]" office:value-type="float" office:value="0.00184700000318117">
            <text:p>0.0018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11539">
            <text:p>27370.811539</text:p>
          </table:table-cell>
          <table:table-cell table:formula="of:=[.A775]-[.A$20]" office:value-type="float" office:value="0.142818000000261">
            <text:p>0.142818</text:p>
          </table:table-cell>
          <table:table-cell table:formula="of:=[.B775]-[.B774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11542">
            <text:p>27370.811542</text:p>
          </table:table-cell>
          <table:table-cell table:formula="of:=[.A776]-[.A$20]" office:value-type="float" office:value="0.142821000001277">
            <text:p>0.142821</text:p>
          </table:table-cell>
          <table:table-cell table:formula="of:=[.B776]-[.B77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12639">
            <text:p>27370.812639</text:p>
          </table:table-cell>
          <table:table-cell table:formula="of:=[.A777]-[.A$20]" office:value-type="float" office:value="0.143918000001577">
            <text:p>0.143918</text:p>
          </table:table-cell>
          <table:table-cell table:formula="of:=[.B777]-[.B776]" office:value-type="float" office:value="0.00109700000029989">
            <text:p>0.0010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12641">
            <text:p>27370.812641</text:p>
          </table:table-cell>
          <table:table-cell table:formula="of:=[.A778]-[.A$20]" office:value-type="float" office:value="0.143920000002254">
            <text:p>0.143920</text:p>
          </table:table-cell>
          <table:table-cell table:formula="of:=[.B778]-[.B77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12644">
            <text:p>27370.812644</text:p>
          </table:table-cell>
          <table:table-cell table:formula="of:=[.A779]-[.A$20]" office:value-type="float" office:value="0.143923000003269">
            <text:p>0.143923</text:p>
          </table:table-cell>
          <table:table-cell table:formula="of:=[.B779]-[.B778]" office:value-type="float" office:value="0.00000300000101560727">
            <text:p>0.000003</text:p>
          </table:table-cell>
          <table:table-cell office:value-type="string">
            <text:p>d_s is renewed (r + D) to 27370814.641225; c_s is fully topped up</text:p>
          </table:table-cell>
          <table:table-cell table:number-columns-repeated="2"/>
        </table:table-row>
        <table:table-row table:style-name="ro1">
          <table:table-cell office:value-type="float" office:value="27370.812646">
            <text:p>27370.812646</text:p>
          </table:table-cell>
          <table:table-cell table:formula="of:=[.A780]-[.A$20]" office:value-type="float" office:value="0.143925000000309">
            <text:p>0.143925</text:p>
          </table:table-cell>
          <table:table-cell table:formula="of:=[.B780]-[.B779]" office:value-type="float" office:value="0.0000019999970390927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812649">
            <text:p>27370.812649</text:p>
          </table:table-cell>
          <table:table-cell table:formula="of:=[.A781]-[.A$20]" office:value-type="float" office:value="0.143928000001324">
            <text:p>0.143928</text:p>
          </table:table-cell>
          <table:table-cell table:formula="of:=[.B781]-[.B780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12653">
            <text:p>27370.812653</text:p>
          </table:table-cell>
          <table:table-cell table:formula="of:=[.A782]-[.A$20]" office:value-type="float" office:value="0.143932000002678">
            <text:p>0.143932</text:p>
          </table:table-cell>
          <table:table-cell table:formula="of:=[.B782]-[.B781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813557">
            <text:p>27370.813557</text:p>
          </table:table-cell>
          <table:table-cell table:formula="of:=[.A783]-[.A$20]" office:value-type="float" office:value="0.144836000003124">
            <text:p>0.144836</text:p>
          </table:table-cell>
          <table:table-cell table:formula="of:=[.B783]-[.B782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13558">
            <text:p>27370.813558</text:p>
          </table:table-cell>
          <table:table-cell table:formula="of:=[.A784]-[.A$20]" office:value-type="float" office:value="0.144837000003463">
            <text:p>0.144837</text:p>
          </table:table-cell>
          <table:table-cell table:formula="of:=[.B784]-[.B78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13562">
            <text:p>27370.813562</text:p>
          </table:table-cell>
          <table:table-cell table:formula="of:=[.A785]-[.A$20]" office:value-type="float" office:value="0.144841000001179">
            <text:p>0.144841</text:p>
          </table:table-cell>
          <table:table-cell table:formula="of:=[.B785]-[.B784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813637">
            <text:p>27370.813637</text:p>
          </table:table-cell>
          <table:table-cell table:formula="of:=[.A786]-[.A$20]" office:value-type="float" office:value="0.144916000001103">
            <text:p>0.144916</text:p>
          </table:table-cell>
          <table:table-cell table:formula="of:=[.B786]-[.B785]" office:value-type="float" office:value="0.00007499999992433">
            <text:p>0.000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13639">
            <text:p>27370.813639</text:p>
          </table:table-cell>
          <table:table-cell table:formula="of:=[.A787]-[.A$20]" office:value-type="float" office:value="0.14491800000178">
            <text:p>0.144918</text:p>
          </table:table-cell>
          <table:table-cell table:formula="of:=[.B787]-[.B78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13642">
            <text:p>27370.813642</text:p>
          </table:table-cell>
          <table:table-cell table:formula="of:=[.A788]-[.A$20]" office:value-type="float" office:value="0.144921000002796">
            <text:p>0.144921</text:p>
          </table:table-cell>
          <table:table-cell table:formula="of:=[.B788]-[.B787]" office:value-type="float" office:value="0.00000300000101560727">
            <text:p>0.000003</text:p>
          </table:table-cell>
          <table:table-cell/>
          <table:table-cell office:value-type="string">
            <text:p>0.147032 / 0.933956 &lt;= 2.000000 / 5.000000</text:p>
          </table:table-cell>
          <table:table-cell/>
        </table:table-row>
        <table:table-row table:style-name="ro1">
          <table:table-cell office:value-type="float" office:value="27370.813644">
            <text:p>27370.813644</text:p>
          </table:table-cell>
          <table:table-cell table:formula="of:=[.A789]-[.A$20]" office:value-type="float" office:value="0.144923000003473">
            <text:p>0.144923</text:p>
          </table:table-cell>
          <table:table-cell table:formula="of:=[.B789]-[.B788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13646">
            <text:p>27370.813646</text:p>
          </table:table-cell>
          <table:table-cell table:formula="of:=[.A790]-[.A$20]" office:value-type="float" office:value="0.144925000000512">
            <text:p>0.144925</text:p>
          </table:table-cell>
          <table:table-cell table:formula="of:=[.B790]-[.B789]" office:value-type="float" office:value="0.0000019999970390927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1365">
            <text:p>27370.813650</text:p>
          </table:table-cell>
          <table:table-cell table:formula="of:=[.A791]-[.A$20]" office:value-type="float" office:value="0.144929000001866">
            <text:p>0.144929</text:p>
          </table:table-cell>
          <table:table-cell table:formula="of:=[.B791]-[.B790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13655">
            <text:p>27370.813655</text:p>
          </table:table-cell>
          <table:table-cell table:formula="of:=[.A792]-[.A$20]" office:value-type="float" office:value="0.144934000003559">
            <text:p>0.144934</text:p>
          </table:table-cell>
          <table:table-cell table:formula="of:=[.B792]-[.B791]" office:value-type="float" office:value="0.0000050000016926787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13802">
            <text:p>27370.813802</text:p>
          </table:table-cell>
          <table:table-cell table:formula="of:=[.A793]-[.A$20]" office:value-type="float" office:value="0.145081000002392">
            <text:p>0.145081</text:p>
          </table:table-cell>
          <table:table-cell table:formula="of:=[.B793]-[.B792]" office:value-type="float" office:value="0.000146999998833053">
            <text:p>0.00014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13805">
            <text:p>27370.813805</text:p>
          </table:table-cell>
          <table:table-cell table:formula="of:=[.A794]-[.A$20]" office:value-type="float" office:value="0.145084000003408">
            <text:p>0.145084</text:p>
          </table:table-cell>
          <table:table-cell table:formula="of:=[.B794]-[.B793]" office:value-type="float" office:value="0.00000300000101560727">
            <text:p>0.000003</text:p>
          </table:table-cell>
          <table:table-cell/>
          <table:table-cell office:value-type="string">
            <text:p>uses up its c_s; 27370813.801825-27370813.652291=0.149534</text:p>
          </table:table-cell>
          <table:table-cell/>
        </table:table-row>
        <table:table-row table:style-name="ro1">
          <table:table-cell office:value-type="float" office:value="27370.813811">
            <text:p>27370.813811</text:p>
          </table:table-cell>
          <table:table-cell table:formula="of:=[.A795]-[.A$20]" office:value-type="float" office:value="0.145090000001801">
            <text:p>0.145090</text:p>
          </table:table-cell>
          <table:table-cell table:formula="of:=[.B795]-[.B794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13814">
            <text:p>27370.813814</text:p>
          </table:table-cell>
          <table:table-cell table:formula="of:=[.A796]-[.A$20]" office:value-type="float" office:value="0.145093000002817">
            <text:p>0.145093</text:p>
          </table:table-cell>
          <table:table-cell table:formula="of:=[.B796]-[.B79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14579">
            <text:p>27370.814579</text:p>
          </table:table-cell>
          <table:table-cell table:formula="of:=[.A797]-[.A$20]" office:value-type="float" office:value="0.1458580000035">
            <text:p>0.145858</text:p>
          </table:table-cell>
          <table:table-cell table:formula="of:=[.B797]-[.B796]" office:value-type="float" office:value="0.000765000000683358">
            <text:p>0.00076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14581">
            <text:p>27370.814581</text:p>
          </table:table-cell>
          <table:table-cell table:formula="of:=[.A798]-[.A$20]" office:value-type="float" office:value="0.145860000000539">
            <text:p>0.145860</text:p>
          </table:table-cell>
          <table:table-cell table:formula="of:=[.B798]-[.B797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14584">
            <text:p>27370.814584</text:p>
          </table:table-cell>
          <table:table-cell table:formula="of:=[.A799]-[.A$20]" office:value-type="float" office:value="0.145863000001555">
            <text:p>0.145863</text:p>
          </table:table-cell>
          <table:table-cell table:formula="of:=[.B799]-[.B798]" office:value-type="float" office:value="0.00000300000101560727">
            <text:p>0.000003</text:p>
          </table:table-cell>
          <table:table-cell/>
          <table:table-cell office:value-type="string">
            <text:p>postpones its deadline to 27370819.572994; c_s is topped up to 1.997498</text:p>
          </table:table-cell>
          <table:table-cell/>
        </table:table-row>
        <table:table-row table:style-name="ro1">
          <table:table-cell office:value-type="float" office:value="27370.815617">
            <text:p>27370.815617</text:p>
          </table:table-cell>
          <table:table-cell table:formula="of:=[.A800]-[.A$20]" office:value-type="float" office:value="0.146896000002016">
            <text:p>0.146896</text:p>
          </table:table-cell>
          <table:table-cell table:formula="of:=[.B800]-[.B799]" office:value-type="float" office:value="0.00103300000046147">
            <text:p>0.00103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815621">
            <text:p>27370.815621</text:p>
          </table:table-cell>
          <table:table-cell table:formula="of:=[.A801]-[.A$20]" office:value-type="float" office:value="0.14690000000337">
            <text:p>0.146900</text:p>
          </table:table-cell>
          <table:table-cell table:formula="of:=[.B801]-[.B800]" office:value-type="float" office:value="0.00000400000135414302">
            <text:p>0.000004</text:p>
          </table:table-cell>
          <table:table-cell table:number-columns-repeated="2"/>
          <table:table-cell office:value-type="string">
            <text:p>uses up its c_s; 27370815.614242-27370813.812711=1.801531</text:p>
          </table:table-cell>
        </table:table-row>
        <table:table-row table:style-name="ro1">
          <table:table-cell office:value-type="float" office:value="27370.815629">
            <text:p>27370.815629</text:p>
          </table:table-cell>
          <table:table-cell table:formula="of:=[.A802]-[.A$20]" office:value-type="float" office:value="0.146908000002441">
            <text:p>0.146908</text:p>
          </table:table-cell>
          <table:table-cell table:formula="of:=[.B802]-[.B801]" office:value-type="float" office:value="0.0000079999990703072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15633">
            <text:p>27370.815633</text:p>
          </table:table-cell>
          <table:table-cell table:formula="of:=[.A803]-[.A$20]" office:value-type="float" office:value="0.146912000000157">
            <text:p>0.146912</text:p>
          </table:table-cell>
          <table:table-cell table:formula="of:=[.B803]-[.B802]" office:value-type="float" office:value="0.0000039999977161642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15661">
            <text:p>27370.815661</text:p>
          </table:table-cell>
          <table:table-cell table:formula="of:=[.A804]-[.A$20]" office:value-type="float" office:value="0.14694000000236">
            <text:p>0.146940</text:p>
          </table:table-cell>
          <table:table-cell table:formula="of:=[.B804]-[.B803]" office:value-type="float" office:value="0.0000280000022030435">
            <text:p>0.00002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815663">
            <text:p>27370.815663</text:p>
          </table:table-cell>
          <table:table-cell table:formula="of:=[.A805]-[.A$20]" office:value-type="float" office:value="0.146942000003037">
            <text:p>0.146942</text:p>
          </table:table-cell>
          <table:table-cell table:formula="of:=[.B805]-[.B80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15666">
            <text:p>27370.815666</text:p>
          </table:table-cell>
          <table:table-cell table:formula="of:=[.A806]-[.A$20]" office:value-type="float" office:value="0.146945000000414">
            <text:p>0.146945</text:p>
          </table:table-cell>
          <table:table-cell table:formula="of:=[.B806]-[.B805]" office:value-type="float" office:value="0.00000299999737762846">
            <text:p>0.000003</text:p>
          </table:table-cell>
          <table:table-cell table:number-columns-repeated="2"/>
          <table:table-cell office:value-type="string">
            <text:p>postpones its deadline to 27370822.648763; c_s is topped up to 2.999586</text:p>
          </table:table-cell>
        </table:table-row>
        <table:table-row table:style-name="ro1">
          <table:table-cell office:value-type="float" office:value="27370.81664">
            <text:p>27370.816640</text:p>
          </table:table-cell>
          <table:table-cell table:formula="of:=[.A807]-[.A$20]" office:value-type="float" office:value="0.14791900000273">
            <text:p>0.147919</text:p>
          </table:table-cell>
          <table:table-cell table:formula="of:=[.B807]-[.B806]" office:value-type="float" office:value="0.000974000002315734">
            <text:p>0.00097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16643">
            <text:p>27370.816643</text:p>
          </table:table-cell>
          <table:table-cell table:formula="of:=[.A808]-[.A$20]" office:value-type="float" office:value="0.147922000000108">
            <text:p>0.147922</text:p>
          </table:table-cell>
          <table:table-cell table:formula="of:=[.B808]-[.B807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16645">
            <text:p>27370.816645</text:p>
          </table:table-cell>
          <table:table-cell table:formula="of:=[.A809]-[.A$20]" office:value-type="float" office:value="0.147924000000785">
            <text:p>0.147924</text:p>
          </table:table-cell>
          <table:table-cell table:formula="of:=[.B809]-[.B808]" office:value-type="float" office:value="0.00000200000067707151">
            <text:p>0.000002</text:p>
          </table:table-cell>
          <table:table-cell office:value-type="string">
            <text:p>d_s is renewed (r + D) to 27370818.642860; c_s is fully topped up</text:p>
          </table:table-cell>
          <table:table-cell table:number-columns-repeated="2"/>
        </table:table-row>
        <table:table-row table:style-name="ro1">
          <table:table-cell office:value-type="float" office:value="27370.816648">
            <text:p>27370.816648</text:p>
          </table:table-cell>
          <table:table-cell table:formula="of:=[.A810]-[.A$20]" office:value-type="float" office:value="0.1479270000018">
            <text:p>0.147927</text:p>
          </table:table-cell>
          <table:table-cell table:formula="of:=[.B810]-[.B809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16652">
            <text:p>27370.816652</text:p>
          </table:table-cell>
          <table:table-cell table:formula="of:=[.A811]-[.A$20]" office:value-type="float" office:value="0.147931000003155">
            <text:p>0.147931</text:p>
          </table:table-cell>
          <table:table-cell table:formula="of:=[.B811]-[.B810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16655">
            <text:p>27370.816655</text:p>
          </table:table-cell>
          <table:table-cell table:formula="of:=[.A812]-[.A$20]" office:value-type="float" office:value="0.147934000000532">
            <text:p>0.147934</text:p>
          </table:table-cell>
          <table:table-cell table:formula="of:=[.B812]-[.B811]" office:value-type="float" office:value="0.00000299999737762846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17562">
            <text:p>27370.817562</text:p>
          </table:table-cell>
          <table:table-cell table:formula="of:=[.A813]-[.A$20]" office:value-type="float" office:value="0.148841000001994">
            <text:p>0.148841</text:p>
          </table:table-cell>
          <table:table-cell table:formula="of:=[.B813]-[.B812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17563">
            <text:p>27370.817563</text:p>
          </table:table-cell>
          <table:table-cell table:formula="of:=[.A814]-[.A$20]" office:value-type="float" office:value="0.148842000002333">
            <text:p>0.148842</text:p>
          </table:table-cell>
          <table:table-cell table:formula="of:=[.B814]-[.B81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17567">
            <text:p>27370.817567</text:p>
          </table:table-cell>
          <table:table-cell table:formula="of:=[.A815]-[.A$20]" office:value-type="float" office:value="0.148846000000049">
            <text:p>0.148846</text:p>
          </table:table-cell>
          <table:table-cell table:formula="of:=[.B815]-[.B814]" office:value-type="float" office:value="0.0000039999977161642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18368">
            <text:p>27370.818368</text:p>
          </table:table-cell>
          <table:table-cell table:formula="of:=[.A816]-[.A$20]" office:value-type="float" office:value="0.149647000002005">
            <text:p>0.149647</text:p>
          </table:table-cell>
          <table:table-cell table:formula="of:=[.B816]-[.B815]" office:value-type="float" office:value="0.000801000001956709">
            <text:p>0.0008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1837">
            <text:p>27370.818370</text:p>
          </table:table-cell>
          <table:table-cell table:formula="of:=[.A817]-[.A$20]" office:value-type="float" office:value="0.149649000002682">
            <text:p>0.149649</text:p>
          </table:table-cell>
          <table:table-cell table:formula="of:=[.B817]-[.B81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18374">
            <text:p>27370.818374</text:p>
          </table:table-cell>
          <table:table-cell table:formula="of:=[.A818]-[.A$20]" office:value-type="float" office:value="0.149653000000399">
            <text:p>0.149653</text:p>
          </table:table-cell>
          <table:table-cell table:formula="of:=[.B818]-[.B817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18412">
            <text:p>27370.818412</text:p>
          </table:table-cell>
          <table:table-cell table:formula="of:=[.A819]-[.A$20]" office:value-type="float" office:value="0.149691000002349">
            <text:p>0.149691</text:p>
          </table:table-cell>
          <table:table-cell table:formula="of:=[.B819]-[.B818]" office:value-type="float" office:value="0.0000380000019504223">
            <text:p>0.00003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18414">
            <text:p>27370.818414</text:p>
          </table:table-cell>
          <table:table-cell table:formula="of:=[.A820]-[.A$20]" office:value-type="float" office:value="0.149693000003026">
            <text:p>0.149693</text:p>
          </table:table-cell>
          <table:table-cell table:formula="of:=[.B820]-[.B81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18638">
            <text:p>27370.818638</text:p>
          </table:table-cell>
          <table:table-cell table:formula="of:=[.A821]-[.A$20]" office:value-type="float" office:value="0.149917000002461">
            <text:p>0.149917</text:p>
          </table:table-cell>
          <table:table-cell table:formula="of:=[.B821]-[.B820]" office:value-type="float" office:value="0.000223999999434454">
            <text:p>0.0002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18641">
            <text:p>27370.818641</text:p>
          </table:table-cell>
          <table:table-cell table:formula="of:=[.A822]-[.A$20]" office:value-type="float" office:value="0.149920000003476">
            <text:p>0.149920</text:p>
          </table:table-cell>
          <table:table-cell table:formula="of:=[.B822]-[.B821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18645">
            <text:p>27370.818645</text:p>
          </table:table-cell>
          <table:table-cell table:formula="of:=[.A823]-[.A$20]" office:value-type="float" office:value="0.149924000001192">
            <text:p>0.149924</text:p>
          </table:table-cell>
          <table:table-cell table:formula="of:=[.B823]-[.B822]" office:value-type="float" office:value="0.00000399999771616422">
            <text:p>0.000004</text:p>
          </table:table-cell>
          <table:table-cell/>
          <table:table-cell office:value-type="string">
            <text:p>0.173780 / 0.931853 &lt;= 2.000000 / 5.000000</text:p>
          </table:table-cell>
          <table:table-cell/>
        </table:table-row>
        <table:table-row table:style-name="ro1">
          <table:table-cell office:value-type="float" office:value="27370.818646">
            <text:p>27370.818646</text:p>
          </table:table-cell>
          <table:table-cell table:formula="of:=[.A824]-[.A$20]" office:value-type="float" office:value="0.149925000001531">
            <text:p>0.149925</text:p>
          </table:table-cell>
          <table:table-cell table:formula="of:=[.B824]-[.B823]" office:value-type="float" office:value="0.00000100000033853576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18649">
            <text:p>27370.818649</text:p>
          </table:table-cell>
          <table:table-cell table:formula="of:=[.A825]-[.A$20]" office:value-type="float" office:value="0.149928000002546">
            <text:p>0.149928</text:p>
          </table:table-cell>
          <table:table-cell table:formula="of:=[.B825]-[.B824]" office:value-type="float" office:value="0.0000030000010156072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1865">
            <text:p>27370.818650</text:p>
          </table:table-cell>
          <table:table-cell table:formula="of:=[.A826]-[.A$20]" office:value-type="float" office:value="0.149929000002885">
            <text:p>0.149929</text:p>
          </table:table-cell>
          <table:table-cell table:formula="of:=[.B826]-[.B825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18653">
            <text:p>27370.818653</text:p>
          </table:table-cell>
          <table:table-cell table:formula="of:=[.A827]-[.A$20]" office:value-type="float" office:value="0.149932000000263">
            <text:p>0.149932</text:p>
          </table:table-cell>
          <table:table-cell table:formula="of:=[.B827]-[.B826]" office:value-type="float" office:value="0.00000299999737762846">
            <text:p>0.000003</text:p>
          </table:table-cell>
          <table:table-cell table:number-columns-repeated="2"/>
          <table:table-cell office:value-type="string">
            <text:p>2.959738 / 3.998326 &gt; 3.000000 / 7.000000</text:p>
          </table:table-cell>
        </table:table-row>
        <table:table-row table:style-name="ro1">
          <table:table-cell office:value-type="float" office:value="27370.818656">
            <text:p>27370.818656</text:p>
          </table:table-cell>
          <table:table-cell table:formula="of:=[.A828]-[.A$20]" office:value-type="float" office:value="0.149935000001278">
            <text:p>0.149935</text:p>
          </table:table-cell>
          <table:table-cell table:formula="of:=[.B828]-[.B827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825.650437; c_s is fully topped up</text:p>
          </table:table-cell>
        </table:table-row>
        <table:table-row table:style-name="ro1">
          <table:table-cell office:value-type="float" office:value="27370.818664">
            <text:p>27370.818664</text:p>
          </table:table-cell>
          <table:table-cell table:formula="of:=[.A829]-[.A$20]" office:value-type="float" office:value="0.149943000000349">
            <text:p>0.149943</text:p>
          </table:table-cell>
          <table:table-cell table:formula="of:=[.B829]-[.B828]" office:value-type="float" office:value="0.00000799999907030724">
            <text:p>0.000008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818838">
            <text:p>27370.818838</text:p>
          </table:table-cell>
          <table:table-cell table:formula="of:=[.A830]-[.A$20]" office:value-type="float" office:value="0.150117000001046">
            <text:p>0.150117</text:p>
          </table:table-cell>
          <table:table-cell table:formula="of:=[.B830]-[.B829]" office:value-type="float" office:value="0.000174000000697561">
            <text:p>0.00017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1884">
            <text:p>27370.818840</text:p>
          </table:table-cell>
          <table:table-cell table:formula="of:=[.A831]-[.A$20]" office:value-type="float" office:value="0.150119000001723">
            <text:p>0.150119</text:p>
          </table:table-cell>
          <table:table-cell table:formula="of:=[.B831]-[.B830]" office:value-type="float" office:value="0.00000200000067707151">
            <text:p>0.000002</text:p>
          </table:table-cell>
          <table:table-cell/>
          <table:table-cell office:value-type="string">
            <text:p>uses up its c_s; 27370818.836540-27370818.660207=0.176333</text:p>
          </table:table-cell>
          <table:table-cell/>
        </table:table-row>
        <table:table-row table:style-name="ro1">
          <table:table-cell office:value-type="float" office:value="27370.818846">
            <text:p>27370.818846</text:p>
          </table:table-cell>
          <table:table-cell table:formula="of:=[.A832]-[.A$20]" office:value-type="float" office:value="0.150125000000116">
            <text:p>0.150125</text:p>
          </table:table-cell>
          <table:table-cell table:formula="of:=[.B832]-[.B831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1885">
            <text:p>27370.818850</text:p>
          </table:table-cell>
          <table:table-cell table:formula="of:=[.A833]-[.A$20]" office:value-type="float" office:value="0.150129000001471">
            <text:p>0.150129</text:p>
          </table:table-cell>
          <table:table-cell table:formula="of:=[.B833]-[.B832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1958">
            <text:p>27370.819580</text:p>
          </table:table-cell>
          <table:table-cell table:formula="of:=[.A834]-[.A$20]" office:value-type="float" office:value="0.150859000001219">
            <text:p>0.150859</text:p>
          </table:table-cell>
          <table:table-cell table:formula="of:=[.B834]-[.B833]" office:value-type="float" office:value="0.000729999999748543">
            <text:p>0.00073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19582">
            <text:p>27370.819582</text:p>
          </table:table-cell>
          <table:table-cell table:formula="of:=[.A835]-[.A$20]" office:value-type="float" office:value="0.150861000001896">
            <text:p>0.150861</text:p>
          </table:table-cell>
          <table:table-cell table:formula="of:=[.B835]-[.B83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19585">
            <text:p>27370.819585</text:p>
          </table:table-cell>
          <table:table-cell table:formula="of:=[.A836]-[.A$20]" office:value-type="float" office:value="0.150864000002912">
            <text:p>0.150864</text:p>
          </table:table-cell>
          <table:table-cell table:formula="of:=[.B836]-[.B835]" office:value-type="float" office:value="0.00000300000101560727">
            <text:p>0.000003</text:p>
          </table:table-cell>
          <table:table-cell/>
          <table:table-cell office:value-type="string">
            <text:p>postpones its deadline to 27370824.572994; c_s is topped up to 1.997447</text:p>
          </table:table-cell>
          <table:table-cell/>
        </table:table-row>
        <table:table-row table:style-name="ro1">
          <table:table-cell office:value-type="float" office:value="27370.819587">
            <text:p>27370.819587</text:p>
          </table:table-cell>
          <table:table-cell table:formula="of:=[.A837]-[.A$20]" office:value-type="float" office:value="0.150866000003589">
            <text:p>0.150866</text:p>
          </table:table-cell>
          <table:table-cell table:formula="of:=[.B837]-[.B836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1959">
            <text:p>27370.819590</text:p>
          </table:table-cell>
          <table:table-cell table:formula="of:=[.A838]-[.A$20]" office:value-type="float" office:value="0.150869000000966">
            <text:p>0.150869</text:p>
          </table:table-cell>
          <table:table-cell table:formula="of:=[.B838]-[.B837]" office:value-type="float" office:value="0.0000029999973776284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19594">
            <text:p>27370.819594</text:p>
          </table:table-cell>
          <table:table-cell table:formula="of:=[.A839]-[.A$20]" office:value-type="float" office:value="0.150873000002321">
            <text:p>0.150873</text:p>
          </table:table-cell>
          <table:table-cell table:formula="of:=[.B839]-[.B838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20639">
            <text:p>27370.820639</text:p>
          </table:table-cell>
          <table:table-cell table:formula="of:=[.A840]-[.A$20]" office:value-type="float" office:value="0.151918000003207">
            <text:p>0.151918</text:p>
          </table:table-cell>
          <table:table-cell table:formula="of:=[.B840]-[.B839]" office:value-type="float" office:value="0.00104500000088592">
            <text:p>0.0010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20641">
            <text:p>27370.820641</text:p>
          </table:table-cell>
          <table:table-cell table:formula="of:=[.A841]-[.A$20]" office:value-type="float" office:value="0.151920000000246">
            <text:p>0.151920</text:p>
          </table:table-cell>
          <table:table-cell table:formula="of:=[.B841]-[.B840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20643">
            <text:p>27370.820643</text:p>
          </table:table-cell>
          <table:table-cell table:formula="of:=[.A842]-[.A$20]" office:value-type="float" office:value="0.151922000000923">
            <text:p>0.151922</text:p>
          </table:table-cell>
          <table:table-cell table:formula="of:=[.B842]-[.B841]" office:value-type="float" office:value="0.00000200000067707151">
            <text:p>0.000002</text:p>
          </table:table-cell>
          <table:table-cell office:value-type="string">
            <text:p>d_s is renewed (r + D) to 27370822.640550; c_s is fully topped up</text:p>
          </table:table-cell>
          <table:table-cell table:number-columns-repeated="2"/>
        </table:table-row>
        <table:table-row table:style-name="ro1">
          <table:table-cell office:value-type="float" office:value="27370.820645">
            <text:p>27370.820645</text:p>
          </table:table-cell>
          <table:table-cell table:formula="of:=[.A843]-[.A$20]" office:value-type="float" office:value="0.1519240000016">
            <text:p>0.151924</text:p>
          </table:table-cell>
          <table:table-cell table:formula="of:=[.B843]-[.B842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2065">
            <text:p>27370.820650</text:p>
          </table:table-cell>
          <table:table-cell table:formula="of:=[.A844]-[.A$20]" office:value-type="float" office:value="0.151929000003292">
            <text:p>0.151929</text:p>
          </table:table-cell>
          <table:table-cell table:formula="of:=[.B844]-[.B843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20654">
            <text:p>27370.820654</text:p>
          </table:table-cell>
          <table:table-cell table:formula="of:=[.A845]-[.A$20]" office:value-type="float" office:value="0.151933000001009">
            <text:p>0.151933</text:p>
          </table:table-cell>
          <table:table-cell table:formula="of:=[.B845]-[.B844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2156">
            <text:p>27370.821560</text:p>
          </table:table-cell>
          <table:table-cell table:formula="of:=[.A846]-[.A$20]" office:value-type="float" office:value="0.152839000002132">
            <text:p>0.152839</text:p>
          </table:table-cell>
          <table:table-cell table:formula="of:=[.B846]-[.B845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21562">
            <text:p>27370.821562</text:p>
          </table:table-cell>
          <table:table-cell table:formula="of:=[.A847]-[.A$20]" office:value-type="float" office:value="0.152841000002809">
            <text:p>0.152841</text:p>
          </table:table-cell>
          <table:table-cell table:formula="of:=[.B847]-[.B84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21566">
            <text:p>27370.821566</text:p>
          </table:table-cell>
          <table:table-cell table:formula="of:=[.A848]-[.A$20]" office:value-type="float" office:value="0.152845000000525">
            <text:p>0.152845</text:p>
          </table:table-cell>
          <table:table-cell table:formula="of:=[.B848]-[.B847]" office:value-type="float" office:value="0.0000039999977161642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22285">
            <text:p>27370.822285</text:p>
          </table:table-cell>
          <table:table-cell table:formula="of:=[.A849]-[.A$20]" office:value-type="float" office:value="0.153564000000188">
            <text:p>0.153564</text:p>
          </table:table-cell>
          <table:table-cell table:formula="of:=[.B849]-[.B848]" office:value-type="float" office:value="0.000718999999662628">
            <text:p>0.00071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22287">
            <text:p>27370.822287</text:p>
          </table:table-cell>
          <table:table-cell table:formula="of:=[.A850]-[.A$20]" office:value-type="float" office:value="0.153566000000865">
            <text:p>0.153566</text:p>
          </table:table-cell>
          <table:table-cell table:formula="of:=[.B850]-[.B84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2229">
            <text:p>27370.822290</text:p>
          </table:table-cell>
          <table:table-cell table:formula="of:=[.A851]-[.A$20]" office:value-type="float" office:value="0.15356900000188">
            <text:p>0.153569</text:p>
          </table:table-cell>
          <table:table-cell table:formula="of:=[.B851]-[.B850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23634">
            <text:p>27370.823634</text:p>
          </table:table-cell>
          <table:table-cell table:formula="of:=[.A852]-[.A$20]" office:value-type="float" office:value="0.154913000002125">
            <text:p>0.154913</text:p>
          </table:table-cell>
          <table:table-cell table:formula="of:=[.B852]-[.B851]" office:value-type="float" office:value="0.00134400000024471">
            <text:p>0.00134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23637">
            <text:p>27370.823637</text:p>
          </table:table-cell>
          <table:table-cell table:formula="of:=[.A853]-[.A$20]" office:value-type="float" office:value="0.154916000003141">
            <text:p>0.154916</text:p>
          </table:table-cell>
          <table:table-cell table:formula="of:=[.B853]-[.B852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2364">
            <text:p>27370.823640</text:p>
          </table:table-cell>
          <table:table-cell table:formula="of:=[.A854]-[.A$20]" office:value-type="float" office:value="0.154919000000518">
            <text:p>0.154919</text:p>
          </table:table-cell>
          <table:table-cell table:formula="of:=[.B854]-[.B853]" office:value-type="float" office:value="0.00000299999737762846">
            <text:p>0.000003</text:p>
          </table:table-cell>
          <table:table-cell/>
          <table:table-cell office:value-type="string">
            <text:p>0.218376 / 0.936422 &lt;= 2.000000 / 5.000000</text:p>
          </table:table-cell>
          <table:table-cell/>
        </table:table-row>
        <table:table-row table:style-name="ro1">
          <table:table-cell office:value-type="float" office:value="27370.823642">
            <text:p>27370.823642</text:p>
          </table:table-cell>
          <table:table-cell table:formula="of:=[.A855]-[.A$20]" office:value-type="float" office:value="0.154921000001195">
            <text:p>0.154921</text:p>
          </table:table-cell>
          <table:table-cell table:formula="of:=[.B855]-[.B854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23644">
            <text:p>27370.823644</text:p>
          </table:table-cell>
          <table:table-cell table:formula="of:=[.A856]-[.A$20]" office:value-type="float" office:value="0.154923000001872">
            <text:p>0.154923</text:p>
          </table:table-cell>
          <table:table-cell table:formula="of:=[.B856]-[.B855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23648">
            <text:p>27370.823648</text:p>
          </table:table-cell>
          <table:table-cell table:formula="of:=[.A857]-[.A$20]" office:value-type="float" office:value="0.154927000003227">
            <text:p>0.154927</text:p>
          </table:table-cell>
          <table:table-cell table:formula="of:=[.B857]-[.B856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23653">
            <text:p>27370.823653</text:p>
          </table:table-cell>
          <table:table-cell table:formula="of:=[.A858]-[.A$20]" office:value-type="float" office:value="0.154932000001281">
            <text:p>0.154932</text:p>
          </table:table-cell>
          <table:table-cell table:formula="of:=[.B858]-[.B857]" office:value-type="float" office:value="0.0000049999980546999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23871">
            <text:p>27370.823871</text:p>
          </table:table-cell>
          <table:table-cell table:formula="of:=[.A859]-[.A$20]" office:value-type="float" office:value="0.155150000002323">
            <text:p>0.155150</text:p>
          </table:table-cell>
          <table:table-cell table:formula="of:=[.B859]-[.B858]" office:value-type="float" office:value="0.000218000001041219">
            <text:p>0.00021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23874">
            <text:p>27370.823874</text:p>
          </table:table-cell>
          <table:table-cell table:formula="of:=[.A860]-[.A$20]" office:value-type="float" office:value="0.155153000003338">
            <text:p>0.155153</text:p>
          </table:table-cell>
          <table:table-cell table:formula="of:=[.B860]-[.B859]" office:value-type="float" office:value="0.00000300000101560727">
            <text:p>0.000003</text:p>
          </table:table-cell>
          <table:table-cell/>
          <table:table-cell office:value-type="string">
            <text:p>uses up its c_s; 27370823.870666-27370823.649867=0.220799</text:p>
          </table:table-cell>
          <table:table-cell/>
        </table:table-row>
        <table:table-row table:style-name="ro1">
          <table:table-cell office:value-type="float" office:value="27370.823879">
            <text:p>27370.823879</text:p>
          </table:table-cell>
          <table:table-cell table:formula="of:=[.A861]-[.A$20]" office:value-type="float" office:value="0.155158000001393">
            <text:p>0.155158</text:p>
          </table:table-cell>
          <table:table-cell table:formula="of:=[.B861]-[.B860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23883">
            <text:p>27370.823883</text:p>
          </table:table-cell>
          <table:table-cell table:formula="of:=[.A862]-[.A$20]" office:value-type="float" office:value="0.155162000002747">
            <text:p>0.155162</text:p>
          </table:table-cell>
          <table:table-cell table:formula="of:=[.B862]-[.B861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24587">
            <text:p>27370.824587</text:p>
          </table:table-cell>
          <table:table-cell table:formula="of:=[.A863]-[.A$20]" office:value-type="float" office:value="0.15586600000097">
            <text:p>0.155866</text:p>
          </table:table-cell>
          <table:table-cell table:formula="of:=[.B863]-[.B862]" office:value-type="float" office:value="0.000703999998222571">
            <text:p>0.0007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24589">
            <text:p>27370.824589</text:p>
          </table:table-cell>
          <table:table-cell table:formula="of:=[.A864]-[.A$20]" office:value-type="float" office:value="0.155868000001647">
            <text:p>0.155868</text:p>
          </table:table-cell>
          <table:table-cell table:formula="of:=[.B864]-[.B86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24592">
            <text:p>27370.824592</text:p>
          </table:table-cell>
          <table:table-cell table:formula="of:=[.A865]-[.A$20]" office:value-type="float" office:value="0.155871000002662">
            <text:p>0.155871</text:p>
          </table:table-cell>
          <table:table-cell table:formula="of:=[.B865]-[.B864]" office:value-type="float" office:value="0.00000300000101560727">
            <text:p>0.000003</text:p>
          </table:table-cell>
          <table:table-cell/>
          <table:table-cell office:value-type="string">
            <text:p>postpones its deadline to 27370829.572994; c_s is topped up to 1.997577</text:p>
          </table:table-cell>
          <table:table-cell/>
        </table:table-row>
        <table:table-row table:style-name="ro1">
          <table:table-cell office:value-type="float" office:value="27370.824639">
            <text:p>27370.824639</text:p>
          </table:table-cell>
          <table:table-cell table:formula="of:=[.A866]-[.A$20]" office:value-type="float" office:value="0.155918000000383">
            <text:p>0.155918</text:p>
          </table:table-cell>
          <table:table-cell table:formula="of:=[.B866]-[.B865]" office:value-type="float" office:value="0.0000469999977212865">
            <text:p>0.0000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24642">
            <text:p>27370.824642</text:p>
          </table:table-cell>
          <table:table-cell table:formula="of:=[.A867]-[.A$20]" office:value-type="float" office:value="0.155921000001399">
            <text:p>0.155921</text:p>
          </table:table-cell>
          <table:table-cell table:formula="of:=[.B867]-[.B866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24644">
            <text:p>27370.824644</text:p>
          </table:table-cell>
          <table:table-cell table:formula="of:=[.A868]-[.A$20]" office:value-type="float" office:value="0.155923000002076">
            <text:p>0.155923</text:p>
          </table:table-cell>
          <table:table-cell table:formula="of:=[.B868]-[.B867]" office:value-type="float" office:value="0.00000200000067707151">
            <text:p>0.000002</text:p>
          </table:table-cell>
          <table:table-cell office:value-type="string">
            <text:p>d_s is renewed (r + D) to 27370826.641668; c_s is fully topped up</text:p>
          </table:table-cell>
          <table:table-cell table:number-columns-repeated="2"/>
        </table:table-row>
        <table:table-row table:style-name="ro1">
          <table:table-cell office:value-type="float" office:value="27370.824787">
            <text:p>27370.824787</text:p>
          </table:table-cell>
          <table:table-cell table:formula="of:=[.A869]-[.A$20]" office:value-type="float" office:value="0.156066000003193">
            <text:p>0.156066</text:p>
          </table:table-cell>
          <table:table-cell table:formula="of:=[.B869]-[.B868]" office:value-type="float" office:value="0.000143000001116889">
            <text:p>0.00014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82479">
            <text:p>27370.824790</text:p>
          </table:table-cell>
          <table:table-cell table:formula="of:=[.A870]-[.A$20]" office:value-type="float" office:value="0.156069000000571">
            <text:p>0.156069</text:p>
          </table:table-cell>
          <table:table-cell table:formula="of:=[.B870]-[.B869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7370824.786992-27370824.011335=0.775657</text:p>
          </table:table-cell>
        </table:table-row>
        <table:table-row table:style-name="ro1">
          <table:table-cell office:value-type="float" office:value="27370.824795">
            <text:p>27370.824795</text:p>
          </table:table-cell>
          <table:table-cell table:formula="of:=[.A871]-[.A$20]" office:value-type="float" office:value="0.156074000002263">
            <text:p>0.156074</text:p>
          </table:table-cell>
          <table:table-cell table:formula="of:=[.B871]-[.B870]" office:value-type="float" office:value="0.0000050000016926787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24799">
            <text:p>27370.824799</text:p>
          </table:table-cell>
          <table:table-cell table:formula="of:=[.A872]-[.A$20]" office:value-type="float" office:value="0.156078000003618">
            <text:p>0.156078</text:p>
          </table:table-cell>
          <table:table-cell table:formula="of:=[.B872]-[.B871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825657">
            <text:p>27370.825657</text:p>
          </table:table-cell>
          <table:table-cell table:formula="of:=[.A873]-[.A$20]" office:value-type="float" office:value="0.156936000003043">
            <text:p>0.156936</text:p>
          </table:table-cell>
          <table:table-cell table:formula="of:=[.B873]-[.B872]" office:value-type="float" office:value="0.000857999999425374">
            <text:p>0.00085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825659">
            <text:p>27370.825659</text:p>
          </table:table-cell>
          <table:table-cell table:formula="of:=[.A874]-[.A$20]" office:value-type="float" office:value="0.156938000000082">
            <text:p>0.156938</text:p>
          </table:table-cell>
          <table:table-cell table:formula="of:=[.B874]-[.B873]" office:value-type="float" office:value="0.0000019999970390927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25661">
            <text:p>27370.825661</text:p>
          </table:table-cell>
          <table:table-cell table:formula="of:=[.A875]-[.A$20]" office:value-type="float" office:value="0.156940000000759">
            <text:p>0.156940</text:p>
          </table:table-cell>
          <table:table-cell table:formula="of:=[.B875]-[.B874]" office:value-type="float" office:value="0.00000200000067707151">
            <text:p>0.000002</text:p>
          </table:table-cell>
          <table:table-cell table:number-columns-repeated="2"/>
          <table:table-cell office:value-type="string">
            <text:p>postpones its deadline to 27370832.650437; c_s is topped up to 2.992175</text:p>
          </table:table-cell>
        </table:table-row>
        <table:table-row table:style-name="ro1">
          <table:table-cell office:value-type="float" office:value="27370.825721">
            <text:p>27370.825721</text:p>
          </table:table-cell>
          <table:table-cell table:formula="of:=[.A876]-[.A$20]" office:value-type="float" office:value="0.157000000002881">
            <text:p>0.157000</text:p>
          </table:table-cell>
          <table:table-cell table:formula="of:=[.B876]-[.B875]" office:value-type="float" office:value="0.0000600000021222513">
            <text:p>0.00006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25722">
            <text:p>27370.825722</text:p>
          </table:table-cell>
          <table:table-cell table:formula="of:=[.A877]-[.A$20]" office:value-type="float" office:value="0.15700100000322">
            <text:p>0.157001</text:p>
          </table:table-cell>
          <table:table-cell table:formula="of:=[.B877]-[.B876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25727">
            <text:p>27370.825727</text:p>
          </table:table-cell>
          <table:table-cell table:formula="of:=[.A878]-[.A$20]" office:value-type="float" office:value="0.157006000001275">
            <text:p>0.157006</text:p>
          </table:table-cell>
          <table:table-cell table:formula="of:=[.B878]-[.B877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27425">
            <text:p>27370.827425</text:p>
          </table:table-cell>
          <table:table-cell table:formula="of:=[.A879]-[.A$20]" office:value-type="float" office:value="0.158704000001308">
            <text:p>0.158704</text:p>
          </table:table-cell>
          <table:table-cell table:formula="of:=[.B879]-[.B878]" office:value-type="float" office:value="0.00169800000003306">
            <text:p>0.00169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27427">
            <text:p>27370.827427</text:p>
          </table:table-cell>
          <table:table-cell table:formula="of:=[.A880]-[.A$20]" office:value-type="float" office:value="0.158706000001985">
            <text:p>0.158706</text:p>
          </table:table-cell>
          <table:table-cell table:formula="of:=[.B880]-[.B87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27431">
            <text:p>27370.827431</text:p>
          </table:table-cell>
          <table:table-cell table:formula="of:=[.A881]-[.A$20]" office:value-type="float" office:value="0.158710000003339">
            <text:p>0.158710</text:p>
          </table:table-cell>
          <table:table-cell table:formula="of:=[.B881]-[.B880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27455">
            <text:p>27370.827455</text:p>
          </table:table-cell>
          <table:table-cell table:formula="of:=[.A882]-[.A$20]" office:value-type="float" office:value="0.15873400000055">
            <text:p>0.158734</text:p>
          </table:table-cell>
          <table:table-cell table:formula="of:=[.B882]-[.B881]" office:value-type="float" office:value="0.0000239999972109217">
            <text:p>0.00002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27457">
            <text:p>27370.827457</text:p>
          </table:table-cell>
          <table:table-cell table:formula="of:=[.A883]-[.A$20]" office:value-type="float" office:value="0.158736000001227">
            <text:p>0.158736</text:p>
          </table:table-cell>
          <table:table-cell table:formula="of:=[.B883]-[.B882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28643">
            <text:p>27370.828643</text:p>
          </table:table-cell>
          <table:table-cell table:formula="of:=[.A884]-[.A$20]" office:value-type="float" office:value="0.159922000002553">
            <text:p>0.159922</text:p>
          </table:table-cell>
          <table:table-cell table:formula="of:=[.B884]-[.B883]" office:value-type="float" office:value="0.00118600000132574">
            <text:p>0.00118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28646">
            <text:p>27370.828646</text:p>
          </table:table-cell>
          <table:table-cell table:formula="of:=[.A885]-[.A$20]" office:value-type="float" office:value="0.159925000003568">
            <text:p>0.159925</text:p>
          </table:table-cell>
          <table:table-cell table:formula="of:=[.B885]-[.B884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28649">
            <text:p>27370.828649</text:p>
          </table:table-cell>
          <table:table-cell table:formula="of:=[.A886]-[.A$20]" office:value-type="float" office:value="0.159928000000946">
            <text:p>0.159928</text:p>
          </table:table-cell>
          <table:table-cell table:formula="of:=[.B886]-[.B885]" office:value-type="float" office:value="0.00000299999737762846">
            <text:p>0.000003</text:p>
          </table:table-cell>
          <table:table-cell office:value-type="string">
            <text:p>d_s is renewed (r + D) to 27370830.646080; c_s is fully topped up</text:p>
          </table:table-cell>
          <table:table-cell table:number-columns-repeated="2"/>
        </table:table-row>
        <table:table-row table:style-name="ro1">
          <table:table-cell office:value-type="float" office:value="27370.828652">
            <text:p>27370.828652</text:p>
          </table:table-cell>
          <table:table-cell table:formula="of:=[.A887]-[.A$20]" office:value-type="float" office:value="0.159931000001961">
            <text:p>0.159931</text:p>
          </table:table-cell>
          <table:table-cell table:formula="of:=[.B887]-[.B886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28654">
            <text:p>27370.828654</text:p>
          </table:table-cell>
          <table:table-cell table:formula="of:=[.A888]-[.A$20]" office:value-type="float" office:value="0.159933000002638">
            <text:p>0.159933</text:p>
          </table:table-cell>
          <table:table-cell table:formula="of:=[.B888]-[.B88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28658">
            <text:p>27370.828658</text:p>
          </table:table-cell>
          <table:table-cell table:formula="of:=[.A889]-[.A$20]" office:value-type="float" office:value="0.159937000000355">
            <text:p>0.159937</text:p>
          </table:table-cell>
          <table:table-cell table:formula="of:=[.B889]-[.B888]" office:value-type="float" office:value="0.00000399999771616422">
            <text:p>0.000004</text:p>
          </table:table-cell>
          <table:table-cell/>
          <table:table-cell office:value-type="string">
            <text:p>0.296922 / 0.918622 &lt;= 2.000000 / 5.000000</text:p>
          </table:table-cell>
          <table:table-cell/>
        </table:table-row>
        <table:table-row table:style-name="ro1">
          <table:table-cell office:value-type="float" office:value="27370.82866">
            <text:p>27370.828660</text:p>
          </table:table-cell>
          <table:table-cell table:formula="of:=[.A890]-[.A$20]" office:value-type="float" office:value="0.159939000001032">
            <text:p>0.159939</text:p>
          </table:table-cell>
          <table:table-cell table:formula="of:=[.B890]-[.B889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28662">
            <text:p>27370.828662</text:p>
          </table:table-cell>
          <table:table-cell table:formula="of:=[.A891]-[.A$20]" office:value-type="float" office:value="0.159941000001709">
            <text:p>0.159941</text:p>
          </table:table-cell>
          <table:table-cell table:formula="of:=[.B891]-[.B890]" office:value-type="float" office:value="0.0000020000006770715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28664">
            <text:p>27370.828664</text:p>
          </table:table-cell>
          <table:table-cell table:formula="of:=[.A892]-[.A$20]" office:value-type="float" office:value="0.159943000002386">
            <text:p>0.159943</text:p>
          </table:table-cell>
          <table:table-cell table:formula="of:=[.B892]-[.B89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28667">
            <text:p>27370.828667</text:p>
          </table:table-cell>
          <table:table-cell table:formula="of:=[.A893]-[.A$20]" office:value-type="float" office:value="0.159946000003401">
            <text:p>0.159946</text:p>
          </table:table-cell>
          <table:table-cell table:formula="of:=[.B893]-[.B892]" office:value-type="float" office:value="0.00000300000101560727">
            <text:p>0.000003</text:p>
          </table:table-cell>
          <table:table-cell table:number-columns-repeated="2"/>
          <table:table-cell office:value-type="string">
            <text:p>2.965915 / 3.986169 &gt; 3.000000 / 7.000000</text:p>
          </table:table-cell>
        </table:table-row>
        <table:table-row table:style-name="ro1">
          <table:table-cell office:value-type="float" office:value="27370.82867">
            <text:p>27370.828670</text:p>
          </table:table-cell>
          <table:table-cell table:formula="of:=[.A894]-[.A$20]" office:value-type="float" office:value="0.159949000000779">
            <text:p>0.159949</text:p>
          </table:table-cell>
          <table:table-cell table:formula="of:=[.B894]-[.B893]" office:value-type="float" office:value="0.00000299999737762846">
            <text:p>0.000003</text:p>
          </table:table-cell>
          <table:table-cell table:number-columns-repeated="2"/>
          <table:table-cell office:value-type="string">
            <text:p>d_s is renewed (r + D) to 27370835.664268; c_s is fully topped up</text:p>
          </table:table-cell>
        </table:table-row>
        <table:table-row table:style-name="ro1">
          <table:table-cell office:value-type="float" office:value="27370.828677">
            <text:p>27370.828677</text:p>
          </table:table-cell>
          <table:table-cell table:formula="of:=[.A895]-[.A$20]" office:value-type="float" office:value="0.159956000003149">
            <text:p>0.159956</text:p>
          </table:table-cell>
          <table:table-cell table:formula="of:=[.B895]-[.B894]" office:value-type="float" office:value="0.00000700000236975029">
            <text:p>0.000007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828974">
            <text:p>27370.828974</text:p>
          </table:table-cell>
          <table:table-cell table:formula="of:=[.A896]-[.A$20]" office:value-type="float" office:value="0.160253000001831">
            <text:p>0.160253</text:p>
          </table:table-cell>
          <table:table-cell table:formula="of:=[.B896]-[.B895]" office:value-type="float" office:value="0.000296999998681713">
            <text:p>0.00029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28977">
            <text:p>27370.828977</text:p>
          </table:table-cell>
          <table:table-cell table:formula="of:=[.A897]-[.A$20]" office:value-type="float" office:value="0.160256000002846">
            <text:p>0.160256</text:p>
          </table:table-cell>
          <table:table-cell table:formula="of:=[.B897]-[.B896]" office:value-type="float" office:value="0.00000300000101560727">
            <text:p>0.000003</text:p>
          </table:table-cell>
          <table:table-cell/>
          <table:table-cell office:value-type="string">
            <text:p>uses up its c_s; 27370828.973274-27370828.674182=0.299092</text:p>
          </table:table-cell>
          <table:table-cell/>
        </table:table-row>
        <table:table-row table:style-name="ro1">
          <table:table-cell office:value-type="float" office:value="27370.828983">
            <text:p>27370.828983</text:p>
          </table:table-cell>
          <table:table-cell table:formula="of:=[.A898]-[.A$20]" office:value-type="float" office:value="0.160262000001239">
            <text:p>0.160262</text:p>
          </table:table-cell>
          <table:table-cell table:formula="of:=[.B898]-[.B897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28987">
            <text:p>27370.828987</text:p>
          </table:table-cell>
          <table:table-cell table:formula="of:=[.A899]-[.A$20]" office:value-type="float" office:value="0.160266000002594">
            <text:p>0.160266</text:p>
          </table:table-cell>
          <table:table-cell table:formula="of:=[.B899]-[.B898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29581">
            <text:p>27370.829581</text:p>
          </table:table-cell>
          <table:table-cell table:formula="of:=[.A900]-[.A$20]" office:value-type="float" office:value="0.160860000003595">
            <text:p>0.160860</text:p>
          </table:table-cell>
          <table:table-cell table:formula="of:=[.B900]-[.B899]" office:value-type="float" office:value="0.000594000001001405">
            <text:p>0.00059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29582">
            <text:p>27370.829582</text:p>
          </table:table-cell>
          <table:table-cell table:formula="of:=[.A901]-[.A$20]" office:value-type="float" office:value="0.160861000000295">
            <text:p>0.160861</text:p>
          </table:table-cell>
          <table:table-cell table:formula="of:=[.B901]-[.B900]" office:value-type="float" office:value="0.000000999996700556949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29585">
            <text:p>27370.829585</text:p>
          </table:table-cell>
          <table:table-cell table:formula="of:=[.A902]-[.A$20]" office:value-type="float" office:value="0.160864000001311">
            <text:p>0.160864</text:p>
          </table:table-cell>
          <table:table-cell table:formula="of:=[.B902]-[.B901]" office:value-type="float" office:value="0.00000300000101560727">
            <text:p>0.000003</text:p>
          </table:table-cell>
          <table:table-cell/>
          <table:table-cell office:value-type="string">
            <text:p>postpones its deadline to 27370834.572994; c_s is topped up to 1.997830</text:p>
          </table:table-cell>
          <table:table-cell/>
        </table:table-row>
        <table:table-row table:style-name="ro1">
          <table:table-cell office:value-type="float" office:value="27370.829904">
            <text:p>27370.829904</text:p>
          </table:table-cell>
          <table:table-cell table:formula="of:=[.A903]-[.A$20]" office:value-type="float" office:value="0.161183000000165">
            <text:p>0.161183</text:p>
          </table:table-cell>
          <table:table-cell table:formula="of:=[.B903]-[.B902]" office:value-type="float" office:value="0.000318999998853542">
            <text:p>0.0003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29906">
            <text:p>27370.829906</text:p>
          </table:table-cell>
          <table:table-cell table:formula="of:=[.A904]-[.A$20]" office:value-type="float" office:value="0.161185000000842">
            <text:p>0.161185</text:p>
          </table:table-cell>
          <table:table-cell table:formula="of:=[.B904]-[.B90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2991">
            <text:p>27370.829910</text:p>
          </table:table-cell>
          <table:table-cell table:formula="of:=[.A905]-[.A$20]" office:value-type="float" office:value="0.161189000002196">
            <text:p>0.161189</text:p>
          </table:table-cell>
          <table:table-cell table:formula="of:=[.B905]-[.B904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31529">
            <text:p>27370.831529</text:p>
          </table:table-cell>
          <table:table-cell table:formula="of:=[.A906]-[.A$20]" office:value-type="float" office:value="0.16280800000095">
            <text:p>0.162808</text:p>
          </table:table-cell>
          <table:table-cell table:formula="of:=[.B906]-[.B905]" office:value-type="float" office:value="0.00161899999875459">
            <text:p>0.00161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31531">
            <text:p>27370.831531</text:p>
          </table:table-cell>
          <table:table-cell table:formula="of:=[.A907]-[.A$20]" office:value-type="float" office:value="0.162810000001628">
            <text:p>0.162810</text:p>
          </table:table-cell>
          <table:table-cell table:formula="of:=[.B907]-[.B90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31534">
            <text:p>27370.831534</text:p>
          </table:table-cell>
          <table:table-cell table:formula="of:=[.A908]-[.A$20]" office:value-type="float" office:value="0.162813000002643">
            <text:p>0.162813</text:p>
          </table:table-cell>
          <table:table-cell table:formula="of:=[.B908]-[.B90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32641">
            <text:p>27370.832641</text:p>
          </table:table-cell>
          <table:table-cell table:formula="of:=[.A909]-[.A$20]" office:value-type="float" office:value="0.16392000000269">
            <text:p>0.163920</text:p>
          </table:table-cell>
          <table:table-cell table:formula="of:=[.B909]-[.B908]" office:value-type="float" office:value="0.00110700000004726">
            <text:p>0.0011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32643">
            <text:p>27370.832643</text:p>
          </table:table-cell>
          <table:table-cell table:formula="of:=[.A910]-[.A$20]" office:value-type="float" office:value="0.163922000003367">
            <text:p>0.163922</text:p>
          </table:table-cell>
          <table:table-cell table:formula="of:=[.B910]-[.B90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32646">
            <text:p>27370.832646</text:p>
          </table:table-cell>
          <table:table-cell table:formula="of:=[.A911]-[.A$20]" office:value-type="float" office:value="0.163925000000745">
            <text:p>0.163925</text:p>
          </table:table-cell>
          <table:table-cell table:formula="of:=[.B911]-[.B910]" office:value-type="float" office:value="0.00000299999737762846">
            <text:p>0.000003</text:p>
          </table:table-cell>
          <table:table-cell office:value-type="string">
            <text:p>d_s is renewed (r + D) to 27370834.643463; c_s is fully topped up</text:p>
          </table:table-cell>
          <table:table-cell table:number-columns-repeated="2"/>
        </table:table-row>
        <table:table-row table:style-name="ro1">
          <table:table-cell office:value-type="float" office:value="27370.832649">
            <text:p>27370.832649</text:p>
          </table:table-cell>
          <table:table-cell table:formula="of:=[.A912]-[.A$20]" office:value-type="float" office:value="0.163928000001761">
            <text:p>0.163928</text:p>
          </table:table-cell>
          <table:table-cell table:formula="of:=[.B912]-[.B911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832652">
            <text:p>27370.832652</text:p>
          </table:table-cell>
          <table:table-cell table:formula="of:=[.A913]-[.A$20]" office:value-type="float" office:value="0.163931000002776">
            <text:p>0.163931</text:p>
          </table:table-cell>
          <table:table-cell table:formula="of:=[.B913]-[.B912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32656">
            <text:p>27370.832656</text:p>
          </table:table-cell>
          <table:table-cell table:formula="of:=[.A914]-[.A$20]" office:value-type="float" office:value="0.163935000000492">
            <text:p>0.163935</text:p>
          </table:table-cell>
          <table:table-cell table:formula="of:=[.B914]-[.B913]" office:value-type="float" office:value="0.0000039999977161642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833562">
            <text:p>27370.833562</text:p>
          </table:table-cell>
          <table:table-cell table:formula="of:=[.A915]-[.A$20]" office:value-type="float" office:value="0.164841000001616">
            <text:p>0.164841</text:p>
          </table:table-cell>
          <table:table-cell table:formula="of:=[.B915]-[.B914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33564">
            <text:p>27370.833564</text:p>
          </table:table-cell>
          <table:table-cell table:formula="of:=[.A916]-[.A$20]" office:value-type="float" office:value="0.164843000002293">
            <text:p>0.164843</text:p>
          </table:table-cell>
          <table:table-cell table:formula="of:=[.B916]-[.B91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33567">
            <text:p>27370.833567</text:p>
          </table:table-cell>
          <table:table-cell table:formula="of:=[.A917]-[.A$20]" office:value-type="float" office:value="0.164846000003308">
            <text:p>0.164846</text:p>
          </table:table-cell>
          <table:table-cell table:formula="of:=[.B917]-[.B91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833638">
            <text:p>27370.833638</text:p>
          </table:table-cell>
          <table:table-cell table:formula="of:=[.A918]-[.A$20]" office:value-type="float" office:value="0.164917000001878">
            <text:p>0.164917</text:p>
          </table:table-cell>
          <table:table-cell table:formula="of:=[.B918]-[.B917]" office:value-type="float" office:value="0.000070999998570187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3364">
            <text:p>27370.833640</text:p>
          </table:table-cell>
          <table:table-cell table:formula="of:=[.A919]-[.A$20]" office:value-type="float" office:value="0.164919000002556">
            <text:p>0.164919</text:p>
          </table:table-cell>
          <table:table-cell table:formula="of:=[.B919]-[.B91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33643">
            <text:p>27370.833643</text:p>
          </table:table-cell>
          <table:table-cell table:formula="of:=[.A920]-[.A$20]" office:value-type="float" office:value="0.164922000003571">
            <text:p>0.164922</text:p>
          </table:table-cell>
          <table:table-cell table:formula="of:=[.B920]-[.B919]" office:value-type="float" office:value="0.00000300000101560727">
            <text:p>0.000003</text:p>
          </table:table-cell>
          <table:table-cell/>
          <table:table-cell office:value-type="string">
            <text:p>0.376595 / 0.933345 &gt; 2.000000 / 5.000000</text:p>
          </table:table-cell>
          <table:table-cell/>
        </table:table-row>
        <table:table-row table:style-name="ro1">
          <table:table-cell office:value-type="float" office:value="27370.833645">
            <text:p>27370.833645</text:p>
          </table:table-cell>
          <table:table-cell table:formula="of:=[.A921]-[.A$20]" office:value-type="float" office:value="0.16492400000061">
            <text:p>0.164924</text:p>
          </table:table-cell>
          <table:table-cell table:formula="of:=[.B921]-[.B920]" office:value-type="float" office:value="0.0000019999970390927">
            <text:p>0.000002</text:p>
          </table:table-cell>
          <table:table-cell/>
          <table:table-cell office:value-type="string">
            <text:p>d_s is renewed (r + D) to 27370838.639649; c_s is fully topped up</text:p>
          </table:table-cell>
          <table:table-cell/>
        </table:table-row>
        <table:table-row table:style-name="ro1">
          <table:table-cell office:value-type="float" office:value="27370.835447">
            <text:p>27370.835447</text:p>
          </table:table-cell>
          <table:table-cell table:formula="of:=[.A922]-[.A$20]" office:value-type="float" office:value="0.166726000003109">
            <text:p>0.166726</text:p>
          </table:table-cell>
          <table:table-cell table:formula="of:=[.B922]-[.B921]" office:value-type="float" office:value="0.00180200000249897">
            <text:p>0.001802</text:p>
          </table:table-cell>
          <table:table-cell table:number-columns-repeated="2"/>
          <table:table-cell office:value-type="string">
            <text:p>postpones its deadline to 27370835.664268; c_s is topped up to 0.000261</text:p>
          </table:table-cell>
        </table:table-row>
        <table:table-row table:style-name="ro1">
          <table:table-cell office:value-type="float" office:value="27370.83545">
            <text:p>27370.835450</text:p>
          </table:table-cell>
          <table:table-cell table:formula="of:=[.A923]-[.A$20]" office:value-type="float" office:value="0.166729000000487">
            <text:p>0.166729</text:p>
          </table:table-cell>
          <table:table-cell table:formula="of:=[.B923]-[.B922]" office:value-type="float" office:value="0.0000029999973776284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35452">
            <text:p>27370.835452</text:p>
          </table:table-cell>
          <table:table-cell table:formula="of:=[.A924]-[.A$20]" office:value-type="float" office:value="0.166731000001164">
            <text:p>0.166731</text:p>
          </table:table-cell>
          <table:table-cell table:formula="of:=[.B924]-[.B923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835455">
            <text:p>27370.835455</text:p>
          </table:table-cell>
          <table:table-cell table:formula="of:=[.A925]-[.A$20]" office:value-type="float" office:value="0.16673400000218">
            <text:p>0.166734</text:p>
          </table:table-cell>
          <table:table-cell table:formula="of:=[.B925]-[.B924]" office:value-type="float" office:value="0.00000300000101560727">
            <text:p>0.000003</text:p>
          </table:table-cell>
          <table:table-cell table:number-columns-repeated="2"/>
          <table:table-cell office:value-type="string">
            <text:p>uses up its c_s; 27370835.450247-27370835.445221=0.005026</text:p>
          </table:table-cell>
        </table:table-row>
        <table:table-row table:style-name="ro1">
          <table:table-cell office:value-type="float" office:value="27370.835461">
            <text:p>27370.835461</text:p>
          </table:table-cell>
          <table:table-cell table:formula="of:=[.A926]-[.A$20]" office:value-type="float" office:value="0.166740000000573">
            <text:p>0.166740</text:p>
          </table:table-cell>
          <table:table-cell table:formula="of:=[.B926]-[.B925]" office:value-type="float" office:value="0.00000599999839323573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35673">
            <text:p>27370.835673</text:p>
          </table:table-cell>
          <table:table-cell table:formula="of:=[.A927]-[.A$20]" office:value-type="float" office:value="0.166952000003221">
            <text:p>0.166952</text:p>
          </table:table-cell>
          <table:table-cell table:formula="of:=[.B927]-[.B926]" office:value-type="float" office:value="0.000212000002647983">
            <text:p>0.00021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835675">
            <text:p>27370.835675</text:p>
          </table:table-cell>
          <table:table-cell table:formula="of:=[.A928]-[.A$20]" office:value-type="float" office:value="0.16695400000026">
            <text:p>0.166954</text:p>
          </table:table-cell>
          <table:table-cell table:formula="of:=[.B928]-[.B927]" office:value-type="float" office:value="0.0000019999970390927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35678">
            <text:p>27370.835678</text:p>
          </table:table-cell>
          <table:table-cell table:formula="of:=[.A929]-[.A$20]" office:value-type="float" office:value="0.166957000001275">
            <text:p>0.166957</text:p>
          </table:table-cell>
          <table:table-cell table:formula="of:=[.B929]-[.B928]" office:value-type="float" office:value="0.00000300000101560727">
            <text:p>0.000003</text:p>
          </table:table-cell>
          <table:table-cell table:number-columns-repeated="2"/>
          <table:table-cell office:value-type="string">
            <text:p>postpones its deadline to 27370842.664268; c_s is topped up to 2.995235</text:p>
          </table:table-cell>
        </table:table-row>
        <table:table-row table:style-name="ro1">
          <table:table-cell office:value-type="float" office:value="27370.83664">
            <text:p>27370.836640</text:p>
          </table:table-cell>
          <table:table-cell table:formula="of:=[.A930]-[.A$20]" office:value-type="float" office:value="0.167919000003167">
            <text:p>0.167919</text:p>
          </table:table-cell>
          <table:table-cell table:formula="of:=[.B930]-[.B929]" office:value-type="float" office:value="0.000962000001891283">
            <text:p>0.0009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36642">
            <text:p>27370.836642</text:p>
          </table:table-cell>
          <table:table-cell table:formula="of:=[.A931]-[.A$20]" office:value-type="float" office:value="0.167921000000206">
            <text:p>0.167921</text:p>
          </table:table-cell>
          <table:table-cell table:formula="of:=[.B931]-[.B930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36645">
            <text:p>27370.836645</text:p>
          </table:table-cell>
          <table:table-cell table:formula="of:=[.A932]-[.A$20]" office:value-type="float" office:value="0.167924000001221">
            <text:p>0.167924</text:p>
          </table:table-cell>
          <table:table-cell table:formula="of:=[.B932]-[.B931]" office:value-type="float" office:value="0.00000300000101560727">
            <text:p>0.000003</text:p>
          </table:table-cell>
          <table:table-cell office:value-type="string">
            <text:p>d_s is renewed (r + D) to 27370838.642366; c_s is fully topped up</text:p>
          </table:table-cell>
          <table:table-cell table:number-columns-repeated="2"/>
        </table:table-row>
        <table:table-row table:style-name="ro1">
          <table:table-cell office:value-type="float" office:value="27370.837412">
            <text:p>27370.837412</text:p>
          </table:table-cell>
          <table:table-cell table:formula="of:=[.A933]-[.A$20]" office:value-type="float" office:value="0.168691000002582">
            <text:p>0.168691</text:p>
          </table:table-cell>
          <table:table-cell table:formula="of:=[.B933]-[.B932]" office:value-type="float" office:value="0.000767000001360429">
            <text:p>0.0007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37414">
            <text:p>27370.837414</text:p>
          </table:table-cell>
          <table:table-cell table:formula="of:=[.A934]-[.A$20]" office:value-type="float" office:value="0.168693000003259">
            <text:p>0.168693</text:p>
          </table:table-cell>
          <table:table-cell table:formula="of:=[.B934]-[.B93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37418">
            <text:p>27370.837418</text:p>
          </table:table-cell>
          <table:table-cell table:formula="of:=[.A935]-[.A$20]" office:value-type="float" office:value="0.168697000000975">
            <text:p>0.168697</text:p>
          </table:table-cell>
          <table:table-cell table:formula="of:=[.B935]-[.B934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38323">
            <text:p>27370.838323</text:p>
          </table:table-cell>
          <table:table-cell table:formula="of:=[.A936]-[.A$20]" office:value-type="float" office:value="0.16960200000176">
            <text:p>0.169602</text:p>
          </table:table-cell>
          <table:table-cell table:formula="of:=[.B936]-[.B935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38325">
            <text:p>27370.838325</text:p>
          </table:table-cell>
          <table:table-cell table:formula="of:=[.A937]-[.A$20]" office:value-type="float" office:value="0.169604000002437">
            <text:p>0.169604</text:p>
          </table:table-cell>
          <table:table-cell table:formula="of:=[.B937]-[.B93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38329">
            <text:p>27370.838329</text:p>
          </table:table-cell>
          <table:table-cell table:formula="of:=[.A938]-[.A$20]" office:value-type="float" office:value="0.169608000000153">
            <text:p>0.169608</text:p>
          </table:table-cell>
          <table:table-cell table:formula="of:=[.B938]-[.B937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838331">
            <text:p>27370.838331</text:p>
          </table:table-cell>
          <table:table-cell table:formula="of:=[.A939]-[.A$20]" office:value-type="float" office:value="0.16961000000083">
            <text:p>0.169610</text:p>
          </table:table-cell>
          <table:table-cell table:formula="of:=[.B939]-[.B93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38335">
            <text:p>27370.838335</text:p>
          </table:table-cell>
          <table:table-cell table:formula="of:=[.A940]-[.A$20]" office:value-type="float" office:value="0.169614000002184">
            <text:p>0.169614</text:p>
          </table:table-cell>
          <table:table-cell table:formula="of:=[.B940]-[.B939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7370.838344">
            <text:p>27370.838344</text:p>
          </table:table-cell>
          <table:table-cell table:formula="of:=[.A941]-[.A$20]" office:value-type="float" office:value="0.169623000001593">
            <text:p>0.169623</text:p>
          </table:table-cell>
          <table:table-cell table:formula="of:=[.B941]-[.B940]" office:value-type="float" office:value="0.000008999999408843">
            <text:p>0.0000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38346">
            <text:p>27370.838346</text:p>
          </table:table-cell>
          <table:table-cell table:formula="of:=[.A942]-[.A$20]" office:value-type="float" office:value="0.16962500000227">
            <text:p>0.169625</text:p>
          </table:table-cell>
          <table:table-cell table:formula="of:=[.B942]-[.B941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38639">
            <text:p>27370.838639</text:p>
          </table:table-cell>
          <table:table-cell table:formula="of:=[.A943]-[.A$20]" office:value-type="float" office:value="0.169918000003236">
            <text:p>0.169918</text:p>
          </table:table-cell>
          <table:table-cell table:formula="of:=[.B943]-[.B942]" office:value-type="float" office:value="0.000293000000965549">
            <text:p>0.00029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38642">
            <text:p>27370.838642</text:p>
          </table:table-cell>
          <table:table-cell table:formula="of:=[.A944]-[.A$20]" office:value-type="float" office:value="0.169921000000613">
            <text:p>0.169921</text:p>
          </table:table-cell>
          <table:table-cell table:formula="of:=[.B944]-[.B943]" office:value-type="float" office:value="0.00000299999737762846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38645">
            <text:p>27370.838645</text:p>
          </table:table-cell>
          <table:table-cell table:formula="of:=[.A945]-[.A$20]" office:value-type="float" office:value="0.169924000001629">
            <text:p>0.169924</text:p>
          </table:table-cell>
          <table:table-cell table:formula="of:=[.B945]-[.B944]" office:value-type="float" office:value="0.00000300000101560727">
            <text:p>0.000003</text:p>
          </table:table-cell>
          <table:table-cell/>
          <table:table-cell office:value-type="string">
            <text:p>d_s is renewed (r + D) to 27370843.641806; c_s is fully topped up</text:p>
          </table:table-cell>
          <table:table-cell/>
        </table:table-row>
        <table:table-row table:style-name="ro1">
          <table:table-cell office:value-type="float" office:value="27370.838648">
            <text:p>27370.838648</text:p>
          </table:table-cell>
          <table:table-cell table:formula="of:=[.A946]-[.A$20]" office:value-type="float" office:value="0.169927000002645">
            <text:p>0.169927</text:p>
          </table:table-cell>
          <table:table-cell table:formula="of:=[.B946]-[.B945]" office:value-type="float" office:value="0.0000030000010156072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3865">
            <text:p>27370.838650</text:p>
          </table:table-cell>
          <table:table-cell table:formula="of:=[.A947]-[.A$20]" office:value-type="float" office:value="0.169929000003322">
            <text:p>0.169929</text:p>
          </table:table-cell>
          <table:table-cell table:formula="of:=[.B947]-[.B94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38653">
            <text:p>27370.838653</text:p>
          </table:table-cell>
          <table:table-cell table:formula="of:=[.A948]-[.A$20]" office:value-type="float" office:value="0.169932000000699">
            <text:p>0.169932</text:p>
          </table:table-cell>
          <table:table-cell table:formula="of:=[.B948]-[.B947]" office:value-type="float" office:value="0.00000299999737762846">
            <text:p>0.000003</text:p>
          </table:table-cell>
          <table:table-cell table:number-columns-repeated="2"/>
          <table:table-cell office:value-type="string">
            <text:p>2.980043 / 4.014692 &gt; 3.000000 / 7.000000</text:p>
          </table:table-cell>
        </table:table-row>
        <table:table-row table:style-name="ro1">
          <table:table-cell office:value-type="float" office:value="27370.838655">
            <text:p>27370.838655</text:p>
          </table:table-cell>
          <table:table-cell table:formula="of:=[.A949]-[.A$20]" office:value-type="float" office:value="0.169934000001376">
            <text:p>0.169934</text:p>
          </table:table-cell>
          <table:table-cell table:formula="of:=[.B949]-[.B948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845.649576; c_s is fully topped up</text:p>
          </table:table-cell>
        </table:table-row>
        <table:table-row table:style-name="ro1">
          <table:table-cell office:value-type="float" office:value="27370.838662">
            <text:p>27370.838662</text:p>
          </table:table-cell>
          <table:table-cell table:formula="of:=[.A950]-[.A$20]" office:value-type="float" office:value="0.169941000000108">
            <text:p>0.169941</text:p>
          </table:table-cell>
          <table:table-cell table:formula="of:=[.B950]-[.B949]" office:value-type="float" office:value="0.00000699999873177148">
            <text:p>0.000007</text:p>
          </table:table-cell>
          <table:table-cell/>
          <table:table-cell office:value-type="string">
            <text:p>is pick_next_task_dl-ed by rsyslogd (6774)</text:p>
          </table:table-cell>
          <table:table-cell/>
        </table:table-row>
        <table:table-row table:style-name="ro1">
          <table:table-cell office:value-type="float" office:value="27370.84064">
            <text:p>27370.840640</text:p>
          </table:table-cell>
          <table:table-cell table:formula="of:=[.A951]-[.A$20]" office:value-type="float" office:value="0.171919000000344">
            <text:p>0.171919</text:p>
          </table:table-cell>
          <table:table-cell table:formula="of:=[.B951]-[.B950]" office:value-type="float" office:value="0.00197800000023562">
            <text:p>0.00197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40643">
            <text:p>27370.840643</text:p>
          </table:table-cell>
          <table:table-cell table:formula="of:=[.A952]-[.A$20]" office:value-type="float" office:value="0.171922000001359">
            <text:p>0.171922</text:p>
          </table:table-cell>
          <table:table-cell table:formula="of:=[.B952]-[.B951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40645">
            <text:p>27370.840645</text:p>
          </table:table-cell>
          <table:table-cell table:formula="of:=[.A953]-[.A$20]" office:value-type="float" office:value="0.171924000002036">
            <text:p>0.171924</text:p>
          </table:table-cell>
          <table:table-cell table:formula="of:=[.B953]-[.B952]" office:value-type="float" office:value="0.00000200000067707151">
            <text:p>0.000002</text:p>
          </table:table-cell>
          <table:table-cell office:value-type="string">
            <text:p>d_s is renewed (r + D) to 27370842.642939; c_s is fully topped up</text:p>
          </table:table-cell>
          <table:table-cell table:number-columns-repeated="2"/>
        </table:table-row>
        <table:table-row table:style-name="ro1">
          <table:table-cell office:value-type="float" office:value="27370.840648">
            <text:p>27370.840648</text:p>
          </table:table-cell>
          <table:table-cell table:formula="of:=[.A954]-[.A$20]" office:value-type="float" office:value="0.171927000003052">
            <text:p>0.171927</text:p>
          </table:table-cell>
          <table:table-cell table:formula="of:=[.B954]-[.B953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40653">
            <text:p>27370.840653</text:p>
          </table:table-cell>
          <table:table-cell table:formula="of:=[.A955]-[.A$20]" office:value-type="float" office:value="0.171932000001107">
            <text:p>0.171932</text:p>
          </table:table-cell>
          <table:table-cell table:formula="of:=[.B955]-[.B954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0658">
            <text:p>27370.840658</text:p>
          </table:table-cell>
          <table:table-cell table:formula="of:=[.A956]-[.A$20]" office:value-type="float" office:value="0.171937000002799">
            <text:p>0.171937</text:p>
          </table:table-cell>
          <table:table-cell table:formula="of:=[.B956]-[.B955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41565">
            <text:p>27370.841565</text:p>
          </table:table-cell>
          <table:table-cell table:formula="of:=[.A957]-[.A$20]" office:value-type="float" office:value="0.172844000000623">
            <text:p>0.172844</text:p>
          </table:table-cell>
          <table:table-cell table:formula="of:=[.B957]-[.B956]" office:value-type="float" office:value="0.000906999997823732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41567">
            <text:p>27370.841567</text:p>
          </table:table-cell>
          <table:table-cell table:formula="of:=[.A958]-[.A$20]" office:value-type="float" office:value="0.1728460000013">
            <text:p>0.172846</text:p>
          </table:table-cell>
          <table:table-cell table:formula="of:=[.B958]-[.B95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4157">
            <text:p>27370.841570</text:p>
          </table:table-cell>
          <table:table-cell table:formula="of:=[.A959]-[.A$20]" office:value-type="float" office:value="0.172849000002316">
            <text:p>0.172849</text:p>
          </table:table-cell>
          <table:table-cell table:formula="of:=[.B959]-[.B958]" office:value-type="float" office:value="0.00000300000101560727">
            <text:p>0.000003</text:p>
          </table:table-cell>
          <table:table-cell/>
          <table:table-cell office:value-type="string">
            <text:p>postpones its deadline to 27370843.641806; c_s is topped up to 0.007087</text:p>
          </table:table-cell>
          <table:table-cell/>
        </table:table-row>
        <table:table-row table:style-name="ro1">
          <table:table-cell office:value-type="float" office:value="27370.841573">
            <text:p>27370.841573</text:p>
          </table:table-cell>
          <table:table-cell table:formula="of:=[.A960]-[.A$20]" office:value-type="float" office:value="0.172852000003331">
            <text:p>0.172852</text:p>
          </table:table-cell>
          <table:table-cell table:formula="of:=[.B960]-[.B959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41575">
            <text:p>27370.841575</text:p>
          </table:table-cell>
          <table:table-cell table:formula="of:=[.A961]-[.A$20]" office:value-type="float" office:value="0.17285400000037">
            <text:p>0.172854</text:p>
          </table:table-cell>
          <table:table-cell table:formula="of:=[.B961]-[.B960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1578">
            <text:p>27370.841578</text:p>
          </table:table-cell>
          <table:table-cell table:formula="of:=[.A962]-[.A$20]" office:value-type="float" office:value="0.172857000001386">
            <text:p>0.172857</text:p>
          </table:table-cell>
          <table:table-cell table:formula="of:=[.B962]-[.B961]" office:value-type="float" office:value="0.00000300000101560727">
            <text:p>0.000003</text:p>
          </table:table-cell>
          <table:table-cell/>
          <table:table-cell office:value-type="string">
            <text:p>postpones its deadline to 27370843.641806; c_s is topped up to 0.000541</text:p>
          </table:table-cell>
          <table:table-cell/>
        </table:table-row>
        <table:table-row table:style-name="ro1">
          <table:table-cell office:value-type="float" office:value="27370.84158">
            <text:p>27370.841580</text:p>
          </table:table-cell>
          <table:table-cell table:formula="of:=[.A963]-[.A$20]" office:value-type="float" office:value="0.172859000002063">
            <text:p>0.172859</text:p>
          </table:table-cell>
          <table:table-cell table:formula="of:=[.B963]-[.B962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7370.841582">
            <text:p>27370.841582</text:p>
          </table:table-cell>
          <table:table-cell table:formula="of:=[.A964]-[.A$20]" office:value-type="float" office:value="0.17286100000274">
            <text:p>0.172861</text:p>
          </table:table-cell>
          <table:table-cell table:formula="of:=[.B964]-[.B96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1584">
            <text:p>27370.841584</text:p>
          </table:table-cell>
          <table:table-cell table:formula="of:=[.A965]-[.A$20]" office:value-type="float" office:value="0.172863000003417">
            <text:p>0.172863</text:p>
          </table:table-cell>
          <table:table-cell table:formula="of:=[.B965]-[.B964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41587">
            <text:p>27370.841587</text:p>
          </table:table-cell>
          <table:table-cell table:formula="of:=[.A966]-[.A$20]" office:value-type="float" office:value="0.172866000000795">
            <text:p>0.172866</text:p>
          </table:table-cell>
          <table:table-cell table:formula="of:=[.B966]-[.B965]" office:value-type="float" office:value="0.00000299999737762846">
            <text:p>0.000003</text:p>
          </table:table-cell>
          <table:table-cell/>
          <table:table-cell office:value-type="string">
            <text:p>uses up its c_s; 27370841.582547-27370841.576986=0.005561</text:p>
          </table:table-cell>
          <table:table-cell/>
        </table:table-row>
        <table:table-row table:style-name="ro1">
          <table:table-cell office:value-type="float" office:value="27370.841594">
            <text:p>27370.841594</text:p>
          </table:table-cell>
          <table:table-cell table:formula="of:=[.A967]-[.A$20]" office:value-type="float" office:value="0.172873000003165">
            <text:p>0.172873</text:p>
          </table:table-cell>
          <table:table-cell table:formula="of:=[.B967]-[.B966]" office:value-type="float" office:value="0.00000700000236975029">
            <text:p>0.000007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43648">
            <text:p>27370.843648</text:p>
          </table:table-cell>
          <table:table-cell table:formula="of:=[.A968]-[.A$20]" office:value-type="float" office:value="0.174927000000025">
            <text:p>0.174927</text:p>
          </table:table-cell>
          <table:table-cell table:formula="of:=[.B968]-[.B967]" office:value-type="float" office:value="0.00205399999686051">
            <text:p>0.0020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43649">
            <text:p>27370.843649</text:p>
          </table:table-cell>
          <table:table-cell table:formula="of:=[.A969]-[.A$20]" office:value-type="float" office:value="0.174928000000364">
            <text:p>0.174928</text:p>
          </table:table-cell>
          <table:table-cell table:formula="of:=[.B969]-[.B968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43652">
            <text:p>27370.843652</text:p>
          </table:table-cell>
          <table:table-cell table:formula="of:=[.A970]-[.A$20]" office:value-type="float" office:value="0.174931000001379">
            <text:p>0.174931</text:p>
          </table:table-cell>
          <table:table-cell table:formula="of:=[.B970]-[.B969]" office:value-type="float" office:value="0.00000300000101560727">
            <text:p>0.000003</text:p>
          </table:table-cell>
          <table:table-cell/>
          <table:table-cell office:value-type="string">
            <text:p>postpones its deadline to 27370848.641806; c_s is topped up to 1.994980</text:p>
          </table:table-cell>
          <table:table-cell/>
        </table:table-row>
        <table:table-row table:style-name="ro1">
          <table:table-cell office:value-type="float" office:value="27370.84453">
            <text:p>27370.844530</text:p>
          </table:table-cell>
          <table:table-cell table:formula="of:=[.A971]-[.A$20]" office:value-type="float" office:value="0.175809000000299">
            <text:p>0.175809</text:p>
          </table:table-cell>
          <table:table-cell table:formula="of:=[.B971]-[.B970]" office:value-type="float" office:value="0.000877999998920132">
            <text:p>0.00087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44531">
            <text:p>27370.844531</text:p>
          </table:table-cell>
          <table:table-cell table:formula="of:=[.A972]-[.A$20]" office:value-type="float" office:value="0.175810000000638">
            <text:p>0.175810</text:p>
          </table:table-cell>
          <table:table-cell table:formula="of:=[.B972]-[.B971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44535">
            <text:p>27370.844535</text:p>
          </table:table-cell>
          <table:table-cell table:formula="of:=[.A973]-[.A$20]" office:value-type="float" office:value="0.175814000001992">
            <text:p>0.175814</text:p>
          </table:table-cell>
          <table:table-cell table:formula="of:=[.B973]-[.B972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44538">
            <text:p>27370.844538</text:p>
          </table:table-cell>
          <table:table-cell table:formula="of:=[.A974]-[.A$20]" office:value-type="float" office:value="0.175817000003008">
            <text:p>0.175817</text:p>
          </table:table-cell>
          <table:table-cell table:formula="of:=[.B974]-[.B973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4541">
            <text:p>27370.844541</text:p>
          </table:table-cell>
          <table:table-cell table:formula="of:=[.A975]-[.A$20]" office:value-type="float" office:value="0.175820000000385">
            <text:p>0.175820</text:p>
          </table:table-cell>
          <table:table-cell table:formula="of:=[.B975]-[.B974]" office:value-type="float" office:value="0.00000299999737762846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7370.844548">
            <text:p>27370.844548</text:p>
          </table:table-cell>
          <table:table-cell table:formula="of:=[.A976]-[.A$20]" office:value-type="float" office:value="0.175827000002755">
            <text:p>0.175827</text:p>
          </table:table-cell>
          <table:table-cell table:formula="of:=[.B976]-[.B975]" office:value-type="float" office:value="0.00000700000236975029">
            <text:p>0.00000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44549">
            <text:p>27370.844549</text:p>
          </table:table-cell>
          <table:table-cell table:formula="of:=[.A977]-[.A$20]" office:value-type="float" office:value="0.175828000003094">
            <text:p>0.175828</text:p>
          </table:table-cell>
          <table:table-cell table:formula="of:=[.B977]-[.B976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4554">
            <text:p>27370.844554</text:p>
          </table:table-cell>
          <table:table-cell table:formula="of:=[.A978]-[.A$20]" office:value-type="float" office:value="0.175833000001148">
            <text:p>0.175833</text:p>
          </table:table-cell>
          <table:table-cell table:formula="of:=[.B978]-[.B977]" office:value-type="float" office:value="0.00000499999805469997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44556">
            <text:p>27370.844556</text:p>
          </table:table-cell>
          <table:table-cell table:formula="of:=[.A979]-[.A$20]" office:value-type="float" office:value="0.175835000001825">
            <text:p>0.175835</text:p>
          </table:table-cell>
          <table:table-cell table:formula="of:=[.B979]-[.B97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44559">
            <text:p>27370.844559</text:p>
          </table:table-cell>
          <table:table-cell table:formula="of:=[.A980]-[.A$20]" office:value-type="float" office:value="0.175838000002841">
            <text:p>0.175838</text:p>
          </table:table-cell>
          <table:table-cell table:formula="of:=[.B980]-[.B979]" office:value-type="float" office:value="0.00000300000101560727">
            <text:p>0.000003</text:p>
          </table:table-cell>
          <table:table-cell/>
          <table:table-cell office:value-type="string">
            <text:p>1.982353 / 4.085665 &gt; 2.000000 / 5.000000</text:p>
          </table:table-cell>
          <table:table-cell/>
        </table:table-row>
        <table:table-row table:style-name="ro1">
          <table:table-cell office:value-type="float" office:value="27370.844562">
            <text:p>27370.844562</text:p>
          </table:table-cell>
          <table:table-cell table:formula="of:=[.A981]-[.A$20]" office:value-type="float" office:value="0.175841000000219">
            <text:p>0.175841</text:p>
          </table:table-cell>
          <table:table-cell table:formula="of:=[.B981]-[.B980]" office:value-type="float" office:value="0.00000299999737762846">
            <text:p>0.000003</text:p>
          </table:table-cell>
          <table:table-cell/>
          <table:table-cell office:value-type="string">
            <text:p>d_s is renewed (r + D) to 27370849.556141; c_s is fully topped up</text:p>
          </table:table-cell>
          <table:table-cell/>
        </table:table-row>
        <table:table-row table:style-name="ro1">
          <table:table-cell office:value-type="float" office:value="27370.844568">
            <text:p>27370.844568</text:p>
          </table:table-cell>
          <table:table-cell table:formula="of:=[.A982]-[.A$20]" office:value-type="float" office:value="0.17584700000225">
            <text:p>0.175847</text:p>
          </table:table-cell>
          <table:table-cell table:formula="of:=[.B982]-[.B981]" office:value-type="float" office:value="0.00000600000203121454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7370.844639">
            <text:p>27370.844639</text:p>
          </table:table-cell>
          <table:table-cell table:formula="of:=[.A983]-[.A$20]" office:value-type="float" office:value="0.17591800000082">
            <text:p>0.175918</text:p>
          </table:table-cell>
          <table:table-cell table:formula="of:=[.B983]-[.B982]" office:value-type="float" office:value="0.000070999998570187">
            <text:p>0.0000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44641">
            <text:p>27370.844641</text:p>
          </table:table-cell>
          <table:table-cell table:formula="of:=[.A984]-[.A$20]" office:value-type="float" office:value="0.175920000001497">
            <text:p>0.175920</text:p>
          </table:table-cell>
          <table:table-cell table:formula="of:=[.B984]-[.B98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44643">
            <text:p>27370.844643</text:p>
          </table:table-cell>
          <table:table-cell table:formula="of:=[.A985]-[.A$20]" office:value-type="float" office:value="0.175922000002174">
            <text:p>0.175922</text:p>
          </table:table-cell>
          <table:table-cell table:formula="of:=[.B985]-[.B984]" office:value-type="float" office:value="0.00000200000067707151">
            <text:p>0.000002</text:p>
          </table:table-cell>
          <table:table-cell office:value-type="string">
            <text:p>d_s is renewed (r + D) to 27370846.640804; c_s is fully topped up</text:p>
          </table:table-cell>
          <table:table-cell table:number-columns-repeated="2"/>
        </table:table-row>
        <table:table-row table:style-name="ro1">
          <table:table-cell office:value-type="float" office:value="27370.844645">
            <text:p>27370.844645</text:p>
          </table:table-cell>
          <table:table-cell table:formula="of:=[.A986]-[.A$20]" office:value-type="float" office:value="0.175924000002851">
            <text:p>0.175924</text:p>
          </table:table-cell>
          <table:table-cell table:formula="of:=[.B986]-[.B985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4465">
            <text:p>27370.844650</text:p>
          </table:table-cell>
          <table:table-cell table:formula="of:=[.A987]-[.A$20]" office:value-type="float" office:value="0.175929000000906">
            <text:p>0.175929</text:p>
          </table:table-cell>
          <table:table-cell table:formula="of:=[.B987]-[.B986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4654">
            <text:p>27370.844654</text:p>
          </table:table-cell>
          <table:table-cell table:formula="of:=[.A988]-[.A$20]" office:value-type="float" office:value="0.17593300000226">
            <text:p>0.175933</text:p>
          </table:table-cell>
          <table:table-cell table:formula="of:=[.B988]-[.B987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45563">
            <text:p>27370.845563</text:p>
          </table:table-cell>
          <table:table-cell table:formula="of:=[.A989]-[.A$20]" office:value-type="float" office:value="0.176842000000761">
            <text:p>0.176842</text:p>
          </table:table-cell>
          <table:table-cell table:formula="of:=[.B989]-[.B988]" office:value-type="float" office:value="0.00090899999850080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45565">
            <text:p>27370.845565</text:p>
          </table:table-cell>
          <table:table-cell table:formula="of:=[.A990]-[.A$20]" office:value-type="float" office:value="0.176844000001438">
            <text:p>0.176844</text:p>
          </table:table-cell>
          <table:table-cell table:formula="of:=[.B990]-[.B98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4557">
            <text:p>27370.845570</text:p>
          </table:table-cell>
          <table:table-cell table:formula="of:=[.A991]-[.A$20]" office:value-type="float" office:value="0.176849000003131">
            <text:p>0.176849</text:p>
          </table:table-cell>
          <table:table-cell table:formula="of:=[.B991]-[.B990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47409">
            <text:p>27370.847409</text:p>
          </table:table-cell>
          <table:table-cell table:formula="of:=[.A992]-[.A$20]" office:value-type="float" office:value="0.178688000003604">
            <text:p>0.178688</text:p>
          </table:table-cell>
          <table:table-cell table:formula="of:=[.B992]-[.B991]" office:value-type="float" office:value="0.00183900000047288">
            <text:p>0.00183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47411">
            <text:p>27370.847411</text:p>
          </table:table-cell>
          <table:table-cell table:formula="of:=[.A993]-[.A$20]" office:value-type="float" office:value="0.178690000000643">
            <text:p>0.178690</text:p>
          </table:table-cell>
          <table:table-cell table:formula="of:=[.B993]-[.B992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8655">
            <text:p>27370.848655</text:p>
          </table:table-cell>
          <table:table-cell table:formula="of:=[.A994]-[.A$20]" office:value-type="float" office:value="0.179934000003414">
            <text:p>0.179934</text:p>
          </table:table-cell>
          <table:table-cell table:formula="of:=[.B994]-[.B993]" office:value-type="float" office:value="0.00124400000277092">
            <text:p>0.00124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48659">
            <text:p>27370.848659</text:p>
          </table:table-cell>
          <table:table-cell table:formula="of:=[.A995]-[.A$20]" office:value-type="float" office:value="0.17993800000113">
            <text:p>0.179938</text:p>
          </table:table-cell>
          <table:table-cell table:formula="of:=[.B995]-[.B994]" office:value-type="float" office:value="0.0000039999977161642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48662">
            <text:p>27370.848662</text:p>
          </table:table-cell>
          <table:table-cell table:formula="of:=[.A996]-[.A$20]" office:value-type="float" office:value="0.179941000002145">
            <text:p>0.179941</text:p>
          </table:table-cell>
          <table:table-cell table:formula="of:=[.B996]-[.B995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855.658757; c_s is fully topped up</text:p>
          </table:table-cell>
        </table:table-row>
        <table:table-row table:style-name="ro1">
          <table:table-cell office:value-type="float" office:value="27370.848665">
            <text:p>27370.848665</text:p>
          </table:table-cell>
          <table:table-cell table:formula="of:=[.A997]-[.A$20]" office:value-type="float" office:value="0.179944000003161">
            <text:p>0.179944</text:p>
          </table:table-cell>
          <table:table-cell table:formula="of:=[.B997]-[.B996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48667">
            <text:p>27370.848667</text:p>
          </table:table-cell>
          <table:table-cell table:formula="of:=[.A998]-[.A$20]" office:value-type="float" office:value="0.1799460000002">
            <text:p>0.179946</text:p>
          </table:table-cell>
          <table:table-cell table:formula="of:=[.B998]-[.B997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48669">
            <text:p>27370.848669</text:p>
          </table:table-cell>
          <table:table-cell table:formula="of:=[.A999]-[.A$20]" office:value-type="float" office:value="0.179948000000877">
            <text:p>0.179948</text:p>
          </table:table-cell>
          <table:table-cell table:formula="of:=[.B999]-[.B998]" office:value-type="float" office:value="0.00000200000067707151">
            <text:p>0.000002</text:p>
          </table:table-cell>
          <table:table-cell office:value-type="string">
            <text:p>d_s is renewed (r + D) to 27370850.667224; c_s is fully topped up</text:p>
          </table:table-cell>
          <table:table-cell table:number-columns-repeated="2"/>
        </table:table-row>
        <table:table-row table:style-name="ro1">
          <table:table-cell office:value-type="float" office:value="27370.848672">
            <text:p>27370.848672</text:p>
          </table:table-cell>
          <table:table-cell table:formula="of:=[.A1000]-[.A$20]" office:value-type="float" office:value="0.179951000001893">
            <text:p>0.179951</text:p>
          </table:table-cell>
          <table:table-cell table:formula="of:=[.B1000]-[.B999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48674">
            <text:p>27370.848674</text:p>
          </table:table-cell>
          <table:table-cell table:formula="of:=[.A1001]-[.A$20]" office:value-type="float" office:value="0.17995300000257">
            <text:p>0.179953</text:p>
          </table:table-cell>
          <table:table-cell table:formula="of:=[.B1001]-[.B100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48677">
            <text:p>27370.848677</text:p>
          </table:table-cell>
          <table:table-cell table:formula="of:=[.A1002]-[.A$20]" office:value-type="float" office:value="0.179956000003585">
            <text:p>0.179956</text:p>
          </table:table-cell>
          <table:table-cell table:formula="of:=[.B1002]-[.B1001]" office:value-type="float" office:value="0.00000300000101560727">
            <text:p>0.000003</text:p>
          </table:table-cell>
          <table:table-cell/>
          <table:table-cell office:value-type="string">
            <text:p>0.073405 / 0.882005 &lt;= 2.000000 / 5.000000</text:p>
          </table:table-cell>
          <table:table-cell/>
        </table:table-row>
        <table:table-row table:style-name="ro1">
          <table:table-cell office:value-type="float" office:value="27370.848679">
            <text:p>27370.848679</text:p>
          </table:table-cell>
          <table:table-cell table:formula="of:=[.A1003]-[.A$20]" office:value-type="float" office:value="0.179958000000624">
            <text:p>0.179958</text:p>
          </table:table-cell>
          <table:table-cell table:formula="of:=[.B1003]-[.B1002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48692">
            <text:p>27370.848692</text:p>
          </table:table-cell>
          <table:table-cell table:formula="of:=[.A1004]-[.A$20]" office:value-type="float" office:value="0.179971000001387">
            <text:p>0.179971</text:p>
          </table:table-cell>
          <table:table-cell table:formula="of:=[.B1004]-[.B1003]" office:value-type="float" office:value="0.000013000000762986">
            <text:p>0.00001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7370.848766">
            <text:p>27370.848766</text:p>
          </table:table-cell>
          <table:table-cell table:formula="of:=[.A1005]-[.A$20]" office:value-type="float" office:value="0.180045000000973">
            <text:p>0.180045</text:p>
          </table:table-cell>
          <table:table-cell table:formula="of:=[.B1005]-[.B1004]" office:value-type="float" office:value="0.0000739999995857943">
            <text:p>0.00007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48769">
            <text:p>27370.848769</text:p>
          </table:table-cell>
          <table:table-cell table:formula="of:=[.A1006]-[.A$20]" office:value-type="float" office:value="0.180048000001989">
            <text:p>0.180048</text:p>
          </table:table-cell>
          <table:table-cell table:formula="of:=[.B1006]-[.B1005]" office:value-type="float" office:value="0.00000300000101560727">
            <text:p>0.000003</text:p>
          </table:table-cell>
          <table:table-cell/>
          <table:table-cell office:value-type="string">
            <text:p>uses up its c_s; 27370848.764917-27370848.688703=0.076214</text:p>
          </table:table-cell>
          <table:table-cell/>
        </table:table-row>
        <table:table-row table:style-name="ro1">
          <table:table-cell office:value-type="float" office:value="27370.848776">
            <text:p>27370.848776</text:p>
          </table:table-cell>
          <table:table-cell table:formula="of:=[.A1007]-[.A$20]" office:value-type="float" office:value="0.180055000000721">
            <text:p>0.180055</text:p>
          </table:table-cell>
          <table:table-cell table:formula="of:=[.B1007]-[.B1006]" office:value-type="float" office:value="0.00000699999873177148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48779">
            <text:p>27370.848779</text:p>
          </table:table-cell>
          <table:table-cell table:formula="of:=[.A1008]-[.A$20]" office:value-type="float" office:value="0.180058000001736">
            <text:p>0.180058</text:p>
          </table:table-cell>
          <table:table-cell table:formula="of:=[.B1008]-[.B1007]" office:value-type="float" office:value="0.0000030000010156072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49564">
            <text:p>27370.849564</text:p>
          </table:table-cell>
          <table:table-cell table:formula="of:=[.A1009]-[.A$20]" office:value-type="float" office:value="0.180843000001914">
            <text:p>0.180843</text:p>
          </table:table-cell>
          <table:table-cell table:formula="of:=[.B1009]-[.B1008]" office:value-type="float" office:value="0.000785000000178115">
            <text:p>0.00078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49566">
            <text:p>27370.849566</text:p>
          </table:table-cell>
          <table:table-cell table:formula="of:=[.A1010]-[.A$20]" office:value-type="float" office:value="0.180845000002591">
            <text:p>0.180845</text:p>
          </table:table-cell>
          <table:table-cell table:formula="of:=[.B1010]-[.B100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49568">
            <text:p>27370.849568</text:p>
          </table:table-cell>
          <table:table-cell table:formula="of:=[.A1011]-[.A$20]" office:value-type="float" office:value="0.180847000003268">
            <text:p>0.180847</text:p>
          </table:table-cell>
          <table:table-cell table:formula="of:=[.B1011]-[.B1010]" office:value-type="float" office:value="0.00000200000067707151">
            <text:p>0.000002</text:p>
          </table:table-cell>
          <table:table-cell/>
          <table:table-cell office:value-type="string">
            <text:p>postpones its deadline to 27370854.556141; c_s is topped up to 1.997191</text:p>
          </table:table-cell>
          <table:table-cell/>
        </table:table-row>
        <table:table-row table:style-name="ro1">
          <table:table-cell office:value-type="float" office:value="27370.849698">
            <text:p>27370.849698</text:p>
          </table:table-cell>
          <table:table-cell table:formula="of:=[.A1012]-[.A$20]" office:value-type="float" office:value="0.180977000003622">
            <text:p>0.180977</text:p>
          </table:table-cell>
          <table:table-cell table:formula="of:=[.B1012]-[.B1011]" office:value-type="float" office:value="0.000130000000353903">
            <text:p>0.0001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49699">
            <text:p>27370.849699</text:p>
          </table:table-cell>
          <table:table-cell table:formula="of:=[.A1013]-[.A$20]" office:value-type="float" office:value="0.180978000000323">
            <text:p>0.180978</text:p>
          </table:table-cell>
          <table:table-cell table:formula="of:=[.B1013]-[.B1012]" office:value-type="float" office:value="0.000000999996700556949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49704">
            <text:p>27370.849704</text:p>
          </table:table-cell>
          <table:table-cell table:formula="of:=[.A1014]-[.A$20]" office:value-type="float" office:value="0.180983000002016">
            <text:p>0.180983</text:p>
          </table:table-cell>
          <table:table-cell table:formula="of:=[.B1014]-[.B1013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51546">
            <text:p>27370.851546</text:p>
          </table:table-cell>
          <table:table-cell table:formula="of:=[.A1015]-[.A$20]" office:value-type="float" office:value="0.182825000003504">
            <text:p>0.182825</text:p>
          </table:table-cell>
          <table:table-cell table:formula="of:=[.B1015]-[.B1014]" office:value-type="float" office:value="0.00184200000148849">
            <text:p>0.00184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51547">
            <text:p>27370.851547</text:p>
          </table:table-cell>
          <table:table-cell table:formula="of:=[.A1016]-[.A$20]" office:value-type="float" office:value="0.182826000000205">
            <text:p>0.182826</text:p>
          </table:table-cell>
          <table:table-cell table:formula="of:=[.B1016]-[.B1015]" office:value-type="float" office:value="0.000000999996700556949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51551">
            <text:p>27370.851551</text:p>
          </table:table-cell>
          <table:table-cell table:formula="of:=[.A1017]-[.A$20]" office:value-type="float" office:value="0.182830000001559">
            <text:p>0.182830</text:p>
          </table:table-cell>
          <table:table-cell table:formula="of:=[.B1017]-[.B1016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52639">
            <text:p>27370.852639</text:p>
          </table:table-cell>
          <table:table-cell table:formula="of:=[.A1018]-[.A$20]" office:value-type="float" office:value="0.18391800000245">
            <text:p>0.183918</text:p>
          </table:table-cell>
          <table:table-cell table:formula="of:=[.B1018]-[.B1017]" office:value-type="float" office:value="0.00108800000089104">
            <text:p>0.00108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52641">
            <text:p>27370.852641</text:p>
          </table:table-cell>
          <table:table-cell table:formula="of:=[.A1019]-[.A$20]" office:value-type="float" office:value="0.183920000003127">
            <text:p>0.183920</text:p>
          </table:table-cell>
          <table:table-cell table:formula="of:=[.B1019]-[.B101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52644">
            <text:p>27370.852644</text:p>
          </table:table-cell>
          <table:table-cell table:formula="of:=[.A1020]-[.A$20]" office:value-type="float" office:value="0.183923000000505">
            <text:p>0.183923</text:p>
          </table:table-cell>
          <table:table-cell table:formula="of:=[.B1020]-[.B1019]" office:value-type="float" office:value="0.00000299999737762846">
            <text:p>0.000003</text:p>
          </table:table-cell>
          <table:table-cell office:value-type="string">
            <text:p>d_s is renewed (r + D) to 27370854.641557; c_s is fully topped up</text:p>
          </table:table-cell>
          <table:table-cell table:number-columns-repeated="2"/>
        </table:table-row>
        <table:table-row table:style-name="ro1">
          <table:table-cell office:value-type="float" office:value="27370.852646">
            <text:p>27370.852646</text:p>
          </table:table-cell>
          <table:table-cell table:formula="of:=[.A1021]-[.A$20]" office:value-type="float" office:value="0.183925000001182">
            <text:p>0.183925</text:p>
          </table:table-cell>
          <table:table-cell table:formula="of:=[.B1021]-[.B1020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85265">
            <text:p>27370.852650</text:p>
          </table:table-cell>
          <table:table-cell table:formula="of:=[.A1022]-[.A$20]" office:value-type="float" office:value="0.183929000002536">
            <text:p>0.183929</text:p>
          </table:table-cell>
          <table:table-cell table:formula="of:=[.B1022]-[.B1021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52653">
            <text:p>27370.852653</text:p>
          </table:table-cell>
          <table:table-cell table:formula="of:=[.A1023]-[.A$20]" office:value-type="float" office:value="0.183932000003551">
            <text:p>0.183932</text:p>
          </table:table-cell>
          <table:table-cell table:formula="of:=[.B1023]-[.B1022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853558">
            <text:p>27370.853558</text:p>
          </table:table-cell>
          <table:table-cell table:formula="of:=[.A1024]-[.A$20]" office:value-type="float" office:value="0.184837000000698">
            <text:p>0.184837</text:p>
          </table:table-cell>
          <table:table-cell table:formula="of:=[.B1024]-[.B1023]" office:value-type="float" office:value="0.00090499999714666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5356">
            <text:p>27370.853560</text:p>
          </table:table-cell>
          <table:table-cell table:formula="of:=[.A1025]-[.A$20]" office:value-type="float" office:value="0.184839000001375">
            <text:p>0.184839</text:p>
          </table:table-cell>
          <table:table-cell table:formula="of:=[.B1025]-[.B1024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53563">
            <text:p>27370.853563</text:p>
          </table:table-cell>
          <table:table-cell table:formula="of:=[.A1026]-[.A$20]" office:value-type="float" office:value="0.184842000002391">
            <text:p>0.184842</text:p>
          </table:table-cell>
          <table:table-cell table:formula="of:=[.B1026]-[.B102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853637">
            <text:p>27370.853637</text:p>
          </table:table-cell>
          <table:table-cell table:formula="of:=[.A1027]-[.A$20]" office:value-type="float" office:value="0.184916000001977">
            <text:p>0.184916</text:p>
          </table:table-cell>
          <table:table-cell table:formula="of:=[.B1027]-[.B1026]" office:value-type="float" office:value="0.0000739999995857943">
            <text:p>0.00007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53639">
            <text:p>27370.853639</text:p>
          </table:table-cell>
          <table:table-cell table:formula="of:=[.A1028]-[.A$20]" office:value-type="float" office:value="0.184918000002654">
            <text:p>0.184918</text:p>
          </table:table-cell>
          <table:table-cell table:formula="of:=[.B1028]-[.B102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53642">
            <text:p>27370.853642</text:p>
          </table:table-cell>
          <table:table-cell table:formula="of:=[.A1029]-[.A$20]" office:value-type="float" office:value="0.184921000000031">
            <text:p>0.184921</text:p>
          </table:table-cell>
          <table:table-cell table:formula="of:=[.B1029]-[.B1028]" office:value-type="float" office:value="0.00000299999737762846">
            <text:p>0.000003</text:p>
          </table:table-cell>
          <table:table-cell/>
          <table:table-cell office:value-type="string">
            <text:p>0.152455 / 0.917239 &lt;= 2.000000 / 5.000000</text:p>
          </table:table-cell>
          <table:table-cell/>
        </table:table-row>
        <table:table-row table:style-name="ro1">
          <table:table-cell office:value-type="float" office:value="27370.853644">
            <text:p>27370.853644</text:p>
          </table:table-cell>
          <table:table-cell table:formula="of:=[.A1030]-[.A$20]" office:value-type="float" office:value="0.184923000000708">
            <text:p>0.184923</text:p>
          </table:table-cell>
          <table:table-cell table:formula="of:=[.B1030]-[.B1029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53646">
            <text:p>27370.853646</text:p>
          </table:table-cell>
          <table:table-cell table:formula="of:=[.A1031]-[.A$20]" office:value-type="float" office:value="0.184925000001385">
            <text:p>0.184925</text:p>
          </table:table-cell>
          <table:table-cell table:formula="of:=[.B1031]-[.B1030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5365">
            <text:p>27370.853650</text:p>
          </table:table-cell>
          <table:table-cell table:formula="of:=[.A1032]-[.A$20]" office:value-type="float" office:value="0.18492900000274">
            <text:p>0.184929</text:p>
          </table:table-cell>
          <table:table-cell table:formula="of:=[.B1032]-[.B1031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53655">
            <text:p>27370.853655</text:p>
          </table:table-cell>
          <table:table-cell table:formula="of:=[.A1033]-[.A$20]" office:value-type="float" office:value="0.184934000000794">
            <text:p>0.184934</text:p>
          </table:table-cell>
          <table:table-cell table:formula="of:=[.B1033]-[.B1032]" office:value-type="float" office:value="0.0000049999980546999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53807">
            <text:p>27370.853807</text:p>
          </table:table-cell>
          <table:table-cell table:formula="of:=[.A1034]-[.A$20]" office:value-type="float" office:value="0.18508600000132">
            <text:p>0.185086</text:p>
          </table:table-cell>
          <table:table-cell table:formula="of:=[.B1034]-[.B1033]" office:value-type="float" office:value="0.000152000000525732">
            <text:p>0.00015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5381">
            <text:p>27370.853810</text:p>
          </table:table-cell>
          <table:table-cell table:formula="of:=[.A1035]-[.A$20]" office:value-type="float" office:value="0.185089000002336">
            <text:p>0.185089</text:p>
          </table:table-cell>
          <table:table-cell table:formula="of:=[.B1035]-[.B1034]" office:value-type="float" office:value="0.00000300000101560727">
            <text:p>0.000003</text:p>
          </table:table-cell>
          <table:table-cell/>
          <table:table-cell office:value-type="string">
            <text:p>uses up its c_s; 27370853.806673-27370853.651873=0.154800</text:p>
          </table:table-cell>
          <table:table-cell/>
        </table:table-row>
        <table:table-row table:style-name="ro1">
          <table:table-cell office:value-type="float" office:value="27370.853816">
            <text:p>27370.853816</text:p>
          </table:table-cell>
          <table:table-cell table:formula="of:=[.A1036]-[.A$20]" office:value-type="float" office:value="0.185095000000729">
            <text:p>0.185095</text:p>
          </table:table-cell>
          <table:table-cell table:formula="of:=[.B1036]-[.B1035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5382">
            <text:p>27370.853820</text:p>
          </table:table-cell>
          <table:table-cell table:formula="of:=[.A1037]-[.A$20]" office:value-type="float" office:value="0.185099000002083">
            <text:p>0.185099</text:p>
          </table:table-cell>
          <table:table-cell table:formula="of:=[.B1037]-[.B1036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54563">
            <text:p>27370.854563</text:p>
          </table:table-cell>
          <table:table-cell table:formula="of:=[.A1038]-[.A$20]" office:value-type="float" office:value="0.185842000002594">
            <text:p>0.185842</text:p>
          </table:table-cell>
          <table:table-cell table:formula="of:=[.B1038]-[.B1037]" office:value-type="float" office:value="0.000743000000511529">
            <text:p>0.00074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54565">
            <text:p>27370.854565</text:p>
          </table:table-cell>
          <table:table-cell table:formula="of:=[.A1039]-[.A$20]" office:value-type="float" office:value="0.185844000003272">
            <text:p>0.185844</text:p>
          </table:table-cell>
          <table:table-cell table:formula="of:=[.B1039]-[.B103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54567">
            <text:p>27370.854567</text:p>
          </table:table-cell>
          <table:table-cell table:formula="of:=[.A1040]-[.A$20]" office:value-type="float" office:value="0.185846000000311">
            <text:p>0.185846</text:p>
          </table:table-cell>
          <table:table-cell table:formula="of:=[.B1040]-[.B1039]" office:value-type="float" office:value="0.0000019999970390927">
            <text:p>0.000002</text:p>
          </table:table-cell>
          <table:table-cell/>
          <table:table-cell office:value-type="string">
            <text:p>postpones its deadline to 27370859.556141; c_s is topped up to 1.997655</text:p>
          </table:table-cell>
          <table:table-cell/>
        </table:table-row>
        <table:table-row table:style-name="ro1">
          <table:table-cell office:value-type="float" office:value="27370.855631">
            <text:p>27370.855631</text:p>
          </table:table-cell>
          <table:table-cell table:formula="of:=[.A1041]-[.A$20]" office:value-type="float" office:value="0.186910000000353">
            <text:p>0.186910</text:p>
          </table:table-cell>
          <table:table-cell table:formula="of:=[.B1041]-[.B1040]" office:value-type="float" office:value="0.00106400000004214">
            <text:p>0.001064</text:p>
          </table:table-cell>
          <table:table-cell table:number-columns-repeated="2"/>
          <table:table-cell office:value-type="string">
            <text:p>postpones its deadline to 27370855.658757; c_s is topped up to 0.000139</text:p>
          </table:table-cell>
        </table:table-row>
        <table:table-row table:style-name="ro1">
          <table:table-cell office:value-type="float" office:value="27370.855635">
            <text:p>27370.855635</text:p>
          </table:table-cell>
          <table:table-cell table:formula="of:=[.A1042]-[.A$20]" office:value-type="float" office:value="0.186914000001707">
            <text:p>0.186914</text:p>
          </table:table-cell>
          <table:table-cell table:formula="of:=[.B1042]-[.B1041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55637">
            <text:p>27370.855637</text:p>
          </table:table-cell>
          <table:table-cell table:formula="of:=[.A1043]-[.A$20]" office:value-type="float" office:value="0.186916000002384">
            <text:p>0.186916</text:p>
          </table:table-cell>
          <table:table-cell table:formula="of:=[.B1043]-[.B1042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85564">
            <text:p>27370.855640</text:p>
          </table:table-cell>
          <table:table-cell table:formula="of:=[.A1044]-[.A$20]" office:value-type="float" office:value="0.1869190000034">
            <text:p>0.186919</text:p>
          </table:table-cell>
          <table:table-cell table:formula="of:=[.B1044]-[.B1043]" office:value-type="float" office:value="0.00000300000101560727">
            <text:p>0.000003</text:p>
          </table:table-cell>
          <table:table-cell table:number-columns-repeated="2"/>
          <table:table-cell office:value-type="string">
            <text:p>uses up its c_s; 27370855.635448-27370855.629046=0.006402</text:p>
          </table:table-cell>
        </table:table-row>
        <table:table-row table:style-name="ro1">
          <table:table-cell office:value-type="float" office:value="27370.855647">
            <text:p>27370.855647</text:p>
          </table:table-cell>
          <table:table-cell table:formula="of:=[.A1045]-[.A$20]" office:value-type="float" office:value="0.186926000002131">
            <text:p>0.186926</text:p>
          </table:table-cell>
          <table:table-cell table:formula="of:=[.B1045]-[.B1044]" office:value-type="float" office:value="0.00000699999873177148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55669">
            <text:p>27370.855669</text:p>
          </table:table-cell>
          <table:table-cell table:formula="of:=[.A1046]-[.A$20]" office:value-type="float" office:value="0.186948000002303">
            <text:p>0.186948</text:p>
          </table:table-cell>
          <table:table-cell table:formula="of:=[.B1046]-[.B1045]" office:value-type="float" office:value="0.000022000000171829">
            <text:p>0.00002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85567">
            <text:p>27370.855670</text:p>
          </table:table-cell>
          <table:table-cell table:formula="of:=[.A1047]-[.A$20]" office:value-type="float" office:value="0.186949000002642">
            <text:p>0.186949</text:p>
          </table:table-cell>
          <table:table-cell table:formula="of:=[.B1047]-[.B1046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55673">
            <text:p>27370.855673</text:p>
          </table:table-cell>
          <table:table-cell table:formula="of:=[.A1048]-[.A$20]" office:value-type="float" office:value="0.186952000000019">
            <text:p>0.186952</text:p>
          </table:table-cell>
          <table:table-cell table:formula="of:=[.B1048]-[.B1047]" office:value-type="float" office:value="0.00000299999737762846">
            <text:p>0.000003</text:p>
          </table:table-cell>
          <table:table-cell table:number-columns-repeated="2"/>
          <table:table-cell office:value-type="string">
            <text:p>postpones its deadline to 27370862.658757; c_s is topped up to 2.993737</text:p>
          </table:table-cell>
        </table:table-row>
        <table:table-row table:style-name="ro1">
          <table:table-cell office:value-type="float" office:value="27370.856639">
            <text:p>27370.856639</text:p>
          </table:table-cell>
          <table:table-cell table:formula="of:=[.A1049]-[.A$20]" office:value-type="float" office:value="0.187918000003265">
            <text:p>0.187918</text:p>
          </table:table-cell>
          <table:table-cell table:formula="of:=[.B1049]-[.B1048]" office:value-type="float" office:value="0.000966000003245426">
            <text:p>0.00096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56642">
            <text:p>27370.856642</text:p>
          </table:table-cell>
          <table:table-cell table:formula="of:=[.A1050]-[.A$20]" office:value-type="float" office:value="0.187921000000642">
            <text:p>0.187921</text:p>
          </table:table-cell>
          <table:table-cell table:formula="of:=[.B1050]-[.B1049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56644">
            <text:p>27370.856644</text:p>
          </table:table-cell>
          <table:table-cell table:formula="of:=[.A1051]-[.A$20]" office:value-type="float" office:value="0.187923000001319">
            <text:p>0.187923</text:p>
          </table:table-cell>
          <table:table-cell table:formula="of:=[.B1051]-[.B1050]" office:value-type="float" office:value="0.00000200000067707151">
            <text:p>0.000002</text:p>
          </table:table-cell>
          <table:table-cell office:value-type="string">
            <text:p>d_s is renewed (r + D) to 27370858.641664; c_s is fully topped up</text:p>
          </table:table-cell>
          <table:table-cell table:number-columns-repeated="2"/>
        </table:table-row>
        <table:table-row table:style-name="ro1">
          <table:table-cell office:value-type="float" office:value="27370.856646">
            <text:p>27370.856646</text:p>
          </table:table-cell>
          <table:table-cell table:formula="of:=[.A1052]-[.A$20]" office:value-type="float" office:value="0.187925000001997">
            <text:p>0.187925</text:p>
          </table:table-cell>
          <table:table-cell table:formula="of:=[.B1052]-[.B1051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56651">
            <text:p>27370.856651</text:p>
          </table:table-cell>
          <table:table-cell table:formula="of:=[.A1053]-[.A$20]" office:value-type="float" office:value="0.187930000000051">
            <text:p>0.187930</text:p>
          </table:table-cell>
          <table:table-cell table:formula="of:=[.B1053]-[.B1052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56656">
            <text:p>27370.856656</text:p>
          </table:table-cell>
          <table:table-cell table:formula="of:=[.A1054]-[.A$20]" office:value-type="float" office:value="0.187935000001744">
            <text:p>0.187935</text:p>
          </table:table-cell>
          <table:table-cell table:formula="of:=[.B1054]-[.B1053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57567">
            <text:p>27370.857567</text:p>
          </table:table-cell>
          <table:table-cell table:formula="of:=[.A1055]-[.A$20]" office:value-type="float" office:value="0.188846000000922">
            <text:p>0.188846</text:p>
          </table:table-cell>
          <table:table-cell table:formula="of:=[.B1055]-[.B1054]" office:value-type="float" office:value="0.00091099999917787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57569">
            <text:p>27370.857569</text:p>
          </table:table-cell>
          <table:table-cell table:formula="of:=[.A1056]-[.A$20]" office:value-type="float" office:value="0.188848000001599">
            <text:p>0.188848</text:p>
          </table:table-cell>
          <table:table-cell table:formula="of:=[.B1056]-[.B105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57574">
            <text:p>27370.857574</text:p>
          </table:table-cell>
          <table:table-cell table:formula="of:=[.A1057]-[.A$20]" office:value-type="float" office:value="0.188853000003292">
            <text:p>0.188853</text:p>
          </table:table-cell>
          <table:table-cell table:formula="of:=[.B1057]-[.B1056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58376">
            <text:p>27370.858376</text:p>
          </table:table-cell>
          <table:table-cell table:formula="of:=[.A1058]-[.A$20]" office:value-type="float" office:value="0.189655000001949">
            <text:p>0.189655</text:p>
          </table:table-cell>
          <table:table-cell table:formula="of:=[.B1058]-[.B1057]" office:value-type="float" office:value="0.000801999998657266">
            <text:p>0.0008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58378">
            <text:p>27370.858378</text:p>
          </table:table-cell>
          <table:table-cell table:formula="of:=[.A1059]-[.A$20]" office:value-type="float" office:value="0.189657000002626">
            <text:p>0.189657</text:p>
          </table:table-cell>
          <table:table-cell table:formula="of:=[.B1059]-[.B105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58381">
            <text:p>27370.858381</text:p>
          </table:table-cell>
          <table:table-cell table:formula="of:=[.A1060]-[.A$20]" office:value-type="float" office:value="0.189660000000004">
            <text:p>0.189660</text:p>
          </table:table-cell>
          <table:table-cell table:formula="of:=[.B1060]-[.B1059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58384">
            <text:p>27370.858384</text:p>
          </table:table-cell>
          <table:table-cell table:formula="of:=[.A1061]-[.A$20]" office:value-type="float" office:value="0.189663000001019">
            <text:p>0.189663</text:p>
          </table:table-cell>
          <table:table-cell table:formula="of:=[.B1061]-[.B1060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58387">
            <text:p>27370.858387</text:p>
          </table:table-cell>
          <table:table-cell table:formula="of:=[.A1062]-[.A$20]" office:value-type="float" office:value="0.189666000002035">
            <text:p>0.189666</text:p>
          </table:table-cell>
          <table:table-cell table:formula="of:=[.B1062]-[.B106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7370.858409">
            <text:p>27370.858409</text:p>
          </table:table-cell>
          <table:table-cell table:formula="of:=[.A1063]-[.A$20]" office:value-type="float" office:value="0.189688000002207">
            <text:p>0.189688</text:p>
          </table:table-cell>
          <table:table-cell table:formula="of:=[.B1063]-[.B1062]" office:value-type="float" office:value="0.000022000000171829">
            <text:p>0.00002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5841">
            <text:p>27370.858410</text:p>
          </table:table-cell>
          <table:table-cell table:formula="of:=[.A1064]-[.A$20]" office:value-type="float" office:value="0.189689000002545">
            <text:p>0.189689</text:p>
          </table:table-cell>
          <table:table-cell table:formula="of:=[.B1064]-[.B1063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58636">
            <text:p>27370.858636</text:p>
          </table:table-cell>
          <table:table-cell table:formula="of:=[.A1065]-[.A$20]" office:value-type="float" office:value="0.189915000002657">
            <text:p>0.189915</text:p>
          </table:table-cell>
          <table:table-cell table:formula="of:=[.B1065]-[.B1064]" office:value-type="float" office:value="0.000226000000111526">
            <text:p>0.00022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58638">
            <text:p>27370.858638</text:p>
          </table:table-cell>
          <table:table-cell table:formula="of:=[.A1066]-[.A$20]" office:value-type="float" office:value="0.189917000003334">
            <text:p>0.189917</text:p>
          </table:table-cell>
          <table:table-cell table:formula="of:=[.B1066]-[.B106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58641">
            <text:p>27370.858641</text:p>
          </table:table-cell>
          <table:table-cell table:formula="of:=[.A1067]-[.A$20]" office:value-type="float" office:value="0.189920000000711">
            <text:p>0.189920</text:p>
          </table:table-cell>
          <table:table-cell table:formula="of:=[.B1067]-[.B1066]" office:value-type="float" office:value="0.00000299999737762846">
            <text:p>0.000003</text:p>
          </table:table-cell>
          <table:table-cell/>
          <table:table-cell office:value-type="string">
            <text:p>0.187211 / 0.918093 &lt;= 2.000000 / 5.000000</text:p>
          </table:table-cell>
          <table:table-cell/>
        </table:table-row>
        <table:table-row table:style-name="ro1">
          <table:table-cell office:value-type="float" office:value="27370.858643">
            <text:p>27370.858643</text:p>
          </table:table-cell>
          <table:table-cell table:formula="of:=[.A1068]-[.A$20]" office:value-type="float" office:value="0.189922000001388">
            <text:p>0.189922</text:p>
          </table:table-cell>
          <table:table-cell table:formula="of:=[.B1068]-[.B1067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58645">
            <text:p>27370.858645</text:p>
          </table:table-cell>
          <table:table-cell table:formula="of:=[.A1069]-[.A$20]" office:value-type="float" office:value="0.189924000002065">
            <text:p>0.189924</text:p>
          </table:table-cell>
          <table:table-cell table:formula="of:=[.B1069]-[.B1068]" office:value-type="float" office:value="0.0000020000006770715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58647">
            <text:p>27370.858647</text:p>
          </table:table-cell>
          <table:table-cell table:formula="of:=[.A1070]-[.A$20]" office:value-type="float" office:value="0.189926000002743">
            <text:p>0.189926</text:p>
          </table:table-cell>
          <table:table-cell table:formula="of:=[.B1070]-[.B106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5865">
            <text:p>27370.858650</text:p>
          </table:table-cell>
          <table:table-cell table:formula="of:=[.A1071]-[.A$20]" office:value-type="float" office:value="0.18992900000012">
            <text:p>0.189929</text:p>
          </table:table-cell>
          <table:table-cell table:formula="of:=[.B1071]-[.B1070]" office:value-type="float" office:value="0.00000299999737762846">
            <text:p>0.000003</text:p>
          </table:table-cell>
          <table:table-cell table:number-columns-repeated="2"/>
          <table:table-cell office:value-type="string">
            <text:p>2.966324 / 4.011714 &gt; 3.000000 / 7.000000</text:p>
          </table:table-cell>
        </table:table-row>
        <table:table-row table:style-name="ro1">
          <table:table-cell office:value-type="float" office:value="27370.858652">
            <text:p>27370.858652</text:p>
          </table:table-cell>
          <table:table-cell table:formula="of:=[.A1072]-[.A$20]" office:value-type="float" office:value="0.189931000000797">
            <text:p>0.189931</text:p>
          </table:table-cell>
          <table:table-cell table:formula="of:=[.B1072]-[.B1071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865.647043; c_s is fully topped up</text:p>
          </table:table-cell>
        </table:table-row>
        <table:table-row table:style-name="ro1">
          <table:table-cell office:value-type="float" office:value="27370.85866">
            <text:p>27370.858660</text:p>
          </table:table-cell>
          <table:table-cell table:formula="of:=[.A1073]-[.A$20]" office:value-type="float" office:value="0.189939000003506">
            <text:p>0.189939</text:p>
          </table:table-cell>
          <table:table-cell table:formula="of:=[.B1073]-[.B1072]" office:value-type="float" office:value="0.00000800000270828605">
            <text:p>0.000008</text:p>
          </table:table-cell>
          <table:table-cell/>
          <table:table-cell office:value-type="string">
            <text:p>is pick_next_task_dl-ed by rsyslogd (854)</text:p>
          </table:table-cell>
          <table:table-cell/>
        </table:table-row>
        <table:table-row table:style-name="ro1">
          <table:table-cell office:value-type="float" office:value="27370.858847">
            <text:p>27370.858847</text:p>
          </table:table-cell>
          <table:table-cell table:formula="of:=[.A1074]-[.A$20]" office:value-type="float" office:value="0.190126000001328">
            <text:p>0.190126</text:p>
          </table:table-cell>
          <table:table-cell table:formula="of:=[.B1074]-[.B1073]" office:value-type="float" office:value="0.000186999997822568">
            <text:p>0.00018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5885">
            <text:p>27370.858850</text:p>
          </table:table-cell>
          <table:table-cell table:formula="of:=[.A1075]-[.A$20]" office:value-type="float" office:value="0.190129000002344">
            <text:p>0.190129</text:p>
          </table:table-cell>
          <table:table-cell table:formula="of:=[.B1075]-[.B1074]" office:value-type="float" office:value="0.00000300000101560727">
            <text:p>0.000003</text:p>
          </table:table-cell>
          <table:table-cell/>
          <table:table-cell office:value-type="string">
            <text:p>uses up its c_s; 27370858.846483-27370858.656975=0.189508</text:p>
          </table:table-cell>
          <table:table-cell/>
        </table:table-row>
        <table:table-row table:style-name="ro1">
          <table:table-cell office:value-type="float" office:value="27370.858856">
            <text:p>27370.858856</text:p>
          </table:table-cell>
          <table:table-cell table:formula="of:=[.A1076]-[.A$20]" office:value-type="float" office:value="0.190135000000737">
            <text:p>0.190135</text:p>
          </table:table-cell>
          <table:table-cell table:formula="of:=[.B1076]-[.B1075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58859">
            <text:p>27370.858859</text:p>
          </table:table-cell>
          <table:table-cell table:formula="of:=[.A1077]-[.A$20]" office:value-type="float" office:value="0.190138000001753">
            <text:p>0.190138</text:p>
          </table:table-cell>
          <table:table-cell table:formula="of:=[.B1077]-[.B107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59563">
            <text:p>27370.859563</text:p>
          </table:table-cell>
          <table:table-cell table:formula="of:=[.A1078]-[.A$20]" office:value-type="float" office:value="0.190842000003613">
            <text:p>0.190842</text:p>
          </table:table-cell>
          <table:table-cell table:formula="of:=[.B1078]-[.B1077]" office:value-type="float" office:value="0.00070400000186055">
            <text:p>0.0007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59565">
            <text:p>27370.859565</text:p>
          </table:table-cell>
          <table:table-cell table:formula="of:=[.A1079]-[.A$20]" office:value-type="float" office:value="0.190844000000652">
            <text:p>0.190844</text:p>
          </table:table-cell>
          <table:table-cell table:formula="of:=[.B1079]-[.B1078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59567">
            <text:p>27370.859567</text:p>
          </table:table-cell>
          <table:table-cell table:formula="of:=[.A1080]-[.A$20]" office:value-type="float" office:value="0.190846000001329">
            <text:p>0.190846</text:p>
          </table:table-cell>
          <table:table-cell table:formula="of:=[.B1080]-[.B1079]" office:value-type="float" office:value="0.00000200000067707151">
            <text:p>0.000002</text:p>
          </table:table-cell>
          <table:table-cell/>
          <table:table-cell office:value-type="string">
            <text:p>postpones its deadline to 27370864.556141; c_s is topped up to 1.997703</text:p>
          </table:table-cell>
          <table:table-cell/>
        </table:table-row>
        <table:table-row table:style-name="ro1">
          <table:table-cell office:value-type="float" office:value="27370.85957">
            <text:p>27370.859570</text:p>
          </table:table-cell>
          <table:table-cell table:formula="of:=[.A1081]-[.A$20]" office:value-type="float" office:value="0.190849000002345">
            <text:p>0.190849</text:p>
          </table:table-cell>
          <table:table-cell table:formula="of:=[.B1081]-[.B1080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59573">
            <text:p>27370.859573</text:p>
          </table:table-cell>
          <table:table-cell table:formula="of:=[.A1082]-[.A$20]" office:value-type="float" office:value="0.19085200000336">
            <text:p>0.190852</text:p>
          </table:table-cell>
          <table:table-cell table:formula="of:=[.B1082]-[.B108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59577">
            <text:p>27370.859577</text:p>
          </table:table-cell>
          <table:table-cell table:formula="of:=[.A1083]-[.A$20]" office:value-type="float" office:value="0.190856000001077">
            <text:p>0.190856</text:p>
          </table:table-cell>
          <table:table-cell table:formula="of:=[.B1083]-[.B1082]" office:value-type="float" office:value="0.0000039999977161642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60639">
            <text:p>27370.860639</text:p>
          </table:table-cell>
          <table:table-cell table:formula="of:=[.A1084]-[.A$20]" office:value-type="float" office:value="0.191918000000442">
            <text:p>0.191918</text:p>
          </table:table-cell>
          <table:table-cell table:formula="of:=[.B1084]-[.B1083]" office:value-type="float" office:value="0.00106199999936507">
            <text:p>0.0010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60642">
            <text:p>27370.860642</text:p>
          </table:table-cell>
          <table:table-cell table:formula="of:=[.A1085]-[.A$20]" office:value-type="float" office:value="0.191921000001457">
            <text:p>0.191921</text:p>
          </table:table-cell>
          <table:table-cell table:formula="of:=[.B1085]-[.B1084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60644">
            <text:p>27370.860644</text:p>
          </table:table-cell>
          <table:table-cell table:formula="of:=[.A1086]-[.A$20]" office:value-type="float" office:value="0.191923000002134">
            <text:p>0.191923</text:p>
          </table:table-cell>
          <table:table-cell table:formula="of:=[.B1086]-[.B1085]" office:value-type="float" office:value="0.00000200000067707151">
            <text:p>0.000002</text:p>
          </table:table-cell>
          <table:table-cell office:value-type="string">
            <text:p>d_s is renewed (r + D) to 27370862.641682; c_s is fully topped up</text:p>
          </table:table-cell>
          <table:table-cell table:number-columns-repeated="2"/>
        </table:table-row>
        <table:table-row table:style-name="ro1">
          <table:table-cell office:value-type="float" office:value="27370.860647">
            <text:p>27370.860647</text:p>
          </table:table-cell>
          <table:table-cell table:formula="of:=[.A1087]-[.A$20]" office:value-type="float" office:value="0.19192600000315">
            <text:p>0.191926</text:p>
          </table:table-cell>
          <table:table-cell table:formula="of:=[.B1087]-[.B1086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60651">
            <text:p>27370.860651</text:p>
          </table:table-cell>
          <table:table-cell table:formula="of:=[.A1088]-[.A$20]" office:value-type="float" office:value="0.191930000000866">
            <text:p>0.191930</text:p>
          </table:table-cell>
          <table:table-cell table:formula="of:=[.B1088]-[.B1087]" office:value-type="float" office:value="0.0000039999977161642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60655">
            <text:p>27370.860655</text:p>
          </table:table-cell>
          <table:table-cell table:formula="of:=[.A1089]-[.A$20]" office:value-type="float" office:value="0.19193400000222">
            <text:p>0.191934</text:p>
          </table:table-cell>
          <table:table-cell table:formula="of:=[.B1089]-[.B1088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61566">
            <text:p>27370.861566</text:p>
          </table:table-cell>
          <table:table-cell table:formula="of:=[.A1090]-[.A$20]" office:value-type="float" office:value="0.192845000001398">
            <text:p>0.192845</text:p>
          </table:table-cell>
          <table:table-cell table:formula="of:=[.B1090]-[.B1089]" office:value-type="float" office:value="0.00091099999917787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61568">
            <text:p>27370.861568</text:p>
          </table:table-cell>
          <table:table-cell table:formula="of:=[.A1091]-[.A$20]" office:value-type="float" office:value="0.192847000002075">
            <text:p>0.192847</text:p>
          </table:table-cell>
          <table:table-cell table:formula="of:=[.B1091]-[.B109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61573">
            <text:p>27370.861573</text:p>
          </table:table-cell>
          <table:table-cell table:formula="of:=[.A1092]-[.A$20]" office:value-type="float" office:value="0.19285200000013">
            <text:p>0.192852</text:p>
          </table:table-cell>
          <table:table-cell table:formula="of:=[.B1092]-[.B1091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62258">
            <text:p>27370.862258</text:p>
          </table:table-cell>
          <table:table-cell table:formula="of:=[.A1093]-[.A$20]" office:value-type="float" office:value="0.193537000002834">
            <text:p>0.193537</text:p>
          </table:table-cell>
          <table:table-cell table:formula="of:=[.B1093]-[.B1092]" office:value-type="float" office:value="0.000685000002704328">
            <text:p>0.00068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6226">
            <text:p>27370.862260</text:p>
          </table:table-cell>
          <table:table-cell table:formula="of:=[.A1094]-[.A$20]" office:value-type="float" office:value="0.193539000003511">
            <text:p>0.193539</text:p>
          </table:table-cell>
          <table:table-cell table:formula="of:=[.B1094]-[.B109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62263">
            <text:p>27370.862263</text:p>
          </table:table-cell>
          <table:table-cell table:formula="of:=[.A1095]-[.A$20]" office:value-type="float" office:value="0.193542000000889">
            <text:p>0.193542</text:p>
          </table:table-cell>
          <table:table-cell table:formula="of:=[.B1095]-[.B1094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63636">
            <text:p>27370.863636</text:p>
          </table:table-cell>
          <table:table-cell table:formula="of:=[.A1096]-[.A$20]" office:value-type="float" office:value="0.194915000000037">
            <text:p>0.194915</text:p>
          </table:table-cell>
          <table:table-cell table:formula="of:=[.B1096]-[.B1095]" office:value-type="float" office:value="0.00137299999914831">
            <text:p>0.0013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63639">
            <text:p>27370.863639</text:p>
          </table:table-cell>
          <table:table-cell table:formula="of:=[.A1097]-[.A$20]" office:value-type="float" office:value="0.194918000001053">
            <text:p>0.194918</text:p>
          </table:table-cell>
          <table:table-cell table:formula="of:=[.B1097]-[.B1096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63642">
            <text:p>27370.863642</text:p>
          </table:table-cell>
          <table:table-cell table:formula="of:=[.A1098]-[.A$20]" office:value-type="float" office:value="0.194921000002068">
            <text:p>0.194921</text:p>
          </table:table-cell>
          <table:table-cell table:formula="of:=[.B1098]-[.B1097]" office:value-type="float" office:value="0.00000300000101560727">
            <text:p>0.000003</text:p>
          </table:table-cell>
          <table:table-cell/>
          <table:table-cell office:value-type="string">
            <text:p>0.233875 / 0.917561 &lt;= 2.000000 / 5.000000</text:p>
          </table:table-cell>
          <table:table-cell/>
        </table:table-row>
        <table:table-row table:style-name="ro1">
          <table:table-cell office:value-type="float" office:value="27370.863644">
            <text:p>27370.863644</text:p>
          </table:table-cell>
          <table:table-cell table:formula="of:=[.A1099]-[.A$20]" office:value-type="float" office:value="0.194923000002746">
            <text:p>0.194923</text:p>
          </table:table-cell>
          <table:table-cell table:formula="of:=[.B1099]-[.B1098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63646">
            <text:p>27370.863646</text:p>
          </table:table-cell>
          <table:table-cell table:formula="of:=[.A1100]-[.A$20]" office:value-type="float" office:value="0.194925000003423">
            <text:p>0.194925</text:p>
          </table:table-cell>
          <table:table-cell table:formula="of:=[.B1100]-[.B1099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6365">
            <text:p>27370.863650</text:p>
          </table:table-cell>
          <table:table-cell table:formula="of:=[.A1101]-[.A$20]" office:value-type="float" office:value="0.194929000001139">
            <text:p>0.194929</text:p>
          </table:table-cell>
          <table:table-cell table:formula="of:=[.B1101]-[.B1100]" office:value-type="float" office:value="0.0000039999977161642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63656">
            <text:p>27370.863656</text:p>
          </table:table-cell>
          <table:table-cell table:formula="of:=[.A1102]-[.A$20]" office:value-type="float" office:value="0.19493500000317">
            <text:p>0.194935</text:p>
          </table:table-cell>
          <table:table-cell table:formula="of:=[.B1102]-[.B1101]" office:value-type="float" office:value="0.00000600000203121454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63889">
            <text:p>27370.863889</text:p>
          </table:table-cell>
          <table:table-cell table:formula="of:=[.A1103]-[.A$20]" office:value-type="float" office:value="0.195168000002013">
            <text:p>0.195168</text:p>
          </table:table-cell>
          <table:table-cell table:formula="of:=[.B1103]-[.B1102]" office:value-type="float" office:value="0.000232999998843297">
            <text:p>0.00023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63892">
            <text:p>27370.863892</text:p>
          </table:table-cell>
          <table:table-cell table:formula="of:=[.A1104]-[.A$20]" office:value-type="float" office:value="0.195171000003029">
            <text:p>0.195171</text:p>
          </table:table-cell>
          <table:table-cell table:formula="of:=[.B1104]-[.B1103]" office:value-type="float" office:value="0.00000300000101560727">
            <text:p>0.000003</text:p>
          </table:table-cell>
          <table:table-cell/>
          <table:table-cell office:value-type="string">
            <text:p>uses up its c_s; 27370863.888888-27370863.652644=0.236244</text:p>
          </table:table-cell>
          <table:table-cell/>
        </table:table-row>
        <table:table-row table:style-name="ro1">
          <table:table-cell office:value-type="float" office:value="27370.863897">
            <text:p>27370.863897</text:p>
          </table:table-cell>
          <table:table-cell table:formula="of:=[.A1105]-[.A$20]" office:value-type="float" office:value="0.195176000001084">
            <text:p>0.195176</text:p>
          </table:table-cell>
          <table:table-cell table:formula="of:=[.B1105]-[.B1104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63901">
            <text:p>27370.863901</text:p>
          </table:table-cell>
          <table:table-cell table:formula="of:=[.A1106]-[.A$20]" office:value-type="float" office:value="0.195180000002438">
            <text:p>0.195180</text:p>
          </table:table-cell>
          <table:table-cell table:formula="of:=[.B1106]-[.B1105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6457">
            <text:p>27370.864570</text:p>
          </table:table-cell>
          <table:table-cell table:formula="of:=[.A1107]-[.A$20]" office:value-type="float" office:value="0.195849000003363">
            <text:p>0.195849</text:p>
          </table:table-cell>
          <table:table-cell table:formula="of:=[.B1107]-[.B1106]" office:value-type="float" office:value="0.000669000000925735">
            <text:p>0.00066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64571">
            <text:p>27370.864571</text:p>
          </table:table-cell>
          <table:table-cell table:formula="of:=[.A1108]-[.A$20]" office:value-type="float" office:value="0.195850000000064">
            <text:p>0.195850</text:p>
          </table:table-cell>
          <table:table-cell table:formula="of:=[.B1108]-[.B1107]" office:value-type="float" office:value="0.000000999996700556949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64574">
            <text:p>27370.864574</text:p>
          </table:table-cell>
          <table:table-cell table:formula="of:=[.A1109]-[.A$20]" office:value-type="float" office:value="0.19585300000108">
            <text:p>0.195853</text:p>
          </table:table-cell>
          <table:table-cell table:formula="of:=[.B1109]-[.B1108]" office:value-type="float" office:value="0.00000300000101560727">
            <text:p>0.000003</text:p>
          </table:table-cell>
          <table:table-cell/>
          <table:table-cell office:value-type="string">
            <text:p>postpones its deadline to 27370869.556141; c_s is topped up to 1.997631</text:p>
          </table:table-cell>
          <table:table-cell/>
        </table:table-row>
        <table:table-row table:style-name="ro1">
          <table:table-cell office:value-type="float" office:value="27370.864639">
            <text:p>27370.864639</text:p>
          </table:table-cell>
          <table:table-cell table:formula="of:=[.A1110]-[.A$20]" office:value-type="float" office:value="0.195918000001257">
            <text:p>0.195918</text:p>
          </table:table-cell>
          <table:table-cell table:formula="of:=[.B1110]-[.B1109]" office:value-type="float" office:value="0.0000650000001769513">
            <text:p>0.0000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64641">
            <text:p>27370.864641</text:p>
          </table:table-cell>
          <table:table-cell table:formula="of:=[.A1111]-[.A$20]" office:value-type="float" office:value="0.195920000001934">
            <text:p>0.195920</text:p>
          </table:table-cell>
          <table:table-cell table:formula="of:=[.B1111]-[.B111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64643">
            <text:p>27370.864643</text:p>
          </table:table-cell>
          <table:table-cell table:formula="of:=[.A1112]-[.A$20]" office:value-type="float" office:value="0.195922000002611">
            <text:p>0.195922</text:p>
          </table:table-cell>
          <table:table-cell table:formula="of:=[.B1112]-[.B1111]" office:value-type="float" office:value="0.00000200000067707151">
            <text:p>0.000002</text:p>
          </table:table-cell>
          <table:table-cell office:value-type="string">
            <text:p>d_s is renewed (r + D) to 27370866.640897; c_s is fully topped up</text:p>
          </table:table-cell>
          <table:table-cell table:number-columns-repeated="2"/>
        </table:table-row>
        <table:table-row table:style-name="ro1">
          <table:table-cell office:value-type="float" office:value="27370.864802">
            <text:p>27370.864802</text:p>
          </table:table-cell>
          <table:table-cell table:formula="of:=[.A1113]-[.A$20]" office:value-type="float" office:value="0.196081000001868">
            <text:p>0.196081</text:p>
          </table:table-cell>
          <table:table-cell table:formula="of:=[.B1113]-[.B1112]" office:value-type="float" office:value="0.000158999999257503">
            <text:p>0.00015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864805">
            <text:p>27370.864805</text:p>
          </table:table-cell>
          <table:table-cell table:formula="of:=[.A1114]-[.A$20]" office:value-type="float" office:value="0.196084000002884">
            <text:p>0.196084</text:p>
          </table:table-cell>
          <table:table-cell table:formula="of:=[.B1114]-[.B1113]" office:value-type="float" office:value="0.00000300000101560727">
            <text:p>0.000003</text:p>
          </table:table-cell>
          <table:table-cell table:number-columns-repeated="2"/>
          <table:table-cell office:value-type="string">
            <text:p>uses up its c_s; 27370864.802032-27370864.008421=0.793611</text:p>
          </table:table-cell>
        </table:table-row>
        <table:table-row table:style-name="ro1">
          <table:table-cell office:value-type="float" office:value="27370.864811">
            <text:p>27370.864811</text:p>
          </table:table-cell>
          <table:table-cell table:formula="of:=[.A1115]-[.A$20]" office:value-type="float" office:value="0.196090000001277">
            <text:p>0.196090</text:p>
          </table:table-cell>
          <table:table-cell table:formula="of:=[.B1115]-[.B1114]" office:value-type="float" office:value="0.0000059999983932357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64815">
            <text:p>27370.864815</text:p>
          </table:table-cell>
          <table:table-cell table:formula="of:=[.A1116]-[.A$20]" office:value-type="float" office:value="0.196094000002631">
            <text:p>0.196094</text:p>
          </table:table-cell>
          <table:table-cell table:formula="of:=[.B1116]-[.B1115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865653">
            <text:p>27370.865653</text:p>
          </table:table-cell>
          <table:table-cell table:formula="of:=[.A1117]-[.A$20]" office:value-type="float" office:value="0.196932000002562">
            <text:p>0.196932</text:p>
          </table:table-cell>
          <table:table-cell table:formula="of:=[.B1117]-[.B1116]" office:value-type="float" office:value="0.000837999999930617">
            <text:p>0.00083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865655">
            <text:p>27370.865655</text:p>
          </table:table-cell>
          <table:table-cell table:formula="of:=[.A1118]-[.A$20]" office:value-type="float" office:value="0.196934000003239">
            <text:p>0.196934</text:p>
          </table:table-cell>
          <table:table-cell table:formula="of:=[.B1118]-[.B111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65657">
            <text:p>27370.865657</text:p>
          </table:table-cell>
          <table:table-cell table:formula="of:=[.A1119]-[.A$20]" office:value-type="float" office:value="0.196936000000278">
            <text:p>0.196936</text:p>
          </table:table-cell>
          <table:table-cell table:formula="of:=[.B1119]-[.B1118]" office:value-type="float" office:value="0.0000019999970390927">
            <text:p>0.000002</text:p>
          </table:table-cell>
          <table:table-cell table:number-columns-repeated="2"/>
          <table:table-cell office:value-type="string">
            <text:p>postpones its deadline to 27370872.647043; c_s is topped up to 2.992269</text:p>
          </table:table-cell>
        </table:table-row>
        <table:table-row table:style-name="ro1">
          <table:table-cell office:value-type="float" office:value="27370.865731">
            <text:p>27370.865731</text:p>
          </table:table-cell>
          <table:table-cell table:formula="of:=[.A1120]-[.A$20]" office:value-type="float" office:value="0.197010000003502">
            <text:p>0.197010</text:p>
          </table:table-cell>
          <table:table-cell table:formula="of:=[.B1120]-[.B1119]" office:value-type="float" office:value="0.0000740000032237731">
            <text:p>0.00007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65733">
            <text:p>27370.865733</text:p>
          </table:table-cell>
          <table:table-cell table:formula="of:=[.A1121]-[.A$20]" office:value-type="float" office:value="0.197012000000541">
            <text:p>0.197012</text:p>
          </table:table-cell>
          <table:table-cell table:formula="of:=[.B1121]-[.B1120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65738">
            <text:p>27370.865738</text:p>
          </table:table-cell>
          <table:table-cell table:formula="of:=[.A1122]-[.A$20]" office:value-type="float" office:value="0.197017000002234">
            <text:p>0.197017</text:p>
          </table:table-cell>
          <table:table-cell table:formula="of:=[.B1122]-[.B1121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67454">
            <text:p>27370.867454</text:p>
          </table:table-cell>
          <table:table-cell table:formula="of:=[.A1123]-[.A$20]" office:value-type="float" office:value="0.198733000001084">
            <text:p>0.198733</text:p>
          </table:table-cell>
          <table:table-cell table:formula="of:=[.B1123]-[.B1122]" office:value-type="float" office:value="0.00171599999885075">
            <text:p>0.00171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67456">
            <text:p>27370.867456</text:p>
          </table:table-cell>
          <table:table-cell table:formula="of:=[.A1124]-[.A$20]" office:value-type="float" office:value="0.198735000001761">
            <text:p>0.198735</text:p>
          </table:table-cell>
          <table:table-cell table:formula="of:=[.B1124]-[.B112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6746">
            <text:p>27370.867460</text:p>
          </table:table-cell>
          <table:table-cell table:formula="of:=[.A1125]-[.A$20]" office:value-type="float" office:value="0.198739000003116">
            <text:p>0.198739</text:p>
          </table:table-cell>
          <table:table-cell table:formula="of:=[.B1125]-[.B1124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67483">
            <text:p>27370.867483</text:p>
          </table:table-cell>
          <table:table-cell table:formula="of:=[.A1126]-[.A$20]" office:value-type="float" office:value="0.198762000003626">
            <text:p>0.198762</text:p>
          </table:table-cell>
          <table:table-cell table:formula="of:=[.B1126]-[.B1125]" office:value-type="float" office:value="0.0000230000005103648">
            <text:p>0.00002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67484">
            <text:p>27370.867484</text:p>
          </table:table-cell>
          <table:table-cell table:formula="of:=[.A1127]-[.A$20]" office:value-type="float" office:value="0.198763000000326">
            <text:p>0.198763</text:p>
          </table:table-cell>
          <table:table-cell table:formula="of:=[.B1127]-[.B1126]" office:value-type="float" office:value="0.000000999996700556949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68656">
            <text:p>27370.868656</text:p>
          </table:table-cell>
          <table:table-cell table:formula="of:=[.A1128]-[.A$20]" office:value-type="float" office:value="0.199935000000551">
            <text:p>0.199935</text:p>
          </table:table-cell>
          <table:table-cell table:formula="of:=[.B1128]-[.B1127]" office:value-type="float" office:value="0.00117200000022422">
            <text:p>0.00117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68659">
            <text:p>27370.868659</text:p>
          </table:table-cell>
          <table:table-cell table:formula="of:=[.A1129]-[.A$20]" office:value-type="float" office:value="0.199938000001566">
            <text:p>0.199938</text:p>
          </table:table-cell>
          <table:table-cell table:formula="of:=[.B1129]-[.B1128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68662">
            <text:p>27370.868662</text:p>
          </table:table-cell>
          <table:table-cell table:formula="of:=[.A1130]-[.A$20]" office:value-type="float" office:value="0.199941000002582">
            <text:p>0.199941</text:p>
          </table:table-cell>
          <table:table-cell table:formula="of:=[.B1130]-[.B1129]" office:value-type="float" office:value="0.00000300000101560727">
            <text:p>0.000003</text:p>
          </table:table-cell>
          <table:table-cell office:value-type="string">
            <text:p>d_s is renewed (r + D) to 27370870.659217; c_s is fully topped up</text:p>
          </table:table-cell>
          <table:table-cell table:number-columns-repeated="2"/>
        </table:table-row>
        <table:table-row table:style-name="ro1">
          <table:table-cell office:value-type="float" office:value="27370.868665">
            <text:p>27370.868665</text:p>
          </table:table-cell>
          <table:table-cell table:formula="of:=[.A1131]-[.A$20]" office:value-type="float" office:value="0.199944000003597">
            <text:p>0.199944</text:p>
          </table:table-cell>
          <table:table-cell table:formula="of:=[.B1131]-[.B1130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68667">
            <text:p>27370.868667</text:p>
          </table:table-cell>
          <table:table-cell table:formula="of:=[.A1132]-[.A$20]" office:value-type="float" office:value="0.199946000000637">
            <text:p>0.199946</text:p>
          </table:table-cell>
          <table:table-cell table:formula="of:=[.B1132]-[.B1131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68671">
            <text:p>27370.868671</text:p>
          </table:table-cell>
          <table:table-cell table:formula="of:=[.A1133]-[.A$20]" office:value-type="float" office:value="0.199950000001991">
            <text:p>0.199950</text:p>
          </table:table-cell>
          <table:table-cell table:formula="of:=[.B1133]-[.B1132]" office:value-type="float" office:value="0.00000400000135414302">
            <text:p>0.000004</text:p>
          </table:table-cell>
          <table:table-cell/>
          <table:table-cell office:value-type="string">
            <text:p>0.279484 / 0.888733 &lt;= 2.000000 / 5.000000</text:p>
          </table:table-cell>
          <table:table-cell/>
        </table:table-row>
        <table:table-row table:style-name="ro1">
          <table:table-cell office:value-type="float" office:value="27370.868673">
            <text:p>27370.868673</text:p>
          </table:table-cell>
          <table:table-cell table:formula="of:=[.A1134]-[.A$20]" office:value-type="float" office:value="0.199952000002668">
            <text:p>0.199952</text:p>
          </table:table-cell>
          <table:table-cell table:formula="of:=[.B1134]-[.B1133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68675">
            <text:p>27370.868675</text:p>
          </table:table-cell>
          <table:table-cell table:formula="of:=[.A1135]-[.A$20]" office:value-type="float" office:value="0.199954000003345">
            <text:p>0.199954</text:p>
          </table:table-cell>
          <table:table-cell table:formula="of:=[.B1135]-[.B1134]" office:value-type="float" office:value="0.0000020000006770715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68677">
            <text:p>27370.868677</text:p>
          </table:table-cell>
          <table:table-cell table:formula="of:=[.A1136]-[.A$20]" office:value-type="float" office:value="0.199956000000384">
            <text:p>0.199956</text:p>
          </table:table-cell>
          <table:table-cell table:formula="of:=[.B1136]-[.B1135]" office:value-type="float" office:value="0.0000019999970390927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6868">
            <text:p>27370.868680</text:p>
          </table:table-cell>
          <table:table-cell table:formula="of:=[.A1137]-[.A$20]" office:value-type="float" office:value="0.1999590000014">
            <text:p>0.199959</text:p>
          </table:table-cell>
          <table:table-cell table:formula="of:=[.B1137]-[.B1136]" office:value-type="float" office:value="0.00000300000101560727">
            <text:p>0.000003</text:p>
          </table:table-cell>
          <table:table-cell table:number-columns-repeated="2"/>
          <table:table-cell office:value-type="string">
            <text:p>2.967997 / 3.970045 &gt; 3.000000 / 7.000000</text:p>
          </table:table-cell>
        </table:table-row>
        <table:table-row table:style-name="ro1">
          <table:table-cell office:value-type="float" office:value="27370.868682">
            <text:p>27370.868682</text:p>
          </table:table-cell>
          <table:table-cell table:formula="of:=[.A1138]-[.A$20]" office:value-type="float" office:value="0.199961000002077">
            <text:p>0.199961</text:p>
          </table:table-cell>
          <table:table-cell table:formula="of:=[.B1138]-[.B1137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875.676998; c_s is fully topped up</text:p>
          </table:table-cell>
        </table:table-row>
        <table:table-row table:style-name="ro1">
          <table:table-cell office:value-type="float" office:value="27370.868693">
            <text:p>27370.868693</text:p>
          </table:table-cell>
          <table:table-cell table:formula="of:=[.A1139]-[.A$20]" office:value-type="float" office:value="0.199972000002163">
            <text:p>0.199972</text:p>
          </table:table-cell>
          <table:table-cell table:formula="of:=[.B1139]-[.B1138]" office:value-type="float" office:value="0.0000110000000859145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7370.868973">
            <text:p>27370.868973</text:p>
          </table:table-cell>
          <table:table-cell table:formula="of:=[.A1140]-[.A$20]" office:value-type="float" office:value="0.200252000002365">
            <text:p>0.200252</text:p>
          </table:table-cell>
          <table:table-cell table:formula="of:=[.B1140]-[.B1139]" office:value-type="float" office:value="0.000280000000202563">
            <text:p>0.00028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68975">
            <text:p>27370.868975</text:p>
          </table:table-cell>
          <table:table-cell table:formula="of:=[.A1141]-[.A$20]" office:value-type="float" office:value="0.200254000003042">
            <text:p>0.200254</text:p>
          </table:table-cell>
          <table:table-cell table:formula="of:=[.B1141]-[.B1140]" office:value-type="float" office:value="0.00000200000067707151">
            <text:p>0.000002</text:p>
          </table:table-cell>
          <table:table-cell/>
          <table:table-cell office:value-type="string">
            <text:p>uses up its c_s; 27370868.971597-27370868.689914=0.281683</text:p>
          </table:table-cell>
          <table:table-cell/>
        </table:table-row>
        <table:table-row table:style-name="ro1">
          <table:table-cell office:value-type="float" office:value="27370.868982">
            <text:p>27370.868982</text:p>
          </table:table-cell>
          <table:table-cell table:formula="of:=[.A1142]-[.A$20]" office:value-type="float" office:value="0.200261000001774">
            <text:p>0.200261</text:p>
          </table:table-cell>
          <table:table-cell table:formula="of:=[.B1142]-[.B1141]" office:value-type="float" office:value="0.00000699999873177148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68985">
            <text:p>27370.868985</text:p>
          </table:table-cell>
          <table:table-cell table:formula="of:=[.A1143]-[.A$20]" office:value-type="float" office:value="0.20026400000279">
            <text:p>0.200264</text:p>
          </table:table-cell>
          <table:table-cell table:formula="of:=[.B1143]-[.B1142]" office:value-type="float" office:value="0.0000030000010156072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69564">
            <text:p>27370.869564</text:p>
          </table:table-cell>
          <table:table-cell table:formula="of:=[.A1144]-[.A$20]" office:value-type="float" office:value="0.200843000002351">
            <text:p>0.200843</text:p>
          </table:table-cell>
          <table:table-cell table:formula="of:=[.B1144]-[.B1143]" office:value-type="float" office:value="0.000578999999561347">
            <text:p>0.00057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69565">
            <text:p>27370.869565</text:p>
          </table:table-cell>
          <table:table-cell table:formula="of:=[.A1145]-[.A$20]" office:value-type="float" office:value="0.200844000002689">
            <text:p>0.200844</text:p>
          </table:table-cell>
          <table:table-cell table:formula="of:=[.B1145]-[.B1144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69568">
            <text:p>27370.869568</text:p>
          </table:table-cell>
          <table:table-cell table:formula="of:=[.A1146]-[.A$20]" office:value-type="float" office:value="0.200847000000067">
            <text:p>0.200847</text:p>
          </table:table-cell>
          <table:table-cell table:formula="of:=[.B1146]-[.B1145]" office:value-type="float" office:value="0.00000299999737762846">
            <text:p>0.000003</text:p>
          </table:table-cell>
          <table:table-cell/>
          <table:table-cell office:value-type="string">
            <text:p>postpones its deadline to 27370874.556141; c_s is topped up to 1.997801</text:p>
          </table:table-cell>
          <table:table-cell/>
        </table:table-row>
        <table:table-row table:style-name="ro1">
          <table:table-cell office:value-type="float" office:value="27370.869903">
            <text:p>27370.869903</text:p>
          </table:table-cell>
          <table:table-cell table:formula="of:=[.A1147]-[.A$20]" office:value-type="float" office:value="0.201182000000699">
            <text:p>0.201182</text:p>
          </table:table-cell>
          <table:table-cell table:formula="of:=[.B1147]-[.B1146]" office:value-type="float" office:value="0.000335000000632135">
            <text:p>0.00033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69904">
            <text:p>27370.869904</text:p>
          </table:table-cell>
          <table:table-cell table:formula="of:=[.A1148]-[.A$20]" office:value-type="float" office:value="0.201183000001038">
            <text:p>0.201183</text:p>
          </table:table-cell>
          <table:table-cell table:formula="of:=[.B1148]-[.B1147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69908">
            <text:p>27370.869908</text:p>
          </table:table-cell>
          <table:table-cell table:formula="of:=[.A1149]-[.A$20]" office:value-type="float" office:value="0.201187000002392">
            <text:p>0.201187</text:p>
          </table:table-cell>
          <table:table-cell table:formula="of:=[.B1149]-[.B1148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71599">
            <text:p>27370.871599</text:p>
          </table:table-cell>
          <table:table-cell table:formula="of:=[.A1150]-[.A$20]" office:value-type="float" office:value="0.202878000000055">
            <text:p>0.202878</text:p>
          </table:table-cell>
          <table:table-cell table:formula="of:=[.B1150]-[.B1149]" office:value-type="float" office:value="0.00169099999766331">
            <text:p>0.0016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71601">
            <text:p>27370.871601</text:p>
          </table:table-cell>
          <table:table-cell table:formula="of:=[.A1151]-[.A$20]" office:value-type="float" office:value="0.202880000000732">
            <text:p>0.202880</text:p>
          </table:table-cell>
          <table:table-cell table:formula="of:=[.B1151]-[.B115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71606">
            <text:p>27370.871606</text:p>
          </table:table-cell>
          <table:table-cell table:formula="of:=[.A1152]-[.A$20]" office:value-type="float" office:value="0.202885000002425">
            <text:p>0.202885</text:p>
          </table:table-cell>
          <table:table-cell table:formula="of:=[.B1152]-[.B1151]" office:value-type="float" office:value="0.0000050000016926787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7264">
            <text:p>27370.872640</text:p>
          </table:table-cell>
          <table:table-cell table:formula="of:=[.A1153]-[.A$20]" office:value-type="float" office:value="0.203919000003225">
            <text:p>0.203919</text:p>
          </table:table-cell>
          <table:table-cell table:formula="of:=[.B1153]-[.B1152]" office:value-type="float" office:value="0.00103400000080001">
            <text:p>0.0010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72643">
            <text:p>27370.872643</text:p>
          </table:table-cell>
          <table:table-cell table:formula="of:=[.A1154]-[.A$20]" office:value-type="float" office:value="0.203922000000603">
            <text:p>0.203922</text:p>
          </table:table-cell>
          <table:table-cell table:formula="of:=[.B1154]-[.B1153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72645">
            <text:p>27370.872645</text:p>
          </table:table-cell>
          <table:table-cell table:formula="of:=[.A1155]-[.A$20]" office:value-type="float" office:value="0.20392400000128">
            <text:p>0.203924</text:p>
          </table:table-cell>
          <table:table-cell table:formula="of:=[.B1155]-[.B1154]" office:value-type="float" office:value="0.00000200000067707151">
            <text:p>0.000002</text:p>
          </table:table-cell>
          <table:table-cell office:value-type="string">
            <text:p>d_s is renewed (r + D) to 27370874.642756; c_s is fully topped up</text:p>
          </table:table-cell>
          <table:table-cell table:number-columns-repeated="2"/>
        </table:table-row>
        <table:table-row table:style-name="ro1">
          <table:table-cell office:value-type="float" office:value="27370.872648">
            <text:p>27370.872648</text:p>
          </table:table-cell>
          <table:table-cell table:formula="of:=[.A1156]-[.A$20]" office:value-type="float" office:value="0.203927000002295">
            <text:p>0.203927</text:p>
          </table:table-cell>
          <table:table-cell table:formula="of:=[.B1156]-[.B1155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7370.872652">
            <text:p>27370.872652</text:p>
          </table:table-cell>
          <table:table-cell table:formula="of:=[.A1157]-[.A$20]" office:value-type="float" office:value="0.203931000000011">
            <text:p>0.203931</text:p>
          </table:table-cell>
          <table:table-cell table:formula="of:=[.B1157]-[.B1156]" office:value-type="float" office:value="0.0000039999977161642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72655">
            <text:p>27370.872655</text:p>
          </table:table-cell>
          <table:table-cell table:formula="of:=[.A1158]-[.A$20]" office:value-type="float" office:value="0.203934000001027">
            <text:p>0.203934</text:p>
          </table:table-cell>
          <table:table-cell table:formula="of:=[.B1158]-[.B1157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7370.873561">
            <text:p>27370.873561</text:p>
          </table:table-cell>
          <table:table-cell table:formula="of:=[.A1159]-[.A$20]" office:value-type="float" office:value="0.20484000000215">
            <text:p>0.204840</text:p>
          </table:table-cell>
          <table:table-cell table:formula="of:=[.B1159]-[.B1158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73563">
            <text:p>27370.873563</text:p>
          </table:table-cell>
          <table:table-cell table:formula="of:=[.A1160]-[.A$20]" office:value-type="float" office:value="0.204842000002827">
            <text:p>0.204842</text:p>
          </table:table-cell>
          <table:table-cell table:formula="of:=[.B1160]-[.B115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73567">
            <text:p>27370.873567</text:p>
          </table:table-cell>
          <table:table-cell table:formula="of:=[.A1161]-[.A$20]" office:value-type="float" office:value="0.204846000000543">
            <text:p>0.204846</text:p>
          </table:table-cell>
          <table:table-cell table:formula="of:=[.B1161]-[.B1160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7370.873638">
            <text:p>27370.873638</text:p>
          </table:table-cell>
          <table:table-cell table:formula="of:=[.A1162]-[.A$20]" office:value-type="float" office:value="0.204917000002752">
            <text:p>0.204917</text:p>
          </table:table-cell>
          <table:table-cell table:formula="of:=[.B1162]-[.B1161]" office:value-type="float" office:value="0.0000710000022081658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73639">
            <text:p>27370.873639</text:p>
          </table:table-cell>
          <table:table-cell table:formula="of:=[.A1163]-[.A$20]" office:value-type="float" office:value="0.20491800000309">
            <text:p>0.204918</text:p>
          </table:table-cell>
          <table:table-cell table:formula="of:=[.B1163]-[.B1162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73642">
            <text:p>27370.873642</text:p>
          </table:table-cell>
          <table:table-cell table:formula="of:=[.A1164]-[.A$20]" office:value-type="float" office:value="0.204921000000468">
            <text:p>0.204921</text:p>
          </table:table-cell>
          <table:table-cell table:formula="of:=[.B1164]-[.B1163]" office:value-type="float" office:value="0.00000299999737762846">
            <text:p>0.000003</text:p>
          </table:table-cell>
          <table:table-cell/>
          <table:table-cell office:value-type="string">
            <text:p>0.305913 / 0.916652 &lt;= 2.000000 / 5.000000</text:p>
          </table:table-cell>
          <table:table-cell/>
        </table:table-row>
        <table:table-row table:style-name="ro1">
          <table:table-cell office:value-type="float" office:value="27370.873644">
            <text:p>27370.873644</text:p>
          </table:table-cell>
          <table:table-cell table:formula="of:=[.A1165]-[.A$20]" office:value-type="float" office:value="0.204923000001145">
            <text:p>0.204923</text:p>
          </table:table-cell>
          <table:table-cell table:formula="of:=[.B1165]-[.B1164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73646">
            <text:p>27370.873646</text:p>
          </table:table-cell>
          <table:table-cell table:formula="of:=[.A1166]-[.A$20]" office:value-type="float" office:value="0.204925000001822">
            <text:p>0.204925</text:p>
          </table:table-cell>
          <table:table-cell table:formula="of:=[.B1166]-[.B1165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73653">
            <text:p>27370.873653</text:p>
          </table:table-cell>
          <table:table-cell table:formula="of:=[.A1167]-[.A$20]" office:value-type="float" office:value="0.204932000000554">
            <text:p>0.204932</text:p>
          </table:table-cell>
          <table:table-cell table:formula="of:=[.B1167]-[.B1166]" office:value-type="float" office:value="0.00000699999873177148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73657">
            <text:p>27370.873657</text:p>
          </table:table-cell>
          <table:table-cell table:formula="of:=[.A1168]-[.A$20]" office:value-type="float" office:value="0.204936000001908">
            <text:p>0.204936</text:p>
          </table:table-cell>
          <table:table-cell table:formula="of:=[.B1168]-[.B1167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73963">
            <text:p>27370.873963</text:p>
          </table:table-cell>
          <table:table-cell table:formula="of:=[.A1169]-[.A$20]" office:value-type="float" office:value="0.205241999999998">
            <text:p>0.205242</text:p>
          </table:table-cell>
          <table:table-cell table:formula="of:=[.B1169]-[.B1168]" office:value-type="float" office:value="0.000305999998090556">
            <text:p>0.00030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73966">
            <text:p>27370.873966</text:p>
          </table:table-cell>
          <table:table-cell table:formula="of:=[.A1170]-[.A$20]" office:value-type="float" office:value="0.205245000001014">
            <text:p>0.205245</text:p>
          </table:table-cell>
          <table:table-cell table:formula="of:=[.B1170]-[.B1169]" office:value-type="float" office:value="0.00000300000101560727">
            <text:p>0.000003</text:p>
          </table:table-cell>
          <table:table-cell/>
          <table:table-cell office:value-type="string">
            <text:p>uses up its c_s; 27370873.963002-27370873.654705=0.308297</text:p>
          </table:table-cell>
          <table:table-cell/>
        </table:table-row>
        <table:table-row table:style-name="ro1">
          <table:table-cell office:value-type="float" office:value="27370.873972">
            <text:p>27370.873972</text:p>
          </table:table-cell>
          <table:table-cell table:formula="of:=[.A1171]-[.A$20]" office:value-type="float" office:value="0.205251000003045">
            <text:p>0.205251</text:p>
          </table:table-cell>
          <table:table-cell table:formula="of:=[.B1171]-[.B1170]" office:value-type="float" office:value="0.00000600000203121454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73976">
            <text:p>27370.873976</text:p>
          </table:table-cell>
          <table:table-cell table:formula="of:=[.A1172]-[.A$20]" office:value-type="float" office:value="0.205255000000761">
            <text:p>0.205255</text:p>
          </table:table-cell>
          <table:table-cell table:formula="of:=[.B1172]-[.B1171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74563">
            <text:p>27370.874563</text:p>
          </table:table-cell>
          <table:table-cell table:formula="of:=[.A1173]-[.A$20]" office:value-type="float" office:value="0.205842000003031">
            <text:p>0.205842</text:p>
          </table:table-cell>
          <table:table-cell table:formula="of:=[.B1173]-[.B1172]" office:value-type="float" office:value="0.000587000002269633">
            <text:p>0.00058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74565">
            <text:p>27370.874565</text:p>
          </table:table-cell>
          <table:table-cell table:formula="of:=[.A1174]-[.A$20]" office:value-type="float" office:value="0.20584400000007">
            <text:p>0.205844</text:p>
          </table:table-cell>
          <table:table-cell table:formula="of:=[.B1174]-[.B1173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74568">
            <text:p>27370.874568</text:p>
          </table:table-cell>
          <table:table-cell table:formula="of:=[.A1175]-[.A$20]" office:value-type="float" office:value="0.205847000001086">
            <text:p>0.205847</text:p>
          </table:table-cell>
          <table:table-cell table:formula="of:=[.B1175]-[.B1174]" office:value-type="float" office:value="0.00000300000101560727">
            <text:p>0.000003</text:p>
          </table:table-cell>
          <table:table-cell/>
          <table:table-cell office:value-type="string">
            <text:p>postpones its deadline to 27370879.556141; c_s is topped up to 1.997616</text:p>
          </table:table-cell>
          <table:table-cell/>
        </table:table-row>
        <table:table-row table:style-name="ro1">
          <table:table-cell office:value-type="float" office:value="27370.875823">
            <text:p>27370.875823</text:p>
          </table:table-cell>
          <table:table-cell table:formula="of:=[.A1176]-[.A$20]" office:value-type="float" office:value="0.207102000000305">
            <text:p>0.207102</text:p>
          </table:table-cell>
          <table:table-cell table:formula="of:=[.B1176]-[.B1175]" office:value-type="float" office:value="0.00125499999921885">
            <text:p>0.00125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75825">
            <text:p>27370.875825</text:p>
          </table:table-cell>
          <table:table-cell table:formula="of:=[.A1177]-[.A$20]" office:value-type="float" office:value="0.207104000000982">
            <text:p>0.207104</text:p>
          </table:table-cell>
          <table:table-cell table:formula="of:=[.B1177]-[.B1176]" office:value-type="float" office:value="0.00000200000067707151">
            <text:p>0.000002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27370.875827">
            <text:p>27370.875827</text:p>
          </table:table-cell>
          <table:table-cell table:formula="of:=[.A1178]-[.A$20]" office:value-type="float" office:value="0.207106000001659">
            <text:p>0.207106</text:p>
          </table:table-cell>
          <table:table-cell table:formula="of:=[.B1178]-[.B1177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; 27370875.822816-27370873.974063=1.848753</text:p>
          </table:table-cell>
        </table:table-row>
        <table:table-row table:style-name="ro1">
          <table:table-cell office:value-type="float" office:value="27370.875831">
            <text:p>27370.875831</text:p>
          </table:table-cell>
          <table:table-cell table:formula="of:=[.A1179]-[.A$20]" office:value-type="float" office:value="0.207110000003013">
            <text:p>0.207110</text:p>
          </table:table-cell>
          <table:table-cell table:formula="of:=[.B1179]-[.B117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75833">
            <text:p>27370.875833</text:p>
          </table:table-cell>
          <table:table-cell table:formula="of:=[.A1180]-[.A$20]" office:value-type="float" office:value="0.207112000000052">
            <text:p>0.207112</text:p>
          </table:table-cell>
          <table:table-cell table:formula="of:=[.B1180]-[.B1179]" office:value-type="float" office:value="0.0000019999970390927">
            <text:p>0.000002</text:p>
          </table:table-cell>
          <table:table-cell table:number-columns-repeated="2"/>
          <table:table-cell office:value-type="string">
            <text:p>postpones its deadline to 27370882.676998; c_s is topped up to 2.854182</text:p>
          </table:table-cell>
        </table:table-row>
        <table:table-row table:style-name="ro1">
          <table:table-cell office:value-type="float" office:value="27370.875836">
            <text:p>27370.875836</text:p>
          </table:table-cell>
          <table:table-cell table:formula="of:=[.A1181]-[.A$20]" office:value-type="float" office:value="0.207115000001068">
            <text:p>0.207115</text:p>
          </table:table-cell>
          <table:table-cell table:formula="of:=[.B1181]-[.B1180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75839">
            <text:p>27370.875839</text:p>
          </table:table-cell>
          <table:table-cell table:formula="of:=[.A1182]-[.A$20]" office:value-type="float" office:value="0.207118000002083">
            <text:p>0.207118</text:p>
          </table:table-cell>
          <table:table-cell table:formula="of:=[.B1182]-[.B1181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76639">
            <text:p>27370.876639</text:p>
          </table:table-cell>
          <table:table-cell table:formula="of:=[.A1183]-[.A$20]" office:value-type="float" office:value="0.207918000000063">
            <text:p>0.207918</text:p>
          </table:table-cell>
          <table:table-cell table:formula="of:=[.B1183]-[.B1182]" office:value-type="float" office:value="0.000799999997980194">
            <text:p>0.0008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76642">
            <text:p>27370.876642</text:p>
          </table:table-cell>
          <table:table-cell table:formula="of:=[.A1184]-[.A$20]" office:value-type="float" office:value="0.207921000001079">
            <text:p>0.207921</text:p>
          </table:table-cell>
          <table:table-cell table:formula="of:=[.B1184]-[.B1183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76644">
            <text:p>27370.876644</text:p>
          </table:table-cell>
          <table:table-cell table:formula="of:=[.A1185]-[.A$20]" office:value-type="float" office:value="0.207923000001756">
            <text:p>0.207923</text:p>
          </table:table-cell>
          <table:table-cell table:formula="of:=[.B1185]-[.B1184]" office:value-type="float" office:value="0.00000200000067707151">
            <text:p>0.000002</text:p>
          </table:table-cell>
          <table:table-cell office:value-type="string">
            <text:p>d_s is renewed (r + D) to 27370878.641657; c_s is fully topped up</text:p>
          </table:table-cell>
          <table:table-cell table:number-columns-repeated="2"/>
        </table:table-row>
        <table:table-row table:style-name="ro1">
          <table:table-cell office:value-type="float" office:value="27370.876647">
            <text:p>27370.876647</text:p>
          </table:table-cell>
          <table:table-cell table:formula="of:=[.A1186]-[.A$20]" office:value-type="float" office:value="0.207926000002772">
            <text:p>0.207926</text:p>
          </table:table-cell>
          <table:table-cell table:formula="of:=[.B1186]-[.B1185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76651">
            <text:p>27370.876651</text:p>
          </table:table-cell>
          <table:table-cell table:formula="of:=[.A1187]-[.A$20]" office:value-type="float" office:value="0.207930000000488">
            <text:p>0.207930</text:p>
          </table:table-cell>
          <table:table-cell table:formula="of:=[.B1187]-[.B1186]" office:value-type="float" office:value="0.0000039999977161642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76656">
            <text:p>27370.876656</text:p>
          </table:table-cell>
          <table:table-cell table:formula="of:=[.A1188]-[.A$20]" office:value-type="float" office:value="0.20793500000218">
            <text:p>0.207935</text:p>
          </table:table-cell>
          <table:table-cell table:formula="of:=[.B1188]-[.B1187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77563">
            <text:p>27370.877563</text:p>
          </table:table-cell>
          <table:table-cell table:formula="of:=[.A1189]-[.A$20]" office:value-type="float" office:value="0.208842000000004">
            <text:p>0.208842</text:p>
          </table:table-cell>
          <table:table-cell table:formula="of:=[.B1189]-[.B1188]" office:value-type="float" office:value="0.000906999997823732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77565">
            <text:p>27370.877565</text:p>
          </table:table-cell>
          <table:table-cell table:formula="of:=[.A1190]-[.A$20]" office:value-type="float" office:value="0.208844000000681">
            <text:p>0.208844</text:p>
          </table:table-cell>
          <table:table-cell table:formula="of:=[.B1190]-[.B118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77568">
            <text:p>27370.877568</text:p>
          </table:table-cell>
          <table:table-cell table:formula="of:=[.A1191]-[.A$20]" office:value-type="float" office:value="0.208847000001697">
            <text:p>0.208847</text:p>
          </table:table-cell>
          <table:table-cell table:formula="of:=[.B1191]-[.B1190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78402">
            <text:p>27370.878402</text:p>
          </table:table-cell>
          <table:table-cell table:formula="of:=[.A1192]-[.A$20]" office:value-type="float" office:value="0.209681000000273">
            <text:p>0.209681</text:p>
          </table:table-cell>
          <table:table-cell table:formula="of:=[.B1192]-[.B1191]" office:value-type="float" office:value="0.000833999998576473">
            <text:p>0.0008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78403">
            <text:p>27370.878403</text:p>
          </table:table-cell>
          <table:table-cell table:formula="of:=[.A1193]-[.A$20]" office:value-type="float" office:value="0.209682000000612">
            <text:p>0.209682</text:p>
          </table:table-cell>
          <table:table-cell table:formula="of:=[.B1193]-[.B1192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78646">
            <text:p>27370.878646</text:p>
          </table:table-cell>
          <table:table-cell table:formula="of:=[.A1194]-[.A$20]" office:value-type="float" office:value="0.209925000002841">
            <text:p>0.209925</text:p>
          </table:table-cell>
          <table:table-cell table:formula="of:=[.B1194]-[.B1193]" office:value-type="float" office:value="0.000243000002228655">
            <text:p>0.00024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87865">
            <text:p>27370.878650</text:p>
          </table:table-cell>
          <table:table-cell table:formula="of:=[.A1195]-[.A$20]" office:value-type="float" office:value="0.209929000000557">
            <text:p>0.209929</text:p>
          </table:table-cell>
          <table:table-cell table:formula="of:=[.B1195]-[.B1194]" office:value-type="float" office:value="0.0000039999977161642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878654">
            <text:p>27370.878654</text:p>
          </table:table-cell>
          <table:table-cell table:formula="of:=[.A1196]-[.A$20]" office:value-type="float" office:value="0.209933000001911">
            <text:p>0.209933</text:p>
          </table:table-cell>
          <table:table-cell table:formula="of:=[.B1196]-[.B1195]" office:value-type="float" office:value="0.00000400000135414302">
            <text:p>0.000004</text:p>
          </table:table-cell>
          <table:table-cell table:number-columns-repeated="2"/>
          <table:table-cell office:value-type="string">
            <text:p>2.854182 / 4.026884 &gt; 3.000000 / 7.000000</text:p>
          </table:table-cell>
        </table:table-row>
        <table:table-row table:style-name="ro1">
          <table:table-cell office:value-type="float" office:value="27370.878657">
            <text:p>27370.878657</text:p>
          </table:table-cell>
          <table:table-cell table:formula="of:=[.A1197]-[.A$20]" office:value-type="float" office:value="0.209936000002926">
            <text:p>0.209936</text:p>
          </table:table-cell>
          <table:table-cell table:formula="of:=[.B1197]-[.B1196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7370885.650114; c_s is fully topped up</text:p>
          </table:table-cell>
        </table:table-row>
        <table:table-row table:style-name="ro1">
          <table:table-cell office:value-type="float" office:value="27370.878661">
            <text:p>27370.878661</text:p>
          </table:table-cell>
          <table:table-cell table:formula="of:=[.A1198]-[.A$20]" office:value-type="float" office:value="0.209940000000643">
            <text:p>0.209940</text:p>
          </table:table-cell>
          <table:table-cell table:formula="of:=[.B1198]-[.B1197]" office:value-type="float" office:value="0.0000039999977161642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878663">
            <text:p>27370.878663</text:p>
          </table:table-cell>
          <table:table-cell table:formula="of:=[.A1199]-[.A$20]" office:value-type="float" office:value="0.20994200000132">
            <text:p>0.209942</text:p>
          </table:table-cell>
          <table:table-cell table:formula="of:=[.B1199]-[.B119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78665">
            <text:p>27370.878665</text:p>
          </table:table-cell>
          <table:table-cell table:formula="of:=[.A1200]-[.A$20]" office:value-type="float" office:value="0.209944000001997">
            <text:p>0.209944</text:p>
          </table:table-cell>
          <table:table-cell table:formula="of:=[.B1200]-[.B1199]" office:value-type="float" office:value="0.00000200000067707151">
            <text:p>0.000002</text:p>
          </table:table-cell>
          <table:table-cell/>
          <table:table-cell office:value-type="string">
            <text:p>0.348636 / 0.906027 &lt;= 2.000000 / 5.000000</text:p>
          </table:table-cell>
          <table:table-cell/>
        </table:table-row>
        <table:table-row table:style-name="ro1">
          <table:table-cell office:value-type="float" office:value="27370.878667">
            <text:p>27370.878667</text:p>
          </table:table-cell>
          <table:table-cell table:formula="of:=[.A1201]-[.A$20]" office:value-type="float" office:value="0.209946000002674">
            <text:p>0.209946</text:p>
          </table:table-cell>
          <table:table-cell table:formula="of:=[.B1201]-[.B1200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7370.878676">
            <text:p>27370.878676</text:p>
          </table:table-cell>
          <table:table-cell table:formula="of:=[.A1202]-[.A$20]" office:value-type="float" office:value="0.209955000002083">
            <text:p>0.209955</text:p>
          </table:table-cell>
          <table:table-cell table:formula="of:=[.B1202]-[.B1201]" office:value-type="float" office:value="0.000008999999408843">
            <text:p>0.000009</text:p>
          </table:table-cell>
          <table:table-cell/>
          <table:table-cell office:value-type="string">
            <text:p>is pick_next_task_dl-ed by Xorg (1024)</text:p>
          </table:table-cell>
          <table:table-cell/>
        </table:table-row>
        <table:table-row table:style-name="ro1">
          <table:table-cell office:value-type="float" office:value="27370.879024">
            <text:p>27370.879024</text:p>
          </table:table-cell>
          <table:table-cell table:formula="of:=[.A1203]-[.A$20]" office:value-type="float" office:value="0.210303000003478">
            <text:p>0.210303</text:p>
          </table:table-cell>
          <table:table-cell table:formula="of:=[.B1203]-[.B1202]" office:value-type="float" office:value="0.000348000001395121">
            <text:p>0.00034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7370.879027">
            <text:p>27370.879027</text:p>
          </table:table-cell>
          <table:table-cell table:formula="of:=[.A1204]-[.A$20]" office:value-type="float" office:value="0.210306000000855">
            <text:p>0.210306</text:p>
          </table:table-cell>
          <table:table-cell table:formula="of:=[.B1204]-[.B1203]" office:value-type="float" office:value="0.00000299999737762846">
            <text:p>0.000003</text:p>
          </table:table-cell>
          <table:table-cell/>
          <table:table-cell office:value-type="string">
            <text:p>uses up its c_s; 27370879.023186-27370878.672356=0.350830</text:p>
          </table:table-cell>
          <table:table-cell/>
        </table:table-row>
        <table:table-row table:style-name="ro1">
          <table:table-cell office:value-type="float" office:value="27370.879034">
            <text:p>27370.879034</text:p>
          </table:table-cell>
          <table:table-cell table:formula="of:=[.A1205]-[.A$20]" office:value-type="float" office:value="0.210313000003225">
            <text:p>0.210313</text:p>
          </table:table-cell>
          <table:table-cell table:formula="of:=[.B1205]-[.B1204]" office:value-type="float" office:value="0.00000700000236975029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79037">
            <text:p>27370.879037</text:p>
          </table:table-cell>
          <table:table-cell table:formula="of:=[.A1206]-[.A$20]" office:value-type="float" office:value="0.210316000000603">
            <text:p>0.210316</text:p>
          </table:table-cell>
          <table:table-cell table:formula="of:=[.B1206]-[.B1205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7904">
            <text:p>27370.879040</text:p>
          </table:table-cell>
          <table:table-cell table:formula="of:=[.A1207]-[.A$20]" office:value-type="float" office:value="0.210319000001618">
            <text:p>0.210319</text:p>
          </table:table-cell>
          <table:table-cell table:formula="of:=[.B1207]-[.B1206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79044">
            <text:p>27370.879044</text:p>
          </table:table-cell>
          <table:table-cell table:formula="of:=[.A1208]-[.A$20]" office:value-type="float" office:value="0.210323000002973">
            <text:p>0.210323</text:p>
          </table:table-cell>
          <table:table-cell table:formula="of:=[.B1208]-[.B1207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7370.879592">
            <text:p>27370.879592</text:p>
          </table:table-cell>
          <table:table-cell table:formula="of:=[.A1209]-[.A$20]" office:value-type="float" office:value="0.210871000002953">
            <text:p>0.210871</text:p>
          </table:table-cell>
          <table:table-cell table:formula="of:=[.B1209]-[.B1208]" office:value-type="float" office:value="0.000547999999980675">
            <text:p>0.00054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7370.879594">
            <text:p>27370.879594</text:p>
          </table:table-cell>
          <table:table-cell table:formula="of:=[.A1210]-[.A$20]" office:value-type="float" office:value="0.21087300000363">
            <text:p>0.210873</text:p>
          </table:table-cell>
          <table:table-cell table:formula="of:=[.B1210]-[.B120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879597">
            <text:p>27370.879597</text:p>
          </table:table-cell>
          <table:table-cell table:formula="of:=[.A1211]-[.A$20]" office:value-type="float" office:value="0.210876000001008">
            <text:p>0.210876</text:p>
          </table:table-cell>
          <table:table-cell table:formula="of:=[.B1211]-[.B1210]" office:value-type="float" office:value="0.00000299999737762846">
            <text:p>0.000003</text:p>
          </table:table-cell>
          <table:table-cell/>
          <table:table-cell office:value-type="string">
            <text:p>postpones its deadline to 27370884.556141; c_s is topped up to 1.997806</text:p>
          </table:table-cell>
          <table:table-cell/>
        </table:table-row>
        <table:table-row table:style-name="ro1">
          <table:table-cell office:value-type="float" office:value="27370.8796">
            <text:p>27370.879600</text:p>
          </table:table-cell>
          <table:table-cell table:formula="of:=[.A1212]-[.A$20]" office:value-type="float" office:value="0.210879000002024">
            <text:p>0.210879</text:p>
          </table:table-cell>
          <table:table-cell table:formula="of:=[.B1212]-[.B1211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7370.879603">
            <text:p>27370.879603</text:p>
          </table:table-cell>
          <table:table-cell table:formula="of:=[.A1213]-[.A$20]" office:value-type="float" office:value="0.210882000003039">
            <text:p>0.210882</text:p>
          </table:table-cell>
          <table:table-cell table:formula="of:=[.B1213]-[.B1212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79607">
            <text:p>27370.879607</text:p>
          </table:table-cell>
          <table:table-cell table:formula="of:=[.A1214]-[.A$20]" office:value-type="float" office:value="0.210886000000755">
            <text:p>0.210886</text:p>
          </table:table-cell>
          <table:table-cell table:formula="of:=[.B1214]-[.B1213]" office:value-type="float" office:value="0.0000039999977161642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7370.880639">
            <text:p>27370.880639</text:p>
          </table:table-cell>
          <table:table-cell table:formula="of:=[.A1215]-[.A$20]" office:value-type="float" office:value="0.211918000000878">
            <text:p>0.211918</text:p>
          </table:table-cell>
          <table:table-cell table:formula="of:=[.B1215]-[.B1214]" office:value-type="float" office:value="0.00103200000012293">
            <text:p>0.0010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880642">
            <text:p>27370.880642</text:p>
          </table:table-cell>
          <table:table-cell table:formula="of:=[.A1216]-[.A$20]" office:value-type="float" office:value="0.211921000001894">
            <text:p>0.211921</text:p>
          </table:table-cell>
          <table:table-cell table:formula="of:=[.B1216]-[.B1215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880644">
            <text:p>27370.880644</text:p>
          </table:table-cell>
          <table:table-cell table:formula="of:=[.A1217]-[.A$20]" office:value-type="float" office:value="0.211923000002571">
            <text:p>0.211923</text:p>
          </table:table-cell>
          <table:table-cell table:formula="of:=[.B1217]-[.B1216]" office:value-type="float" office:value="0.00000200000067707151">
            <text:p>0.000002</text:p>
          </table:table-cell>
          <table:table-cell office:value-type="string">
            <text:p>d_s is renewed (r + D) to 27370882.641593; c_s is fully topped up</text:p>
          </table:table-cell>
          <table:table-cell table:number-columns-repeated="2"/>
        </table:table-row>
        <table:table-row table:style-name="ro1">
          <table:table-cell office:value-type="float" office:value="27370.880646">
            <text:p>27370.880646</text:p>
          </table:table-cell>
          <table:table-cell table:formula="of:=[.A1218]-[.A$20]" office:value-type="float" office:value="0.211925000003248">
            <text:p>0.211925</text:p>
          </table:table-cell>
          <table:table-cell table:formula="of:=[.B1218]-[.B1217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7370.880651">
            <text:p>27370.880651</text:p>
          </table:table-cell>
          <table:table-cell table:formula="of:=[.A1219]-[.A$20]" office:value-type="float" office:value="0.211930000001303">
            <text:p>0.211930</text:p>
          </table:table-cell>
          <table:table-cell table:formula="of:=[.B1219]-[.B1218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80656">
            <text:p>27370.880656</text:p>
          </table:table-cell>
          <table:table-cell table:formula="of:=[.A1220]-[.A$20]" office:value-type="float" office:value="0.211935000002995">
            <text:p>0.211935</text:p>
          </table:table-cell>
          <table:table-cell table:formula="of:=[.B1220]-[.B1219]" office:value-type="float" office:value="0.0000050000016926787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7370.881652">
            <text:p>27370.881652</text:p>
          </table:table-cell>
          <table:table-cell table:formula="of:=[.A1221]-[.A$20]" office:value-type="float" office:value="0.212931000001845">
            <text:p>0.212931</text:p>
          </table:table-cell>
          <table:table-cell table:formula="of:=[.B1221]-[.B1220]" office:value-type="float" office:value="0.000995999998849584">
            <text:p>0.00099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881654">
            <text:p>27370.881654</text:p>
          </table:table-cell>
          <table:table-cell table:formula="of:=[.A1222]-[.A$20]" office:value-type="float" office:value="0.212933000002522">
            <text:p>0.212933</text:p>
          </table:table-cell>
          <table:table-cell table:formula="of:=[.B1222]-[.B122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88166">
            <text:p>27370.881660</text:p>
          </table:table-cell>
          <table:table-cell table:formula="of:=[.A1223]-[.A$20]" office:value-type="float" office:value="0.212939000000915">
            <text:p>0.212939</text:p>
          </table:table-cell>
          <table:table-cell table:formula="of:=[.B1223]-[.B1222]" office:value-type="float" office:value="0.00000599999839323573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882242">
            <text:p>27370.882242</text:p>
          </table:table-cell>
          <table:table-cell table:formula="of:=[.A1224]-[.A$20]" office:value-type="float" office:value="0.213521000001492">
            <text:p>0.213521</text:p>
          </table:table-cell>
          <table:table-cell table:formula="of:=[.B1224]-[.B1223]" office:value-type="float" office:value="0.000582000000576954">
            <text:p>0.0005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882244">
            <text:p>27370.882244</text:p>
          </table:table-cell>
          <table:table-cell table:formula="of:=[.A1225]-[.A$20]" office:value-type="float" office:value="0.213523000002169">
            <text:p>0.213523</text:p>
          </table:table-cell>
          <table:table-cell table:formula="of:=[.B1225]-[.B122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882247">
            <text:p>27370.882247</text:p>
          </table:table-cell>
          <table:table-cell table:formula="of:=[.A1226]-[.A$20]" office:value-type="float" office:value="0.213526000003185">
            <text:p>0.213526</text:p>
          </table:table-cell>
          <table:table-cell table:formula="of:=[.B1226]-[.B122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884687">
            <text:p>27370.884687</text:p>
          </table:table-cell>
          <table:table-cell table:formula="of:=[.A1227]-[.A$20]" office:value-type="float" office:value="0.215966000003391">
            <text:p>0.215966</text:p>
          </table:table-cell>
          <table:table-cell table:formula="of:=[.B1227]-[.B1226]" office:value-type="float" office:value="0.00244000000020606">
            <text:p>0.002440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7370.88469">
            <text:p>27370.884690</text:p>
          </table:table-cell>
          <table:table-cell table:formula="of:=[.A1228]-[.A$20]" office:value-type="float" office:value="0.215969000000769">
            <text:p>0.215969</text:p>
          </table:table-cell>
          <table:table-cell table:formula="of:=[.B1228]-[.B1227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7370884.685809-27370884.010536=0.675273</text:p>
          </table:table-cell>
        </table:table-row>
        <table:table-row table:style-name="ro1">
          <table:table-cell office:value-type="float" office:value="27370.884697">
            <text:p>27370.884697</text:p>
          </table:table-cell>
          <table:table-cell table:formula="of:=[.A1229]-[.A$20]" office:value-type="float" office:value="0.215976000003138">
            <text:p>0.215976</text:p>
          </table:table-cell>
          <table:table-cell table:formula="of:=[.B1229]-[.B1228]" office:value-type="float" office:value="0.00000700000236975029">
            <text:p>0.00000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884699">
            <text:p>27370.884699</text:p>
          </table:table-cell>
          <table:table-cell table:formula="of:=[.A1230]-[.A$20]" office:value-type="float" office:value="0.215978000000177">
            <text:p>0.215978</text:p>
          </table:table-cell>
          <table:table-cell table:formula="of:=[.B1230]-[.B1229]" office:value-type="float" office:value="0.0000019999970390927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885663">
            <text:p>27370.885663</text:p>
          </table:table-cell>
          <table:table-cell table:formula="of:=[.A1231]-[.A$20]" office:value-type="float" office:value="0.216942000002746">
            <text:p>0.216942</text:p>
          </table:table-cell>
          <table:table-cell table:formula="of:=[.B1231]-[.B1230]" office:value-type="float" office:value="0.000964000002568355">
            <text:p>0.00096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7370.905867">
            <text:p>27370.905867</text:p>
          </table:table-cell>
          <table:table-cell table:formula="of:=[.A1232]-[.A$20]" office:value-type="float" office:value="0.237146000003122">
            <text:p>0.237146</text:p>
          </table:table-cell>
          <table:table-cell table:formula="of:=[.B1232]-[.B1231]" office:value-type="float" office:value="0.0202040000003763">
            <text:p>0.0202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7370.90587">
            <text:p>27370.905870</text:p>
          </table:table-cell>
          <table:table-cell table:formula="of:=[.A1233]-[.A$20]" office:value-type="float" office:value="0.2371490000005">
            <text:p>0.237149</text:p>
          </table:table-cell>
          <table:table-cell table:formula="of:=[.B1233]-[.B1232]" office:value-type="float" office:value="0.0000029999973776284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7370.905873">
            <text:p>27370.905873</text:p>
          </table:table-cell>
          <table:table-cell table:formula="of:=[.A1234]-[.A$20]" office:value-type="float" office:value="0.237152000001515">
            <text:p>0.237152</text:p>
          </table:table-cell>
          <table:table-cell table:formula="of:=[.B1234]-[.B1233]" office:value-type="float" office:value="0.00000300000101560727">
            <text:p>0.000003</text:p>
          </table:table-cell>
          <table:table-cell office:value-type="string">
            <text:p>d_s is renewed (r + D) to 27370907.869957; c_s is fully topped up</text:p>
          </table:table-cell>
          <table:table-cell table:number-columns-repeated="2"/>
        </table:table-row>
        <table:table-row table:style-name="ro1">
          <table:table-cell office:value-type="float" office:value="27370.905876">
            <text:p>27370.905876</text:p>
          </table:table-cell>
          <table:table-cell table:formula="of:=[.A1235]-[.A$20]" office:value-type="float" office:value="0.237155000002531">
            <text:p>0.237155</text:p>
          </table:table-cell>
          <table:table-cell table:formula="of:=[.B1235]-[.B1234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7370.905878">
            <text:p>27370.905878</text:p>
          </table:table-cell>
          <table:table-cell table:formula="of:=[.A1236]-[.A$20]" office:value-type="float" office:value="0.237157000003208">
            <text:p>0.237157</text:p>
          </table:table-cell>
          <table:table-cell table:formula="of:=[.B1236]-[.B123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7370.90588">
            <text:p>27370.905880</text:p>
          </table:table-cell>
          <table:table-cell table:formula="of:=[.A1237]-[.A$20]" office:value-type="float" office:value="0.237159000000247">
            <text:p>0.237159</text:p>
          </table:table-cell>
          <table:table-cell table:formula="of:=[.B1237]-[.B1236]" office:value-type="float" office:value="0.0000019999970390927">
            <text:p>0.000002</text:p>
          </table:table-cell>
          <table:table-cell/>
          <table:table-cell office:value-type="string">
            <text:p>d_s is renewed (r + D) to 27370910.878022; c_s is fully topped up</text:p>
          </table:table-cell>
          <table:table-cell/>
        </table:table-row>
        <table:table-row table:style-name="ro1">
          <table:table-cell office:value-type="float" office:value="27370.905907">
            <text:p>27370.905907</text:p>
          </table:table-cell>
          <table:table-cell table:formula="of:=[.A1238]-[.A$20]" office:value-type="float" office:value="0.237186000002112">
            <text:p>0.237186</text:p>
          </table:table-cell>
          <table:table-cell table:formula="of:=[.B1238]-[.B1237]" office:value-type="float" office:value="0.0000270000018645078">
            <text:p>0.00002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7370.905928">
            <text:p>27370.905928</text:p>
          </table:table-cell>
          <table:table-cell table:formula="of:=[.A1239]-[.A$20]" office:value-type="float" office:value="0.237207000001945">
            <text:p>0.237207</text:p>
          </table:table-cell>
          <table:table-cell table:formula="of:=[.B1239]-[.B1238]" office:value-type="float" office:value="0.0000209999998332933">
            <text:p>0.00002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7370.90593">
            <text:p>27370.905930</text:p>
          </table:table-cell>
          <table:table-cell table:formula="of:=[.A1240]-[.A$20]" office:value-type="float" office:value="0.237209000002622">
            <text:p>0.237209</text:p>
          </table:table-cell>
          <table:table-cell table:formula="of:=[.B1240]-[.B123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7370.905932">
            <text:p>27370.905932</text:p>
          </table:table-cell>
          <table:table-cell table:formula="of:=[.A1241]-[.A$20]" office:value-type="float" office:value="0.237211000003299">
            <text:p>0.237211</text:p>
          </table:table-cell>
          <table:table-cell table:formula="of:=[.B1241]-[.B1240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7370912.929724; c_s is fully topped up</text:p>
          </table:table-cell>
        </table:table-row>
        <table:table-row table:style-name="ro1">
          <table:table-cell office:value-type="float" office:value="27370.906048">
            <text:p>27370.906048</text:p>
          </table:table-cell>
          <table:table-cell table:formula="of:=[.A1242]-[.A$20]" office:value-type="float" office:value="0.237327000002551">
            <text:p>0.237327</text:p>
          </table:table-cell>
          <table:table-cell table:formula="of:=[.B1242]-[.B1241]" office:value-type="float" office:value="0.000115999999252381">
            <text:p>0.0001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7370.906051">
            <text:p>27370.906051</text:p>
          </table:table-cell>
          <table:table-cell table:formula="of:=[.A1243]-[.A$20]" office:value-type="float" office:value="0.237330000003567">
            <text:p>0.237330</text:p>
          </table:table-cell>
          <table:table-cell table:formula="of:=[.B1243]-[.B1242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7370.906055">
            <text:p>27370.906055</text:p>
          </table:table-cell>
          <table:table-cell table:formula="of:=[.A1244]-[.A$20]" office:value-type="float" office:value="0.237334000001283">
            <text:p>0.237334</text:p>
          </table:table-cell>
          <table:table-cell table:formula="of:=[.B1244]-[.B1243]" office:value-type="float" office:value="0.0000039999977161642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7370.906058">
            <text:p>27370.906058</text:p>
          </table:table-cell>
          <table:table-cell table:formula="of:=[.A1245]-[.A$20]" office:value-type="float" office:value="0.237337000002299">
            <text:p>0.237337</text:p>
          </table:table-cell>
          <table:table-cell table:formula="of:=[.B1245]-[.B1244]" office:value-type="float" office:value="0.00000300000101560727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27370.906105">
            <text:p>27370.906105</text:p>
          </table:table-cell>
          <table:table-cell table:formula="of:=[.A1246]-[.A$20]" office:value-type="float" office:value="0.23738400000002">
            <text:p>0.237384</text:p>
          </table:table-cell>
          <table:table-cell table:formula="of:=[.B1246]-[.B1245]" office:value-type="float" office:value="0.0000469999977212865">
            <text:p>0.0000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7370.906107">
            <text:p>27370.906107</text:p>
          </table:table-cell>
          <table:table-cell table:formula="of:=[.A1247]-[.A$20]" office:value-type="float" office:value="0.237386000000697">
            <text:p>0.237386</text:p>
          </table:table-cell>
          <table:table-cell table:formula="of:=[.B1247]-[.B124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7370.906111">
            <text:p>27370.906111</text:p>
          </table:table-cell>
          <table:table-cell table:formula="of:=[.A1248]-[.A$20]" office:value-type="float" office:value="0.237390000002051">
            <text:p>0.237390</text:p>
          </table:table-cell>
          <table:table-cell table:formula="of:=[.B1248]-[.B1247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7370.906114">
            <text:p>27370.906114</text:p>
          </table:table-cell>
          <table:table-cell table:formula="of:=[.A1249]-[.A$20]" office:value-type="float" office:value="0.237393000003067">
            <text:p>0.237393</text:p>
          </table:table-cell>
          <table:table-cell table:formula="of:=[.B1249]-[.B1248]" office:value-type="float" office:value="0.00000300000101560727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27370.906155">
            <text:p>27370.906155</text:p>
          </table:table-cell>
          <table:table-cell table:formula="of:=[.A1250]-[.A$20]" office:value-type="float" office:value="0.237434000002395">
            <text:p>0.237434</text:p>
          </table:table-cell>
          <table:table-cell table:formula="of:=[.B1250]-[.B1249]" office:value-type="float" office:value="0.0000409999993280508">
            <text:p>0.0000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7370.906157">
            <text:p>27370.906157</text:p>
          </table:table-cell>
          <table:table-cell table:formula="of:=[.A1251]-[.A$20]" office:value-type="float" office:value="0.237436000003072">
            <text:p>0.237436</text:p>
          </table:table-cell>
          <table:table-cell table:formula="of:=[.B1251]-[.B1250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7370.906161">
            <text:p>27370.906161</text:p>
          </table:table-cell>
          <table:table-cell table:formula="of:=[.A1252]-[.A$20]" office:value-type="float" office:value="0.237440000000788">
            <text:p>0.237440</text:p>
          </table:table-cell>
          <table:table-cell table:formula="of:=[.B1252]-[.B1251]" office:value-type="float" office:value="0.00000399999771616422">
            <text:p>0.000004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32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06/18/2011</text:date>, <text:time>16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8T16:17:28</dc:date>
    <dc:creator>Tadeus Prastowo</dc:creator>
    <meta:generator>OpenOffice.org/3.2$Linux OpenOffice.org_project/320m19$Build-9505</meta:generator>
    <meta:editing-duration>PT00H12M37S</meta:editing-duration>
    <meta:editing-cycles>2</meta:editing-cycles>
    <meta:document-statistic meta:table-count="1" meta:cell-count="4974" meta:object-count="0"/>
  </office:meta>
</office:document-meta>
</file>